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1" table:style-name="ta1">
        <table:shapes>
          <draw:frame draw:z-index="0" draw:style-name="gr1" draw:text-style-name="P1" svg:width="21.036cm" svg:height="10.971cm" svg:x="26.293cm" svg:y="1.487cm">
            <draw:object draw:notify-on-update-of-ranges="Diff1.C4:Diff1.C103 Diff1.E3:Diff1.E3 Diff1.E4:Diff1.E103 Diff1.H4:Diff1.H103 Diff1.I3:Diff1.I3 Diff1.I4:Diff1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105]" office:value-type="float" office:value="0.000778442901835951" calcext:value-type="float">
            <text:p>7.78443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717911" calcext:value-type="float">
            <text:p>7.71791E-04</text:p>
          </table:table-cell>
          <table:table-cell/>
          <table:table-cell table:formula="of:=100*([.E4]-[.I4])/[.E4]" office:value-type="float" office:value="0.854500930031324" calcext:value-type="float">
            <text:p>0.854500930031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105]" office:value-type="float" office:value="0.00123900117758885" calcext:value-type="float">
            <text:p>1.23900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77238" calcext:value-type="float">
            <text:p>1.17724E-03</text:p>
          </table:table-cell>
          <table:table-cell/>
          <table:table-cell table:formula="of:=100*([.E5]-[.I5])/[.E5]" office:value-type="float" office:value="4.98491677861405" calcext:value-type="float">
            <text:p>4.98491677861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105]" office:value-type="float" office:value="0.00166482199656662" calcext:value-type="float">
            <text:p>1.66482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58294" calcext:value-type="float">
            <text:p>1.58294E-03</text:p>
          </table:table-cell>
          <table:table-cell/>
          <table:table-cell table:formula="of:=100*([.E6]-[.I6])/[.E6]" office:value-type="float" office:value="4.91836344879439" calcext:value-type="float">
            <text:p>4.91836344879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105]" office:value-type="float" office:value="0.00209261746641143" calcext:value-type="float">
            <text:p>2.09262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1988985" calcext:value-type="float">
            <text:p>1.98899E-03</text:p>
          </table:table-cell>
          <table:table-cell/>
          <table:table-cell table:formula="of:=100*([.E7]-[.I7])/[.E7]" office:value-type="float" office:value="4.95228908650678" calcext:value-type="float">
            <text:p>4.95228908650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105]" office:value-type="float" office:value="0.00251075832838384" calcext:value-type="float">
            <text:p>2.51076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39546" calcext:value-type="float">
            <text:p>2.39546E-03</text:p>
          </table:table-cell>
          <table:table-cell/>
          <table:table-cell table:formula="of:=100*([.E8]-[.I8])/[.E8]" office:value-type="float" office:value="4.59217149975779" calcext:value-type="float">
            <text:p>4.59217149975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105]" office:value-type="float" office:value="0.0029297191145917" calcext:value-type="float">
            <text:p>2.92972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02454" calcext:value-type="float">
            <text:p>2.80245E-03</text:p>
          </table:table-cell>
          <table:table-cell/>
          <table:table-cell table:formula="of:=100*([.E9]-[.I9])/[.E9]" office:value-type="float" office:value="4.34393570215798" calcext:value-type="float">
            <text:p>4.343935702157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105]" office:value-type="float" office:value="0.00335714561853055" calcext:value-type="float">
            <text:p>3.3571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10054" calcext:value-type="float">
            <text:p>3.21005E-03</text:p>
          </table:table-cell>
          <table:table-cell/>
          <table:table-cell table:formula="of:=100*([.E10]-[.I10])/[.E10]" office:value-type="float" office:value="4.38144886294605" calcext:value-type="float">
            <text:p>4.38144886294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105]" office:value-type="float" office:value="0.00377370812634972" calcext:value-type="float">
            <text:p>3.77371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1835" calcext:value-type="float">
            <text:p>3.61835E-03</text:p>
          </table:table-cell>
          <table:table-cell/>
          <table:table-cell table:formula="of:=100*([.E11]-[.I11])/[.E11]" office:value-type="float" office:value="4.11685591858424" calcext:value-type="float">
            <text:p>4.11685591858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105]" office:value-type="float" office:value="0.00419212229640062" calcext:value-type="float">
            <text:p>4.19212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27428" calcext:value-type="float">
            <text:p>4.02743E-03</text:p>
          </table:table-cell>
          <table:table-cell/>
          <table:table-cell table:formula="of:=100*([.E12]-[.I12])/[.E12]" office:value-type="float" office:value="3.92866154076713" calcext:value-type="float">
            <text:p>3.92866154076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105]" office:value-type="float" office:value="0.00460681264388218" calcext:value-type="float">
            <text:p>4.6068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37379" calcext:value-type="float">
            <text:p>4.43738E-03</text:p>
          </table:table-cell>
          <table:table-cell/>
          <table:table-cell table:formula="of:=100*([.E13]-[.I13])/[.E13]" office:value-type="float" office:value="3.67789308964389" calcext:value-type="float">
            <text:p>3.67789308964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105]" office:value-type="float" office:value="0.00502437955888978" calcext:value-type="float">
            <text:p>5.02438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4829" calcext:value-type="float">
            <text:p>4.84829E-03</text:p>
          </table:table-cell>
          <table:table-cell/>
          <table:table-cell table:formula="of:=100*([.E14]-[.I14])/[.E14]" office:value-type="float" office:value="3.50470255731815" calcext:value-type="float">
            <text:p>3.50470255731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105]" office:value-type="float" office:value="0.00543967801684597" calcext:value-type="float">
            <text:p>5.43968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6025" calcext:value-type="float">
            <text:p>5.26025E-03</text:p>
          </table:table-cell>
          <table:table-cell/>
          <table:table-cell table:formula="of:=100*([.E15]-[.I15])/[.E15]" office:value-type="float" office:value="3.29850436533755" calcext:value-type="float">
            <text:p>3.29850436533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105]" office:value-type="float" office:value="0.00585581006444154" calcext:value-type="float">
            <text:p>5.8558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3349" calcext:value-type="float">
            <text:p>5.67335E-03</text:p>
          </table:table-cell>
          <table:table-cell/>
          <table:table-cell table:formula="of:=100*([.E16]-[.I16])/[.E16]" office:value-type="float" office:value="3.11589792758992" calcext:value-type="float">
            <text:p>3.11589792758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105]" office:value-type="float" office:value="0.0062751124857475" calcext:value-type="float">
            <text:p>6.27511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7677" calcext:value-type="float">
            <text:p>6.08768E-03</text:p>
          </table:table-cell>
          <table:table-cell/>
          <table:table-cell table:formula="of:=100*([.E17]-[.I17])/[.E17]" office:value-type="float" office:value="2.98696614878558" calcext:value-type="float">
            <text:p>2.986966148785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105]" office:value-type="float" office:value="0.00668320244313371" calcext:value-type="float">
            <text:p>6.68320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503322" calcext:value-type="float">
            <text:p>6.50332E-03</text:p>
          </table:table-cell>
          <table:table-cell/>
          <table:table-cell table:formula="of:=100*([.E18]-[.I18])/[.E18]" office:value-type="float" office:value="2.69153066459206" calcext:value-type="float">
            <text:p>2.69153066459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105]" office:value-type="float" office:value="0.00708790338034674" calcext:value-type="float">
            <text:p>7.08790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20375" calcext:value-type="float">
            <text:p>6.92038E-03</text:p>
          </table:table-cell>
          <table:table-cell/>
          <table:table-cell table:formula="of:=100*([.E19]-[.I19])/[.E19]" office:value-type="float" office:value="2.36358160314743" calcext:value-type="float">
            <text:p>2.36358160314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105]" office:value-type="float" office:value="0.00749841211422753" calcext:value-type="float">
            <text:p>7.49841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38926" calcext:value-type="float">
            <text:p>7.33893E-03</text:p>
          </table:table-cell>
          <table:table-cell/>
          <table:table-cell table:formula="of:=100*([.E20]-[.I20])/[.E20]" office:value-type="float" office:value="2.12693183300655" calcext:value-type="float">
            <text:p>2.126931833006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105]" office:value-type="float" office:value="0.0078992867383418" calcext:value-type="float">
            <text:p>7.89929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59065" calcext:value-type="float">
            <text:p>7.75907E-03</text:p>
          </table:table-cell>
          <table:table-cell/>
          <table:table-cell table:formula="of:=100*([.E21]-[.I21])/[.E21]" office:value-type="float" office:value="1.77511898208718" calcext:value-type="float">
            <text:p>1.775118982087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105]" office:value-type="float" office:value="0.00830125459477001" calcext:value-type="float">
            <text:p>8.30125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80885" calcext:value-type="float">
            <text:p>8.18089E-03</text:p>
          </table:table-cell>
          <table:table-cell/>
          <table:table-cell table:formula="of:=100*([.E22]-[.I22])/[.E22]" office:value-type="float" office:value="1.45001690281662" calcext:value-type="float">
            <text:p>1.450016902816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105]" office:value-type="float" office:value="0.00870390572139442" calcext:value-type="float">
            <text:p>8.70391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604475" calcext:value-type="float">
            <text:p>8.60448E-03</text:p>
          </table:table-cell>
          <table:table-cell/>
          <table:table-cell table:formula="of:=100*([.E23]-[.I23])/[.E23]" office:value-type="float" office:value="1.14236900739876" calcext:value-type="float">
            <text:p>1.142369007398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105]" office:value-type="float" office:value="0.00909644444911497" calcext:value-type="float">
            <text:p>9.0964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029928" calcext:value-type="float">
            <text:p>9.02993E-03</text:p>
          </table:table-cell>
          <table:table-cell/>
          <table:table-cell table:formula="of:=100*([.E24]-[.I24])/[.E24]" office:value-type="float" office:value="0.731235698596995" calcext:value-type="float">
            <text:p>0.7312356985969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105]" office:value-type="float" office:value="0.00949561089773873" calcext:value-type="float">
            <text:p>9.49561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57335" calcext:value-type="float">
            <text:p>9.45734E-03</text:p>
          </table:table-cell>
          <table:table-cell/>
          <table:table-cell table:formula="of:=100*([.E25]-[.I25])/[.E25]" office:value-type="float" office:value="0.403090418836013" calcext:value-type="float">
            <text:p>0.403090418836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105]" office:value-type="float" office:value="0.00989887696753973" calcext:value-type="float">
            <text:p>9.89888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8679" calcext:value-type="float">
            <text:p>9.88679E-03</text:p>
          </table:table-cell>
          <table:table-cell/>
          <table:table-cell table:formula="of:=100*([.E26]-[.I26])/[.E26]" office:value-type="float" office:value="0.122104432445915" calcext:value-type="float">
            <text:p>0.1221044324459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105]" office:value-type="float" office:value="0.0102797317749052" calcext:value-type="float">
            <text:p>1.02797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31838" calcext:value-type="float">
            <text:p>1.03184E-02</text:p>
          </table:table-cell>
          <table:table-cell/>
          <table:table-cell table:formula="of:=100*([.E27]-[.I27])/[.E27]" office:value-type="float" office:value="-0.375965306693964" calcext:value-type="float">
            <text:p>-0.3759653066939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105]" office:value-type="float" office:value="0.0106559403449364" calcext:value-type="float">
            <text:p>1.06559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75221" calcext:value-type="float">
            <text:p>1.07522E-02</text:p>
          </table:table-cell>
          <table:table-cell/>
          <table:table-cell table:formula="of:=100*([.E28]-[.I28])/[.E28]" office:value-type="float" office:value="-0.903436505341929" calcext:value-type="float">
            <text:p>-0.9034365053419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105]" office:value-type="float" office:value="0.0110467708971664" calcext:value-type="float">
            <text:p>1.1046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16061" calcext:value-type="float">
            <text:p>1.11606E-02</text:p>
          </table:table-cell>
          <table:table-cell/>
          <table:table-cell table:formula="of:=100*([.E29]-[.I29])/[.E29]" office:value-type="float" office:value="-1.03051927023102" calcext:value-type="float">
            <text:p>-1.03051927023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105]" office:value-type="float" office:value="0.0114179232677457" calcext:value-type="float">
            <text:p>1.14179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52936" calcext:value-type="float">
            <text:p>1.15294E-02</text:p>
          </table:table-cell>
          <table:table-cell/>
          <table:table-cell table:formula="of:=100*([.E30]-[.I30])/[.E30]" office:value-type="float" office:value="-0.975980742216681" calcext:value-type="float">
            <text:p>-0.975980742216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105]" office:value-type="float" office:value="0.0117810813770294" calcext:value-type="float">
            <text:p>1.17811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8582" calcext:value-type="float">
            <text:p>1.18858E-02</text:p>
          </table:table-cell>
          <table:table-cell/>
          <table:table-cell table:formula="of:=100*([.E31]-[.I31])/[.E31]" office:value-type="float" office:value="-0.889040824170929" calcext:value-type="float">
            <text:p>-0.8890408241709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105]" office:value-type="float" office:value="0.0120986653642261" calcext:value-type="float">
            <text:p>1.20987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22963" calcext:value-type="float">
            <text:p>1.22296E-02</text:p>
          </table:table-cell>
          <table:table-cell/>
          <table:table-cell table:formula="of:=100*([.E32]-[.I32])/[.E32]" office:value-type="float" office:value="-1.08247175891908" calcext:value-type="float">
            <text:p>-1.082471758919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105]" office:value-type="float" office:value="0.0124476114534287" calcext:value-type="float">
            <text:p>1.24476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604" calcext:value-type="float">
            <text:p>1.25604E-02</text:p>
          </table:table-cell>
          <table:table-cell/>
          <table:table-cell table:formula="of:=100*([.E33]-[.I33])/[.E33]" office:value-type="float" office:value="-0.906105938422514" calcext:value-type="float">
            <text:p>-0.9061059384225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105]" office:value-type="float" office:value="0.0127571328523102" calcext:value-type="float">
            <text:p>1.27571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7779" calcext:value-type="float">
            <text:p>1.28778E-02</text:p>
          </table:table-cell>
          <table:table-cell/>
          <table:table-cell table:formula="of:=100*([.E34]-[.I34])/[.E34]" office:value-type="float" office:value="-0.945801451522439" calcext:value-type="float">
            <text:p>-0.9458014515224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105]" office:value-type="float" office:value="0.0130697289670746" calcext:value-type="float">
            <text:p>1.30697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8147" calcext:value-type="float">
            <text:p>1.31815E-02</text:p>
          </table:table-cell>
          <table:table-cell/>
          <table:table-cell table:formula="of:=100*([.E35]-[.I35])/[.E35]" office:value-type="float" office:value="-0.854960597934999" calcext:value-type="float">
            <text:p>-0.8549605979349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105]" office:value-type="float" office:value="0.0133646967107769" calcext:value-type="float">
            <text:p>1.336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711" calcext:value-type="float">
            <text:p>1.34711E-02</text:p>
          </table:table-cell>
          <table:table-cell/>
          <table:table-cell table:formula="of:=100*([.E36]-[.I36])/[.E36]" office:value-type="float" office:value="-0.796151918189779" calcext:value-type="float">
            <text:p>-0.7961519181897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105]" office:value-type="float" office:value="0.013642582699574" calcext:value-type="float">
            <text:p>1.36426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4638" calcext:value-type="float">
            <text:p>1.37464E-02</text:p>
          </table:table-cell>
          <table:table-cell/>
          <table:table-cell table:formula="of:=100*([.E37]-[.I37])/[.E37]" office:value-type="float" office:value="-0.7608332140014" calcext:value-type="float">
            <text:p>-0.7608332140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105]" office:value-type="float" office:value="0.0138997656014261" calcext:value-type="float">
            <text:p>1.3899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702" calcext:value-type="float">
            <text:p>1.40070E-02</text:p>
          </table:table-cell>
          <table:table-cell/>
          <table:table-cell table:formula="of:=100*([.E38]-[.I38])/[.E38]" office:value-type="float" office:value="-0.771627390341647" calcext:value-type="float">
            <text:p>-0.7716273903416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105]" office:value-type="float" office:value="0.0141457428720604" calcext:value-type="float">
            <text:p>1.41457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274" calcext:value-type="float">
            <text:p>1.42527E-02</text:p>
          </table:table-cell>
          <table:table-cell/>
          <table:table-cell table:formula="of:=100*([.E39]-[.I39])/[.E39]" office:value-type="float" office:value="-0.756391013941953" calcext:value-type="float">
            <text:p>-0.7563910139419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105]" office:value-type="float" office:value="0.0143681473209256" calcext:value-type="float">
            <text:p>1.43681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8328" calcext:value-type="float">
            <text:p>1.44833E-02</text:p>
          </table:table-cell>
          <table:table-cell/>
          <table:table-cell table:formula="of:=100*([.E40]-[.I40])/[.E40]" office:value-type="float" office:value="-0.801304973444613" calcext:value-type="float">
            <text:p>-0.8013049734446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105]" office:value-type="float" office:value="0.0145928748884578" calcext:value-type="float">
            <text:p>1.45929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69839" calcext:value-type="float">
            <text:p>1.46984E-02</text:p>
          </table:table-cell>
          <table:table-cell/>
          <table:table-cell table:formula="of:=100*([.E41]-[.I41])/[.E41]" office:value-type="float" office:value="-0.723059111714931" calcext:value-type="float">
            <text:p>-0.7230591117149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105]" office:value-type="float" office:value="0.0148045519952426" calcext:value-type="float">
            <text:p>1.48046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89784" calcext:value-type="float">
            <text:p>1.48978E-02</text:p>
          </table:table-cell>
          <table:table-cell/>
          <table:table-cell table:formula="of:=100*([.E42]-[.I42])/[.E42]" office:value-type="float" office:value="-0.63013054895142" calcext:value-type="float">
            <text:p>-0.630130548951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105]" office:value-type="float" office:value="0.0149661453966454" calcext:value-type="float">
            <text:p>1.49661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08143" calcext:value-type="float">
            <text:p>1.50814E-02</text:p>
          </table:table-cell>
          <table:table-cell/>
          <table:table-cell table:formula="of:=100*([.E43]-[.I43])/[.E43]" office:value-type="float" office:value="-0.77030257490652" calcext:value-type="float">
            <text:p>-0.770302574906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105]" office:value-type="float" office:value="0.0151462554203654" calcext:value-type="float">
            <text:p>1.5146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4895" calcext:value-type="float">
            <text:p>1.52490E-02</text:p>
          </table:table-cell>
          <table:table-cell/>
          <table:table-cell table:formula="of:=100*([.E44]-[.I44])/[.E44]" office:value-type="float" office:value="-0.678019594840157" calcext:value-type="float">
            <text:p>-0.6780195948401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105]" office:value-type="float" office:value="0.0152896738345491" calcext:value-type="float">
            <text:p>1.52897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0023" calcext:value-type="float">
            <text:p>1.54002E-02</text:p>
          </table:table-cell>
          <table:table-cell/>
          <table:table-cell table:formula="of:=100*([.E45]-[.I45])/[.E45]" office:value-type="float" office:value="-0.723077330800123" calcext:value-type="float">
            <text:p>-0.723077330800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105]" office:value-type="float" office:value="0.0154102710241795" calcext:value-type="float">
            <text:p>1.5410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3511" calcext:value-type="float">
            <text:p>1.55351E-02</text:p>
          </table:table-cell>
          <table:table-cell/>
          <table:table-cell table:formula="of:=100*([.E46]-[.I46])/[.E46]" office:value-type="float" office:value="-0.810102402641706" calcext:value-type="float">
            <text:p>-0.810102402641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105]" office:value-type="float" office:value="0.015524923763103" calcext:value-type="float">
            <text:p>1.55249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5345" calcext:value-type="float">
            <text:p>1.56535E-02</text:p>
          </table:table-cell>
          <table:table-cell/>
          <table:table-cell table:formula="of:=100*([.E47]-[.I47])/[.E47]" office:value-type="float" office:value="-0.827870325537489" calcext:value-type="float">
            <text:p>-0.827870325537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105]" office:value-type="float" office:value="0.0156513970764208" calcext:value-type="float">
            <text:p>1.56514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5512" calcext:value-type="float">
            <text:p>1.57551E-02</text:p>
          </table:table-cell>
          <table:table-cell/>
          <table:table-cell table:formula="of:=100*([.E48]-[.I48])/[.E48]" office:value-type="float" office:value="-0.662707124947393" calcext:value-type="float">
            <text:p>-0.6627071249473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105]" office:value-type="float" office:value="0.0157220472147085" calcext:value-type="float">
            <text:p>1.57220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4" calcext:value-type="float">
            <text:p>1.58400E-02</text:p>
          </table:table-cell>
          <table:table-cell/>
          <table:table-cell table:formula="of:=100*([.E49]-[.I49])/[.E49]" office:value-type="float" office:value="-0.750238080834417" calcext:value-type="float">
            <text:p>-0.7502380808344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105]" office:value-type="float" office:value="0.0158164068288046" calcext:value-type="float">
            <text:p>1.58164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0802" calcext:value-type="float">
            <text:p>1.59080E-02</text:p>
          </table:table-cell>
          <table:table-cell/>
          <table:table-cell table:formula="of:=100*([.E50]-[.I50])/[.E50]" office:value-type="float" office:value="-0.579228722345257" calcext:value-type="float">
            <text:p>-0.5792287223452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105]" office:value-type="float" office:value="0.015866763842265" calcext:value-type="float">
            <text:p>1.58668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59591" calcext:value-type="float">
            <text:p>1.59591E-02</text:p>
          </table:table-cell>
          <table:table-cell/>
          <table:table-cell table:formula="of:=100*([.E51]-[.I51])/[.E51]" office:value-type="float" office:value="-0.581947009818352" calcext:value-type="float">
            <text:p>-0.581947009818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105]" office:value-type="float" office:value="0.0158994924846633" calcext:value-type="float">
            <text:p>1.58995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599318" calcext:value-type="float">
            <text:p>1.59932E-02</text:p>
          </table:table-cell>
          <table:table-cell/>
          <table:table-cell table:formula="of:=100*([.E52]-[.I52])/[.E52]" office:value-type="float" office:value="-0.589248464547454" calcext:value-type="float">
            <text:p>-0.589248464547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105]" office:value-type="float" office:value="0.0159163692585096" calcext:value-type="float">
            <text:p>1.591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1023" calcext:value-type="float">
            <text:p>1.60102E-02</text:p>
          </table:table-cell>
          <table:table-cell/>
          <table:table-cell table:formula="of:=100*([.E53]-[.I53])/[.E53]" office:value-type="float" office:value="-0.589712012620217" calcext:value-type="float">
            <text:p>-0.5897120126202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54]/[.$D$105]" office:value-type="float" office:value="0.0159078967080766" calcext:value-type="float">
            <text:p>1.59079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1023" calcext:value-type="float">
            <text:p>1.60102E-02</text:p>
          </table:table-cell>
          <table:table-cell/>
          <table:table-cell table:formula="of:=100*([.E54]-[.I54])/[.E54]" office:value-type="float" office:value="-0.643286122617487" calcext:value-type="float">
            <text:p>-0.643286122617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5]/[.$D$105]" office:value-type="float" office:value="0.0158889701236417" calcext:value-type="float">
            <text:p>1.588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599318" calcext:value-type="float">
            <text:p>1.59932E-02</text:p>
          </table:table-cell>
          <table:table-cell/>
          <table:table-cell table:formula="of:=100*([.E55]-[.I55])/[.E55]" office:value-type="float" office:value="-0.655863001487042" calcext:value-type="float">
            <text:p>-0.6558630014870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56]/[.$D$105]" office:value-type="float" office:value="0.0158393647073971" calcext:value-type="float">
            <text:p>1.58394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59591" calcext:value-type="float">
            <text:p>1.59591E-02</text:p>
          </table:table-cell>
          <table:table-cell/>
          <table:table-cell table:formula="of:=100*([.E56]-[.I56])/[.E56]" office:value-type="float" office:value="-0.755934943192269" calcext:value-type="float">
            <text:p>-0.7559349431922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57]/[.$D$105]" office:value-type="float" office:value="0.0157810817596607" calcext:value-type="float">
            <text:p>1.57811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0802" calcext:value-type="float">
            <text:p>1.59080E-02</text:p>
          </table:table-cell>
          <table:table-cell/>
          <table:table-cell table:formula="of:=100*([.E57]-[.I57])/[.E57]" office:value-type="float" office:value="-0.804369702105975" calcext:value-type="float">
            <text:p>-0.8043697021059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58]/[.$D$105]" office:value-type="float" office:value="0.0157215689255711" calcext:value-type="float">
            <text:p>1.57216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4" calcext:value-type="float">
            <text:p>1.58400E-02</text:p>
          </table:table-cell>
          <table:table-cell/>
          <table:table-cell table:formula="of:=100*([.E58]-[.I58])/[.E58]" office:value-type="float" office:value="-0.753303153072884" calcext:value-type="float">
            <text:p>-0.7533031530728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59]/[.$D$105]" office:value-type="float" office:value="0.0156309672975542" calcext:value-type="float">
            <text:p>1.56310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5512" calcext:value-type="float">
            <text:p>1.57551E-02</text:p>
          </table:table-cell>
          <table:table-cell/>
          <table:table-cell table:formula="of:=100*([.E59]-[.I59])/[.E59]" office:value-type="float" office:value="-0.794273956834707" calcext:value-type="float">
            <text:p>-0.7942739568347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60]/[.$D$105]" office:value-type="float" office:value="0.0155127615536105" calcext:value-type="float">
            <text:p>1.5512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5345" calcext:value-type="float">
            <text:p>1.56535E-02</text:p>
          </table:table-cell>
          <table:table-cell/>
          <table:table-cell table:formula="of:=100*([.E60]-[.I60])/[.E60]" office:value-type="float" office:value="-0.906920704629633" calcext:value-type="float">
            <text:p>-0.9069207046296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61]/[.$D$105]" office:value-type="float" office:value="0.0154039166113548" calcext:value-type="float">
            <text:p>1.54039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3511" calcext:value-type="float">
            <text:p>1.55351E-02</text:p>
          </table:table-cell>
          <table:table-cell/>
          <table:table-cell table:formula="of:=100*([.E61]-[.I61])/[.E61]" office:value-type="float" office:value="-0.851688515039664" calcext:value-type="float">
            <text:p>-0.8516885150396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62]/[.$D$105]" office:value-type="float" office:value="0.0152639828751717" calcext:value-type="float">
            <text:p>1.52640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0023" calcext:value-type="float">
            <text:p>1.54002E-02</text:p>
          </table:table-cell>
          <table:table-cell/>
          <table:table-cell table:formula="of:=100*([.E62]-[.I62])/[.E62]" office:value-type="float" office:value="-0.892605330748097" calcext:value-type="float">
            <text:p>-0.8926053307480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63]/[.$D$105]" office:value-type="float" office:value="0.0151189929395368" calcext:value-type="float">
            <text:p>1.51190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4895" calcext:value-type="float">
            <text:p>1.52490E-02</text:p>
          </table:table-cell>
          <table:table-cell/>
          <table:table-cell table:formula="of:=100*([.E63]-[.I63])/[.E63]" office:value-type="float" office:value="-0.859561618839084" calcext:value-type="float">
            <text:p>-0.8595616188390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64]/[.$D$105]" office:value-type="float" office:value="0.0149485170255833" calcext:value-type="float">
            <text:p>1.494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08143" calcext:value-type="float">
            <text:p>1.50814E-02</text:p>
          </table:table-cell>
          <table:table-cell/>
          <table:table-cell table:formula="of:=100*([.E64]-[.I64])/[.E64]" office:value-type="float" office:value="-0.889138194706996" calcext:value-type="float">
            <text:p>-0.8891381947069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65]/[.$D$105]" office:value-type="float" office:value="0.0147744197795899" calcext:value-type="float">
            <text:p>1.47744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89784" calcext:value-type="float">
            <text:p>1.48978E-02</text:p>
          </table:table-cell>
          <table:table-cell/>
          <table:table-cell table:formula="of:=100*([.E65]-[.I65])/[.E65]" office:value-type="float" office:value="-0.835364246118283" calcext:value-type="float">
            <text:p>-0.8353642461182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66]/[.$D$105]" office:value-type="float" office:value="0.0145684138154337" calcext:value-type="float">
            <text:p>1.45684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69839" calcext:value-type="float">
            <text:p>1.46984E-02</text:p>
          </table:table-cell>
          <table:table-cell/>
          <table:table-cell table:formula="of:=100*([.E66]-[.I66])/[.E66]" office:value-type="float" office:value="-0.892178010681192" calcext:value-type="float">
            <text:p>-0.8921780106811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67]/[.$D$105]" office:value-type="float" office:value="0.014347170925902" calcext:value-type="float">
            <text:p>1.4347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8328" calcext:value-type="float">
            <text:p>1.44833E-02</text:p>
          </table:table-cell>
          <table:table-cell/>
          <table:table-cell table:formula="of:=100*([.E67]-[.I67])/[.E67]" office:value-type="float" office:value="-0.948682320723125" calcext:value-type="float">
            <text:p>-0.948682320723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68]/[.$D$105]" office:value-type="float" office:value="0.0141064548357785" calcext:value-type="float">
            <text:p>1.41065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274" calcext:value-type="float">
            <text:p>1.42527E-02</text:p>
          </table:table-cell>
          <table:table-cell/>
          <table:table-cell table:formula="of:=100*([.E68]-[.I68])/[.E68]" office:value-type="float" office:value="-1.03700870221793" calcext:value-type="float">
            <text:p>-1.037008702217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69]/[.$D$105]" office:value-type="float" office:value="0.0138686768074987" calcext:value-type="float">
            <text:p>1.3868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702" calcext:value-type="float">
            <text:p>1.40070E-02</text:p>
          </table:table-cell>
          <table:table-cell/>
          <table:table-cell table:formula="of:=100*([.E69]-[.I69])/[.E69]" office:value-type="float" office:value="-0.997522650657474" calcext:value-type="float">
            <text:p>-0.9975226506574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70]/[.$D$105]" office:value-type="float" office:value="0.0136211963424328" calcext:value-type="float">
            <text:p>1.36212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4638" calcext:value-type="float">
            <text:p>1.37464E-02</text:p>
          </table:table-cell>
          <table:table-cell/>
          <table:table-cell table:formula="of:=100*([.E70]-[.I70])/[.E70]" office:value-type="float" office:value="-0.919035703033317" calcext:value-type="float">
            <text:p>-0.9190357030333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71]/[.$D$105]" office:value-type="float" office:value="0.0133454968182635" calcext:value-type="float">
            <text:p>1.33455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711" calcext:value-type="float">
            <text:p>1.34711E-02</text:p>
          </table:table-cell>
          <table:table-cell/>
          <table:table-cell table:formula="of:=100*([.E71]-[.I71])/[.E71]" office:value-type="float" office:value="-0.941165274301398" calcext:value-type="float">
            <text:p>-0.9411652743013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72]/[.$D$105]" office:value-type="float" office:value="0.0130605731464454" calcext:value-type="float">
            <text:p>1.3060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8147" calcext:value-type="float">
            <text:p>1.31815E-02</text:p>
          </table:table-cell>
          <table:table-cell/>
          <table:table-cell table:formula="of:=100*([.E72]-[.I72])/[.E72]" office:value-type="float" office:value="-0.925662696414312" calcext:value-type="float">
            <text:p>-0.9256626964143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73]/[.$D$105]" office:value-type="float" office:value="0.0127586360467419" calcext:value-type="float">
            <text:p>1.2758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7779" calcext:value-type="float">
            <text:p>1.28778E-02</text:p>
          </table:table-cell>
          <table:table-cell/>
          <table:table-cell table:formula="of:=100*([.E73]-[.I73])/[.E73]" office:value-type="float" office:value="-0.933908239263326" calcext:value-type="float">
            <text:p>-0.9339082392633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74]/[.$D$105]" office:value-type="float" office:value="0.0124556057147243" calcext:value-type="float">
            <text:p>1.2455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604" calcext:value-type="float">
            <text:p>1.25604E-02</text:p>
          </table:table-cell>
          <table:table-cell/>
          <table:table-cell table:formula="of:=100*([.E74]-[.I74])/[.E74]" office:value-type="float" office:value="-0.84134234557364" calcext:value-type="float">
            <text:p>-0.841342345573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75]/[.$D$105]" office:value-type="float" office:value="0.0121199833943478" calcext:value-type="float">
            <text:p>1.2120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22963" calcext:value-type="float">
            <text:p>1.22296E-02</text:p>
          </table:table-cell>
          <table:table-cell/>
          <table:table-cell table:formula="of:=100*([.E75]-[.I75])/[.E75]" office:value-type="float" office:value="-0.904676203627204" calcext:value-type="float">
            <text:p>-0.9046762036272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76]/[.$D$105]" office:value-type="float" office:value="0.0117825162444414" calcext:value-type="float">
            <text:p>1.1782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8582" calcext:value-type="float">
            <text:p>1.18858E-02</text:p>
          </table:table-cell>
          <table:table-cell/>
          <table:table-cell table:formula="of:=100*([.E76]-[.I76])/[.E76]" office:value-type="float" office:value="-0.87675462028149" calcext:value-type="float">
            <text:p>-0.876754620281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77]/[.$D$105]" office:value-type="float" office:value="0.0114278990126103" calcext:value-type="float">
            <text:p>1.14279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52936" calcext:value-type="float">
            <text:p>1.15294E-02</text:p>
          </table:table-cell>
          <table:table-cell/>
          <table:table-cell table:formula="of:=100*([.E77]-[.I77])/[.E77]" office:value-type="float" office:value="-0.887835876723301" calcext:value-type="float">
            <text:p>-0.8878358767233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78]/[.$D$105]" office:value-type="float" office:value="0.0110581131824235" calcext:value-type="float">
            <text:p>1.10581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16061" calcext:value-type="float">
            <text:p>1.11606E-02</text:p>
          </table:table-cell>
          <table:table-cell/>
          <table:table-cell table:formula="of:=100*([.E78]-[.I78])/[.E78]" office:value-type="float" office:value="-0.926892462445244" calcext:value-type="float">
            <text:p>-0.9268924624452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79]/[.$D$105]" office:value-type="float" office:value="0.0106873707739619" calcext:value-type="float">
            <text:p>1.06874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75221" calcext:value-type="float">
            <text:p>1.07522E-02</text:p>
          </table:table-cell>
          <table:table-cell/>
          <table:table-cell table:formula="of:=100*([.E79]-[.I79])/[.E79]" office:value-type="float" office:value="-0.606690152418889" calcext:value-type="float">
            <text:p>-0.6066901524188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80]/[.$D$105]" office:value-type="float" office:value="0.0102909374061229" calcext:value-type="float">
            <text:p>1.02909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31838" calcext:value-type="float">
            <text:p>1.03184E-02</text:p>
          </table:table-cell>
          <table:table-cell/>
          <table:table-cell table:formula="of:=100*([.E80]-[.I80])/[.E80]" office:value-type="float" office:value="-0.266667581329647" calcext:value-type="float">
            <text:p>-0.2666675813296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81]/[.$D$105]" office:value-type="float" office:value="0.0099216298650734" calcext:value-type="float">
            <text:p>9.92163E-03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8679" calcext:value-type="float">
            <text:p>9.88679E-03</text:p>
          </table:table-cell>
          <table:table-cell/>
          <table:table-cell table:formula="of:=100*([.E81]-[.I81])/[.E81]" office:value-type="float" office:value="0.351150622903688" calcext:value-type="float">
            <text:p>0.3511506229036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82]/[.$D$105]" office:value-type="float" office:value="0.00953045767774526" calcext:value-type="float">
            <text:p>9.53046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57335" calcext:value-type="float">
            <text:p>9.45734E-03</text:p>
          </table:table-cell>
          <table:table-cell/>
          <table:table-cell table:formula="of:=100*([.E82]-[.I82])/[.E82]" office:value-type="float" office:value="0.767252530967192" calcext:value-type="float">
            <text:p>0.7672525309671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83]/[.$D$105]" office:value-type="float" office:value="0.00914400005477094" calcext:value-type="float">
            <text:p>9.14400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029928" calcext:value-type="float">
            <text:p>9.02993E-03</text:p>
          </table:table-cell>
          <table:table-cell/>
          <table:table-cell table:formula="of:=100*([.E83]-[.I83])/[.E83]" office:value-type="float" office:value="1.2475071531897" calcext:value-type="float">
            <text:p>1.24750715318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84]/[.$D$105]" office:value-type="float" office:value="0.00874333041171552" calcext:value-type="float">
            <text:p>8.74333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604475" calcext:value-type="float">
            <text:p>8.60448E-03</text:p>
          </table:table-cell>
          <table:table-cell/>
          <table:table-cell table:formula="of:=100*([.E84]-[.I84])/[.E84]" office:value-type="float" office:value="1.58812952475715" calcext:value-type="float">
            <text:p>1.588129524757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85]/[.$D$105]" office:value-type="float" office:value="0.00834600879262152" calcext:value-type="float">
            <text:p>8.34601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80885" calcext:value-type="float">
            <text:p>8.18089E-03</text:p>
          </table:table-cell>
          <table:table-cell/>
          <table:table-cell table:formula="of:=100*([.E85]-[.I85])/[.E85]" office:value-type="float" office:value="1.97847614020614" calcext:value-type="float">
            <text:p>1.978476140206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86]/[.$D$105]" office:value-type="float" office:value="0.00794089789329077" calcext:value-type="float">
            <text:p>7.94090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59065" calcext:value-type="float">
            <text:p>7.75907E-03</text:p>
          </table:table-cell>
          <table:table-cell/>
          <table:table-cell table:formula="of:=100*([.E86]-[.I86])/[.E86]" office:value-type="float" office:value="2.2898278725432" calcext:value-type="float">
            <text:p>2.28982787254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87]/[.$D$105]" office:value-type="float" office:value="0.00752048174156499" calcext:value-type="float">
            <text:p>7.52048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38926" calcext:value-type="float">
            <text:p>7.33893E-03</text:p>
          </table:table-cell>
          <table:table-cell/>
          <table:table-cell table:formula="of:=100*([.E87]-[.I87])/[.E87]" office:value-type="float" office:value="2.41415042019914" calcext:value-type="float">
            <text:p>2.414150420199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88]/[.$D$105]" office:value-type="float" office:value="0.00710737658093862" calcext:value-type="float">
            <text:p>7.10738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20375" calcext:value-type="float">
            <text:p>6.92038E-03</text:p>
          </table:table-cell>
          <table:table-cell/>
          <table:table-cell table:formula="of:=100*([.E88]-[.I88])/[.E88]" office:value-type="float" office:value="2.63109149781291" calcext:value-type="float">
            <text:p>2.631091497812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89]/[.$D$105]" office:value-type="float" office:value="0.00668422051572606" calcext:value-type="float">
            <text:p>6.68422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503322" calcext:value-type="float">
            <text:p>6.50332E-03</text:p>
          </table:table-cell>
          <table:table-cell/>
          <table:table-cell table:formula="of:=100*([.E89]-[.I89])/[.E89]" office:value-type="float" office:value="2.70635170249776" calcext:value-type="float">
            <text:p>2.706351702497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90]/[.$D$105]" office:value-type="float" office:value="0.00627153898262134" calcext:value-type="float">
            <text:p>6.27154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7677" calcext:value-type="float">
            <text:p>6.08768E-03</text:p>
          </table:table-cell>
          <table:table-cell/>
          <table:table-cell table:formula="of:=100*([.E90]-[.I90])/[.E90]" office:value-type="float" office:value="2.93168842816452" calcext:value-type="float">
            <text:p>2.931688428164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91]/[.$D$105]" office:value-type="float" office:value="0.00586432361108627" calcext:value-type="float">
            <text:p>5.86432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3349" calcext:value-type="float">
            <text:p>5.67335E-03</text:p>
          </table:table-cell>
          <table:table-cell/>
          <table:table-cell table:formula="of:=100*([.E91]-[.I91])/[.E91]" office:value-type="float" office:value="3.25654966798278" calcext:value-type="float">
            <text:p>3.256549667982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92]/[.$D$105]" office:value-type="float" office:value="0.00544535599217645" calcext:value-type="float">
            <text:p>5.44536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6025" calcext:value-type="float">
            <text:p>5.26025E-03</text:p>
          </table:table-cell>
          <table:table-cell/>
          <table:table-cell table:formula="of:=100*([.E92]-[.I92])/[.E92]" office:value-type="float" office:value="3.39933683752532" calcext:value-type="float">
            <text:p>3.399336837525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93]/[.$D$105]" office:value-type="float" office:value="0.00503373352787585" calcext:value-type="float">
            <text:p>5.03373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4829" calcext:value-type="float">
            <text:p>4.84829E-03</text:p>
          </table:table-cell>
          <table:table-cell/>
          <table:table-cell table:formula="of:=100*([.E93]-[.I93])/[.E93]" office:value-type="float" office:value="3.68401558900356" calcext:value-type="float">
            <text:p>3.684015589003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94]/[.$D$105]" office:value-type="float" office:value="0.0046126272732519" calcext:value-type="float">
            <text:p>4.6126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37379" calcext:value-type="float">
            <text:p>4.43738E-03</text:p>
          </table:table-cell>
          <table:table-cell/>
          <table:table-cell table:formula="of:=100*([.E94]-[.I94])/[.E94]" office:value-type="float" office:value="3.79931572334371" calcext:value-type="float">
            <text:p>3.799315723343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95]/[.$D$105]" office:value-type="float" office:value="0.00419544982225614" calcext:value-type="float">
            <text:p>4.19545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27428" calcext:value-type="float">
            <text:p>4.02743E-03</text:p>
          </table:table-cell>
          <table:table-cell/>
          <table:table-cell table:formula="of:=100*([.E95]-[.I95])/[.E95]" office:value-type="float" office:value="4.00485834355146" calcext:value-type="float">
            <text:p>4.004858343551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96]/[.$D$105]" office:value-type="float" office:value="0.00376966999949014" calcext:value-type="float">
            <text:p>3.76967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1835" calcext:value-type="float">
            <text:p>3.61835E-03</text:p>
          </table:table-cell>
          <table:table-cell/>
          <table:table-cell table:formula="of:=100*([.E96]-[.I96])/[.E96]" office:value-type="float" office:value="4.01414446120243" calcext:value-type="float">
            <text:p>4.014144461202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97]/[.$D$105]" office:value-type="float" office:value="0.00335193909963546" calcext:value-type="float">
            <text:p>3.3519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10054" calcext:value-type="float">
            <text:p>3.21005E-03</text:p>
          </table:table-cell>
          <table:table-cell/>
          <table:table-cell table:formula="of:=100*([.E97]-[.I97])/[.E97]" office:value-type="float" office:value="4.23292593982056" calcext:value-type="float">
            <text:p>4.232925939820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98]/[.$D$105]" office:value-type="float" office:value="0.00293646982413021" calcext:value-type="float">
            <text:p>2.93647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02454" calcext:value-type="float">
            <text:p>2.80245E-03</text:p>
          </table:table-cell>
          <table:table-cell/>
          <table:table-cell table:formula="of:=100*([.E98]-[.I98])/[.E98]" office:value-type="float" office:value="4.56384135225737" calcext:value-type="float">
            <text:p>4.563841352257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99]/[.$D$105]" office:value-type="float" office:value="0.002517932665444" calcext:value-type="float">
            <text:p>2.5179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39546" calcext:value-type="float">
            <text:p>2.39546E-03</text:p>
          </table:table-cell>
          <table:table-cell/>
          <table:table-cell table:formula="of:=100*([.E99]-[.I99])/[.E99]" office:value-type="float" office:value="4.86401670405306" calcext:value-type="float">
            <text:p>4.864016704053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100]/[.$D$105]" office:value-type="float" office:value="0.00209748235020842" calcext:value-type="float">
            <text:p>2.09748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1988985" calcext:value-type="float">
            <text:p>1.98899E-03</text:p>
          </table:table-cell>
          <table:table-cell/>
          <table:table-cell table:formula="of:=100*([.E100]-[.I100])/[.E100]" office:value-type="float" office:value="5.17274198744206" calcext:value-type="float">
            <text:p>5.172741987442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101]/[.$D$105]" office:value-type="float" office:value="0.00166832717267316" calcext:value-type="float">
            <text:p>1.6683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58294" calcext:value-type="float">
            <text:p>1.58294E-03</text:p>
          </table:table-cell>
          <table:table-cell/>
          <table:table-cell table:formula="of:=100*([.E101]-[.I101])/[.E101]" office:value-type="float" office:value="5.11813114788176" calcext:value-type="float">
            <text:p>5.118131147881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102]/[.$D$105]" office:value-type="float" office:value="0.0012380924282279" calcext:value-type="float">
            <text:p>1.23809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77238" calcext:value-type="float">
            <text:p>1.17724E-03</text:p>
          </table:table-cell>
          <table:table-cell/>
          <table:table-cell table:formula="of:=100*([.E102]-[.I102])/[.E102]" office:value-type="float" office:value="4.91517651190224" calcext:value-type="float">
            <text:p>4.91517651190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103]/[.$D$105]" office:value-type="float" office:value="0.000779447309024374" calcext:value-type="float">
            <text:p>7.79447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717911" calcext:value-type="float">
            <text:p>7.71791E-04</text:p>
          </table:table-cell>
          <table:table-cell/>
          <table:table-cell table:formula="of:=100*([.E103]-[.I103])/[.E103]" office:value-type="float" office:value="0.982261268431036" calcext:value-type="float">
            <text:p>0.982261268431036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463.54986" calcext:value-type="float">
            <text:p>1.46355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2" table:style-name="ta1">
        <table:shapes>
          <draw:frame draw:z-index="0" draw:style-name="gr1" draw:text-style-name="P1" svg:width="21.036cm" svg:height="10.971cm" svg:x="26.541cm" svg:y="1.646cm">
            <draw:object draw:notify-on-update-of-ranges="Diff2.C4:Diff2.C53 Diff2.E3:Diff2.E3 Diff2.E4:Diff2.E53 Diff2.H4:Diff2.H53 Diff2.I3:Diff2.I3 Diff2.I4:Diff2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4]/[.$D$55]" office:value-type="float" office:value="0.031815012143463" calcext:value-type="float">
            <text:p>3.18150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4]+100" office:value-type="float" office:value="101" calcext:value-type="float">
            <text:p>101</text:p>
          </table:table-cell>
          <table:table-cell office:value-type="float" office:value="0.03202046" calcext:value-type="float">
            <text:p>3.20205E-02</text:p>
          </table:table-cell>
          <table:table-cell/>
          <table:table-cell table:formula="of:=100*([.E4]-[.I4])/[.E4]" office:value-type="float" office:value="-0.645757592706809" calcext:value-type="float">
            <text:p>-0.645757592706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]/[.$D$55]" office:value-type="float" office:value="0.0317771599041204" calcext:value-type="float">
            <text:p>3.17772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]+100" office:value-type="float" office:value="103" calcext:value-type="float">
            <text:p>103</text:p>
          </table:table-cell>
          <table:table-cell office:value-type="float" office:value="0.03198636" calcext:value-type="float">
            <text:p>3.19864E-02</text:p>
          </table:table-cell>
          <table:table-cell/>
          <table:table-cell table:formula="of:=100*([.E5]-[.I5])/[.E5]" office:value-type="float" office:value="-0.658334780423393" calcext:value-type="float">
            <text:p>-0.658334780423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6]/[.$D$55]" office:value-type="float" office:value="0.0316779515078651" calcext:value-type="float">
            <text:p>3.16780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6]+100" office:value-type="float" office:value="105" calcext:value-type="float">
            <text:p>105</text:p>
          </table:table-cell>
          <table:table-cell office:value-type="float" office:value="0.03191819" calcext:value-type="float">
            <text:p>3.19182E-02</text:p>
          </table:table-cell>
          <table:table-cell/>
          <table:table-cell table:formula="of:=100*([.E6]-[.I6])/[.E6]" office:value-type="float" office:value="-0.758377611870569" calcext:value-type="float">
            <text:p>-0.758377611870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7]/[.$D$55]" office:value-type="float" office:value="0.0315613884747994" calcext:value-type="float">
            <text:p>3.1561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7]+100" office:value-type="float" office:value="107" calcext:value-type="float">
            <text:p>107</text:p>
          </table:table-cell>
          <table:table-cell office:value-type="float" office:value="0.03181604" calcext:value-type="float">
            <text:p>3.18160E-02</text:p>
          </table:table-cell>
          <table:table-cell/>
          <table:table-cell table:formula="of:=100*([.E7]-[.I7])/[.E7]" office:value-type="float" office:value="-0.806845127881426" calcext:value-type="float">
            <text:p>-0.806845127881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8]/[.$D$55]" office:value-type="float" office:value="0.0314423657294297" calcext:value-type="float">
            <text:p>3.14424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8]+100" office:value-type="float" office:value="109" calcext:value-type="float">
            <text:p>109</text:p>
          </table:table-cell>
          <table:table-cell office:value-type="float" office:value="0.03168001" calcext:value-type="float">
            <text:p>3.16800E-02</text:p>
          </table:table-cell>
          <table:table-cell/>
          <table:table-cell table:formula="of:=100*([.E8]-[.I8])/[.E8]" office:value-type="float" office:value="-0.755809129043484" calcext:value-type="float">
            <text:p>-0.755809129043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9]/[.$D$55]" office:value-type="float" office:value="0.0312611669230461" calcext:value-type="float">
            <text:p>3.12612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9]+100" office:value-type="float" office:value="111" calcext:value-type="float">
            <text:p>111</text:p>
          </table:table-cell>
          <table:table-cell office:value-type="float" office:value="0.03151023" calcext:value-type="float">
            <text:p>3.15102E-02</text:p>
          </table:table-cell>
          <table:table-cell/>
          <table:table-cell table:formula="of:=100*([.E9]-[.I9])/[.E9]" office:value-type="float" office:value="-0.79671714612247" calcext:value-type="float">
            <text:p>-0.79671714612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1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10]/[.$D$55]" office:value-type="float" office:value="0.0310247612405094" calcext:value-type="float">
            <text:p>3.1024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10]+100" office:value-type="float" office:value="113" calcext:value-type="float">
            <text:p>113</text:p>
          </table:table-cell>
          <table:table-cell office:value-type="float" office:value="0.0313069" calcext:value-type="float">
            <text:p>3.13069E-02</text:p>
          </table:table-cell>
          <table:table-cell/>
          <table:table-cell table:formula="of:=100*([.E10]-[.I10])/[.E10]" office:value-type="float" office:value="-0.909398648722447" calcext:value-type="float">
            <text:p>-0.909398648722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1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11]/[.$D$55]" office:value-type="float" office:value="0.0308070767016187" calcext:value-type="float">
            <text:p>3.0807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11]+100" office:value-type="float" office:value="115" calcext:value-type="float">
            <text:p>115</text:p>
          </table:table-cell>
          <table:table-cell office:value-type="float" office:value="0.03107023" calcext:value-type="float">
            <text:p>3.10702E-02</text:p>
          </table:table-cell>
          <table:table-cell/>
          <table:table-cell table:formula="of:=100*([.E11]-[.I11])/[.E11]" office:value-type="float" office:value="-0.854197562884806" calcext:value-type="float">
            <text:p>-0.8541975628848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1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12]/[.$D$55]" office:value-type="float" office:value="0.030527216101714" calcext:value-type="float">
            <text:p>3.05272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12]+100" office:value-type="float" office:value="117" calcext:value-type="float">
            <text:p>117</text:p>
          </table:table-cell>
          <table:table-cell office:value-type="float" office:value="0.03080047" calcext:value-type="float">
            <text:p>3.08005E-02</text:p>
          </table:table-cell>
          <table:table-cell/>
          <table:table-cell table:formula="of:=100*([.E12]-[.I12])/[.E12]" office:value-type="float" office:value="-0.89511568095669" calcext:value-type="float">
            <text:p>-0.895115680956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1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13]/[.$D$55]" office:value-type="float" office:value="0.0302372433512268" calcext:value-type="float">
            <text:p>3.02372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13]+100" office:value-type="float" office:value="119" calcext:value-type="float">
            <text:p>119</text:p>
          </table:table-cell>
          <table:table-cell office:value-type="float" office:value="0.0304979" calcext:value-type="float">
            <text:p>3.04979E-02</text:p>
          </table:table-cell>
          <table:table-cell/>
          <table:table-cell table:formula="of:=100*([.E13]-[.I13])/[.E13]" office:value-type="float" office:value="-0.862038399947569" calcext:value-type="float">
            <text:p>-0.8620383999475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1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14]/[.$D$55]" office:value-type="float" office:value="0.0298962998957765" calcext:value-type="float">
            <text:p>2.98963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14]+100" office:value-type="float" office:value="121" calcext:value-type="float">
            <text:p>121</text:p>
          </table:table-cell>
          <table:table-cell office:value-type="float" office:value="0.03016286" calcext:value-type="float">
            <text:p>3.01629E-02</text:p>
          </table:table-cell>
          <table:table-cell/>
          <table:table-cell table:formula="of:=100*([.E14]-[.I14])/[.E14]" office:value-type="float" office:value="-0.89161570211949" calcext:value-type="float">
            <text:p>-0.89161570211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1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15]/[.$D$55]" office:value-type="float" office:value="0.0295481139540982" calcext:value-type="float">
            <text:p>2.95481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15]+100" office:value-type="float" office:value="123" calcext:value-type="float">
            <text:p>123</text:p>
          </table:table-cell>
          <table:table-cell office:value-type="float" office:value="0.02979568" calcext:value-type="float">
            <text:p>2.97957E-02</text:p>
          </table:table-cell>
          <table:table-cell/>
          <table:table-cell table:formula="of:=100*([.E15]-[.I15])/[.E15]" office:value-type="float" office:value="-0.837840433018401" calcext:value-type="float">
            <text:p>-0.8378404330184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1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16]/[.$D$55]" office:value-type="float" office:value="0.0291361121432034" calcext:value-type="float">
            <text:p>2.91361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16]+100" office:value-type="float" office:value="125" calcext:value-type="float">
            <text:p>125</text:p>
          </table:table-cell>
          <table:table-cell office:value-type="float" office:value="0.02939677" calcext:value-type="float">
            <text:p>2.93968E-02</text:p>
          </table:table-cell>
          <table:table-cell/>
          <table:table-cell table:formula="of:=100*([.E16]-[.I16])/[.E16]" office:value-type="float" office:value="-0.894621271072523" calcext:value-type="float">
            <text:p>-0.8946212710725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1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17]/[.$D$55]" office:value-type="float" office:value="0.0286936372298775" calcext:value-type="float">
            <text:p>2.86936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17]+100" office:value-type="float" office:value="127" calcext:value-type="float">
            <text:p>127</text:p>
          </table:table-cell>
          <table:table-cell office:value-type="float" office:value="0.02896655" calcext:value-type="float">
            <text:p>2.89666E-02</text:p>
          </table:table-cell>
          <table:table-cell/>
          <table:table-cell table:formula="of:=100*([.E17]-[.I17])/[.E17]" office:value-type="float" office:value="-0.951126439412705" calcext:value-type="float">
            <text:p>-0.951126439412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1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18]/[.$D$55]" office:value-type="float" office:value="0.0282122168717406" calcext:value-type="float">
            <text:p>2.82122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18]+100" office:value-type="float" office:value="129" calcext:value-type="float">
            <text:p>129</text:p>
          </table:table-cell>
          <table:table-cell office:value-type="float" office:value="0.02850548" calcext:value-type="float">
            <text:p>2.85055E-02</text:p>
          </table:table-cell>
          <table:table-cell/>
          <table:table-cell table:formula="of:=100*([.E18]-[.I18])/[.E18]" office:value-type="float" office:value="-1.03948984084668" calcext:value-type="float">
            <text:p>-1.039489840846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1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19]/[.$D$55]" office:value-type="float" office:value="0.0277366724929963" calcext:value-type="float">
            <text:p>2.7736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19]+100" office:value-type="float" office:value="131" calcext:value-type="float">
            <text:p>131</text:p>
          </table:table-cell>
          <table:table-cell office:value-type="float" office:value="0.02801404" calcext:value-type="float">
            <text:p>2.80140E-02</text:p>
          </table:table-cell>
          <table:table-cell/>
          <table:table-cell table:formula="of:=100*([.E19]-[.I19])/[.E19]" office:value-type="float" office:value="-1.0000028196379" calcext:value-type="float">
            <text:p>-1.00000281963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2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20]/[.$D$55]" office:value-type="float" office:value="0.0272417237171883" calcext:value-type="float">
            <text:p>2.72417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20]+100" office:value-type="float" office:value="133" calcext:value-type="float">
            <text:p>133</text:p>
          </table:table-cell>
          <table:table-cell office:value-type="float" office:value="0.02749277" calcext:value-type="float">
            <text:p>2.74928E-02</text:p>
          </table:table-cell>
          <table:table-cell/>
          <table:table-cell table:formula="of:=100*([.E20]-[.I20])/[.E20]" office:value-type="float" office:value="-0.921550653027536" calcext:value-type="float">
            <text:p>-0.9215506530275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2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21]/[.$D$55]" office:value-type="float" office:value="0.0266903382090753" calcext:value-type="float">
            <text:p>2.66903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21]+100" office:value-type="float" office:value="135" calcext:value-type="float">
            <text:p>135</text:p>
          </table:table-cell>
          <table:table-cell office:value-type="float" office:value="0.0269422" calcext:value-type="float">
            <text:p>2.69422E-02</text:p>
          </table:table-cell>
          <table:table-cell/>
          <table:table-cell table:formula="of:=100*([.E21]-[.I21])/[.E21]" office:value-type="float" office:value="-0.94364405932889" calcext:value-type="float">
            <text:p>-0.943644059328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2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22]/[.$D$55]" office:value-type="float" office:value="0.0261205048586834" calcext:value-type="float">
            <text:p>2.61205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22]+100" office:value-type="float" office:value="137" calcext:value-type="float">
            <text:p>137</text:p>
          </table:table-cell>
          <table:table-cell office:value-type="float" office:value="0.02636294" calcext:value-type="float">
            <text:p>2.63629E-02</text:p>
          </table:table-cell>
          <table:table-cell/>
          <table:table-cell table:formula="of:=100*([.E22]-[.I22])/[.E22]" office:value-type="float" office:value="-0.92814110074917" calcext:value-type="float">
            <text:p>-0.928141100749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2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23]/[.$D$55]" office:value-type="float" office:value="0.0255166454880882" calcext:value-type="float">
            <text:p>2.5516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23]+100" office:value-type="float" office:value="139" calcext:value-type="float">
            <text:p>139</text:p>
          </table:table-cell>
          <table:table-cell office:value-type="float" office:value="0.02575559" calcext:value-type="float">
            <text:p>2.57556E-02</text:p>
          </table:table-cell>
          <table:table-cell/>
          <table:table-cell table:formula="of:=100*([.E23]-[.I23])/[.E23]" office:value-type="float" office:value="-0.936426036186156" calcext:value-type="float">
            <text:p>-0.936426036186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2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24]/[.$D$55]" office:value-type="float" office:value="0.0249105997065563" calcext:value-type="float">
            <text:p>2.4910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24]+100" office:value-type="float" office:value="141" calcext:value-type="float">
            <text:p>141</text:p>
          </table:table-cell>
          <table:table-cell office:value-type="float" office:value="0.0251208" calcext:value-type="float">
            <text:p>2.51208E-02</text:p>
          </table:table-cell>
          <table:table-cell/>
          <table:table-cell table:formula="of:=100*([.E24]-[.I24])/[.E24]" office:value-type="float" office:value="-0.843818679276342" calcext:value-type="float">
            <text:p>-0.8438186792763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2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25]/[.$D$55]" office:value-type="float" office:value="0.0242393715489724" calcext:value-type="float">
            <text:p>2.42394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25]+100" office:value-type="float" office:value="143" calcext:value-type="float">
            <text:p>143</text:p>
          </table:table-cell>
          <table:table-cell office:value-type="float" office:value="0.02445925" calcext:value-type="float">
            <text:p>2.44593E-02</text:p>
          </table:table-cell>
          <table:table-cell/>
          <table:table-cell table:formula="of:=100*([.E25]-[.I25])/[.E25]" office:value-type="float" office:value="-0.907112837407422" calcext:value-type="float">
            <text:p>-0.907112837407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2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26]/[.$D$55]" office:value-type="float" office:value="0.0235644538229327" calcext:value-type="float">
            <text:p>2.3564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26]+100" office:value-type="float" office:value="145" calcext:value-type="float">
            <text:p>145</text:p>
          </table:table-cell>
          <table:table-cell office:value-type="float" office:value="0.02377165" calcext:value-type="float">
            <text:p>2.37717E-02</text:p>
          </table:table-cell>
          <table:table-cell/>
          <table:table-cell table:formula="of:=100*([.E26]-[.I26])/[.E26]" office:value-type="float" office:value="-0.879274260393299" calcext:value-type="float">
            <text:p>-0.8792742603932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2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27]/[.$D$55]" office:value-type="float" office:value="0.0228552367753226" calcext:value-type="float">
            <text:p>2.28552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27]+100" office:value-type="float" office:value="147" calcext:value-type="float">
            <text:p>147</text:p>
          </table:table-cell>
          <table:table-cell office:value-type="float" office:value="0.02305872" calcext:value-type="float">
            <text:p>2.30587E-02</text:p>
          </table:table-cell>
          <table:table-cell/>
          <table:table-cell table:formula="of:=100*([.E27]-[.I27])/[.E27]" office:value-type="float" office:value="-0.890313352155118" calcext:value-type="float">
            <text:p>-0.8903133521551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2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28]/[.$D$55]" office:value-type="float" office:value="0.0221156832759651" calcext:value-type="float">
            <text:p>2.21157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28]+100" office:value-type="float" office:value="149" calcext:value-type="float">
            <text:p>149</text:p>
          </table:table-cell>
          <table:table-cell office:value-type="float" office:value="0.02232122" calcext:value-type="float">
            <text:p>2.23212E-02</text:p>
          </table:table-cell>
          <table:table-cell/>
          <table:table-cell table:formula="of:=100*([.E28]-[.I28])/[.E28]" office:value-type="float" office:value="-0.929370896979132" calcext:value-type="float">
            <text:p>-0.9293708969791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2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29]/[.$D$55]" office:value-type="float" office:value="0.0213742166670379" calcext:value-type="float">
            <text:p>2.13742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29]+100" office:value-type="float" office:value="151" calcext:value-type="float">
            <text:p>151</text:p>
          </table:table-cell>
          <table:table-cell office:value-type="float" office:value="0.02150443" calcext:value-type="float">
            <text:p>2.15044E-02</text:p>
          </table:table-cell>
          <table:table-cell/>
          <table:table-cell table:formula="of:=100*([.E29]-[.I29])/[.E29]" office:value-type="float" office:value="-0.609207509171117" calcext:value-type="float">
            <text:p>-0.6092075091711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3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30]/[.$D$55]" office:value-type="float" office:value="0.0205813694010969" calcext:value-type="float">
            <text:p>2.05814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30]+100" office:value-type="float" office:value="153" calcext:value-type="float">
            <text:p>153</text:p>
          </table:table-cell>
          <table:table-cell office:value-type="float" office:value="0.02063677" calcext:value-type="float">
            <text:p>2.06368E-02</text:p>
          </table:table-cell>
          <table:table-cell/>
          <table:table-cell table:formula="of:=100*([.E30]-[.I30])/[.E30]" office:value-type="float" office:value="-0.269178390530693" calcext:value-type="float">
            <text:p>-0.269178390530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3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31]/[.$D$55]" office:value-type="float" office:value="0.0198427724565242" calcext:value-type="float">
            <text:p>1.98428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31]+100" office:value-type="float" office:value="155" calcext:value-type="float">
            <text:p>155</text:p>
          </table:table-cell>
          <table:table-cell office:value-type="float" office:value="0.01977358" calcext:value-type="float">
            <text:p>1.97736E-02</text:p>
          </table:table-cell>
          <table:table-cell/>
          <table:table-cell table:formula="of:=100*([.E31]-[.I31])/[.E31]" office:value-type="float" office:value="0.348703572929855" calcext:value-type="float">
            <text:p>0.348703572929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3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32]/[.$D$55]" office:value-type="float" office:value="0.0190604472932164" calcext:value-type="float">
            <text:p>1.90604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32]+100" office:value-type="float" office:value="157" calcext:value-type="float">
            <text:p>157</text:p>
          </table:table-cell>
          <table:table-cell office:value-type="float" office:value="0.01891467" calcext:value-type="float">
            <text:p>1.89147E-02</text:p>
          </table:table-cell>
          <table:table-cell/>
          <table:table-cell table:formula="of:=100*([.E32]-[.I32])/[.E32]" office:value-type="float" office:value="0.764815699095941" calcext:value-type="float">
            <text:p>0.7648156990959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3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33]/[.$D$55]" office:value-type="float" office:value="0.0182875510270734" calcext:value-type="float">
            <text:p>1.82876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33]+100" office:value-type="float" office:value="159" calcext:value-type="float">
            <text:p>159</text:p>
          </table:table-cell>
          <table:table-cell office:value-type="float" office:value="0.01805986" calcext:value-type="float">
            <text:p>1.80599E-02</text:p>
          </table:table-cell>
          <table:table-cell/>
          <table:table-cell table:formula="of:=100*([.E33]-[.I33])/[.E33]" office:value-type="float" office:value="1.245060241999" calcext:value-type="float">
            <text:p>1.245060241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3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34]/[.$D$55]" office:value-type="float" office:value="0.0174862314187525" calcext:value-type="float">
            <text:p>1.74862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34]+100" office:value-type="float" office:value="161" calcext:value-type="float">
            <text:p>161</text:p>
          </table:table-cell>
          <table:table-cell office:value-type="float" office:value="0.01720895" calcext:value-type="float">
            <text:p>1.72090E-02</text:p>
          </table:table-cell>
          <table:table-cell/>
          <table:table-cell table:formula="of:=100*([.E34]-[.I34])/[.E34]" office:value-type="float" office:value="1.58571285094129" calcext:value-type="float">
            <text:p>1.58571285094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3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35]/[.$D$55]" office:value-type="float" office:value="0.0166916076939254" calcext:value-type="float">
            <text:p>1.66916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35]+100" office:value-type="float" office:value="163" calcext:value-type="float">
            <text:p>163</text:p>
          </table:table-cell>
          <table:table-cell office:value-type="float" office:value="0.01636177" calcext:value-type="float">
            <text:p>1.63618E-02</text:p>
          </table:table-cell>
          <table:table-cell/>
          <table:table-cell table:formula="of:=100*([.E35]-[.I35])/[.E35]" office:value-type="float" office:value="1.97606905202703" calcext:value-type="float">
            <text:p>1.976069052027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3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36]/[.$D$55]" office:value-type="float" office:value="0.015881405791174" calcext:value-type="float">
            <text:p>1.58814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36]+100" office:value-type="float" office:value="165" calcext:value-type="float">
            <text:p>165</text:p>
          </table:table-cell>
          <table:table-cell office:value-type="float" office:value="0.01551813" calcext:value-type="float">
            <text:p>1.55181E-02</text:p>
          </table:table-cell>
          <table:table-cell/>
          <table:table-cell table:formula="of:=100*([.E36]-[.I36])/[.E36]" office:value-type="float" office:value="2.28742843014481" calcext:value-type="float">
            <text:p>2.287428430144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3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37]/[.$D$55]" office:value-type="float" office:value="0.015040594135308" calcext:value-type="float">
            <text:p>1.50406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37]+100" office:value-type="float" office:value="167" calcext:value-type="float">
            <text:p>167</text:p>
          </table:table-cell>
          <table:table-cell office:value-type="float" office:value="0.01467785" calcext:value-type="float">
            <text:p>1.46779E-02</text:p>
          </table:table-cell>
          <table:table-cell/>
          <table:table-cell table:formula="of:=100*([.E37]-[.I37])/[.E37]" office:value-type="float" office:value="2.41176732810314" calcext:value-type="float">
            <text:p>2.411767328103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3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38]/[.$D$55]" office:value-type="float" office:value="0.0142144041025815" calcext:value-type="float">
            <text:p>1.42144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38]+100" office:value-type="float" office:value="169" calcext:value-type="float">
            <text:p>169</text:p>
          </table:table-cell>
          <table:table-cell office:value-type="float" office:value="0.01384075" calcext:value-type="float">
            <text:p>1.38408E-02</text:p>
          </table:table-cell>
          <table:table-cell/>
          <table:table-cell table:formula="of:=100*([.E38]-[.I38])/[.E38]" office:value-type="float" office:value="2.62870043573349" calcext:value-type="float">
            <text:p>2.62870043573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3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39]/[.$D$55]" office:value-type="float" office:value="0.0133681127543052" calcext:value-type="float">
            <text:p>1.3368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39]+100" office:value-type="float" office:value="171" calcext:value-type="float">
            <text:p>171</text:p>
          </table:table-cell>
          <table:table-cell office:value-type="float" office:value="0.01300664" calcext:value-type="float">
            <text:p>1.30066E-02</text:p>
          </table:table-cell>
          <table:table-cell/>
          <table:table-cell table:formula="of:=100*([.E39]-[.I39])/[.E39]" office:value-type="float" office:value="2.70399241051285" calcext:value-type="float">
            <text:p>2.70399241051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4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40]/[.$D$55]" office:value-type="float" office:value="0.0125427699558167" calcext:value-type="float">
            <text:p>1.25428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40]+100" office:value-type="float" office:value="173" calcext:value-type="float">
            <text:p>173</text:p>
          </table:table-cell>
          <table:table-cell office:value-type="float" office:value="0.01217535" calcext:value-type="float">
            <text:p>1.21754E-02</text:p>
          </table:table-cell>
          <table:table-cell/>
          <table:table-cell table:formula="of:=100*([.E40]-[.I40])/[.E40]" office:value-type="float" office:value="2.92933663864531" calcext:value-type="float">
            <text:p>2.929336638645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4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41]/[.$D$55]" office:value-type="float" office:value="0.011728359212012" calcext:value-type="float">
            <text:p>1.17284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41]+100" office:value-type="float" office:value="175" calcext:value-type="float">
            <text:p>175</text:p>
          </table:table-cell>
          <table:table-cell office:value-type="float" office:value="0.0113467" calcext:value-type="float">
            <text:p>1.13467E-02</text:p>
          </table:table-cell>
          <table:table-cell/>
          <table:table-cell table:formula="of:=100*([.E41]-[.I41])/[.E41]" office:value-type="float" office:value="3.25415691242763" calcext:value-type="float">
            <text:p>3.254156912427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4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42]/[.$D$55]" office:value-type="float" office:value="0.0108904445506372" calcext:value-type="float">
            <text:p>1.089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42]+100" office:value-type="float" office:value="177" calcext:value-type="float">
            <text:p>177</text:p>
          </table:table-cell>
          <table:table-cell office:value-type="float" office:value="0.0105205" calcext:value-type="float">
            <text:p>1.05205E-02</text:p>
          </table:table-cell>
          <table:table-cell/>
          <table:table-cell table:formula="of:=100*([.E42]-[.I42])/[.E42]" office:value-type="float" office:value="3.39696464103995" calcext:value-type="float">
            <text:p>3.396964641039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4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43]/[.$D$55]" office:value-type="float" office:value="0.0100672198377437" calcext:value-type="float">
            <text:p>1.00672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43]+100" office:value-type="float" office:value="179" calcext:value-type="float">
            <text:p>179</text:p>
          </table:table-cell>
          <table:table-cell office:value-type="float" office:value="0.009696579" calcext:value-type="float">
            <text:p>9.69658E-03</text:p>
          </table:table-cell>
          <table:table-cell/>
          <table:table-cell table:formula="of:=100*([.E43]-[.I43])/[.E43]" office:value-type="float" office:value="3.68166031652666" calcext:value-type="float">
            <text:p>3.681660316526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4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44]/[.$D$55]" office:value-type="float" office:value="0.00922502800997386" calcext:value-type="float">
            <text:p>9.2250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44]+100" office:value-type="float" office:value="181" calcext:value-type="float">
            <text:p>181</text:p>
          </table:table-cell>
          <table:table-cell office:value-type="float" office:value="0.008874757" calcext:value-type="float">
            <text:p>8.87476E-03</text:p>
          </table:table-cell>
          <table:table-cell/>
          <table:table-cell table:formula="of:=100*([.E44]-[.I44])/[.E44]" office:value-type="float" office:value="3.79696418910767" calcext:value-type="float">
            <text:p>3.796964189107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4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45]/[.$D$55]" office:value-type="float" office:value="0.00839069359650797" calcext:value-type="float">
            <text:p>8.39069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45]+100" office:value-type="float" office:value="183" calcext:value-type="float">
            <text:p>183</text:p>
          </table:table-cell>
          <table:table-cell office:value-type="float" office:value="0.008054857" calcext:value-type="float">
            <text:p>8.05486E-03</text:p>
          </table:table-cell>
          <table:table-cell/>
          <table:table-cell table:formula="of:=100*([.E45]-[.I45])/[.E45]" office:value-type="float" office:value="4.00248909872886" calcext:value-type="float">
            <text:p>4.0024890987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4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46]/[.$D$55]" office:value-type="float" office:value="0.00753915486198349" calcext:value-type="float">
            <text:p>7.53915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46]+100" office:value-type="float" office:value="185" calcext:value-type="float">
            <text:p>185</text:p>
          </table:table-cell>
          <table:table-cell office:value-type="float" office:value="0.007236699" calcext:value-type="float">
            <text:p>7.23670E-03</text:p>
          </table:table-cell>
          <table:table-cell/>
          <table:table-cell table:formula="of:=100*([.E46]-[.I46])/[.E46]" office:value-type="float" office:value="4.01180062646861" calcext:value-type="float">
            <text:p>4.011800626468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4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47]/[.$D$55]" office:value-type="float" office:value="0.00670371357798087" calcext:value-type="float">
            <text:p>6.70371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47]+100" office:value-type="float" office:value="187" calcext:value-type="float">
            <text:p>187</text:p>
          </table:table-cell>
          <table:table-cell office:value-type="float" office:value="0.006420109" calcext:value-type="float">
            <text:p>6.42011E-03</text:p>
          </table:table-cell>
          <table:table-cell/>
          <table:table-cell table:formula="of:=100*([.E47]-[.I47])/[.E47]" office:value-type="float" office:value="4.23055929645333" calcext:value-type="float">
            <text:p>4.23055929645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4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48]/[.$D$55]" office:value-type="float" office:value="0.00587279543160367" calcext:value-type="float">
            <text:p>5.87280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48]+100" office:value-type="float" office:value="189" calcext:value-type="float">
            <text:p>189</text:p>
          </table:table-cell>
          <table:table-cell office:value-type="float" office:value="0.005604908" calcext:value-type="float">
            <text:p>5.60491E-03</text:p>
          </table:table-cell>
          <table:table-cell/>
          <table:table-cell table:formula="of:=100*([.E48]-[.I48])/[.E48]" office:value-type="float" office:value="4.56149775219594" calcext:value-type="float">
            <text:p>4.561497752195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4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49]/[.$D$55]" office:value-type="float" office:value="0.00503574166953519" calcext:value-type="float">
            <text:p>5.03574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49]+100" office:value-type="float" office:value="191" calcext:value-type="float">
            <text:p>191</text:p>
          </table:table-cell>
          <table:table-cell office:value-type="float" office:value="0.00479092" calcext:value-type="float">
            <text:p>4.79092E-03</text:p>
          </table:table-cell>
          <table:table-cell/>
          <table:table-cell table:formula="of:=100*([.E49]-[.I49])/[.E49]" office:value-type="float" office:value="4.86168047531695" calcext:value-type="float">
            <text:p>4.861680475316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5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50]/[.$D$55]" office:value-type="float" office:value="0.00419486168832739" calcext:value-type="float">
            <text:p>4.19486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50]+100" office:value-type="float" office:value="193" calcext:value-type="float">
            <text:p>193</text:p>
          </table:table-cell>
          <table:table-cell office:value-type="float" office:value="0.00397797" calcext:value-type="float">
            <text:p>3.97797E-03</text:p>
          </table:table-cell>
          <table:table-cell/>
          <table:table-cell table:formula="of:=100*([.E50]-[.I50])/[.E50]" office:value-type="float" office:value="5.17041333998965" calcext:value-type="float">
            <text:p>5.170413339989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5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51]/[.$D$55]" office:value-type="float" office:value="0.00333657241003568" calcext:value-type="float">
            <text:p>3.33657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51]+100" office:value-type="float" office:value="195" calcext:value-type="float">
            <text:p>195</text:p>
          </table:table-cell>
          <table:table-cell office:value-type="float" office:value="0.003165881" calcext:value-type="float">
            <text:p>3.16588E-03</text:p>
          </table:table-cell>
          <table:table-cell/>
          <table:table-cell table:formula="of:=100*([.E51]-[.I51])/[.E51]" office:value-type="float" office:value="5.11577118848906" calcext:value-type="float">
            <text:p>5.115771188489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5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52]/[.$D$55]" office:value-type="float" office:value="0.00247612405094392" calcext:value-type="float">
            <text:p>2.47612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52]+100" office:value-type="float" office:value="197" calcext:value-type="float">
            <text:p>197</text:p>
          </table:table-cell>
          <table:table-cell office:value-type="float" office:value="0.002354477" calcext:value-type="float">
            <text:p>2.35448E-03</text:p>
          </table:table-cell>
          <table:table-cell/>
          <table:table-cell table:formula="of:=100*([.E52]-[.I52])/[.E52]" office:value-type="float" office:value="4.91280115378502" calcext:value-type="float">
            <text:p>4.91280115378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5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53]/[.$D$55]" office:value-type="float" office:value="0.00155885633763323" calcext:value-type="float">
            <text:p>1.55886E-03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53]+100" office:value-type="float" office:value="199" calcext:value-type="float">
            <text:p>199</text:p>
          </table:table-cell>
          <table:table-cell office:value-type="float" office:value="0.001543582" calcext:value-type="float">
            <text:p>1.54358E-03</text:p>
          </table:table-cell>
          <table:table-cell/>
          <table:table-cell table:formula="of:=100*([.E53]-[.I53])/[.E53]" office:value-type="float" office:value="0.979842546390115" calcext:value-type="float">
            <text:p>0.9798425463901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table:style-name="ce4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3" table:formula="of:=SUM([.D4:.D53])" office:value-type="float" office:value="731.7929" calcext:value-type="float">
            <text:p>7.32E+02</text:p>
          </table:table-cell>
          <table:table-cell table:style-name="ce3" table:formula="of:=SUM([.E4:.E53])" office:value-type="float" office:value="1" calcext:value-type="float">
            <text:p>1.00E+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3" table:style-name="ta1">
        <table:shapes>
          <draw:frame draw:z-index="0" draw:style-name="gr1" draw:text-style-name="P1" svg:width="21.036cm" svg:height="10.971cm" svg:x="26.293cm" svg:y="1.487cm">
            <draw:object draw:notify-on-update-of-ranges="Diff3.C4:Diff3.C53 Diff3.E3:Diff3.E3 Diff3.E4:Diff3.E53 Diff3.H4:Diff3.H53 Diff3.I3:Diff3.I3 Diff3.I4:Diff3.I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55]" office:value-type="float" office:value="0.00155692403663643" calcext:value-type="float">
            <text:p>1.55692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1543582" calcext:value-type="float">
            <text:p>1.54358E-03</text:p>
          </table:table-cell>
          <table:table-cell/>
          <table:table-cell table:formula="of:=100*([.E4]-[.I4])/[.E4]" office:value-type="float" office:value="0.856948465209026" calcext:value-type="float">
            <text:p>0.8569484652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55]" office:value-type="float" office:value="0.00247806320830894" calcext:value-type="float">
            <text:p>2.47806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2354477" calcext:value-type="float">
            <text:p>2.35448E-03</text:p>
          </table:table-cell>
          <table:table-cell/>
          <table:table-cell table:formula="of:=100*([.E5]-[.I5])/[.E5]" office:value-type="float" office:value="4.98720968434382" calcext:value-type="float">
            <text:p>4.98720968434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55]" office:value-type="float" office:value="0.00332972576031255" calcext:value-type="float">
            <text:p>3.32973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3165881" calcext:value-type="float">
            <text:p>3.16588E-03</text:p>
          </table:table-cell>
          <table:table-cell/>
          <table:table-cell table:formula="of:=100*([.E6]-[.I6])/[.E6]" office:value-type="float" office:value="4.92066831044879" calcext:value-type="float">
            <text:p>4.92066831044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55]" office:value-type="float" office:value="0.00418533771103455" calcext:value-type="float">
            <text:p>4.18534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397797" calcext:value-type="float">
            <text:p>3.97797E-03</text:p>
          </table:table-cell>
          <table:table-cell/>
          <table:table-cell table:formula="of:=100*([.E7]-[.I7])/[.E7]" office:value-type="float" office:value="4.95462314756177" calcext:value-type="float">
            <text:p>4.95462314756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55]" office:value-type="float" office:value="0.0050216399718289" calcext:value-type="float">
            <text:p>5.02164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479092" calcext:value-type="float">
            <text:p>4.79092E-03</text:p>
          </table:table-cell>
          <table:table-cell/>
          <table:table-cell table:formula="of:=100*([.E8]-[.I8])/[.E8]" office:value-type="float" office:value="4.59451440412343" calcext:value-type="float">
            <text:p>4.59451440412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55]" office:value-type="float" office:value="0.00585958212136445" calcext:value-type="float">
            <text:p>5.85958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5604908" calcext:value-type="float">
            <text:p>5.60491E-03</text:p>
          </table:table-cell>
          <table:table-cell/>
          <table:table-cell table:formula="of:=100*([.E9]-[.I9])/[.E9]" office:value-type="float" office:value="4.34628470238328" calcext:value-type="float">
            <text:p>4.34628470238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55]" office:value-type="float" office:value="0.00671445612215291" calcext:value-type="float">
            <text:p>6.71446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6420109" calcext:value-type="float">
            <text:p>6.42011E-03</text:p>
          </table:table-cell>
          <table:table-cell/>
          <table:table-cell table:formula="of:=100*([.E10]-[.I10])/[.E10]" office:value-type="float" office:value="4.38378204873173" calcext:value-type="float">
            <text:p>4.38378204873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55]" office:value-type="float" office:value="0.00754760159712044" calcext:value-type="float">
            <text:p>7.54760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7236699" calcext:value-type="float">
            <text:p>7.23670E-03</text:p>
          </table:table-cell>
          <table:table-cell/>
          <table:table-cell table:formula="of:=100*([.E11]-[.I11])/[.E11]" office:value-type="float" office:value="4.11922374438867" calcext:value-type="float">
            <text:p>4.11922374438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55]" office:value-type="float" office:value="0.00838445048749519" calcext:value-type="float">
            <text:p>8.38445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8054857" calcext:value-type="float">
            <text:p>8.05486E-03</text:p>
          </table:table-cell>
          <table:table-cell/>
          <table:table-cell table:formula="of:=100*([.E12]-[.I12])/[.E12]" office:value-type="float" office:value="3.9310088119282" calcext:value-type="float">
            <text:p>3.9310088119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55]" office:value-type="float" office:value="0.00921385154983699" calcext:value-type="float">
            <text:p>9.21385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8874757" calcext:value-type="float">
            <text:p>8.87476E-03</text:p>
          </table:table-cell>
          <table:table-cell/>
          <table:table-cell table:formula="of:=100*([.E13]-[.I13])/[.E13]" office:value-type="float" office:value="3.68026929892293" calcext:value-type="float">
            <text:p>3.680269298922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55]" office:value-type="float" office:value="0.0100490058885125" calcext:value-type="float">
            <text:p>1.00490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696579" calcext:value-type="float">
            <text:p>9.69658E-03</text:p>
          </table:table-cell>
          <table:table-cell/>
          <table:table-cell table:formula="of:=100*([.E14]-[.I14])/[.E14]" office:value-type="float" office:value="3.507082117599" calcext:value-type="float">
            <text:p>3.507082117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55]" office:value-type="float" office:value="0.0108796232016707" calcext:value-type="float">
            <text:p>1.08796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105205" calcext:value-type="float">
            <text:p>1.05205E-02</text:p>
          </table:table-cell>
          <table:table-cell/>
          <table:table-cell table:formula="of:=100*([.E15]-[.I15])/[.E15]" office:value-type="float" office:value="3.30087903793882" calcext:value-type="float">
            <text:p>3.30087903793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55]" office:value-type="float" office:value="0.0117119077350491" calcext:value-type="float">
            <text:p>1.17119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113467" calcext:value-type="float">
            <text:p>1.13467E-02</text:p>
          </table:table-cell>
          <table:table-cell/>
          <table:table-cell table:formula="of:=100*([.E16]-[.I16])/[.E16]" office:value-type="float" office:value="3.11826000777107" calcext:value-type="float">
            <text:p>3.11826000777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55]" office:value-type="float" office:value="0.0125505331715601" calcext:value-type="float">
            <text:p>1.25505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1217535" calcext:value-type="float">
            <text:p>1.21754E-02</text:p>
          </table:table-cell>
          <table:table-cell/>
          <table:table-cell table:formula="of:=100*([.E17]-[.I17])/[.E17]" office:value-type="float" office:value="2.98938034290294" calcext:value-type="float">
            <text:p>2.98938034290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55]" office:value-type="float" office:value="0.0133667331295353" calcext:value-type="float">
            <text:p>1.33667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1300664" calcext:value-type="float">
            <text:p>1.30066E-02</text:p>
          </table:table-cell>
          <table:table-cell/>
          <table:table-cell table:formula="of:=100*([.E18]-[.I18])/[.E18]" office:value-type="float" office:value="2.69395016752138" calcext:value-type="float">
            <text:p>2.69395016752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55]" office:value-type="float" office:value="0.0141761548807134" calcext:value-type="float">
            <text:p>1.41762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1384075" calcext:value-type="float">
            <text:p>1.38408E-02</text:p>
          </table:table-cell>
          <table:table-cell/>
          <table:table-cell table:formula="of:=100*([.E19]-[.I19])/[.E19]" office:value-type="float" office:value="2.36597923439534" calcext:value-type="float">
            <text:p>2.365979234395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55]" office:value-type="float" office:value="0.0149971925104751" calcext:value-type="float">
            <text:p>1.49972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1467785" calcext:value-type="float">
            <text:p>1.46779E-02</text:p>
          </table:table-cell>
          <table:table-cell/>
          <table:table-cell table:formula="of:=100*([.E20]-[.I20])/[.E20]" office:value-type="float" office:value="2.12934861142851" calcext:value-type="float">
            <text:p>2.129348611428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55]" office:value-type="float" office:value="0.0157989614475276" calcext:value-type="float">
            <text:p>1.57990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1551813" calcext:value-type="float">
            <text:p>1.55181E-02</text:p>
          </table:table-cell>
          <table:table-cell/>
          <table:table-cell table:formula="of:=100*([.E21]-[.I21])/[.E21]" office:value-type="float" office:value="1.77753106405329" calcext:value-type="float">
            <text:p>1.777531064053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55]" office:value-type="float" office:value="0.0166029169029018" calcext:value-type="float">
            <text:p>1.66029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1636177" calcext:value-type="float">
            <text:p>1.63618E-02</text:p>
          </table:table-cell>
          <table:table-cell/>
          <table:table-cell table:formula="of:=100*([.E22]-[.I22])/[.E22]" office:value-type="float" office:value="1.45243696822698" calcext:value-type="float">
            <text:p>1.452436968226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55]" office:value-type="float" office:value="0.0174082389322269" calcext:value-type="float">
            <text:p>1.74082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1720895" calcext:value-type="float">
            <text:p>1.72090E-02</text:p>
          </table:table-cell>
          <table:table-cell/>
          <table:table-cell table:formula="of:=100*([.E23]-[.I23])/[.E23]" office:value-type="float" office:value="1.1447966276357" calcext:value-type="float">
            <text:p>1.14479662763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55]" office:value-type="float" office:value="0.0181933356670772" calcext:value-type="float">
            <text:p>1.81933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1805986" calcext:value-type="float">
            <text:p>1.80599E-02</text:p>
          </table:table-cell>
          <table:table-cell/>
          <table:table-cell table:formula="of:=100*([.E24]-[.I24])/[.E24]" office:value-type="float" office:value="0.733651428851295" calcext:value-type="float">
            <text:p>0.7336514288512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55]" office:value-type="float" office:value="0.0189916881692523" calcext:value-type="float">
            <text:p>1.89917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1891467" calcext:value-type="float">
            <text:p>1.89147E-02</text:p>
          </table:table-cell>
          <table:table-cell/>
          <table:table-cell table:formula="of:=100*([.E25]-[.I25])/[.E25]" office:value-type="float" office:value="0.405536193338267" calcext:value-type="float">
            <text:p>0.4055361933382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55]" office:value-type="float" office:value="0.0197982401151333" calcext:value-type="float">
            <text:p>1.97982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1977358" calcext:value-type="float">
            <text:p>1.97736E-02</text:p>
          </table:table-cell>
          <table:table-cell/>
          <table:table-cell table:formula="of:=100*([.E26]-[.I26])/[.E26]" office:value-type="float" office:value="0.1245571070454" calcext:value-type="float">
            <text:p>0.12455710704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55]" office:value-type="float" office:value="0.0205599684354215" calcext:value-type="float">
            <text:p>2.05600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2063677" calcext:value-type="float">
            <text:p>2.06368E-02</text:p>
          </table:table-cell>
          <table:table-cell/>
          <table:table-cell table:formula="of:=100*([.E27]-[.I27])/[.E27]" office:value-type="float" office:value="-0.373549039336895" calcext:value-type="float">
            <text:p>-0.373549039336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55]" office:value-type="float" office:value="0.0213124040528429" calcext:value-type="float">
            <text:p>2.13124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2150443" calcext:value-type="float">
            <text:p>2.15044E-02</text:p>
          </table:table-cell>
          <table:table-cell/>
          <table:table-cell table:formula="of:=100*([.E28]-[.I28])/[.E28]" office:value-type="float" office:value="-0.901005567842012" calcext:value-type="float">
            <text:p>-0.901005567842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55]" office:value-type="float" office:value="0.0220940843528157" calcext:value-type="float">
            <text:p>2.20941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2232122" calcext:value-type="float">
            <text:p>2.23212E-02</text:p>
          </table:table-cell>
          <table:table-cell/>
          <table:table-cell table:formula="of:=100*([.E29]-[.I29])/[.E29]" office:value-type="float" office:value="-1.02803829096148" calcext:value-type="float">
            <text:p>-1.02803829096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55]" office:value-type="float" office:value="0.0228364073229997" calcext:value-type="float">
            <text:p>2.28364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2305872" calcext:value-type="float">
            <text:p>2.30587E-02</text:p>
          </table:table-cell>
          <table:table-cell/>
          <table:table-cell table:formula="of:=100*([.E30]-[.I30])/[.E30]" office:value-type="float" office:value="-0.973501102235096" calcext:value-type="float">
            <text:p>-0.9735011022350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55]" office:value-type="float" office:value="0.023562741377957" calcext:value-type="float">
            <text:p>2.35627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2377165" calcext:value-type="float">
            <text:p>2.37717E-02</text:p>
          </table:table-cell>
          <table:table-cell/>
          <table:table-cell table:formula="of:=100*([.E31]-[.I31])/[.E31]" office:value-type="float" office:value="-0.88660575903306" calcext:value-type="float">
            <text:p>-0.886605759033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55]" office:value-type="float" office:value="0.0241979249503824" calcext:value-type="float">
            <text:p>2.41979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2445925" calcext:value-type="float">
            <text:p>2.44593E-02</text:p>
          </table:table-cell>
          <table:table-cell/>
          <table:table-cell table:formula="of:=100*([.E32]-[.I32])/[.E32]" office:value-type="float" office:value="-1.0799481780087" calcext:value-type="float">
            <text:p>-1.0799481780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55]" office:value-type="float" office:value="0.0248958342671589" calcext:value-type="float">
            <text:p>2.48958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251208" calcext:value-type="float">
            <text:p>2.51208E-02</text:p>
          </table:table-cell>
          <table:table-cell/>
          <table:table-cell table:formula="of:=100*([.E33]-[.I33])/[.E33]" office:value-type="float" office:value="-0.903628014337685" calcext:value-type="float">
            <text:p>-0.9036280143376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55]" office:value-type="float" office:value="0.0255148922669625" calcext:value-type="float">
            <text:p>2.55149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2575559" calcext:value-type="float">
            <text:p>2.57556E-02</text:p>
          </table:table-cell>
          <table:table-cell/>
          <table:table-cell table:formula="of:=100*([.E34]-[.I34])/[.E34]" office:value-type="float" office:value="-0.94336174544286" calcext:value-type="float">
            <text:p>-0.943361745442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55]" office:value-type="float" office:value="0.0261400998495457" calcext:value-type="float">
            <text:p>2.61401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2636294" calcext:value-type="float">
            <text:p>2.63629E-02</text:p>
          </table:table-cell>
          <table:table-cell/>
          <table:table-cell table:formula="of:=100*([.E35]-[.I35])/[.E35]" office:value-type="float" office:value="-0.852483929812524" calcext:value-type="float">
            <text:p>-0.852483929812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55]" office:value-type="float" office:value="0.026730049824193" calcext:value-type="float">
            <text:p>2.67300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269422" calcext:value-type="float">
            <text:p>2.69422E-02</text:p>
          </table:table-cell>
          <table:table-cell/>
          <table:table-cell table:formula="of:=100*([.E36]-[.I36])/[.E36]" office:value-type="float" office:value="-0.793676694216228" calcext:value-type="float">
            <text:p>-0.7936766942162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55]" office:value-type="float" office:value="0.0272858354500653" calcext:value-type="float">
            <text:p>2.72858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2749277" calcext:value-type="float">
            <text:p>2.74928E-02</text:p>
          </table:table-cell>
          <table:table-cell/>
          <table:table-cell table:formula="of:=100*([.E37]-[.I37])/[.E37]" office:value-type="float" office:value="-0.758395506391662" calcext:value-type="float">
            <text:p>-0.7583955063916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55]" office:value-type="float" office:value="0.0278002138852222" calcext:value-type="float">
            <text:p>2.78002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2801404" calcext:value-type="float">
            <text:p>2.80140E-02</text:p>
          </table:table-cell>
          <table:table-cell/>
          <table:table-cell table:formula="of:=100*([.E38]-[.I38])/[.E38]" office:value-type="float" office:value="-0.769152768610322" calcext:value-type="float">
            <text:p>-0.769152768610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55]" office:value-type="float" office:value="0.0282921805075827" calcext:value-type="float">
            <text:p>2.82922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2850548" calcext:value-type="float">
            <text:p>2.85055E-02</text:p>
          </table:table-cell>
          <table:table-cell/>
          <table:table-cell table:formula="of:=100*([.E39]-[.I39])/[.E39]" office:value-type="float" office:value="-0.753916766366226" calcext:value-type="float">
            <text:p>-0.7539167663662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55]" office:value-type="float" office:value="0.0287370003286337" calcext:value-type="float">
            <text:p>2.87370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2896655" calcext:value-type="float">
            <text:p>2.89666E-02</text:p>
          </table:table-cell>
          <table:table-cell/>
          <table:table-cell table:formula="of:=100*([.E40]-[.I40])/[.E40]" office:value-type="float" office:value="-0.798794824585664" calcext:value-type="float">
            <text:p>-0.7987948245856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55]" office:value-type="float" office:value="0.0291864665011181" calcext:value-type="float">
            <text:p>2.91865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2939677" calcext:value-type="float">
            <text:p>2.93968E-02</text:p>
          </table:table-cell>
          <table:table-cell/>
          <table:table-cell table:formula="of:=100*([.E41]-[.I41])/[.E41]" office:value-type="float" office:value="-0.720551420206579" calcext:value-type="float">
            <text:p>-0.7205514202065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55]" office:value-type="float" office:value="0.0296098311111383" calcext:value-type="float">
            <text:p>2.96098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2979568" calcext:value-type="float">
            <text:p>2.97957E-02</text:p>
          </table:table-cell>
          <table:table-cell/>
          <table:table-cell table:formula="of:=100*([.E42]-[.I42])/[.E42]" office:value-type="float" office:value="-0.627659401919948" calcext:value-type="float">
            <text:p>-0.627659401919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55]" office:value-type="float" office:value="0.0299330258505502" calcext:value-type="float">
            <text:p>2.99330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3016286" calcext:value-type="float">
            <text:p>3.01629E-02</text:p>
          </table:table-cell>
          <table:table-cell/>
          <table:table-cell table:formula="of:=100*([.E43]-[.I43])/[.E43]" office:value-type="float" office:value="-0.76782798570834" calcext:value-type="float">
            <text:p>-0.767827985708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55]" office:value-type="float" office:value="0.0302932547440341" calcext:value-type="float">
            <text:p>3.0293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304979" calcext:value-type="float">
            <text:p>3.04979E-02</text:p>
          </table:table-cell>
          <table:table-cell/>
          <table:table-cell table:formula="of:=100*([.E44]-[.I44])/[.E44]" office:value-type="float" office:value="-0.675547271810264" calcext:value-type="float">
            <text:p>-0.6755472718102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55]" office:value-type="float" office:value="0.0305800986163493" calcext:value-type="float">
            <text:p>3.05801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3080047" calcext:value-type="float">
            <text:p>3.08005E-02</text:p>
          </table:table-cell>
          <table:table-cell/>
          <table:table-cell table:formula="of:=100*([.E45]-[.I45])/[.E45]" office:value-type="float" office:value="-0.720636602305911" calcext:value-type="float">
            <text:p>-0.7206366023059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55]" office:value-type="float" office:value="0.0308212989187011" calcext:value-type="float">
            <text:p>3.0821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3107023" calcext:value-type="float">
            <text:p>3.10702E-02</text:p>
          </table:table-cell>
          <table:table-cell/>
          <table:table-cell table:formula="of:=100*([.E46]-[.I46])/[.E46]" office:value-type="float" office:value="-0.807659281185793" calcext:value-type="float">
            <text:p>-0.8076592811857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55]" office:value-type="float" office:value="0.0310506100276791" calcext:value-type="float">
            <text:p>3.10506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313069" calcext:value-type="float">
            <text:p>3.13069E-02</text:p>
          </table:table-cell>
          <table:table-cell/>
          <table:table-cell table:formula="of:=100*([.E47]-[.I47])/[.E47]" office:value-type="float" office:value="-0.82539432266355" calcext:value-type="float">
            <text:p>-0.825394322663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55]" office:value-type="float" office:value="0.0313035628660095" calcext:value-type="float">
            <text:p>3.13036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3151023" calcext:value-type="float">
            <text:p>3.15102E-02</text:p>
          </table:table-cell>
          <table:table-cell/>
          <table:table-cell table:formula="of:=100*([.E48]-[.I48])/[.E48]" office:value-type="float" office:value="-0.660203232696235" calcext:value-type="float">
            <text:p>-0.6602032326962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55]" office:value-type="float" office:value="0.0314448666125431" calcext:value-type="float">
            <text:p>3.14449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3168001" calcext:value-type="float">
            <text:p>3.16800E-02</text:p>
          </table:table-cell>
          <table:table-cell/>
          <table:table-cell table:formula="of:=100*([.E49]-[.I49])/[.E49]" office:value-type="float" office:value="-0.7477957860478" calcext:value-type="float">
            <text:p>-0.74779578604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55]" office:value-type="float" office:value="0.0316335904751764" calcext:value-type="float">
            <text:p>3.16336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3181604" calcext:value-type="float">
            <text:p>3.18160E-02</text:p>
          </table:table-cell>
          <table:table-cell/>
          <table:table-cell table:formula="of:=100*([.E50]-[.I50])/[.E50]" office:value-type="float" office:value="-0.576758825296242" calcext:value-type="float">
            <text:p>-0.5767588252962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55]" office:value-type="float" office:value="0.0317343069753652" calcext:value-type="float">
            <text:p>3.17343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3191819" calcext:value-type="float">
            <text:p>3.19182E-02</text:p>
          </table:table-cell>
          <table:table-cell/>
          <table:table-cell table:formula="of:=100*([.E51]-[.I51])/[.E51]" office:value-type="float" office:value="-0.579445534378879" calcext:value-type="float">
            <text:p>-0.5794455343788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55]" office:value-type="float" office:value="0.0317997658676181" calcext:value-type="float">
            <text:p>3.17998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3198636" calcext:value-type="float">
            <text:p>3.19864E-02</text:p>
          </table:table-cell>
          <table:table-cell/>
          <table:table-cell table:formula="of:=100*([.E52]-[.I52])/[.E52]" office:value-type="float" office:value="-0.586778321446336" calcext:value-type="float">
            <text:p>-0.586778321446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55]" office:value-type="float" office:value="0.0318335202442079" calcext:value-type="float">
            <text:p>3.18335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3202046" calcext:value-type="float">
            <text:p>3.20205E-02</text:p>
          </table:table-cell>
          <table:table-cell/>
          <table:table-cell table:formula="of:=100*([.E53]-[.I53])/[.E53]" office:value-type="float" office:value="-0.58724185813586" calcext:value-type="float">
            <text:p>-0.58724185813586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53])" office:value-type="float" office:value="731.75696" calcext:value-type="float">
            <text:p>7.31757E+02</text:p>
          </table:table-cell>
          <table:table-cell table:formula="of:=SUM([.E4:.E5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4" table:style-name="ta1">
        <table:shapes>
          <draw:frame draw:z-index="0" draw:style-name="gr1" draw:text-style-name="P1" svg:width="21.036cm" svg:height="10.971cm" svg:x="26.293cm" svg:y="1.487cm">
            <draw:object draw:notify-on-update-of-ranges="Diff4.C4:Diff4.C103 Diff4.E3:Diff4.E3 Diff4.E4:Diff4.E103 Diff4.H4:Diff4.H103 Diff4.I3:Diff4.I3 Diff4.I4:Diff4.I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6.05911" calcext:value-type="float">
            <text:p>6.05911E+00</text:p>
          </table:table-cell>
          <table:table-cell table:formula="of:=[.D4]/[.$D$105]" office:value-type="float" office:value="0.00967534729219427" calcext:value-type="float">
            <text:p>9.67535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938242" calcext:value-type="float">
            <text:p>9.38242E-03</text:p>
          </table:table-cell>
          <table:table-cell/>
          <table:table-cell table:formula="of:=100*([.E4]-[.I4])/[.E4]" office:value-type="float" office:value="3.02756359382151" calcext:value-type="float">
            <text:p>3.02756359382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6.05961" calcext:value-type="float">
            <text:p>6.05961E+00</text:p>
          </table:table-cell>
          <table:table-cell table:formula="of:=[.D5]/[.$D$105]" office:value-type="float" office:value="0.00967614570543418" calcext:value-type="float">
            <text:p>9.67615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9384451" calcext:value-type="float">
            <text:p>9.38445E-03</text:p>
          </table:table-cell>
          <table:table-cell/>
          <table:table-cell table:formula="of:=100*([.E5]-[.I5])/[.E5]" office:value-type="float" office:value="3.01457537240645" calcext:value-type="float">
            <text:p>3.01457537240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6.05463" calcext:value-type="float">
            <text:p>6.05463E+00</text:p>
          </table:table-cell>
          <table:table-cell table:formula="of:=[.D6]/[.$D$105]" office:value-type="float" office:value="0.00966819350956464" calcext:value-type="float">
            <text:p>9.66819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9388514" calcext:value-type="float">
            <text:p>9.38851E-03</text:p>
          </table:table-cell>
          <table:table-cell/>
          <table:table-cell table:formula="of:=100*([.E6]-[.I6])/[.E6]" office:value-type="float" office:value="2.89277939346119" calcext:value-type="float">
            <text:p>2.89277939346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6.0622" calcext:value-type="float">
            <text:p>6.06220E+00</text:p>
          </table:table-cell>
          <table:table-cell table:formula="of:=[.D7]/[.$D$105]" office:value-type="float" office:value="0.00968028148601694" calcext:value-type="float">
            <text:p>9.68028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9394609" calcext:value-type="float">
            <text:p>9.39461E-03</text:p>
          </table:table-cell>
          <table:table-cell/>
          <table:table-cell table:formula="of:=100*([.E7]-[.I7])/[.E7]" office:value-type="float" office:value="2.95107623088843" calcext:value-type="float">
            <text:p>2.95107623088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6.06071" calcext:value-type="float">
            <text:p>6.06071E+00</text:p>
          </table:table-cell>
          <table:table-cell table:formula="of:=[.D8]/[.$D$105]" office:value-type="float" office:value="0.00967790221456199" calcext:value-type="float">
            <text:p>9.67790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9402737" calcext:value-type="float">
            <text:p>9.40274E-03</text:p>
          </table:table-cell>
          <table:table-cell/>
          <table:table-cell table:formula="of:=100*([.E8]-[.I8])/[.E8]" office:value-type="float" office:value="2.84323201931058" calcext:value-type="float">
            <text:p>2.84323201931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6.06748" calcext:value-type="float">
            <text:p>6.06748E+00</text:p>
          </table:table-cell>
          <table:table-cell table:formula="of:=[.D9]/[.$D$105]" office:value-type="float" office:value="0.00968871272983044" calcext:value-type="float">
            <text:p>9.68871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9412901" calcext:value-type="float">
            <text:p>9.41290E-03</text:p>
          </table:table-cell>
          <table:table-cell/>
          <table:table-cell table:formula="of:=100*([.E9]-[.I9])/[.E9]" office:value-type="float" office:value="2.8467324558116" calcext:value-type="float">
            <text:p>2.8467324558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6.07082" calcext:value-type="float">
            <text:p>6.07082E+00</text:p>
          </table:table-cell>
          <table:table-cell table:formula="of:=[.D10]/[.$D$105]" office:value-type="float" office:value="0.00969404613027306" calcext:value-type="float">
            <text:p>9.6940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9425103" calcext:value-type="float">
            <text:p>9.42510E-03</text:p>
          </table:table-cell>
          <table:table-cell/>
          <table:table-cell table:formula="of:=100*([.E10]-[.I10])/[.E10]" office:value-type="float" office:value="2.77431246621772" calcext:value-type="float">
            <text:p>2.77431246621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6.07069" calcext:value-type="float">
            <text:p>6.07069E+00</text:p>
          </table:table-cell>
          <table:table-cell table:formula="of:=[.D11]/[.$D$105]" office:value-type="float" office:value="0.00969383854283069" calcext:value-type="float">
            <text:p>9.69384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9439345" calcext:value-type="float">
            <text:p>9.43935E-03</text:p>
          </table:table-cell>
          <table:table-cell/>
          <table:table-cell table:formula="of:=100*([.E11]-[.I11])/[.E11]" office:value-type="float" office:value="2.62531237451754" calcext:value-type="float">
            <text:p>2.62531237451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06918" calcext:value-type="float">
            <text:p>6.06918E+00</text:p>
          </table:table-cell>
          <table:table-cell table:formula="of:=[.D12]/[.$D$105]" office:value-type="float" office:value="0.00969142733484614" calcext:value-type="float">
            <text:p>9.69143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945563" calcext:value-type="float">
            <text:p>9.45563E-03</text:p>
          </table:table-cell>
          <table:table-cell/>
          <table:table-cell table:formula="of:=100*([.E12]-[.I12])/[.E12]" office:value-type="float" office:value="2.43305064052145" calcext:value-type="float">
            <text:p>2.43305064052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06485" calcext:value-type="float">
            <text:p>6.06485E+00</text:p>
          </table:table-cell>
          <table:table-cell table:formula="of:=[.D13]/[.$D$105]" office:value-type="float" office:value="0.00968451307618848" calcext:value-type="float">
            <text:p>9.6845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9473962" calcext:value-type="float">
            <text:p>9.47396E-03</text:p>
          </table:table-cell>
          <table:table-cell/>
          <table:table-cell table:formula="of:=100*([.E13]-[.I13])/[.E13]" office:value-type="float" office:value="2.17410079920456" calcext:value-type="float">
            <text:p>2.174100799204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6.07501" calcext:value-type="float">
            <text:p>6.07501E+00</text:p>
          </table:table-cell>
          <table:table-cell table:formula="of:=[.D14]/[.$D$105]" office:value-type="float" office:value="0.00970073683322354" calcext:value-type="float">
            <text:p>9.70074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494345" calcext:value-type="float">
            <text:p>9.49435E-03</text:p>
          </table:table-cell>
          <table:table-cell/>
          <table:table-cell table:formula="of:=100*([.E14]-[.I14])/[.E14]" office:value-type="float" office:value="2.12758924164072" calcext:value-type="float">
            <text:p>2.12758924164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6.06769" calcext:value-type="float">
            <text:p>6.06769E+00</text:p>
          </table:table-cell>
          <table:table-cell table:formula="of:=[.D15]/[.$D$105]" office:value-type="float" office:value="0.0096890480633912" calcext:value-type="float">
            <text:p>9.68905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9516783" calcext:value-type="float">
            <text:p>9.51678E-03</text:p>
          </table:table-cell>
          <table:table-cell/>
          <table:table-cell table:formula="of:=100*([.E15]-[.I15])/[.E15]" office:value-type="float" office:value="1.7779358948799" calcext:value-type="float">
            <text:p>1.77793589487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6.06967" calcext:value-type="float">
            <text:p>6.06967E+00</text:p>
          </table:table-cell>
          <table:table-cell table:formula="of:=[.D16]/[.$D$105]" office:value-type="float" office:value="0.00969220977982126" calcext:value-type="float">
            <text:p>9.6922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9541281" calcext:value-type="float">
            <text:p>9.54128E-03</text:p>
          </table:table-cell>
          <table:table-cell/>
          <table:table-cell table:formula="of:=100*([.E16]-[.I16])/[.E16]" office:value-type="float" office:value="1.55721742770659" calcext:value-type="float">
            <text:p>1.55721742770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6.06626" calcext:value-type="float">
            <text:p>6.06626E+00</text:p>
          </table:table-cell>
          <table:table-cell table:formula="of:=[.D17]/[.$D$105]" office:value-type="float" office:value="0.00968676460152504" calcext:value-type="float">
            <text:p>9.68676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9567845" calcext:value-type="float">
            <text:p>9.56785E-03</text:p>
          </table:table-cell>
          <table:table-cell/>
          <table:table-cell table:formula="of:=100*([.E17]-[.I17])/[.E17]" office:value-type="float" office:value="1.22765037055119" calcext:value-type="float">
            <text:p>1.22765037055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6.07036" calcext:value-type="float">
            <text:p>6.07036E+00</text:p>
          </table:table-cell>
          <table:table-cell table:formula="of:=[.D18]/[.$D$105]" office:value-type="float" office:value="0.00969331159009234" calcext:value-type="float">
            <text:p>9.69331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959648" calcext:value-type="float">
            <text:p>9.59648E-03</text:p>
          </table:table-cell>
          <table:table-cell/>
          <table:table-cell table:formula="of:=100*([.E18]-[.I18])/[.E18]" office:value-type="float" office:value="0.998952619982966" calcext:value-type="float">
            <text:p>0.998952619982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6.07314" calcext:value-type="float">
            <text:p>6.07314E+00</text:p>
          </table:table-cell>
          <table:table-cell table:formula="of:=[.D19]/[.$D$105]" office:value-type="float" office:value="0.00969775076770627" calcext:value-type="float">
            <text:p>9.69775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9627192" calcext:value-type="float">
            <text:p>9.62719E-03</text:p>
          </table:table-cell>
          <table:table-cell/>
          <table:table-cell table:formula="of:=100*([.E19]-[.I19])/[.E19]" office:value-type="float" office:value="0.727578687021193" calcext:value-type="float">
            <text:p>0.7275786870211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6.0695" calcext:value-type="float">
            <text:p>6.06950E+00</text:p>
          </table:table-cell>
          <table:table-cell table:formula="of:=[.D20]/[.$D$105]" office:value-type="float" office:value="0.00969193831931969" calcext:value-type="float">
            <text:p>9.69194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9659988" calcext:value-type="float">
            <text:p>9.65999E-03</text:p>
          </table:table-cell>
          <table:table-cell/>
          <table:table-cell table:formula="of:=100*([.E20]-[.I20])/[.E20]" office:value-type="float" office:value="0.32965871497549" calcext:value-type="float">
            <text:p>0.329658714975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06812" calcext:value-type="float">
            <text:p>6.06812E+00</text:p>
          </table:table-cell>
          <table:table-cell table:formula="of:=[.D21]/[.$D$105]" office:value-type="float" office:value="0.00968973469877753" calcext:value-type="float">
            <text:p>9.68973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9694876" calcext:value-type="float">
            <text:p>9.69488E-03</text:p>
          </table:table-cell>
          <table:table-cell/>
          <table:table-cell table:formula="of:=100*([.E21]-[.I21])/[.E21]" office:value-type="float" office:value="-0.0530592568558441" calcext:value-type="float">
            <text:p>-0.053059256855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06885" calcext:value-type="float">
            <text:p>6.06885E+00</text:p>
          </table:table-cell>
          <table:table-cell table:formula="of:=[.D22]/[.$D$105]" office:value-type="float" office:value="0.0096909003821078" calcext:value-type="float">
            <text:p>9.69090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9731862" calcext:value-type="float">
            <text:p>9.73186E-03</text:p>
          </table:table-cell>
          <table:table-cell/>
          <table:table-cell table:formula="of:=100*([.E22]-[.I22])/[.E22]" office:value-type="float" office:value="-0.422681239896212" calcext:value-type="float">
            <text:p>-0.422681239896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0694" calcext:value-type="float">
            <text:p>6.06940E+00</text:p>
          </table:table-cell>
          <table:table-cell table:formula="of:=[.D23]/[.$D$105]" office:value-type="float" office:value="0.00969177863667171" calcext:value-type="float">
            <text:p>9.69178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9770954" calcext:value-type="float">
            <text:p>9.77095E-03</text:p>
          </table:table-cell>
          <table:table-cell/>
          <table:table-cell table:formula="of:=100*([.E23]-[.I23])/[.E23]" office:value-type="float" office:value="-0.816933261648282" calcext:value-type="float">
            <text:p>-0.816933261648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6.07395" calcext:value-type="float">
            <text:p>6.07395E+00</text:p>
          </table:table-cell>
          <table:table-cell table:formula="of:=[.D24]/[.$D$105]" office:value-type="float" office:value="0.00969904419715493" calcext:value-type="float">
            <text:p>9.6990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812162" calcext:value-type="float">
            <text:p>9.81216E-03</text:p>
          </table:table-cell>
          <table:table-cell/>
          <table:table-cell table:formula="of:=100*([.E24]-[.I24])/[.E24]" office:value-type="float" office:value="-1.16627783671979" calcext:value-type="float">
            <text:p>-1.166277836719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6.07624" calcext:value-type="float">
            <text:p>6.07624E+00</text:p>
          </table:table-cell>
          <table:table-cell table:formula="of:=[.D25]/[.$D$105]" office:value-type="float" office:value="0.00970270092979374" calcext:value-type="float">
            <text:p>9.70270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855494" calcext:value-type="float">
            <text:p>9.85549E-03</text:p>
          </table:table-cell>
          <table:table-cell/>
          <table:table-cell table:formula="of:=100*([.E25]-[.I25])/[.E25]" office:value-type="float" office:value="-1.57474780797468" calcext:value-type="float">
            <text:p>-1.57474780797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6.07437" calcext:value-type="float">
            <text:p>6.07437E+00</text:p>
          </table:table-cell>
          <table:table-cell table:formula="of:=[.D26]/[.$D$105]" office:value-type="float" office:value="0.00969971486427645" calcext:value-type="float">
            <text:p>9.69971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900959" calcext:value-type="float">
            <text:p>9.90096E-03</text:p>
          </table:table-cell>
          <table:table-cell/>
          <table:table-cell table:formula="of:=100*([.E26]-[.I26])/[.E26]" office:value-type="float" office:value="-2.07474279955093" calcext:value-type="float">
            <text:p>-2.07474279955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6.07182" calcext:value-type="float">
            <text:p>6.07182E+00</text:p>
          </table:table-cell>
          <table:table-cell table:formula="of:=[.D27]/[.$D$105]" office:value-type="float" office:value="0.00969564295675289" calcext:value-type="float">
            <text:p>9.69564E-03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09948568" calcext:value-type="float">
            <text:p>9.94857E-03</text:p>
          </table:table-cell>
          <table:table-cell/>
          <table:table-cell table:formula="of:=100*([.E27]-[.I27])/[.E27]" office:value-type="float" office:value="-2.60864642371088" calcext:value-type="float">
            <text:p>-2.608646423710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6.0863" calcext:value-type="float">
            <text:p>6.08630E+00</text:p>
          </table:table-cell>
          <table:table-cell table:formula="of:=[.D28]/[.$D$105]" office:value-type="float" office:value="0.00971876500418081" calcext:value-type="float">
            <text:p>9.71877E-03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0999833" calcext:value-type="float">
            <text:p>9.99833E-03</text:p>
          </table:table-cell>
          <table:table-cell/>
          <table:table-cell table:formula="of:=100*([.E28]-[.I28])/[.E28]" office:value-type="float" office:value="-2.87654857071786" calcext:value-type="float">
            <text:p>-2.87654857071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6.07606" calcext:value-type="float">
            <text:p>6.07606E+00</text:p>
          </table:table-cell>
          <table:table-cell table:formula="of:=[.D29]/[.$D$105]" office:value-type="float" office:value="0.00970241350102736" calcext:value-type="float">
            <text:p>9.70241E-03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004695" calcext:value-type="float">
            <text:p>1.00470E-02</text:p>
          </table:table-cell>
          <table:table-cell/>
          <table:table-cell table:formula="of:=100*([.E29]-[.I29])/[.E29]" office:value-type="float" office:value="-3.55103911965981" calcext:value-type="float">
            <text:p>-3.55103911965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6.08014" calcext:value-type="float">
            <text:p>6.08014E+00</text:p>
          </table:table-cell>
          <table:table-cell table:formula="of:=[.D30]/[.$D$105]" office:value-type="float" office:value="0.00970892855306506" calcext:value-type="float">
            <text:p>9.70893E-03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009052" calcext:value-type="float">
            <text:p>1.00905E-02</text:p>
          </table:table-cell>
          <table:table-cell/>
          <table:table-cell table:formula="of:=100*([.E30]-[.I30])/[.E30]" office:value-type="float" office:value="-3.93031470825346" calcext:value-type="float">
            <text:p>-3.930314708253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6.09469" calcext:value-type="float">
            <text:p>6.09469E+00</text:p>
          </table:table-cell>
          <table:table-cell table:formula="of:=[.D31]/[.$D$105]" office:value-type="float" office:value="0.00973216237834657" calcext:value-type="float">
            <text:p>9.73216E-03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013232" calcext:value-type="float">
            <text:p>1.01323E-02</text:p>
          </table:table-cell>
          <table:table-cell/>
          <table:table-cell table:formula="of:=100*([.E31]-[.I31])/[.E31]" office:value-type="float" office:value="-4.1117030943067" calcext:value-type="float">
            <text:p>-4.11170309430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6.09602" calcext:value-type="float">
            <text:p>6.09602E+00</text:p>
          </table:table-cell>
          <table:table-cell table:formula="of:=[.D32]/[.$D$105]" office:value-type="float" office:value="0.00973428615756474" calcext:value-type="float">
            <text:p>9.73429E-03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017236" calcext:value-type="float">
            <text:p>1.01724E-02</text:p>
          </table:table-cell>
          <table:table-cell/>
          <table:table-cell table:formula="of:=100*([.E32]-[.I32])/[.E32]" office:value-type="float" office:value="-4.50031810596423" calcext:value-type="float">
            <text:p>-4.500318105964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6.1001" calcext:value-type="float">
            <text:p>6.10010E+00</text:p>
          </table:table-cell>
          <table:table-cell table:formula="of:=[.D33]/[.$D$105]" office:value-type="float" office:value="0.00974080120960245" calcext:value-type="float">
            <text:p>9.74080E-03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021063" calcext:value-type="float">
            <text:p>1.02106E-02</text:p>
          </table:table-cell>
          <table:table-cell/>
          <table:table-cell table:formula="of:=100*([.E33]-[.I33])/[.E33]" office:value-type="float" office:value="-4.82330744964182" calcext:value-type="float">
            <text:p>-4.82330744964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6.10848" calcext:value-type="float">
            <text:p>6.10848E+00</text:p>
          </table:table-cell>
          <table:table-cell table:formula="of:=[.D34]/[.$D$105]" office:value-type="float" office:value="0.00975418261550341" calcext:value-type="float">
            <text:p>9.75418E-03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024712" calcext:value-type="float">
            <text:p>1.02471E-02</text:p>
          </table:table-cell>
          <table:table-cell/>
          <table:table-cell table:formula="of:=100*([.E34]-[.I34])/[.E34]" office:value-type="float" office:value="-5.05360012137883" calcext:value-type="float">
            <text:p>-5.053600121378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6.11962" calcext:value-type="float">
            <text:p>6.11962E+00</text:p>
          </table:table-cell>
          <table:table-cell table:formula="of:=[.D35]/[.$D$105]" office:value-type="float" office:value="0.0097719712624887" calcext:value-type="float">
            <text:p>9.77197E-03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028182" calcext:value-type="float">
            <text:p>1.02818E-02</text:p>
          </table:table-cell>
          <table:table-cell/>
          <table:table-cell table:formula="of:=100*([.E35]-[.I35])/[.E35]" office:value-type="float" office:value="-5.21746046745389" calcext:value-type="float">
            <text:p>-5.217460467453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6.1244" calcext:value-type="float">
            <text:p>6.12440E+00</text:p>
          </table:table-cell>
          <table:table-cell table:formula="of:=[.D36]/[.$D$105]" office:value-type="float" office:value="0.00977960409306228" calcext:value-type="float">
            <text:p>9.77960E-03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031473" calcext:value-type="float">
            <text:p>1.03147E-02</text:p>
          </table:table-cell>
          <table:table-cell/>
          <table:table-cell table:formula="of:=100*([.E36]-[.I36])/[.E36]" office:value-type="float" office:value="-5.47185654803084" calcext:value-type="float">
            <text:p>-5.471856548030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6.13403" calcext:value-type="float">
            <text:p>6.13403E+00</text:p>
          </table:table-cell>
          <table:table-cell table:formula="of:=[.D37]/[.$D$105]" office:value-type="float" office:value="0.00979498153206303" calcext:value-type="float">
            <text:p>9.79498E-03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034584" calcext:value-type="float">
            <text:p>1.03458E-02</text:p>
          </table:table-cell>
          <table:table-cell/>
          <table:table-cell table:formula="of:=100*([.E37]-[.I37])/[.E37]" office:value-type="float" office:value="-5.62388470191377" calcext:value-type="float">
            <text:p>-5.623884701913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6.13374" calcext:value-type="float">
            <text:p>6.13374E+00</text:p>
          </table:table-cell>
          <table:table-cell table:formula="of:=[.D38]/[.$D$105]" office:value-type="float" office:value="0.00979451845238388" calcext:value-type="float">
            <text:p>9.79452E-03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037515" calcext:value-type="float">
            <text:p>1.03752E-02</text:p>
          </table:table-cell>
          <table:table-cell/>
          <table:table-cell table:formula="of:=100*([.E38]-[.I38])/[.E38]" office:value-type="float" office:value="-5.92812755868362" calcext:value-type="float">
            <text:p>-5.928127558683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6.13307" calcext:value-type="float">
            <text:p>6.13307E+00</text:p>
          </table:table-cell>
          <table:table-cell table:formula="of:=[.D39]/[.$D$105]" office:value-type="float" office:value="0.00979344857864239" calcext:value-type="float">
            <text:p>9.79345E-03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040265" calcext:value-type="float">
            <text:p>1.04027E-02</text:p>
          </table:table-cell>
          <table:table-cell/>
          <table:table-cell table:formula="of:=100*([.E39]-[.I39])/[.E39]" office:value-type="float" office:value="-6.22049951521834" calcext:value-type="float">
            <text:p>-6.22049951521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6.14131" calcext:value-type="float">
            <text:p>6.14131E+00</text:p>
          </table:table-cell>
          <table:table-cell table:formula="of:=[.D40]/[.$D$105]" office:value-type="float" office:value="0.00980660642883618" calcext:value-type="float">
            <text:p>9.80661E-03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042834" calcext:value-type="float">
            <text:p>1.04283E-02</text:p>
          </table:table-cell>
          <table:table-cell/>
          <table:table-cell table:formula="of:=100*([.E40]-[.I40])/[.E40]" office:value-type="float" office:value="-6.33994619520592" calcext:value-type="float">
            <text:p>-6.33994619520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6.1516" calcext:value-type="float">
            <text:p>6.15160E+00</text:p>
          </table:table-cell>
          <table:table-cell table:formula="of:=[.D41]/[.$D$105]" office:value-type="float" office:value="0.00982303777331362" calcext:value-type="float">
            <text:p>9.82304E-03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045221" calcext:value-type="float">
            <text:p>1.04522E-02</text:p>
          </table:table-cell>
          <table:table-cell/>
          <table:table-cell table:formula="of:=100*([.E41]-[.I41])/[.E41]" office:value-type="float" office:value="-6.40506777237143" calcext:value-type="float">
            <text:p>-6.40506777237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6.15772" calcext:value-type="float">
            <text:p>6.15772E+00</text:p>
          </table:table-cell>
          <table:table-cell table:formula="of:=[.D42]/[.$D$105]" office:value-type="float" office:value="0.00983281035137017" calcext:value-type="float">
            <text:p>9.83281E-03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047426" calcext:value-type="float">
            <text:p>1.04743E-02</text:p>
          </table:table-cell>
          <table:table-cell/>
          <table:table-cell table:formula="of:=100*([.E42]-[.I42])/[.E42]" office:value-type="float" office:value="-6.52356371889598" calcext:value-type="float">
            <text:p>-6.523563718895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6.16895" calcext:value-type="float">
            <text:p>6.16895E+00</text:p>
          </table:table-cell>
          <table:table-cell table:formula="of:=[.D43]/[.$D$105]" office:value-type="float" office:value="0.00985074271273864" calcext:value-type="float">
            <text:p>9.85074E-03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049448" calcext:value-type="float">
            <text:p>1.04945E-02</text:p>
          </table:table-cell>
          <table:table-cell/>
          <table:table-cell table:formula="of:=100*([.E43]-[.I43])/[.E43]" office:value-type="float" office:value="-6.53491118419831" calcext:value-type="float">
            <text:p>-6.534911184198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6.17767" calcext:value-type="float">
            <text:p>6.17767E+00</text:p>
          </table:table-cell>
          <table:table-cell table:formula="of:=[.D44]/[.$D$105]" office:value-type="float" office:value="0.00986466703964275" calcext:value-type="float">
            <text:p>9.86467E-03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051288" calcext:value-type="float">
            <text:p>1.05129E-02</text:p>
          </table:table-cell>
          <table:table-cell/>
          <table:table-cell table:formula="of:=100*([.E44]-[.I44])/[.E44]" office:value-type="float" office:value="-6.57105767231985" calcext:value-type="float">
            <text:p>-6.57105767231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6.19035" calcext:value-type="float">
            <text:p>6.19035E+00</text:p>
          </table:table-cell>
          <table:table-cell table:formula="of:=[.D45]/[.$D$105]" office:value-type="float" office:value="0.00988491479940698" calcext:value-type="float">
            <text:p>9.88491E-03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052945" calcext:value-type="float">
            <text:p>1.05295E-02</text:p>
          </table:table-cell>
          <table:table-cell/>
          <table:table-cell table:formula="of:=100*([.E45]-[.I45])/[.E45]" office:value-type="float" office:value="-6.52039206884911" calcext:value-type="float">
            <text:p>-6.520392068849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6.19771" calcext:value-type="float">
            <text:p>6.19771E+00</text:p>
          </table:table-cell>
          <table:table-cell table:formula="of:=[.D46]/[.$D$105]" office:value-type="float" office:value="0.00989666744229851" calcext:value-type="float">
            <text:p>9.89667E-03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054418" calcext:value-type="float">
            <text:p>1.05442E-02</text:p>
          </table:table-cell>
          <table:table-cell/>
          <table:table-cell table:formula="of:=100*([.E46]-[.I46])/[.E46]" office:value-type="float" office:value="-6.54273331378205" calcext:value-type="float">
            <text:p>-6.542733313782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6.2082" calcext:value-type="float">
            <text:p>6.20820E+00</text:p>
          </table:table-cell>
          <table:table-cell table:formula="of:=[.D47]/[.$D$105]" office:value-type="float" office:value="0.00991341815207192" calcext:value-type="float">
            <text:p>9.91342E-03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055708" calcext:value-type="float">
            <text:p>1.05571E-02</text:p>
          </table:table-cell>
          <table:table-cell/>
          <table:table-cell table:formula="of:=100*([.E47]-[.I47])/[.E47]" office:value-type="float" office:value="-6.49283464143554" calcext:value-type="float">
            <text:p>-6.492834641435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6.23126" calcext:value-type="float">
            <text:p>6.23126E+00</text:p>
          </table:table-cell>
          <table:table-cell table:formula="of:=[.D48]/[.$D$105]" office:value-type="float" office:value="0.00995024097069676" calcext:value-type="float">
            <text:p>9.95024E-03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056814" calcext:value-type="float">
            <text:p>1.05681E-02</text:p>
          </table:table-cell>
          <table:table-cell/>
          <table:table-cell table:formula="of:=100*([.E48]-[.I48])/[.E48]" office:value-type="float" office:value="-6.20989010339484" calcext:value-type="float">
            <text:p>-6.209890103394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6.23301" calcext:value-type="float">
            <text:p>6.23301E+00</text:p>
          </table:table-cell>
          <table:table-cell table:formula="of:=[.D49]/[.$D$105]" office:value-type="float" office:value="0.00995303541703646" calcext:value-type="float">
            <text:p>9.95304E-03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057735" calcext:value-type="float">
            <text:p>1.05774E-02</text:p>
          </table:table-cell>
          <table:table-cell/>
          <table:table-cell table:formula="of:=100*([.E49]-[.I49])/[.E49]" office:value-type="float" office:value="-6.27260485675463" calcext:value-type="float">
            <text:p>-6.272604856754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6.23744" calcext:value-type="float">
            <text:p>6.23744E+00</text:p>
          </table:table-cell>
          <table:table-cell table:formula="of:=[.D50]/[.$D$105]" office:value-type="float" office:value="0.0099601093583421" calcext:value-type="float">
            <text:p>9.96011E-03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058473" calcext:value-type="float">
            <text:p>1.05847E-02</text:p>
          </table:table-cell>
          <table:table-cell/>
          <table:table-cell table:formula="of:=100*([.E50]-[.I50])/[.E50]" office:value-type="float" office:value="-6.27122272643266" calcext:value-type="float">
            <text:p>-6.271222726432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6.25994" calcext:value-type="float">
            <text:p>6.25994E+00</text:p>
          </table:table-cell>
          <table:table-cell table:formula="of:=[.D51]/[.$D$105]" office:value-type="float" office:value="0.00999603795413825" calcext:value-type="float">
            <text:p>9.99604E-03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059026" calcext:value-type="float">
            <text:p>1.05903E-02</text:p>
          </table:table-cell>
          <table:table-cell/>
          <table:table-cell table:formula="of:=100*([.E51]-[.I51])/[.E51]" office:value-type="float" office:value="-5.94457572678334" calcext:value-type="float">
            <text:p>-5.944575726783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6.2746" calcext:value-type="float">
            <text:p>6.27460E+00</text:p>
          </table:table-cell>
          <table:table-cell table:formula="of:=[.D52]/[.$D$105]" office:value-type="float" office:value="0.0100194474303325" calcext:value-type="float">
            <text:p>1.00194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059395" calcext:value-type="float">
            <text:p>1.05940E-02</text:p>
          </table:table-cell>
          <table:table-cell/>
          <table:table-cell table:formula="of:=100*([.E52]-[.I52])/[.E52]" office:value-type="float" office:value="-5.73387478363561" calcext:value-type="float">
            <text:p>-5.73387478363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6.28543" calcext:value-type="float">
            <text:p>6.28543E+00</text:p>
          </table:table-cell>
          <table:table-cell table:formula="of:=[.D53]/[.$D$105]" office:value-type="float" office:value="0.0100367410611091" calcext:value-type="float">
            <text:p>1.00367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05958" calcext:value-type="float">
            <text:p>1.05958E-02</text:p>
          </table:table-cell>
          <table:table-cell/>
          <table:table-cell table:formula="of:=100*([.E53]-[.I53])/[.E53]" office:value-type="float" office:value="-5.57012416168824" calcext:value-type="float">
            <text:p>-5.57012416168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6.29486" calcext:value-type="float">
            <text:p>6.29486E+00</text:p>
          </table:table-cell>
          <table:table-cell table:formula="of:=[.D54]/[.$D$105]" office:value-type="float" office:value="0.0100517991348139" calcext:value-type="float">
            <text:p>1.00518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05958" calcext:value-type="float">
            <text:p>1.05958E-02</text:p>
          </table:table-cell>
          <table:table-cell/>
          <table:table-cell table:formula="of:=100*([.E54]-[.I54])/[.E54]" office:value-type="float" office:value="-5.41197508913623" calcext:value-type="float">
            <text:p>-5.411975089136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6.30682" calcext:value-type="float">
            <text:p>6.30682E+00</text:p>
          </table:table-cell>
          <table:table-cell table:formula="of:=[.D55]/[.$D$105]" office:value-type="float" office:value="0.0100708971795126" calcext:value-type="float">
            <text:p>1.00709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059395" calcext:value-type="float">
            <text:p>1.05940E-02</text:p>
          </table:table-cell>
          <table:table-cell/>
          <table:table-cell table:formula="of:=100*([.E55]-[.I55])/[.E55]" office:value-type="float" office:value="-5.19370629214091" calcext:value-type="float">
            <text:p>-5.193706292140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6.33123" calcext:value-type="float">
            <text:p>6.33123E+00</text:p>
          </table:table-cell>
          <table:table-cell table:formula="of:=[.D56]/[.$D$105]" office:value-type="float" office:value="0.0101098757138852" calcext:value-type="float">
            <text:p>1.01099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059026" calcext:value-type="float">
            <text:p>1.05903E-02</text:p>
          </table:table-cell>
          <table:table-cell/>
          <table:table-cell table:formula="of:=100*([.E56]-[.I56])/[.E56]" office:value-type="float" office:value="-4.75163394397616" calcext:value-type="float">
            <text:p>-4.751633943976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6.34732" calcext:value-type="float">
            <text:p>6.34732E+00</text:p>
          </table:table-cell>
          <table:table-cell table:formula="of:=[.D57]/[.$D$105]" office:value-type="float" office:value="0.0101355686519457" calcext:value-type="float">
            <text:p>1.01356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058473" calcext:value-type="float">
            <text:p>1.05847E-02</text:p>
          </table:table-cell>
          <table:table-cell/>
          <table:table-cell table:formula="of:=100*([.E57]-[.I57])/[.E57]" office:value-type="float" office:value="-4.4315357478054" calcext:value-type="float">
            <text:p>-4.43153574780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6.34884" calcext:value-type="float">
            <text:p>6.34884E+00</text:p>
          </table:table-cell>
          <table:table-cell table:formula="of:=[.D58]/[.$D$105]" office:value-type="float" office:value="0.010137995828195" calcext:value-type="float">
            <text:p>1.01380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057735" calcext:value-type="float">
            <text:p>1.05774E-02</text:p>
          </table:table-cell>
          <table:table-cell/>
          <table:table-cell table:formula="of:=100*([.E58]-[.I58])/[.E58]" office:value-type="float" office:value="-4.33373794239581" calcext:value-type="float">
            <text:p>-4.333737942395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6.35611" calcext:value-type="float">
            <text:p>6.35611E+00</text:p>
          </table:table-cell>
          <table:table-cell table:formula="of:=[.D59]/[.$D$105]" office:value-type="float" office:value="0.0101496047567034" calcext:value-type="float">
            <text:p>1.01496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056814" calcext:value-type="float">
            <text:p>1.05681E-02</text:p>
          </table:table-cell>
          <table:table-cell/>
          <table:table-cell table:formula="of:=100*([.E59]-[.I59])/[.E59]" office:value-type="float" office:value="-4.12366051023033" calcext:value-type="float">
            <text:p>-4.123660510230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6.38034" calcext:value-type="float">
            <text:p>6.38034E+00</text:p>
          </table:table-cell>
          <table:table-cell table:formula="of:=[.D60]/[.$D$105]" office:value-type="float" office:value="0.0101882958623096" calcext:value-type="float">
            <text:p>1.01883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055708" calcext:value-type="float">
            <text:p>1.05571E-02</text:p>
          </table:table-cell>
          <table:table-cell/>
          <table:table-cell table:formula="of:=100*([.E60]-[.I60])/[.E60]" office:value-type="float" office:value="-3.61968422074061" calcext:value-type="float">
            <text:p>-3.619684220740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6.38774" calcext:value-type="float">
            <text:p>6.38774E+00</text:p>
          </table:table-cell>
          <table:table-cell table:formula="of:=[.D61]/[.$D$105]" office:value-type="float" office:value="0.0102001123782603" calcext:value-type="float">
            <text:p>1.0200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054418" calcext:value-type="float">
            <text:p>1.05442E-02</text:p>
          </table:table-cell>
          <table:table-cell/>
          <table:table-cell table:formula="of:=100*([.E61]-[.I61])/[.E61]" office:value-type="float" office:value="-3.37317481396553" calcext:value-type="float">
            <text:p>-3.373174813965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6.39194" calcext:value-type="float">
            <text:p>6.39194E+00</text:p>
          </table:table-cell>
          <table:table-cell table:formula="of:=[.D62]/[.$D$105]" office:value-type="float" office:value="0.0102068190494756" calcext:value-type="float">
            <text:p>1.02068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052945" calcext:value-type="float">
            <text:p>1.05295E-02</text:p>
          </table:table-cell>
          <table:table-cell/>
          <table:table-cell table:formula="of:=100*([.E62]-[.I62])/[.E62]" office:value-type="float" office:value="-3.16093534097633" calcext:value-type="float">
            <text:p>-3.160935340976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6.3986" calcext:value-type="float">
            <text:p>6.39860E+00</text:p>
          </table:table-cell>
          <table:table-cell table:formula="of:=[.D63]/[.$D$105]" office:value-type="float" office:value="0.0102174539138313" calcext:value-type="float">
            <text:p>1.02175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051288" calcext:value-type="float">
            <text:p>1.05129E-02</text:p>
          </table:table-cell>
          <table:table-cell/>
          <table:table-cell table:formula="of:=100*([.E63]-[.I63])/[.E63]" office:value-type="float" office:value="-2.89138652995345" calcext:value-type="float">
            <text:p>-2.891386529953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6.40267" calcext:value-type="float">
            <text:p>6.40267E+00</text:p>
          </table:table-cell>
          <table:table-cell table:formula="of:=[.D64]/[.$D$105]" office:value-type="float" office:value="0.0102239529976042" calcext:value-type="float">
            <text:p>1.02240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049448" calcext:value-type="float">
            <text:p>1.04945E-02</text:p>
          </table:table-cell>
          <table:table-cell/>
          <table:table-cell table:formula="of:=100*([.E64]-[.I64])/[.E64]" office:value-type="float" office:value="-2.64601179660363" calcext:value-type="float">
            <text:p>-2.646011796603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6.40664" calcext:value-type="float">
            <text:p>6.40664E+00</text:p>
          </table:table-cell>
          <table:table-cell table:formula="of:=[.D65]/[.$D$105]" office:value-type="float" office:value="0.0102302923987291" calcext:value-type="float">
            <text:p>1.02303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047426" calcext:value-type="float">
            <text:p>1.04743E-02</text:p>
          </table:table-cell>
          <table:table-cell/>
          <table:table-cell table:formula="of:=100*([.E65]-[.I65])/[.E65]" office:value-type="float" office:value="-2.38475687460512" calcext:value-type="float">
            <text:p>-2.384756874605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6.4129" calcext:value-type="float">
            <text:p>6.41290E+00</text:p>
          </table:table-cell>
          <table:table-cell table:formula="of:=[.D66]/[.$D$105]" office:value-type="float" office:value="0.0102402885324928" calcext:value-type="float">
            <text:p>1.02403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045221" calcext:value-type="float">
            <text:p>1.04522E-02</text:p>
          </table:table-cell>
          <table:table-cell/>
          <table:table-cell table:formula="of:=100*([.E66]-[.I66])/[.E66]" office:value-type="float" office:value="-2.06948726917932" calcext:value-type="float">
            <text:p>-2.069487269179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6.41606" calcext:value-type="float">
            <text:p>6.41606E+00</text:p>
          </table:table-cell>
          <table:table-cell table:formula="of:=[.D67]/[.$D$105]" office:value-type="float" office:value="0.0102453345041691" calcext:value-type="float">
            <text:p>1.02453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042834" calcext:value-type="float">
            <text:p>1.04283E-02</text:p>
          </table:table-cell>
          <table:table-cell/>
          <table:table-cell table:formula="of:=100*([.E67]-[.I67])/[.E67]" office:value-type="float" office:value="-1.78623251155383" calcext:value-type="float">
            <text:p>-1.786232511553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6.42158" calcext:value-type="float">
            <text:p>6.42158E+00</text:p>
          </table:table-cell>
          <table:table-cell table:formula="of:=[.D68]/[.$D$105]" office:value-type="float" office:value="0.0102541489863377" calcext:value-type="float">
            <text:p>1.02541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040265" calcext:value-type="float">
            <text:p>1.04027E-02</text:p>
          </table:table-cell>
          <table:table-cell/>
          <table:table-cell table:formula="of:=100*([.E68]-[.I68])/[.E68]" office:value-type="float" office:value="-1.44820417433095" calcext:value-type="float">
            <text:p>-1.448204174330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6.42478" calcext:value-type="float">
            <text:p>6.42478E+00</text:p>
          </table:table-cell>
          <table:table-cell table:formula="of:=[.D69]/[.$D$105]" office:value-type="float" office:value="0.0102592588310732" calcext:value-type="float">
            <text:p>1.02593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037515" calcext:value-type="float">
            <text:p>1.03752E-02</text:p>
          </table:table-cell>
          <table:table-cell/>
          <table:table-cell table:formula="of:=100*([.E69]-[.I69])/[.E69]" office:value-type="float" office:value="-1.12962515942959" calcext:value-type="float">
            <text:p>-1.129625159429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6.42707" calcext:value-type="float">
            <text:p>6.42707E+00</text:p>
          </table:table-cell>
          <table:table-cell table:formula="of:=[.D70]/[.$D$105]" office:value-type="float" office:value="0.010262915563712" calcext:value-type="float">
            <text:p>1.02629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034584" calcext:value-type="float">
            <text:p>1.03458E-02</text:p>
          </table:table-cell>
          <table:table-cell/>
          <table:table-cell table:formula="of:=100*([.E70]-[.I70])/[.E70]" office:value-type="float" office:value="-0.808000765213405" calcext:value-type="float">
            <text:p>-0.8080007652134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6.42975" calcext:value-type="float">
            <text:p>6.42975E+00</text:p>
          </table:table-cell>
          <table:table-cell table:formula="of:=[.D71]/[.$D$105]" office:value-type="float" office:value="0.0102671950586779" calcext:value-type="float">
            <text:p>1.02672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031473" calcext:value-type="float">
            <text:p>1.03147E-02</text:p>
          </table:table-cell>
          <table:table-cell/>
          <table:table-cell table:formula="of:=100*([.E71]-[.I71])/[.E71]" office:value-type="float" office:value="-0.462978847196244" calcext:value-type="float">
            <text:p>-0.4629788471962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6.43874" calcext:value-type="float">
            <text:p>6.43874E+00</text:p>
          </table:table-cell>
          <table:table-cell table:formula="of:=[.D72]/[.$D$105]" office:value-type="float" office:value="0.0102815505287316" calcext:value-type="float">
            <text:p>1.0281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028182" calcext:value-type="float">
            <text:p>1.02818E-02</text:p>
          </table:table-cell>
          <table:table-cell/>
          <table:table-cell table:formula="of:=100*([.E72]-[.I72])/[.E72]" office:value-type="float" office:value="-0.0026209205279586" calcext:value-type="float">
            <text:p>-0.0026209205279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6.44007" calcext:value-type="float">
            <text:p>6.44007E+00</text:p>
          </table:table-cell>
          <table:table-cell table:formula="of:=[.D73]/[.$D$105]" office:value-type="float" office:value="0.0102836743079498" calcext:value-type="float">
            <text:p>1.02837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024712" calcext:value-type="float">
            <text:p>1.02471E-02</text:p>
          </table:table-cell>
          <table:table-cell/>
          <table:table-cell table:formula="of:=100*([.E73]-[.I73])/[.E73]" office:value-type="float" office:value="0.355459603786909" calcext:value-type="float">
            <text:p>0.3554596037869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6.43973" calcext:value-type="float">
            <text:p>6.43973E+00</text:p>
          </table:table-cell>
          <table:table-cell table:formula="of:=[.D74]/[.$D$105]" office:value-type="float" office:value="0.0102831313869466" calcext:value-type="float">
            <text:p>1.02831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021063" calcext:value-type="float">
            <text:p>1.02106E-02</text:p>
          </table:table-cell>
          <table:table-cell/>
          <table:table-cell table:formula="of:=100*([.E74]-[.I74])/[.E74]" office:value-type="float" office:value="0.705051644469552" calcext:value-type="float">
            <text:p>0.7050516444695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6.44028" calcext:value-type="float">
            <text:p>6.44028E+00</text:p>
          </table:table-cell>
          <table:table-cell table:formula="of:=[.D75]/[.$D$105]" office:value-type="float" office:value="0.0102840096415105" calcext:value-type="float">
            <text:p>1.0284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017236" calcext:value-type="float">
            <text:p>1.01724E-02</text:p>
          </table:table-cell>
          <table:table-cell/>
          <table:table-cell table:formula="of:=100*([.E75]-[.I75])/[.E75]" office:value-type="float" office:value="1.08566255188903" calcext:value-type="float">
            <text:p>1.085662551889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6.43647" calcext:value-type="float">
            <text:p>6.43647E+00</text:p>
          </table:table-cell>
          <table:table-cell table:formula="of:=[.D76]/[.$D$105]" office:value-type="float" office:value="0.0102779257326224" calcext:value-type="float">
            <text:p>1.02779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013232" calcext:value-type="float">
            <text:p>1.01323E-02</text:p>
          </table:table-cell>
          <table:table-cell/>
          <table:table-cell table:formula="of:=100*([.E76]-[.I76])/[.E76]" office:value-type="float" office:value="1.41668403148929" calcext:value-type="float">
            <text:p>1.416684031489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6.43293" calcext:value-type="float">
            <text:p>6.43293E+00</text:p>
          </table:table-cell>
          <table:table-cell table:formula="of:=[.D77]/[.$D$105]" office:value-type="float" office:value="0.0102722729668838" calcext:value-type="float">
            <text:p>1.02723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009052" calcext:value-type="float">
            <text:p>1.00905E-02</text:p>
          </table:table-cell>
          <table:table-cell/>
          <table:table-cell table:formula="of:=100*([.E77]-[.I77])/[.E77]" office:value-type="float" office:value="1.76935491755076" calcext:value-type="float">
            <text:p>1.769354917550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6.43294" calcext:value-type="float">
            <text:p>6.43294E+00</text:p>
          </table:table-cell>
          <table:table-cell table:formula="of:=[.D78]/[.$D$105]" office:value-type="float" office:value="0.0102722889351486" calcext:value-type="float">
            <text:p>1.02723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004695" calcext:value-type="float">
            <text:p>1.00470E-02</text:p>
          </table:table-cell>
          <table:table-cell/>
          <table:table-cell table:formula="of:=100*([.E78]-[.I78])/[.E78]" office:value-type="float" office:value="2.19365845890058" calcext:value-type="float">
            <text:p>2.193658458900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6.43703" calcext:value-type="float">
            <text:p>6.43703E+00</text:p>
          </table:table-cell>
          <table:table-cell table:formula="of:=[.D79]/[.$D$105]" office:value-type="float" office:value="0.0102788199554511" calcext:value-type="float">
            <text:p>1.02788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0999833" calcext:value-type="float">
            <text:p>9.99833E-03</text:p>
          </table:table-cell>
          <table:table-cell/>
          <table:table-cell table:formula="of:=100*([.E79]-[.I79])/[.E79]" office:value-type="float" office:value="2.72881475370473" calcext:value-type="float">
            <text:p>2.728814753704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6.43825" calcext:value-type="float">
            <text:p>6.43825E+00</text:p>
          </table:table-cell>
          <table:table-cell table:formula="of:=[.D80]/[.$D$105]" office:value-type="float" office:value="0.0102807680837565" calcext:value-type="float">
            <text:p>1.02808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09948568" calcext:value-type="float">
            <text:p>9.94857E-03</text:p>
          </table:table-cell>
          <table:table-cell/>
          <table:table-cell table:formula="of:=100*([.E80]-[.I80])/[.E80]" office:value-type="float" office:value="3.23127689536501" calcext:value-type="float">
            <text:p>3.231276895365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6.42731" calcext:value-type="float">
            <text:p>6.42731E+00</text:p>
          </table:table-cell>
          <table:table-cell table:formula="of:=[.D81]/[.$D$105]" office:value-type="float" office:value="0.0102632988020672" calcext:value-type="float">
            <text:p>1.02633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900959" calcext:value-type="float">
            <text:p>9.90096E-03</text:p>
          </table:table-cell>
          <table:table-cell/>
          <table:table-cell table:formula="of:=100*([.E81]-[.I81])/[.E81]" office:value-type="float" office:value="3.53044190815316" calcext:value-type="float">
            <text:p>3.530441908153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6.4295" calcext:value-type="float">
            <text:p>6.42950E+00</text:p>
          </table:table-cell>
          <table:table-cell table:formula="of:=[.D82]/[.$D$105]" office:value-type="float" office:value="0.010266795852058" calcext:value-type="float">
            <text:p>1.02668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855494" calcext:value-type="float">
            <text:p>9.85549E-03</text:p>
          </table:table-cell>
          <table:table-cell/>
          <table:table-cell table:formula="of:=100*([.E82]-[.I82])/[.E82]" office:value-type="float" office:value="4.00613646150896" calcext:value-type="float">
            <text:p>4.006136461508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6.4303" calcext:value-type="float">
            <text:p>6.43030E+00</text:p>
          </table:table-cell>
          <table:table-cell table:formula="of:=[.D83]/[.$D$105]" office:value-type="float" office:value="0.0102680733132418" calcext:value-type="float">
            <text:p>1.02681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812162" calcext:value-type="float">
            <text:p>9.81216E-03</text:p>
          </table:table-cell>
          <table:table-cell/>
          <table:table-cell table:formula="of:=100*([.E83]-[.I83])/[.E83]" office:value-type="float" office:value="4.44008626870532" calcext:value-type="float">
            <text:p>4.440086268705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6.42937" calcext:value-type="float">
            <text:p>6.42937E+00</text:p>
          </table:table-cell>
          <table:table-cell table:formula="of:=[.D84]/[.$D$105]" office:value-type="float" office:value="0.0102665882646156" calcext:value-type="float">
            <text:p>1.02666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9770954" calcext:value-type="float">
            <text:p>9.77095E-03</text:p>
          </table:table-cell>
          <table:table-cell/>
          <table:table-cell table:formula="of:=100*([.E84]-[.I84])/[.E84]" office:value-type="float" office:value="4.82764334013315" calcext:value-type="float">
            <text:p>4.827643340133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6.4255" calcext:value-type="float">
            <text:p>6.42550E+00</text:p>
          </table:table-cell>
          <table:table-cell table:formula="of:=[.D85]/[.$D$105]" office:value-type="float" office:value="0.0102604085461387" calcext:value-type="float">
            <text:p>1.02604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9731862" calcext:value-type="float">
            <text:p>9.73186E-03</text:p>
          </table:table-cell>
          <table:table-cell/>
          <table:table-cell table:formula="of:=100*([.E85]-[.I85])/[.E85]" office:value-type="float" office:value="5.15132066878155" calcext:value-type="float">
            <text:p>5.151320668781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6.42124" calcext:value-type="float">
            <text:p>6.42124E+00</text:p>
          </table:table-cell>
          <table:table-cell table:formula="of:=[.D86]/[.$D$105]" office:value-type="float" office:value="0.0102536060653346" calcext:value-type="float">
            <text:p>1.02536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9694876" calcext:value-type="float">
            <text:p>9.69488E-03</text:p>
          </table:table-cell>
          <table:table-cell/>
          <table:table-cell table:formula="of:=100*([.E86]-[.I86])/[.E86]" office:value-type="float" office:value="5.44910797015653" calcext:value-type="float">
            <text:p>5.449107970156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6.41214" calcext:value-type="float">
            <text:p>6.41214E+00</text:p>
          </table:table-cell>
          <table:table-cell table:formula="of:=[.D87]/[.$D$105]" office:value-type="float" office:value="0.0102390749443682" calcext:value-type="float">
            <text:p>1.02391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9659988" calcext:value-type="float">
            <text:p>9.65999E-03</text:p>
          </table:table-cell>
          <table:table-cell/>
          <table:table-cell table:formula="of:=100*([.E87]-[.I87])/[.E87]" office:value-type="float" office:value="5.65565685879345" calcext:value-type="float">
            <text:p>5.655656858793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6.41885" calcext:value-type="float">
            <text:p>6.41885E+00</text:p>
          </table:table-cell>
          <table:table-cell table:formula="of:=[.D88]/[.$D$105]" office:value-type="float" office:value="0.0102497896500478" calcext:value-type="float">
            <text:p>1.02498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9627192" calcext:value-type="float">
            <text:p>9.62719E-03</text:p>
          </table:table-cell>
          <table:table-cell/>
          <table:table-cell table:formula="of:=100*([.E88]-[.I88])/[.E88]" office:value-type="float" office:value="6.07424807049483" calcext:value-type="float">
            <text:p>6.074248070494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6.42465" calcext:value-type="float">
            <text:p>6.42465E+00</text:p>
          </table:table-cell>
          <table:table-cell table:formula="of:=[.D89]/[.$D$105]" office:value-type="float" office:value="0.0102590512436308" calcext:value-type="float">
            <text:p>1.0259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959648" calcext:value-type="float">
            <text:p>9.59648E-03</text:p>
          </table:table-cell>
          <table:table-cell/>
          <table:table-cell table:formula="of:=100*([.E89]-[.I89])/[.E89]" office:value-type="float" office:value="6.45840660989155" calcext:value-type="float">
            <text:p>6.458406609891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6.4192" calcext:value-type="float">
            <text:p>6.41920E+00</text:p>
          </table:table-cell>
          <table:table-cell table:formula="of:=[.D90]/[.$D$105]" office:value-type="float" office:value="0.0102503485393158" calcext:value-type="float">
            <text:p>1.02503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9567845" calcext:value-type="float">
            <text:p>9.56785E-03</text:p>
          </table:table-cell>
          <table:table-cell/>
          <table:table-cell table:formula="of:=100*([.E90]-[.I90])/[.E90]" office:value-type="float" office:value="6.65834470601632" calcext:value-type="float">
            <text:p>6.65834470601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6.41685" calcext:value-type="float">
            <text:p>6.41685E+00</text:p>
          </table:table-cell>
          <table:table-cell table:formula="of:=[.D91]/[.$D$105]" office:value-type="float" office:value="0.0102465959970882" calcext:value-type="float">
            <text:p>1.02466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9541281" calcext:value-type="float">
            <text:p>9.54128E-03</text:p>
          </table:table-cell>
          <table:table-cell/>
          <table:table-cell table:formula="of:=100*([.E91]-[.I91])/[.E91]" office:value-type="float" office:value="6.88340788773743" calcext:value-type="float">
            <text:p>6.883407887737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6.42552" calcext:value-type="float">
            <text:p>6.42552E+00</text:p>
          </table:table-cell>
          <table:table-cell table:formula="of:=[.D92]/[.$D$105]" office:value-type="float" office:value="0.0102604404826683" calcext:value-type="float">
            <text:p>1.026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9516783" calcext:value-type="float">
            <text:p>9.51678E-03</text:p>
          </table:table-cell>
          <table:table-cell/>
          <table:table-cell table:formula="of:=100*([.E92]-[.I92])/[.E92]" office:value-type="float" office:value="7.24781244942104" calcext:value-type="float">
            <text:p>7.24781244942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6.41188" calcext:value-type="float">
            <text:p>6.41188E+00</text:p>
          </table:table-cell>
          <table:table-cell table:formula="of:=[.D93]/[.$D$105]" office:value-type="float" office:value="0.0102386597694834" calcext:value-type="float">
            <text:p>1.02387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9494345" calcext:value-type="float">
            <text:p>9.49435E-03</text:p>
          </table:table-cell>
          <table:table-cell/>
          <table:table-cell table:formula="of:=100*([.E93]-[.I93])/[.E93]" office:value-type="float" office:value="7.26965038629229" calcext:value-type="float">
            <text:p>7.269650386292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41706" calcext:value-type="float">
            <text:p>6.41706E+00</text:p>
          </table:table-cell>
          <table:table-cell table:formula="of:=[.D94]/[.$D$105]" office:value-type="float" office:value="0.0102469313306489" calcext:value-type="float">
            <text:p>1.02469E-02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9473962" calcext:value-type="float">
            <text:p>9.47396E-03</text:p>
          </table:table-cell>
          <table:table-cell/>
          <table:table-cell table:formula="of:=100*([.E94]-[.I94])/[.E94]" office:value-type="float" office:value="7.54342256922264" calcext:value-type="float">
            <text:p>7.543422569222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41542" calcext:value-type="float">
            <text:p>6.41542E+00</text:p>
          </table:table-cell>
          <table:table-cell table:formula="of:=[.D95]/[.$D$105]" office:value-type="float" office:value="0.010244312535222" calcext:value-type="float">
            <text:p>1.02443E-02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945563" calcext:value-type="float">
            <text:p>9.45563E-03</text:p>
          </table:table-cell>
          <table:table-cell/>
          <table:table-cell table:formula="of:=100*([.E95]-[.I95])/[.E95]" office:value-type="float" office:value="7.69873559119122" calcext:value-type="float">
            <text:p>7.69873559119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6.41541" calcext:value-type="float">
            <text:p>6.41541E+00</text:p>
          </table:table-cell>
          <table:table-cell table:formula="of:=[.D96]/[.$D$105]" office:value-type="float" office:value="0.0102442965669572" calcext:value-type="float">
            <text:p>1.02443E-02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9439345" calcext:value-type="float">
            <text:p>9.43935E-03</text:p>
          </table:table-cell>
          <table:table-cell/>
          <table:table-cell table:formula="of:=100*([.E96]-[.I96])/[.E96]" office:value-type="float" office:value="7.85755821979576" calcext:value-type="float">
            <text:p>7.857558219795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6.42034" calcext:value-type="float">
            <text:p>6.42034E+00</text:p>
          </table:table-cell>
          <table:table-cell table:formula="of:=[.D97]/[.$D$105]" office:value-type="float" office:value="0.0102521689215028" calcext:value-type="float">
            <text:p>1.02522E-02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9425103" calcext:value-type="float">
            <text:p>9.42510E-03</text:p>
          </table:table-cell>
          <table:table-cell/>
          <table:table-cell table:formula="of:=100*([.E97]-[.I97])/[.E97]" office:value-type="float" office:value="8.06722877700618" calcext:value-type="float">
            <text:p>8.067228777006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6.41054" calcext:value-type="float">
            <text:p>6.41054E+00</text:p>
          </table:table-cell>
          <table:table-cell table:formula="of:=[.D98]/[.$D$105]" office:value-type="float" office:value="0.0102365200220004" calcext:value-type="float">
            <text:p>1.02365E-02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9412901" calcext:value-type="float">
            <text:p>9.41290E-03</text:p>
          </table:table-cell>
          <table:table-cell/>
          <table:table-cell table:formula="of:=100*([.E98]-[.I98])/[.E98]" office:value-type="float" office:value="8.04588883947184" calcext:value-type="float">
            <text:p>8.045888839471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6.40481" calcext:value-type="float">
            <text:p>6.40481E+00</text:p>
          </table:table-cell>
          <table:table-cell table:formula="of:=[.D99]/[.$D$105]" office:value-type="float" office:value="0.010227370206271" calcext:value-type="float">
            <text:p>1.02274E-02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9402737" calcext:value-type="float">
            <text:p>9.40274E-03</text:p>
          </table:table-cell>
          <table:table-cell/>
          <table:table-cell table:formula="of:=100*([.E99]-[.I99])/[.E99]" office:value-type="float" office:value="8.06300338835279" calcext:value-type="float">
            <text:p>8.063003388352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6.40372" calcext:value-type="float">
            <text:p>6.40372E+00</text:p>
          </table:table-cell>
          <table:table-cell table:formula="of:=[.D100]/[.$D$105]" office:value-type="float" office:value="0.010225629665408" calcext:value-type="float">
            <text:p>1.02256E-02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9394609" calcext:value-type="float">
            <text:p>9.39461E-03</text:p>
          </table:table-cell>
          <table:table-cell/>
          <table:table-cell table:formula="of:=100*([.E100]-[.I100])/[.E100]" office:value-type="float" office:value="8.12684101223849" calcext:value-type="float">
            <text:p>8.126841012238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6.39847" calcext:value-type="float">
            <text:p>6.39847E+00</text:p>
          </table:table-cell>
          <table:table-cell table:formula="of:=[.D101]/[.$D$105]" office:value-type="float" office:value="0.0102172463263889" calcext:value-type="float">
            <text:p>1.02172E-02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9388514" calcext:value-type="float">
            <text:p>9.38851E-03</text:p>
          </table:table-cell>
          <table:table-cell/>
          <table:table-cell table:formula="of:=100*([.E101]-[.I101])/[.E101]" office:value-type="float" office:value="8.1111123282647" calcext:value-type="float">
            <text:p>8.11111232826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6.40016" calcext:value-type="float">
            <text:p>6.40016E+00</text:p>
          </table:table-cell>
          <table:table-cell table:formula="of:=[.D102]/[.$D$105]" office:value-type="float" office:value="0.0102199449631398" calcext:value-type="float">
            <text:p>1.02199E-02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9384451" calcext:value-type="float">
            <text:p>9.38445E-03</text:p>
          </table:table-cell>
          <table:table-cell/>
          <table:table-cell table:formula="of:=100*([.E102]-[.I102])/[.E102]" office:value-type="float" office:value="8.17513172676743" calcext:value-type="float">
            <text:p>8.17513172676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6.40669" calcext:value-type="float">
            <text:p>6.40669E+00</text:p>
          </table:table-cell>
          <table:table-cell table:formula="of:=[.D103]/[.$D$105]" office:value-type="float" office:value="0.0102303722400531" calcext:value-type="float">
            <text:p>1.02304E-02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938242" calcext:value-type="float">
            <text:p>9.38242E-03</text:p>
          </table:table-cell>
          <table:table-cell/>
          <table:table-cell table:formula="of:=100*([.E103]-[.I103])/[.E103]" office:value-type="float" office:value="8.28857660460548" calcext:value-type="float">
            <text:p>8.28857660460548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626.24212" calcext:value-type="float">
            <text:p>6.26242E+02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5" table:style-name="ta1">
        <table:shapes>
          <draw:frame draw:z-index="0" draw:style-name="gr1" draw:text-style-name="P1" svg:width="21.036cm" svg:height="10.971cm" svg:x="26.541cm" svg:y="1.646cm">
            <draw:object draw:notify-on-update-of-ranges="Diff5.B4:Diff5.B53 Diff5.E4:Diff5.E4 Diff5.D4:Diff5.D53 Diff5.G4:Diff5.G53 Diff5.I4:Diff5.I4 Diff5.H4:Diff5.H53 Diff5.E54:Diff5.E54 Diff5.D54:Diff5.D103 Diff5.B54:Diff5.B103 Diff5.I54:Diff5.I54 Diff5.H54:Diff5.H103 Diff5.G54:Diff5.G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63264" calcext:value-type="float">
            <text:p>5.63264E+00</text:p>
          </table:table-cell>
          <table:table-cell table:formula="of:=[.C4]/[.$C$105]" office:value-type="float" office:value="0.00719198559703963" calcext:value-type="float">
            <text:p>7.1919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338337" calcext:value-type="float">
            <text:p>7.33834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2.0349234712124" calcext:value-type="float">
            <text:p>-2.034923471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244" calcext:value-type="float">
            <text:p>5.62440E+00</text:p>
          </table:table-cell>
          <table:table-cell table:formula="of:=[.C5]/[.$C$105]" office:value-type="float" office:value="0.00718146442733597" calcext:value-type="float">
            <text:p>7.18146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331305" calcext:value-type="float">
            <text:p>7.33131E-03</text:p>
          </table:table-cell>
          <table:table-cell/>
          <table:table-cell table:formula="of:=100*([.D5]-[.H5])/[.D5]" office:value-type="float" office:value="-2.08649049480312" calcext:value-type="float">
            <text:p>-2.08649049480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61587" calcext:value-type="float">
            <text:p>5.61587E+00</text:p>
          </table:table-cell>
          <table:table-cell table:formula="of:=[.C6]/[.$C$105]" office:value-type="float" office:value="0.00717057297374711" calcext:value-type="float">
            <text:p>7.17057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317248" calcext:value-type="float">
            <text:p>7.31725E-03</text:p>
          </table:table-cell>
          <table:table-cell/>
          <table:table-cell table:formula="of:=100*([.D6]-[.H6])/[.D6]" office:value-type="float" office:value="-2.04551333331237" calcext:value-type="float">
            <text:p>-2.04551333331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60072" calcext:value-type="float">
            <text:p>5.60072E+00</text:p>
          </table:table-cell>
          <table:table-cell table:formula="of:=[.C7]/[.$C$105]" office:value-type="float" office:value="0.00715122883284779" calcext:value-type="float">
            <text:p>7.15123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296178" calcext:value-type="float">
            <text:p>7.29618E-03</text:p>
          </table:table-cell>
          <table:table-cell/>
          <table:table-cell table:formula="of:=100*([.D7]-[.H7])/[.D7]" office:value-type="float" office:value="-2.0269127242358" calcext:value-type="float">
            <text:p>-2.0269127242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5724" calcext:value-type="float">
            <text:p>5.57240E+00</text:p>
          </table:table-cell>
          <table:table-cell table:formula="of:=[.C8]/[.$C$105]" office:value-type="float" office:value="0.00711506869619639" calcext:value-type="float">
            <text:p>7.11507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268117" calcext:value-type="float">
            <text:p>7.26812E-03</text:p>
          </table:table-cell>
          <table:table-cell/>
          <table:table-cell table:formula="of:=100*([.D8]-[.H8])/[.D8]" office:value-type="float" office:value="-2.15104463974371" calcext:value-type="float">
            <text:p>-2.15104463974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54439" calcext:value-type="float">
            <text:p>5.54439E+00</text:p>
          </table:table-cell>
          <table:table-cell table:formula="of:=[.C9]/[.$C$105]" office:value-type="float" office:value="0.00707930438024985" calcext:value-type="float">
            <text:p>7.07930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23309" calcext:value-type="float">
            <text:p>7.23309E-03</text:p>
          </table:table-cell>
          <table:table-cell/>
          <table:table-cell table:formula="of:=100*([.D9]-[.H9])/[.D9]" office:value-type="float" office:value="-2.17232670739777" calcext:value-type="float">
            <text:p>-2.17232670739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.50657" calcext:value-type="float">
            <text:p>5.50657E+00</text:p>
          </table:table-cell>
          <table:table-cell table:formula="of:=[.C10]/[.$C$105]" office:value-type="float" office:value="0.00703101425425564" calcext:value-type="float">
            <text:p>7.0310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91133" calcext:value-type="float">
            <text:p>7.19113E-03</text:p>
          </table:table-cell>
          <table:table-cell/>
          <table:table-cell table:formula="of:=100*([.D10]-[.H10])/[.D10]" office:value-type="float" office:value="-2.27732073857545" calcext:value-type="float">
            <text:p>-2.27732073857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.46083" calcext:value-type="float">
            <text:p>5.46083E+00</text:p>
          </table:table-cell>
          <table:table-cell table:formula="of:=[.C11]/[.$C$105]" office:value-type="float" office:value="0.00697261154767248" calcext:value-type="float">
            <text:p>6.97261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142284" calcext:value-type="float">
            <text:p>7.14228E-03</text:p>
          </table:table-cell>
          <table:table-cell/>
          <table:table-cell table:formula="of:=100*([.D11]-[.H11])/[.D11]" office:value-type="float" office:value="-2.43341323645317" calcext:value-type="float">
            <text:p>-2.43341323645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42833" calcext:value-type="float">
            <text:p>5.42833E+00</text:p>
          </table:table-cell>
          <table:table-cell table:formula="of:=[.C12]/[.$C$105]" office:value-type="float" office:value="0.00693111421571024" calcext:value-type="float">
            <text:p>6.93111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7086592" calcext:value-type="float">
            <text:p>7.08659E-03</text:p>
          </table:table-cell>
          <table:table-cell/>
          <table:table-cell table:formula="of:=100*([.D12]-[.H12])/[.D12]" office:value-type="float" office:value="-2.24318600806424" calcext:value-type="float">
            <text:p>-2.24318600806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38615" calcext:value-type="float">
            <text:p>5.38615E+00</text:p>
          </table:table-cell>
          <table:table-cell table:formula="of:=[.C13]/[.$C$105]" office:value-type="float" office:value="0.00687725706302817" calcext:value-type="float">
            <text:p>6.87726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7024108" calcext:value-type="float">
            <text:p>7.02411E-03</text:p>
          </table:table-cell>
          <table:table-cell/>
          <table:table-cell table:formula="of:=100*([.D13]-[.H13])/[.D13]" office:value-type="float" office:value="-2.13531260538881" calcext:value-type="float">
            <text:p>-2.13531260538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33181" calcext:value-type="float">
            <text:p>5.33181E+00</text:p>
          </table:table-cell>
          <table:table-cell table:formula="of:=[.C14]/[.$C$105]" office:value-type="float" office:value="0.0068078735239873" calcext:value-type="float">
            <text:p>6.80787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954894" calcext:value-type="float">
            <text:p>6.95489E-03</text:p>
          </table:table-cell>
          <table:table-cell/>
          <table:table-cell table:formula="of:=100*([.D14]-[.H14])/[.D14]" office:value-type="float" office:value="-2.15956532527632" calcext:value-type="float">
            <text:p>-2.15956532527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27451" calcext:value-type="float">
            <text:p>5.27451E+00</text:p>
          </table:table-cell>
          <table:table-cell table:formula="of:=[.C15]/[.$C$105]" office:value-type="float" office:value="0.00673471053563542" calcext:value-type="float">
            <text:p>6.73471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879015" calcext:value-type="float">
            <text:p>6.87902E-03</text:p>
          </table:table-cell>
          <table:table-cell/>
          <table:table-cell table:formula="of:=100*([.D15]-[.H15])/[.D15]" office:value-type="float" office:value="-2.14269735278189" calcext:value-type="float">
            <text:p>-2.14269735278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22284" calcext:value-type="float">
            <text:p>5.22284E+00</text:p>
          </table:table-cell>
          <table:table-cell table:formula="of:=[.C16]/[.$C$105]" office:value-type="float" office:value="0.00666873616202037" calcext:value-type="float">
            <text:p>6.6687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6796545" calcext:value-type="float">
            <text:p>6.79655E-03</text:p>
          </table:table-cell>
          <table:table-cell/>
          <table:table-cell table:formula="of:=100*([.D16]-[.H16])/[.D16]" office:value-type="float" office:value="-1.91653762983639" calcext:value-type="float">
            <text:p>-1.91653762983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1561" calcext:value-type="float">
            <text:p>5.15610E+00</text:p>
          </table:table-cell>
          <table:table-cell table:formula="of:=[.C17]/[.$C$105]" office:value-type="float" office:value="0.00658351979478469" calcext:value-type="float">
            <text:p>6.58352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6707563" calcext:value-type="float">
            <text:p>6.70756E-03</text:p>
          </table:table-cell>
          <table:table-cell/>
          <table:table-cell table:formula="of:=100*([.D17]-[.H17])/[.D17]" office:value-type="float" office:value="-1.88414722036043" calcext:value-type="float">
            <text:p>-1.88414722036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08396" calcext:value-type="float">
            <text:p>5.08396E+00</text:p>
          </table:table-cell>
          <table:table-cell table:formula="of:=[.C18]/[.$C$105]" office:value-type="float" office:value="0.00649140848623835" calcext:value-type="float">
            <text:p>6.4914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6612154" calcext:value-type="float">
            <text:p>6.61215E-03</text:p>
          </table:table-cell>
          <table:table-cell/>
          <table:table-cell table:formula="of:=100*([.D18]-[.H18])/[.D18]" office:value-type="float" office:value="-1.86008189158993" calcext:value-type="float">
            <text:p>-1.86008189158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.9938" calcext:value-type="float">
            <text:p>4.99380E+00</text:p>
          </table:table-cell>
          <table:table-cell table:formula="of:=[.C19]/[.$C$105]" office:value-type="float" office:value="0.00637628850317018" calcext:value-type="float">
            <text:p>6.37629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651041" calcext:value-type="float">
            <text:p>6.51041E-03</text:p>
          </table:table-cell>
          <table:table-cell/>
          <table:table-cell table:formula="of:=100*([.D19]-[.H19])/[.D19]" office:value-type="float" office:value="-2.10344147325105" calcext:value-type="float">
            <text:p>-2.10344147325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.91618" calcext:value-type="float">
            <text:p>4.91618E+00</text:p>
          </table:table-cell>
          <table:table-cell table:formula="of:=[.C20]/[.$C$105]" office:value-type="float" office:value="0.00627718010603452" calcext:value-type="float">
            <text:p>6.27718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6402428" calcext:value-type="float">
            <text:p>6.40243E-03</text:p>
          </table:table-cell>
          <table:table-cell/>
          <table:table-cell table:formula="of:=100*([.D20]-[.H20])/[.D20]" office:value-type="float" office:value="-1.9952891561145" calcext:value-type="float">
            <text:p>-1.9952891561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.83689" calcext:value-type="float">
            <text:p>4.83689E+00</text:p>
          </table:table-cell>
          <table:table-cell table:formula="of:=[.C21]/[.$C$105]" office:value-type="float" office:value="0.00617593938445649" calcext:value-type="float">
            <text:p>6.17594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6288314" calcext:value-type="float">
            <text:p>6.28831E-03</text:p>
          </table:table-cell>
          <table:table-cell/>
          <table:table-cell table:formula="of:=100*([.D21]-[.H21])/[.D21]" office:value-type="float" office:value="-1.81955502714832" calcext:value-type="float">
            <text:p>-1.81955502714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.72909" calcext:value-type="float">
            <text:p>4.72909E+00</text:p>
          </table:table-cell>
          <table:table-cell table:formula="of:=[.C22]/[.$C$105]" office:value-type="float" office:value="0.0060382959264402" calcext:value-type="float">
            <text:p>6.03830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6168175" calcext:value-type="float">
            <text:p>6.16818E-03</text:p>
          </table:table-cell>
          <table:table-cell/>
          <table:table-cell table:formula="of:=100*([.D22]-[.H22])/[.D22]" office:value-type="float" office:value="-2.15092263019261" calcext:value-type="float">
            <text:p>-2.15092263019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.61936" calcext:value-type="float">
            <text:p>4.61936E+00</text:p>
          </table:table-cell>
          <table:table-cell table:formula="of:=[.C23]/[.$C$105]" office:value-type="float" office:value="0.00589818816532585" calcext:value-type="float">
            <text:p>5.89819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6042129" calcext:value-type="float">
            <text:p>6.04213E-03</text:p>
          </table:table-cell>
          <table:table-cell/>
          <table:table-cell table:formula="of:=100*([.D23]-[.H23])/[.D23]" office:value-type="float" office:value="-2.44042459547751" calcext:value-type="float">
            <text:p>-2.44042459547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52551" calcext:value-type="float">
            <text:p>4.52551E+00</text:p>
          </table:table-cell>
          <table:table-cell table:formula="of:=[.C24]/[.$C$105]" office:value-type="float" office:value="0.00577835663902873" calcext:value-type="float">
            <text:p>5.7783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5910296" calcext:value-type="float">
            <text:p>5.91030E-03</text:p>
          </table:table-cell>
          <table:table-cell/>
          <table:table-cell table:formula="of:=100*([.D24]-[.H24])/[.D24]" office:value-type="float" office:value="-2.28333710107319" calcext:value-type="float">
            <text:p>-2.28333710107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41749" calcext:value-type="float">
            <text:p>4.41749E+00</text:p>
          </table:table-cell>
          <table:table-cell table:formula="of:=[.C25]/[.$C$105]" office:value-type="float" office:value="0.00564043227599608" calcext:value-type="float">
            <text:p>5.64043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5772805" calcext:value-type="float">
            <text:p>5.77281E-03</text:p>
          </table:table-cell>
          <table:table-cell/>
          <table:table-cell table:formula="of:=100*([.D25]-[.H25])/[.D25]" office:value-type="float" office:value="-2.34685423965206" calcext:value-type="float">
            <text:p>-2.34685423965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30904" calcext:value-type="float">
            <text:p>4.30904E+00</text:p>
          </table:table-cell>
          <table:table-cell table:formula="of:=[.C26]/[.$C$105]" office:value-type="float" office:value="0.00550195887134055" calcext:value-type="float">
            <text:p>5.50196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5629787" calcext:value-type="float">
            <text:p>5.62979E-03</text:p>
          </table:table-cell>
          <table:table-cell/>
          <table:table-cell table:formula="of:=100*([.D26]-[.H26])/[.D26]" office:value-type="float" office:value="-2.32332032369967" calcext:value-type="float">
            <text:p>-2.32332032369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19148" calcext:value-type="float">
            <text:p>4.19148E+00</text:p>
          </table:table-cell>
          <table:table-cell table:formula="of:=[.C27]/[.$C$105]" office:value-type="float" office:value="0.00535185344532575" calcext:value-type="float">
            <text:p>5.3518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5481381" calcext:value-type="float">
            <text:p>5.48138E-03</text:p>
          </table:table-cell>
          <table:table-cell/>
          <table:table-cell table:formula="of:=100*([.D27]-[.H27])/[.D27]" office:value-type="float" office:value="-2.42023732520879" calcext:value-type="float">
            <text:p>-2.42023732520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.08483" calcext:value-type="float">
            <text:p>4.08483E+00</text:p>
          </table:table-cell>
          <table:table-cell table:formula="of:=[.C28]/[.$C$105]" office:value-type="float" office:value="0.00521567835444044" calcext:value-type="float">
            <text:p>5.2156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532773" calcext:value-type="float">
            <text:p>5.32773E-03</text:p>
          </table:table-cell>
          <table:table-cell/>
          <table:table-cell table:formula="of:=100*([.D28]-[.H28])/[.D28]" office:value-type="float" office:value="-2.14836188017937" calcext:value-type="float">
            <text:p>-2.14836188017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95916" calcext:value-type="float">
            <text:p>3.95916E+00</text:p>
          </table:table-cell>
          <table:table-cell table:formula="of:=[.C29]/[.$C$105]" office:value-type="float" office:value="0.00505521774804983" calcext:value-type="float">
            <text:p>5.0552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168985" calcext:value-type="float">
            <text:p>5.16899E-03</text:p>
          </table:table-cell>
          <table:table-cell/>
          <table:table-cell table:formula="of:=100*([.D29]-[.H29])/[.D29]" office:value-type="float" office:value="-2.25049162311666" calcext:value-type="float">
            <text:p>-2.25049162311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83406" calcext:value-type="float">
            <text:p>3.83406E+00</text:p>
          </table:table-cell>
          <table:table-cell table:formula="of:=[.C30]/[.$C$105]" office:value-type="float" office:value="0.0048954849410198" calcext:value-type="float">
            <text:p>4.8954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005298" calcext:value-type="float">
            <text:p>5.00530E-03</text:p>
          </table:table-cell>
          <table:table-cell/>
          <table:table-cell table:formula="of:=100*([.D30]-[.H30])/[.D30]" office:value-type="float" office:value="-2.24314976561501" calcext:value-type="float">
            <text:p>-2.24314976561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71261" calcext:value-type="float">
            <text:p>3.71261E+00</text:p>
          </table:table-cell>
          <table:table-cell table:formula="of:=[.C31]/[.$C$105]" office:value-type="float" office:value="0.00474041260357937" calcext:value-type="float">
            <text:p>4.74041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3683" calcext:value-type="float">
            <text:p>4.83683E-03</text:p>
          </table:table-cell>
          <table:table-cell/>
          <table:table-cell table:formula="of:=100*([.D31]-[.H31])/[.D31]" office:value-type="float" office:value="-2.03394523818099" calcext:value-type="float">
            <text:p>-2.0339452381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.58351" calcext:value-type="float">
            <text:p>3.58351E+00</text:p>
          </table:table-cell>
          <table:table-cell table:formula="of:=[.C32]/[.$C$105]" office:value-type="float" office:value="0.00457557243261552" calcext:value-type="float">
            <text:p>4.57557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663746" calcext:value-type="float">
            <text:p>4.66375E-03</text:p>
          </table:table-cell>
          <table:table-cell/>
          <table:table-cell table:formula="of:=100*([.D32]-[.H32])/[.D32]" office:value-type="float" office:value="-1.92704997424946" calcext:value-type="float">
            <text:p>-1.92704997424946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.44163" calcext:value-type="float">
            <text:p>3.44163E+00</text:p>
          </table:table-cell>
          <table:table-cell table:formula="of:=[.C33]/[.$C$105]" office:value-type="float" office:value="0.00439441423388313" calcext:value-type="float">
            <text:p>4.39441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486214" calcext:value-type="float">
            <text:p>4.48621E-03</text:p>
          </table:table-cell>
          <table:table-cell/>
          <table:table-cell table:formula="of:=100*([.D33]-[.H33])/[.D33]" office:value-type="float" office:value="-2.08901030333114" calcext:value-type="float">
            <text:p>-2.08901030333114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32507" calcext:value-type="float">
            <text:p>1.33251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.3065" calcext:value-type="float">
            <text:p>3.30650E+00</text:p>
          </table:table-cell>
          <table:table-cell table:formula="of:=[.C34]/[.$C$105]" office:value-type="float" office:value="0.00422187471178906" calcext:value-type="float">
            <text:p>4.22187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4304409" calcext:value-type="float">
            <text:p>4.30441E-03</text:p>
          </table:table-cell>
          <table:table-cell/>
          <table:table-cell table:formula="of:=100*([.D34]-[.H34])/[.D34]" office:value-type="float" office:value="-1.95492035754813" calcext:value-type="float">
            <text:p>-1.9549203575481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3808" calcext:value-type="float">
            <text:p>1.33808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.16133" calcext:value-type="float">
            <text:p>3.16133E+00</text:p>
          </table:table-cell>
          <table:table-cell table:formula="of:=[.C35]/[.$C$105]" office:value-type="float" office:value="0.00403651570622111" calcext:value-type="float">
            <text:p>4.03652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4118511" calcext:value-type="float">
            <text:p>4.11851E-03</text:p>
          </table:table-cell>
          <table:table-cell/>
          <table:table-cell table:formula="of:=100*([.D35]-[.H35])/[.D35]" office:value-type="float" office:value="-2.03133840536077" calcext:value-type="float">
            <text:p>-2.0313384053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.02062" calcext:value-type="float">
            <text:p>3.02062E+00</text:p>
          </table:table-cell>
          <table:table-cell table:formula="of:=[.C36]/[.$C$105]" office:value-type="float" office:value="0.00385685141143937" calcext:value-type="float">
            <text:p>3.85685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928705" calcext:value-type="float">
            <text:p>3.92871E-03</text:p>
          </table:table-cell>
          <table:table-cell/>
          <table:table-cell table:formula="of:=100*([.D36]-[.H36])/[.D36]" office:value-type="float" office:value="-1.86301158368499" calcext:value-type="float">
            <text:p>-1.86301158368499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418234200645854" calcext:value-type="float">
            <text:p>-0.41823420064585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.87385" calcext:value-type="float">
            <text:p>2.87385E+00</text:p>
          </table:table-cell>
          <table:table-cell table:formula="of:=[.C37]/[.$C$105]" office:value-type="float" office:value="0.00366944946029789" calcext:value-type="float">
            <text:p>3.66945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373518" calcext:value-type="float">
            <text:p>3.73518E-03</text:p>
          </table:table-cell>
          <table:table-cell/>
          <table:table-cell table:formula="of:=100*([.D37]-[.H37])/[.D37]" office:value-type="float" office:value="-1.79129159328359" calcext:value-type="float">
            <text:p>-1.79129159328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.72318" calcext:value-type="float">
            <text:p>2.72318E+00</text:p>
          </table:table-cell>
          <table:table-cell table:formula="of:=[.C38]/[.$C$105]" office:value-type="float" office:value="0.00347706782932095" calcext:value-type="float">
            <text:p>3.47707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3538131" calcext:value-type="float">
            <text:p>3.53813E-03</text:p>
          </table:table-cell>
          <table:table-cell/>
          <table:table-cell table:formula="of:=100*([.D38]-[.H38])/[.D38]" office:value-type="float" office:value="-1.75616852119255" calcext:value-type="float">
            <text:p>-1.75616852119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.56093" calcext:value-type="float">
            <text:p>2.56093E+00</text:p>
          </table:table-cell>
          <table:table-cell table:formula="of:=[.C39]/[.$C$105]" office:value-type="float" office:value="0.00326990037975562" calcext:value-type="float">
            <text:p>3.26990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3337756" calcext:value-type="float">
            <text:p>3.33776E-03</text:p>
          </table:table-cell>
          <table:table-cell/>
          <table:table-cell table:formula="of:=100*([.D39]-[.H39])/[.D39]" office:value-type="float" office:value="-2.0751586398315" calcext:value-type="float">
            <text:p>-2.0751586398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.40149" calcext:value-type="float">
            <text:p>2.40149E+00</text:p>
          </table:table-cell>
          <table:table-cell table:formula="of:=[.C40]/[.$C$105]" office:value-type="float" office:value="0.00306632085335379" calcext:value-type="float">
            <text:p>3.06632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3134263" calcext:value-type="float">
            <text:p>3.13426E-03</text:p>
          </table:table-cell>
          <table:table-cell/>
          <table:table-cell table:formula="of:=100*([.D40]-[.H40])/[.D40]" office:value-type="float" office:value="-2.21575464198075" calcext:value-type="float">
            <text:p>-2.2157546419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25409" calcext:value-type="float">
            <text:p>2.25409E+00</text:p>
          </table:table-cell>
          <table:table-cell table:formula="of:=[.C41]/[.$C$105]" office:value-type="float" office:value="0.00287811449239274" calcext:value-type="float">
            <text:p>2.87811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927859" calcext:value-type="float">
            <text:p>2.92786E-03</text:p>
          </table:table-cell>
          <table:table-cell/>
          <table:table-cell table:formula="of:=100*([.D41]-[.H41])/[.D41]" office:value-type="float" office:value="-1.72837139518737" calcext:value-type="float">
            <text:p>-1.72837139518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.09473" calcext:value-type="float">
            <text:p>2.09473E+00</text:p>
          </table:table-cell>
          <table:table-cell table:formula="of:=[.C42]/[.$C$105]" office:value-type="float" office:value="0.00267463711326959" calcext:value-type="float">
            <text:p>2.67464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718763" calcext:value-type="float">
            <text:p>2.71876E-03</text:p>
          </table:table-cell>
          <table:table-cell/>
          <table:table-cell table:formula="of:=100*([.D42]-[.H42])/[.D42]" office:value-type="float" office:value="-1.64978966722218" calcext:value-type="float">
            <text:p>-1.64978966722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93449" calcext:value-type="float">
            <text:p>1.93449E+00</text:p>
          </table:table-cell>
          <table:table-cell table:formula="of:=[.C43]/[.$C$105]" office:value-type="float" office:value="0.002470036114081" calcext:value-type="float">
            <text:p>2.47004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2507197" calcext:value-type="float">
            <text:p>2.50720E-03</text:p>
          </table:table-cell>
          <table:table-cell/>
          <table:table-cell table:formula="of:=100*([.D43]-[.H43])/[.D43]" office:value-type="float" office:value="-1.5044673115166" calcext:value-type="float">
            <text:p>-1.5044673115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77733" calcext:value-type="float">
            <text:p>1.77733E+00</text:p>
          </table:table-cell>
          <table:table-cell table:formula="of:=[.C44]/[.$C$105]" office:value-type="float" office:value="0.00226936778512144" calcext:value-type="float">
            <text:p>2.26937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2293389" calcext:value-type="float">
            <text:p>2.29339E-03</text:p>
          </table:table-cell>
          <table:table-cell/>
          <table:table-cell table:formula="of:=100*([.D44]-[.H44])/[.D44]" office:value-type="float" office:value="-1.05849809960498" calcext:value-type="float">
            <text:p>-1.05849809960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60926" calcext:value-type="float">
            <text:p>1.60926E+00</text:p>
          </table:table-cell>
          <table:table-cell table:formula="of:=[.C45]/[.$C$105]" office:value-type="float" office:value="0.00205476912103241" calcext:value-type="float">
            <text:p>2.05477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2077575" calcext:value-type="float">
            <text:p>2.07758E-03</text:p>
          </table:table-cell>
          <table:table-cell/>
          <table:table-cell table:formula="of:=100*([.D45]-[.H45])/[.D45]" office:value-type="float" office:value="-1.10989982933618" calcext:value-type="float">
            <text:p>-1.10989982933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.45461" calcext:value-type="float">
            <text:p>1.45461E+00</text:p>
          </table:table-cell>
          <table:table-cell table:formula="of:=[.C46]/[.$C$105]" office:value-type="float" office:value="0.00185730566294132" calcext:value-type="float">
            <text:p>1.85731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860001" calcext:value-type="float">
            <text:p>1.86000E-03</text:p>
          </table:table-cell>
          <table:table-cell/>
          <table:table-cell table:formula="of:=100*([.D46]-[.H46])/[.D46]" office:value-type="float" office:value="-0.145120811962066" calcext:value-type="float">
            <text:p>-0.14512081196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.28767" calcext:value-type="float">
            <text:p>1.28767E+00</text:p>
          </table:table-cell>
          <table:table-cell table:formula="of:=[.C47]/[.$C$105]" office:value-type="float" office:value="0.00164414982916359" calcext:value-type="float">
            <text:p>1.64415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640919" calcext:value-type="float">
            <text:p>1.64092E-03</text:p>
          </table:table-cell>
          <table:table-cell/>
          <table:table-cell table:formula="of:=100*([.D47]-[.H47])/[.D47]" office:value-type="float" office:value="0.196504546379185" calcext:value-type="float">
            <text:p>0.196504546379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.11983" calcext:value-type="float">
            <text:p>1.11983E+00</text:p>
          </table:table-cell>
          <table:table-cell table:formula="of:=[.C48]/[.$C$105]" office:value-type="float" office:value="0.00142984483850075" calcext:value-type="float">
            <text:p>1.42984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20593" calcext:value-type="float">
            <text:p>1.42059E-03</text:p>
          </table:table-cell>
          <table:table-cell/>
          <table:table-cell table:formula="of:=100*([.D48]-[.H48])/[.D48]" office:value-type="float" office:value="0.647051921413681" calcext:value-type="float">
            <text:p>0.647051921413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945239" calcext:value-type="float">
            <text:p>9.45239E-01</text:p>
          </table:table-cell>
          <table:table-cell table:formula="of:=[.C49]/[.$C$105]" office:value-type="float" office:value="0.00120691989435862" calcext:value-type="float">
            <text:p>1.20692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199296" calcext:value-type="float">
            <text:p>1.19930E-03</text:p>
          </table:table-cell>
          <table:table-cell/>
          <table:table-cell table:formula="of:=100*([.D49]-[.H49])/[.D49]" office:value-type="float" office:value="0.63168188661532" calcext:value-type="float">
            <text:p>0.63168188661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79165" calcext:value-type="float">
            <text:p>7.79165E-01</text:p>
          </table:table-cell>
          <table:table-cell table:formula="of:=[.C50]/[.$C$105]" office:value-type="float" office:value="0.000994869804872561" calcext:value-type="float">
            <text:p>9.94870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9773177" calcext:value-type="float">
            <text:p>9.77318E-04</text:p>
          </table:table-cell>
          <table:table-cell/>
          <table:table-cell table:formula="of:=100*([.D50]-[.H50])/[.D50]" office:value-type="float" office:value="1.76426149297081" calcext:value-type="float">
            <text:p>1.76426149297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602347" calcext:value-type="float">
            <text:p>6.02347E-01</text:p>
          </table:table-cell>
          <table:table-cell table:formula="of:=[.C51]/[.$C$105]" office:value-type="float" office:value="0.000769101335860276" calcext:value-type="float">
            <text:p>7.6910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7549603" calcext:value-type="float">
            <text:p>7.54960E-04</text:p>
          </table:table-cell>
          <table:table-cell/>
          <table:table-cell table:formula="of:=100*([.D51]-[.H51])/[.D51]" office:value-type="float" office:value="1.83864403829944" calcext:value-type="float">
            <text:p>1.83864403829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42467" calcext:value-type="float">
            <text:p>4.24670E-01</text:p>
          </table:table-cell>
          <table:table-cell table:formula="of:=[.C52]/[.$C$105]" office:value-type="float" office:value="0.000542236060443206" calcext:value-type="float">
            <text:p>5.422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532545" calcext:value-type="float">
            <text:p>5.32545E-04</text:p>
          </table:table-cell>
          <table:table-cell/>
          <table:table-cell table:formula="of:=100*([.D52]-[.H52])/[.D52]" office:value-type="float" office:value="1.78724012476862" calcext:value-type="float">
            <text:p>1.78724012476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242084" calcext:value-type="float">
            <text:p>2.42084E-01</text:p>
          </table:table-cell>
          <table:table-cell table:formula="of:=[.C53]/[.$C$105]" office:value-type="float" office:value="0.000309102772638362" calcext:value-type="float">
            <text:p>3.09103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3104135" calcext:value-type="float">
            <text:p>3.10414E-04</text:p>
          </table:table-cell>
          <table:table-cell/>
          <table:table-cell table:formula="of:=100*([.D53]-[.H53])/[.D53]" office:value-type="float" office:value="-0.42404257666493" calcext:value-type="float">
            <text:p>-0.42404257666493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18.5851" calcext:value-type="float">
            <text:p>1.85851E+01</text:p>
          </table:table-cell>
          <table:table-cell table:formula="of:=[.C54]/[.$C$105]" office:value-type="float" office:value="0.023730217361582" calcext:value-type="float">
            <text:p>2.37302E-02</text:p>
          </table:table-cell>
          <table:table-cell table:style-name="ce6" office:value-type="string" calcext:value-type="string">
            <text:p>Serpent_1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2362498" calcext:value-type="float">
            <text:p>2.36250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0.443474073492298" calcext:value-type="float">
            <text:p>0.443474073492298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18.5656" calcext:value-type="float">
            <text:p>1.85656E+01</text:p>
          </table:table-cell>
          <table:table-cell table:formula="of:=[.C55]/[.$C$105]" office:value-type="float" office:value="0.0237053189624046" calcext:value-type="float">
            <text:p>2.37053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2360234" calcext:value-type="float">
            <text:p>2.36023E-02</text:p>
          </table:table-cell>
          <table:table-cell/>
          <table:table-cell table:formula="of:=100*([.D55]-[.H55])/[.D55]" office:value-type="float" office:value="0.434412895131065" calcext:value-type="float">
            <text:p>0.434412895131065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18.5323" calcext:value-type="float">
            <text:p>1.85323E+01</text:p>
          </table:table-cell>
          <table:table-cell table:formula="of:=[.C56]/[.$C$105]" office:value-type="float" office:value="0.0236628001576556" calcext:value-type="float">
            <text:p>2.36628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2355708" calcext:value-type="float">
            <text:p>2.35571E-02</text:p>
          </table:table-cell>
          <table:table-cell/>
          <table:table-cell table:formula="of:=100*([.D56]-[.H56])/[.D56]" office:value-type="float" office:value="0.446777883222884" calcext:value-type="float">
            <text:p>0.446777883222884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18.4387" calcext:value-type="float">
            <text:p>1.84387E+01</text:p>
          </table:table-cell>
          <table:table-cell table:formula="of:=[.C57]/[.$C$105]" office:value-type="float" office:value="0.0235432878416044" calcext:value-type="float">
            <text:p>2.35433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2348924" calcext:value-type="float">
            <text:p>2.34892E-02</text:p>
          </table:table-cell>
          <table:table-cell/>
          <table:table-cell table:formula="of:=100*([.D57]-[.H57])/[.D57]" office:value-type="float" office:value="0.229567942965375" calcext:value-type="float">
            <text:p>0.22956794296537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18.3422" calcext:value-type="float">
            <text:p>1.83422E+01</text:p>
          </table:table-cell>
          <table:table-cell table:formula="of:=[.C58]/[.$C$105]" office:value-type="float" office:value="0.0234200726867011" calcext:value-type="float">
            <text:p>2.34201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2339889" calcext:value-type="float">
            <text:p>2.33989E-02</text:p>
          </table:table-cell>
          <table:table-cell/>
          <table:table-cell table:formula="of:=100*([.D58]-[.H58])/[.D58]" office:value-type="float" office:value="0.0904467163039867" calcext:value-type="float">
            <text:p>0.090446716303987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18.2705" calcext:value-type="float">
            <text:p>1.82705E+01</text:p>
          </table:table-cell>
          <table:table-cell table:formula="of:=[.C59]/[.$C$105]" office:value-type="float" office:value="0.0233285231881875" calcext:value-type="float">
            <text:p>2.33285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2328611" calcext:value-type="float">
            <text:p>2.32861E-02</text:p>
          </table:table-cell>
          <table:table-cell/>
          <table:table-cell table:formula="of:=100*([.D59]-[.H59])/[.D59]" office:value-type="float" office:value="0.181808286128395" calcext:value-type="float">
            <text:p>0.18180828612839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18.1736" calcext:value-type="float">
            <text:p>1.81736E+01</text:p>
          </table:table-cell>
          <table:table-cell table:formula="of:=[.C60]/[.$C$105]" office:value-type="float" office:value="0.0232047972968909" calcext:value-type="float">
            <text:p>2.32048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2315102" calcext:value-type="float">
            <text:p>2.31510E-02</text:p>
          </table:table-cell>
          <table:table-cell/>
          <table:table-cell table:formula="of:=100*([.D60]-[.H60])/[.D60]" office:value-type="float" office:value="0.231750772061542" calcext:value-type="float">
            <text:p>0.231750772061542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18.0597" calcext:value-type="float">
            <text:p>1.80597E+01</text:p>
          </table:table-cell>
          <table:table-cell table:formula="of:=[.C61]/[.$C$105]" office:value-type="float" office:value="0.0230593651088755" calcext:value-type="float">
            <text:p>2.30594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2299374" calcext:value-type="float">
            <text:p>2.29937E-02</text:p>
          </table:table-cell>
          <table:table-cell/>
          <table:table-cell table:formula="of:=100*([.D61]-[.H61])/[.D61]" office:value-type="float" office:value="0.284592002276102" calcext:value-type="float">
            <text:p>0.284592002276102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17.9287" calcext:value-type="float">
            <text:p>1.79287E+01</text:p>
          </table:table-cell>
          <table:table-cell table:formula="of:=[.C62]/[.$C$105]" office:value-type="float" office:value="0.0228920989400431" calcext:value-type="float">
            <text:p>2.28921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2281442" calcext:value-type="float">
            <text:p>2.28144E-02</text:p>
          </table:table-cell>
          <table:table-cell/>
          <table:table-cell table:formula="of:=100*([.D62]-[.H62])/[.D62]" office:value-type="float" office:value="0.339326421078918" calcext:value-type="float">
            <text:p>0.33932642107891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17.7737" calcext:value-type="float">
            <text:p>1.77737E+01</text:p>
          </table:table-cell>
          <table:table-cell table:formula="of:=[.C63]/[.$C$105]" office:value-type="float" office:value="0.0226941885876078" calcext:value-type="float">
            <text:p>2.26942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2261323" calcext:value-type="float">
            <text:p>2.26132E-02</text:p>
          </table:table-cell>
          <table:table-cell/>
          <table:table-cell table:formula="of:=100*([.D63]-[.H63])/[.D63]" office:value-type="float" office:value="0.356737088419217" calcext:value-type="float">
            <text:p>0.356737088419217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17.6202" calcext:value-type="float">
            <text:p>1.76202E+01</text:p>
          </table:table-cell>
          <table:table-cell table:formula="of:=[.C64]/[.$C$105]" office:value-type="float" office:value="0.0224981934966477" calcext:value-type="float">
            <text:p>2.24982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2239037" calcext:value-type="float">
            <text:p>2.23904E-02</text:p>
          </table:table-cell>
          <table:table-cell/>
          <table:table-cell table:formula="of:=100*([.D64]-[.H64])/[.D64]" office:value-type="float" office:value="0.479254019500487" calcext:value-type="float">
            <text:p>0.47925401950048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17.4359" calcext:value-type="float">
            <text:p>1.74359E+01</text:p>
          </table:table-cell>
          <table:table-cell table:formula="of:=[.C65]/[.$C$105]" office:value-type="float" office:value="0.0222628717033972" calcext:value-type="float">
            <text:p>2.22629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2214606" calcext:value-type="float">
            <text:p>2.21461E-02</text:p>
          </table:table-cell>
          <table:table-cell/>
          <table:table-cell table:formula="of:=100*([.D65]-[.H65])/[.D65]" office:value-type="float" office:value="0.524692883081124" calcext:value-type="float">
            <text:p>0.52469288308112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17.2147" calcext:value-type="float">
            <text:p>1.72147E+01</text:p>
          </table:table-cell>
          <table:table-cell table:formula="of:=[.C66]/[.$C$105]" office:value-type="float" office:value="0.0219804344778573" calcext:value-type="float">
            <text:p>2.19804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2188051" calcext:value-type="float">
            <text:p>2.18805E-02</text:p>
          </table:table-cell>
          <table:table-cell/>
          <table:table-cell table:formula="of:=100*([.D66]-[.H66])/[.D66]" office:value-type="float" office:value="0.454606472669781" calcext:value-type="float">
            <text:p>0.454606472669781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16.9708" calcext:value-type="float">
            <text:p>1.69708E+01</text:p>
          </table:table-cell>
          <table:table-cell table:formula="of:=[.C67]/[.$C$105]" office:value-type="float" office:value="0.021669012961993" calcext:value-type="float">
            <text:p>2.16690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21594" calcext:value-type="float">
            <text:p>2.15940E-02</text:p>
          </table:table-cell>
          <table:table-cell/>
          <table:table-cell table:formula="of:=100*([.D67]-[.H67])/[.D67]" office:value-type="float" office:value="0.346176183126301" calcext:value-type="float">
            <text:p>0.346176183126301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16.7072" calcext:value-type="float">
            <text:p>1.67072E+01</text:p>
          </table:table-cell>
          <table:table-cell table:formula="of:=[.C68]/[.$C$105]" office:value-type="float" office:value="0.0213324376787546" calcext:value-type="float">
            <text:p>2.13324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2128678" calcext:value-type="float">
            <text:p>2.12868E-02</text:p>
          </table:table-cell>
          <table:table-cell/>
          <table:table-cell table:formula="of:=100*([.D68]-[.H68])/[.D68]" office:value-type="float" office:value="0.21402935492972" calcext:value-type="float">
            <text:p>0.21402935492972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16.4818" calcext:value-type="float">
            <text:p>1.64818E+01</text:p>
          </table:table-cell>
          <table:table-cell table:formula="of:=[.C69]/[.$C$105]" office:value-type="float" office:value="0.0210446377210842" calcext:value-type="float">
            <text:p>2.10446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2095917" calcext:value-type="float">
            <text:p>2.09592E-02</text:p>
          </table:table-cell>
          <table:table-cell/>
          <table:table-cell table:formula="of:=100*([.D69]-[.H69])/[.D69]" office:value-type="float" office:value="0.406125884498215" calcext:value-type="float">
            <text:p>0.40612588449821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16.2172" calcext:value-type="float">
            <text:p>1.62172E+01</text:p>
          </table:table-cell>
          <table:table-cell table:formula="of:=[.C70]/[.$C$105]" office:value-type="float" office:value="0.0207067855968624" calcext:value-type="float">
            <text:p>2.07068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2061146" calcext:value-type="float">
            <text:p>2.06115E-02</text:p>
          </table:table-cell>
          <table:table-cell/>
          <table:table-cell table:formula="of:=100*([.D70]-[.H70])/[.D70]" office:value-type="float" office:value="0.460359220973652" calcext:value-type="float">
            <text:p>0.46035922097365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15.9473" calcext:value-type="float">
            <text:p>1.59473E+01</text:p>
          </table:table-cell>
          <table:table-cell table:formula="of:=[.C71]/[.$C$105]" office:value-type="float" office:value="0.0203621662154283" calcext:value-type="float">
            <text:p>2.03622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2024399" calcext:value-type="float">
            <text:p>2.02440E-02</text:p>
          </table:table-cell>
          <table:table-cell/>
          <table:table-cell table:formula="of:=100*([.D71]-[.H71])/[.D71]" office:value-type="float" office:value="0.580371529129121" calcext:value-type="float">
            <text:p>0.580371529129121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15.626" calcext:value-type="float">
            <text:p>1.56260E+01</text:p>
          </table:table-cell>
          <table:table-cell table:formula="of:=[.C72]/[.$C$105]" office:value-type="float" office:value="0.0199519172074447" calcext:value-type="float">
            <text:p>1.99519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985712" calcext:value-type="float">
            <text:p>1.98571E-02</text:p>
          </table:table-cell>
          <table:table-cell/>
          <table:table-cell table:formula="of:=100*([.D72]-[.H72])/[.D72]" office:value-type="float" office:value="0.475128312026617" calcext:value-type="float">
            <text:p>0.475128312026617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15.3202" calcext:value-type="float">
            <text:p>1.53202E+01</text:p>
          </table:table-cell>
          <table:table-cell table:formula="of:=[.C73]/[.$C$105]" office:value-type="float" office:value="0.0195614592347046" calcext:value-type="float">
            <text:p>1.95615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945121" calcext:value-type="float">
            <text:p>1.94512E-02</text:p>
          </table:table-cell>
          <table:table-cell/>
          <table:table-cell table:formula="of:=100*([.D73]-[.H73])/[.D73]" office:value-type="float" office:value="0.563604347619403" calcext:value-type="float">
            <text:p>0.563604347619403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15.0039" calcext:value-type="float">
            <text:p>1.50039E+01</text:p>
          </table:table-cell>
          <table:table-cell table:formula="of:=[.C74]/[.$C$105]" office:value-type="float" office:value="0.0191575944316382" calcext:value-type="float">
            <text:p>1.91576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902666" calcext:value-type="float">
            <text:p>1.90267E-02</text:p>
          </table:table-cell>
          <table:table-cell/>
          <table:table-cell table:formula="of:=100*([.D74]-[.H74])/[.D74]" office:value-type="float" office:value="0.683459669769414" calcext:value-type="float">
            <text:p>0.683459669769414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14.6554" calcext:value-type="float">
            <text:p>1.46554E+01</text:p>
          </table:table-cell>
          <table:table-cell table:formula="of:=[.C75]/[.$C$105]" office:value-type="float" office:value="0.0187126153489047" calcext:value-type="float">
            <text:p>1.87126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858386" calcext:value-type="float">
            <text:p>1.85839E-02</text:p>
          </table:table-cell>
          <table:table-cell/>
          <table:table-cell table:formula="of:=100*([.D75]-[.H75])/[.D75]" office:value-type="float" office:value="0.688067095400577" calcext:value-type="float">
            <text:p>0.688067095400577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14.2848" calcext:value-type="float">
            <text:p>1.42848E+01</text:p>
          </table:table-cell>
          <table:table-cell table:formula="of:=[.C76]/[.$C$105]" office:value-type="float" office:value="0.0182394180804368" calcext:value-type="float">
            <text:p>1.82394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812324" calcext:value-type="float">
            <text:p>1.81232E-02</text:p>
          </table:table-cell>
          <table:table-cell/>
          <table:table-cell table:formula="of:=100*([.D76]-[.H76])/[.D76]" office:value-type="float" office:value="0.636961551758213" calcext:value-type="float">
            <text:p>0.636961551758213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13.8893" calcext:value-type="float">
            <text:p>1.38893E+01</text:p>
          </table:table-cell>
          <table:table-cell table:formula="of:=[.C77]/[.$C$105]" office:value-type="float" office:value="0.017734427471481" calcext:value-type="float">
            <text:p>1.77344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764524" calcext:value-type="float">
            <text:p>1.76452E-02</text:p>
          </table:table-cell>
          <table:table-cell/>
          <table:table-cell table:formula="of:=100*([.D77]-[.H77])/[.D77]" office:value-type="float" office:value="0.502905840204746" calcext:value-type="float">
            <text:p>0.502905840204746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13.5063" calcext:value-type="float">
            <text:p>1.35063E+01</text:p>
          </table:table-cell>
          <table:table-cell table:formula="of:=[.C78]/[.$C$105]" office:value-type="float" office:value="0.0172453973748183" calcext:value-type="float">
            <text:p>1.72454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715032" calcext:value-type="float">
            <text:p>1.71503E-02</text:p>
          </table:table-cell>
          <table:table-cell/>
          <table:table-cell table:formula="of:=100*([.D78]-[.H78])/[.D78]" office:value-type="float" office:value="0.551320289998559" calcext:value-type="float">
            <text:p>0.551320289998559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13.115" calcext:value-type="float">
            <text:p>1.31150E+01</text:p>
          </table:table-cell>
          <table:table-cell table:formula="of:=[.C79]/[.$C$105]" office:value-type="float" office:value="0.0167457694979929" calcext:value-type="float">
            <text:p>1.67458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663895" calcext:value-type="float">
            <text:p>1.66390E-02</text:p>
          </table:table-cell>
          <table:table-cell/>
          <table:table-cell table:formula="of:=100*([.D79]-[.H79])/[.D79]" office:value-type="float" office:value="0.637889456233672" calcext:value-type="float">
            <text:p>0.637889456233672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12.7077" calcext:value-type="float">
            <text:p>1.27077E+01</text:p>
          </table:table-cell>
          <table:table-cell table:formula="of:=[.C80]/[.$C$105]" office:value-type="float" office:value="0.0162257121654323" calcext:value-type="float">
            <text:p>1.62257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611161" calcext:value-type="float">
            <text:p>1.61116E-02</text:p>
          </table:table-cell>
          <table:table-cell/>
          <table:table-cell table:formula="of:=100*([.D80]-[.H80])/[.D80]" office:value-type="float" office:value="0.70321822715034" calcext:value-type="float">
            <text:p>0.70321822715034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12.2894" calcext:value-type="float">
            <text:p>1.22894E+01</text:p>
          </table:table-cell>
          <table:table-cell table:formula="of:=[.C81]/[.$C$105]" office:value-type="float" office:value="0.0156916095820537" calcext:value-type="float">
            <text:p>1.5691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56881" calcext:value-type="float">
            <text:p>1.55688E-02</text:p>
          </table:table-cell>
          <table:table-cell/>
          <table:table-cell table:formula="of:=100*([.D81]-[.H81])/[.D81]" office:value-type="float" office:value="0.78258117124015" calcext:value-type="float">
            <text:p>0.7825811712401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11.8522" calcext:value-type="float">
            <text:p>1.18522E+01</text:p>
          </table:table-cell>
          <table:table-cell table:formula="of:=[.C82]/[.$C$105]" office:value-type="float" office:value="0.0151333747040878" calcext:value-type="float">
            <text:p>1.51334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01107" calcext:value-type="float">
            <text:p>1.50111E-02</text:p>
          </table:table-cell>
          <table:table-cell/>
          <table:table-cell table:formula="of:=100*([.D82]-[.H82])/[.D82]" office:value-type="float" office:value="0.808178654657598" calcext:value-type="float">
            <text:p>0.80817865465759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1.4022" calcext:value-type="float">
            <text:p>1.14022E+01</text:p>
          </table:table-cell>
          <table:table-cell table:formula="of:=[.C83]/[.$C$105]" office:value-type="float" office:value="0.0145587962615337" calcext:value-type="float">
            <text:p>1.45588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443891" calcext:value-type="float">
            <text:p>1.44389E-02</text:p>
          </table:table-cell>
          <table:table-cell/>
          <table:table-cell table:formula="of:=100*([.D83]-[.H83])/[.D83]" office:value-type="float" office:value="0.823462732633063" calcext:value-type="float">
            <text:p>0.82346273263306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929" calcext:value-type="float">
            <text:p>1.09290E+01</text:p>
          </table:table-cell>
          <table:table-cell table:formula="of:=[.C84]/[.$C$105]" office:value-type="float" office:value="0.0139545951081635" calcext:value-type="float">
            <text:p>1.39546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385288" calcext:value-type="float">
            <text:p>1.38529E-02</text:p>
          </table:table-cell>
          <table:table-cell/>
          <table:table-cell table:formula="of:=100*([.D84]-[.H84])/[.D84]" office:value-type="float" office:value="0.728900461640737" calcext:value-type="float">
            <text:p>0.72890046164073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4649" calcext:value-type="float">
            <text:p>1.04649E+01</text:p>
          </table:table-cell>
          <table:table-cell table:formula="of:=[.C85]/[.$C$105]" office:value-type="float" office:value="0.0133620132077427" calcext:value-type="float">
            <text:p>1.33620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325354" calcext:value-type="float">
            <text:p>1.32535E-02</text:p>
          </table:table-cell>
          <table:table-cell/>
          <table:table-cell table:formula="of:=100*([.D85]-[.H85])/[.D85]" office:value-type="float" office:value="0.811802877727048" calcext:value-type="float">
            <text:p>0.811802877727048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9.9888" calcext:value-type="float">
            <text:p>9.98880E+00</text:p>
          </table:table-cell>
          <table:table-cell table:formula="of:=[.C86]/[.$C$105]" office:value-type="float" office:value="0.0127541092155205" calcext:value-type="float">
            <text:p>1.27541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264144" calcext:value-type="float">
            <text:p>1.26414E-02</text:p>
          </table:table-cell>
          <table:table-cell/>
          <table:table-cell table:formula="of:=100*([.D86]-[.H86])/[.D86]" office:value-type="float" office:value="0.883395410973856" calcext:value-type="float">
            <text:p>0.883395410973856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9.51795" calcext:value-type="float">
            <text:p>9.51795E+00</text:p>
          </table:table-cell>
          <table:table-cell table:formula="of:=[.C87]/[.$C$105]" office:value-type="float" office:value="0.0121529086384614" calcext:value-type="float">
            <text:p>1.21529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201717" calcext:value-type="float">
            <text:p>1.20172E-02</text:p>
          </table:table-cell>
          <table:table-cell/>
          <table:table-cell table:formula="of:=100*([.D87]-[.H87])/[.D87]" office:value-type="float" office:value="1.11692305520862" calcext:value-type="float">
            <text:p>1.11692305520862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9.01296" calcext:value-type="float">
            <text:p>9.01296E+00</text:p>
          </table:table-cell>
          <table:table-cell table:formula="of:=[.C88]/[.$C$105]" office:value-type="float" office:value="0.0115081167102272" calcext:value-type="float">
            <text:p>1.15081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138132" calcext:value-type="float">
            <text:p>1.13813E-02</text:p>
          </table:table-cell>
          <table:table-cell/>
          <table:table-cell table:formula="of:=100*([.D88]-[.H88])/[.D88]" office:value-type="float" office:value="1.10180243579333" calcext:value-type="float">
            <text:p>1.10180243579333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8.5049" calcext:value-type="float">
            <text:p>8.50490E+00</text:p>
          </table:table-cell>
          <table:table-cell table:formula="of:=[.C89]/[.$C$105]" office:value-type="float" office:value="0.0108594048801738" calcext:value-type="float">
            <text:p>1.08594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073448" calcext:value-type="float">
            <text:p>1.07345E-02</text:p>
          </table:table-cell>
          <table:table-cell/>
          <table:table-cell table:formula="of:=100*([.D89]-[.H89])/[.D89]" office:value-type="float" office:value="1.15038422042725" calcext:value-type="float">
            <text:p>1.1503842204272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7.99777" calcext:value-type="float">
            <text:p>7.99777E+00</text:p>
          </table:table-cell>
          <table:table-cell table:formula="of:=[.C90]/[.$C$105]" office:value-type="float" office:value="0.010211880512235" calcext:value-type="float">
            <text:p>1.02119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007726" calcext:value-type="float">
            <text:p>1.00773E-02</text:p>
          </table:table-cell>
          <table:table-cell/>
          <table:table-cell table:formula="of:=100*([.D90]-[.H90])/[.D90]" office:value-type="float" office:value="1.31827347640579" calcext:value-type="float">
            <text:p>1.31827347640579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7.45335" calcext:value-type="float">
            <text:p>7.45335E+00</text:p>
          </table:table-cell>
          <table:table-cell table:formula="of:=[.C91]/[.$C$105]" office:value-type="float" office:value="0.00951674274402328" calcext:value-type="float">
            <text:p>9.51674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9410264" calcext:value-type="float">
            <text:p>9.41026E-03</text:p>
          </table:table-cell>
          <table:table-cell/>
          <table:table-cell table:formula="of:=100*([.D91]-[.H91])/[.D91]" office:value-type="float" office:value="1.11885701744067" calcext:value-type="float">
            <text:p>1.11885701744067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6.92104" calcext:value-type="float">
            <text:p>6.92104E+00</text:p>
          </table:table-cell>
          <table:table-cell table:formula="of:=[.C92]/[.$C$105]" office:value-type="float" office:value="0.00883706752012114" calcext:value-type="float">
            <text:p>8.8370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8734119" calcext:value-type="float">
            <text:p>8.73412E-03</text:p>
          </table:table-cell>
          <table:table-cell/>
          <table:table-cell table:formula="of:=100*([.D92]-[.H92])/[.D92]" office:value-type="float" office:value="1.16496247071479" calcext:value-type="float">
            <text:p>1.16496247071479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6.38662" calcext:value-type="float">
            <text:p>6.38662E+00</text:p>
          </table:table-cell>
          <table:table-cell table:formula="of:=[.C93]/[.$C$105]" office:value-type="float" office:value="0.00815469816174391" calcext:value-type="float">
            <text:p>8.15470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8049444" calcext:value-type="float">
            <text:p>8.04944E-03</text:p>
          </table:table-cell>
          <table:table-cell/>
          <table:table-cell table:formula="of:=100*([.D93]-[.H93])/[.D93]" office:value-type="float" office:value="1.29071805793729" calcext:value-type="float">
            <text:p>1.29071805793729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5.8328" calcext:value-type="float">
            <text:p>5.83280E+00</text:p>
          </table:table-cell>
          <table:table-cell table:formula="of:=[.C94]/[.$C$105]" office:value-type="float" office:value="0.00744755808828768" calcext:value-type="float">
            <text:p>7.44756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7356864" calcext:value-type="float">
            <text:p>7.35686E-03</text:p>
          </table:table-cell>
          <table:table-cell/>
          <table:table-cell table:formula="of:=100*([.D94]-[.H94])/[.D94]" office:value-type="float" office:value="1.21776946500504" calcext:value-type="float">
            <text:p>1.21776946500504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5.27736" calcext:value-type="float">
            <text:p>5.27736E+00</text:p>
          </table:table-cell>
          <table:table-cell table:formula="of:=[.C95]/[.$C$105]" office:value-type="float" office:value="0.00673834953243826" calcext:value-type="float">
            <text:p>6.73835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6657008" calcext:value-type="float">
            <text:p>6.65701E-03</text:p>
          </table:table-cell>
          <table:table-cell/>
          <table:table-cell table:formula="of:=100*([.D95]-[.H95])/[.D95]" office:value-type="float" office:value="1.20714326329737" calcext:value-type="float">
            <text:p>1.20714326329737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4.70848" calcext:value-type="float">
            <text:p>4.70848E+00</text:p>
          </table:table-cell>
          <table:table-cell table:formula="of:=[.C96]/[.$C$105]" office:value-type="float" office:value="0.00601198023377122" calcext:value-type="float">
            <text:p>6.01198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5950502" calcext:value-type="float">
            <text:p>5.95050E-03</text:p>
          </table:table-cell>
          <table:table-cell/>
          <table:table-cell table:formula="of:=100*([.D96]-[.H96])/[.D96]" office:value-type="float" office:value="1.02259540751446" calcext:value-type="float">
            <text:p>1.02259540751446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4.16506" calcext:value-type="float">
            <text:p>4.16506E+00</text:p>
          </table:table-cell>
          <table:table-cell table:formula="of:=[.C97]/[.$C$105]" office:value-type="float" office:value="0.00531811930654291" calcext:value-type="float">
            <text:p>5.31812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5237972" calcext:value-type="float">
            <text:p>5.23797E-03</text:p>
          </table:table-cell>
          <table:table-cell/>
          <table:table-cell table:formula="of:=100*([.D97]-[.H97])/[.D97]" office:value-type="float" office:value="1.50706108537853" calcext:value-type="float">
            <text:p>1.50706108537853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3.59461" calcext:value-type="float">
            <text:p>3.59461E+00</text:p>
          </table:table-cell>
          <table:table-cell table:formula="of:=[.C98]/[.$C$105]" office:value-type="float" office:value="0.00458974536753185" calcext:value-type="float">
            <text:p>4.58975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4520039" calcext:value-type="float">
            <text:p>4.52004E-03</text:p>
          </table:table-cell>
          <table:table-cell/>
          <table:table-cell table:formula="of:=100*([.D98]-[.H98])/[.D98]" office:value-type="float" office:value="1.51874149762117" calcext:value-type="float">
            <text:p>1.5187414976211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3.02249" calcext:value-type="float">
            <text:p>3.02249E+00</text:p>
          </table:table-cell>
          <table:table-cell table:formula="of:=[.C99]/[.$C$105]" office:value-type="float" office:value="0.00385923910407842" calcext:value-type="float">
            <text:p>3.8592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797317" calcext:value-type="float">
            <text:p>3.79732E-03</text:p>
          </table:table-cell>
          <table:table-cell/>
          <table:table-cell table:formula="of:=100*([.D99]-[.H99])/[.D99]" office:value-type="float" office:value="1.60451587498129" calcext:value-type="float">
            <text:p>1.6045158749812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2.45799" calcext:value-type="float">
            <text:p>2.45799E+00</text:p>
          </table:table-cell>
          <table:table-cell table:formula="of:=[.C100]/[.$C$105]" office:value-type="float" office:value="0.00313846236891891" calcext:value-type="float">
            <text:p>3.13846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3070411" calcext:value-type="float">
            <text:p>3.07041E-03</text:p>
          </table:table-cell>
          <table:table-cell/>
          <table:table-cell table:formula="of:=100*([.D100]-[.H100])/[.D100]" office:value-type="float" office:value="2.16830284768891" calcext:value-type="float">
            <text:p>2.1683028476889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.87326" calcext:value-type="float">
            <text:p>1.87326E+00</text:p>
          </table:table-cell>
          <table:table-cell table:formula="of:=[.C101]/[.$C$105]" office:value-type="float" office:value="0.00239185514066414" calcext:value-type="float">
            <text:p>2.39186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2339913" calcext:value-type="float">
            <text:p>2.33991E-03</text:p>
          </table:table-cell>
          <table:table-cell/>
          <table:table-cell table:formula="of:=100*([.D101]-[.H101])/[.D101]" office:value-type="float" office:value="2.17162568840666" calcext:value-type="float">
            <text:p>2.17162568840666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.29474" calcext:value-type="float">
            <text:p>1.29474E+00</text:p>
          </table:table-cell>
          <table:table-cell table:formula="of:=[.C102]/[.$C$105]" office:value-type="float" office:value="0.00165317709491661" calcext:value-type="float">
            <text:p>1.65318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606398" calcext:value-type="float">
            <text:p>1.60640E-03</text:p>
          </table:table-cell>
          <table:table-cell/>
          <table:table-cell table:formula="of:=100*([.D102]-[.H102])/[.D102]" office:value-type="float" office:value="2.82964813996337" calcext:value-type="float">
            <text:p>2.8296481399633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691626" calcext:value-type="float">
            <text:p>6.91626E-01</text:p>
          </table:table-cell>
          <table:table-cell table:formula="of:=[.C103]/[.$C$105]" office:value-type="float" office:value="0.000883096422022023" calcext:value-type="float">
            <text:p>8.83096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8704193" calcext:value-type="float">
            <text:p>8.70419E-04</text:p>
          </table:table-cell>
          <table:table-cell/>
          <table:table-cell table:formula="of:=100*([.D103]-[.H103])/[.D103]" office:value-type="float" office:value="1.43553090080427" calcext:value-type="float">
            <text:p>1.4355309008042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783.182881" calcext:value-type="float">
            <text:p>7.83183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6" table:style-name="ta1">
        <table:shapes>
          <draw:frame draw:z-index="0" draw:style-name="gr1" draw:text-style-name="P1" svg:width="21.036cm" svg:height="10.971cm" svg:x="26.541cm" svg:y="1.646cm">
            <draw:object draw:notify-on-update-of-ranges="Diff6.B4:Diff6.B53 Diff6.E4:Diff6.E4 Diff6.D4:Diff6.D53 Diff6.G4:Diff6.G53 Diff6.I4:Diff6.I4 Diff6.H4:Diff6.H53 Diff6.B54:Diff6.B103 Diff6.E54:Diff6.E54 Diff6.D54:Diff6.D103 Diff6.G54:Diff6.G103 Diff6.I54:Diff6.I54 Diff6.H54:Diff6.H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14441" calcext:value-type="float">
            <text:p>6.14441E+00</text:p>
          </table:table-cell>
          <table:table-cell table:formula="of:=[.C4]/[.$C$105]" office:value-type="float" office:value="0.00981643867884882" calcext:value-type="float">
            <text:p>9.81644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9742062" calcext:value-type="float">
            <text:p>9.74206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7674766604228" calcext:value-type="float">
            <text:p>0.757674766604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13376" calcext:value-type="float">
            <text:p>6.13376E+00</text:p>
          </table:table-cell>
          <table:table-cell table:formula="of:=[.C5]/[.$C$105]" office:value-type="float" office:value="0.00979942401479975" calcext:value-type="float">
            <text:p>9.79942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973579" calcext:value-type="float">
            <text:p>9.73579E-03</text:p>
          </table:table-cell>
          <table:table-cell/>
          <table:table-cell table:formula="of:=100*([.D5]-[.H5])/[.D5]" office:value-type="float" office:value="0.649364847399641" calcext:value-type="float">
            <text:p>0.649364847399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13069" calcext:value-type="float">
            <text:p>6.13069E+00</text:p>
          </table:table-cell>
          <table:table-cell table:formula="of:=[.C6]/[.$C$105]" office:value-type="float" office:value="0.00979451931821471" calcext:value-type="float">
            <text:p>9.79452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972316" calcext:value-type="float">
            <text:p>9.72316E-03</text:p>
          </table:table-cell>
          <table:table-cell/>
          <table:table-cell table:formula="of:=100*([.D6]-[.H6])/[.D6]" office:value-type="float" office:value="0.728563759959161" calcext:value-type="float">
            <text:p>0.728563759959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11689" calcext:value-type="float">
            <text:p>6.11689E+00</text:p>
          </table:table-cell>
          <table:table-cell table:formula="of:=[.C7]/[.$C$105]" office:value-type="float" office:value="0.00977247214789761" calcext:value-type="float">
            <text:p>9.77247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9703996" calcext:value-type="float">
            <text:p>9.70400E-03</text:p>
          </table:table-cell>
          <table:table-cell/>
          <table:table-cell table:formula="of:=100*([.D7]-[.H7])/[.D7]" office:value-type="float" office:value="0.700704456981648" calcext:value-type="float">
            <text:p>0.700704456981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10529" calcext:value-type="float">
            <text:p>6.10529E+00</text:p>
          </table:table-cell>
          <table:table-cell table:formula="of:=[.C8]/[.$C$105]" office:value-type="float" office:value="0.00975393974386294" calcext:value-type="float">
            <text:p>9.75394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9678034" calcext:value-type="float">
            <text:p>9.67803E-03</text:p>
          </table:table-cell>
          <table:table-cell/>
          <table:table-cell table:formula="of:=100*([.D8]-[.H8])/[.D8]" office:value-type="float" office:value="0.778205995282061" calcext:value-type="float">
            <text:p>0.778205995282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.08719" calcext:value-type="float">
            <text:p>6.08719E+00</text:p>
          </table:table-cell>
          <table:table-cell table:formula="of:=[.C9]/[.$C$105]" office:value-type="float" office:value="0.00972502280308471" calcext:value-type="float">
            <text:p>9.72502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9644917" calcext:value-type="float">
            <text:p>9.64492E-03</text:p>
          </table:table-cell>
          <table:table-cell/>
          <table:table-cell table:formula="of:=100*([.D9]-[.H9])/[.D9]" office:value-type="float" office:value="0.823708126003602" calcext:value-type="float">
            <text:p>0.823708126003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.07323" calcext:value-type="float">
            <text:p>6.07323E+00</text:p>
          </table:table-cell>
          <table:table-cell table:formula="of:=[.C10]/[.$C$105]" office:value-type="float" office:value="0.00970272001340161" calcext:value-type="float">
            <text:p>9.70272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960419" calcext:value-type="float">
            <text:p>9.60419E-03</text:p>
          </table:table-cell>
          <table:table-cell/>
          <table:table-cell table:formula="of:=100*([.D10]-[.H10])/[.D10]" office:value-type="float" office:value="1.01548857707448" calcext:value-type="float">
            <text:p>1.01548857707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.03545" calcext:value-type="float">
            <text:p>6.03545E+00</text:p>
          </table:table-cell>
          <table:table-cell table:formula="of:=[.C11]/[.$C$105]" office:value-type="float" office:value="0.00964236189060595" calcext:value-type="float">
            <text:p>9.642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9555298" calcext:value-type="float">
            <text:p>9.55530E-03</text:p>
          </table:table-cell>
          <table:table-cell/>
          <table:table-cell table:formula="of:=100*([.D11]-[.H11])/[.D11]" office:value-type="float" office:value="0.902931165555716" calcext:value-type="float">
            <text:p>0.902931165555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99545" calcext:value-type="float">
            <text:p>5.99545E+00</text:p>
          </table:table-cell>
          <table:table-cell table:formula="of:=[.C12]/[.$C$105]" office:value-type="float" office:value="0.0095784570491071" calcext:value-type="float">
            <text:p>9.5784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9497574" calcext:value-type="float">
            <text:p>9.49757E-03</text:p>
          </table:table-cell>
          <table:table-cell/>
          <table:table-cell table:formula="of:=100*([.D12]-[.H12])/[.D12]" office:value-type="float" office:value="0.844426703512098" calcext:value-type="float">
            <text:p>0.84442670351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94996" calcext:value-type="float">
            <text:p>5.94996E+00</text:p>
          </table:table-cell>
          <table:table-cell table:formula="of:=[.C13]/[.$C$105]" office:value-type="float" office:value="0.00950578126811253" calcext:value-type="float">
            <text:p>9.50578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9430237" calcext:value-type="float">
            <text:p>9.43024E-03</text:p>
          </table:table-cell>
          <table:table-cell/>
          <table:table-cell table:formula="of:=100*([.D13]-[.H13])/[.D13]" office:value-type="float" office:value="0.79471919226613" calcext:value-type="float">
            <text:p>0.79471919226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90297" calcext:value-type="float">
            <text:p>5.90297E+00</text:p>
          </table:table-cell>
          <table:table-cell table:formula="of:=[.C14]/[.$C$105]" office:value-type="float" office:value="0.00943070905556175" calcext:value-type="float">
            <text:p>9.43071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935238" calcext:value-type="float">
            <text:p>9.35238E-03</text:p>
          </table:table-cell>
          <table:table-cell/>
          <table:table-cell table:formula="of:=100*([.D14]-[.H14])/[.D14]" office:value-type="float" office:value="0.830574404323913" calcext:value-type="float">
            <text:p>0.830574404323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84188" calcext:value-type="float">
            <text:p>5.84188E+00</text:p>
          </table:table-cell>
          <table:table-cell table:formula="of:=[.C15]/[.$C$105]" office:value-type="float" office:value="0.00933311038638263" calcext:value-type="float">
            <text:p>9.33311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9262959" calcext:value-type="float">
            <text:p>9.26296E-03</text:p>
          </table:table-cell>
          <table:table-cell/>
          <table:table-cell table:formula="of:=100*([.D15]-[.H15])/[.D15]" office:value-type="float" office:value="0.751639951510559" calcext:value-type="float">
            <text:p>0.751639951510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78723" calcext:value-type="float">
            <text:p>5.78723E+00</text:p>
          </table:table-cell>
          <table:table-cell table:formula="of:=[.C16]/[.$C$105]" office:value-type="float" office:value="0.00924580039668483" calcext:value-type="float">
            <text:p>9.24580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9160784" calcext:value-type="float">
            <text:p>9.16078E-03</text:p>
          </table:table-cell>
          <table:table-cell/>
          <table:table-cell table:formula="of:=100*([.D16]-[.H16])/[.D16]" office:value-type="float" office:value="0.91951364984382" calcext:value-type="float">
            <text:p>0.91951364984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71082" calcext:value-type="float">
            <text:p>5.71082E+00</text:p>
          </table:table-cell>
          <table:table-cell table:formula="of:=[.C17]/[.$C$105]" office:value-type="float" office:value="0.00912372617321165" calcext:value-type="float">
            <text:p>9.1237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9044501" calcext:value-type="float">
            <text:p>9.04450E-03</text:p>
          </table:table-cell>
          <table:table-cell/>
          <table:table-cell table:formula="of:=100*([.D17]-[.H17])/[.D17]" office:value-type="float" office:value="0.868342294667574" calcext:value-type="float">
            <text:p>0.86834229466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62759" calcext:value-type="float">
            <text:p>5.62759E+00</text:p>
          </table:table-cell>
          <table:table-cell table:formula="of:=[.C18]/[.$C$105]" office:value-type="float" office:value="0.00899075617426292" calcext:value-type="float">
            <text:p>8.99076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8912581" calcext:value-type="float">
            <text:p>8.91258E-03</text:p>
          </table:table-cell>
          <table:table-cell/>
          <table:table-cell table:formula="of:=100*([.D18]-[.H18])/[.D18]" office:value-type="float" office:value="0.869506109916579" calcext:value-type="float">
            <text:p>0.869506109916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.54289" calcext:value-type="float">
            <text:p>5.54289E+00</text:p>
          </table:table-cell>
          <table:table-cell table:formula="of:=[.C19]/[.$C$105]" office:value-type="float" office:value="0.0088554376723891" calcext:value-type="float">
            <text:p>8.85544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8763298" calcext:value-type="float">
            <text:p>8.76330E-03</text:p>
          </table:table-cell>
          <table:table-cell/>
          <table:table-cell table:formula="of:=100*([.D19]-[.H19])/[.D19]" office:value-type="float" office:value="1.04048693918753" calcext:value-type="float">
            <text:p>1.04048693918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.41921" calcext:value-type="float">
            <text:p>5.41921E+00</text:p>
          </table:table-cell>
          <table:table-cell table:formula="of:=[.C20]/[.$C$105]" office:value-type="float" office:value="0.00865784390247466" calcext:value-type="float">
            <text:p>8.65784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8594711" calcext:value-type="float">
            <text:p>8.59471E-03</text:p>
          </table:table-cell>
          <table:table-cell/>
          <table:table-cell table:formula="of:=100*([.D20]-[.H20])/[.D20]" office:value-type="float" office:value="0.72919889970076" calcext:value-type="float">
            <text:p>0.72919889970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30263" calcext:value-type="float">
            <text:p>5.30263E+00</text:p>
          </table:table-cell>
          <table:table-cell table:formula="of:=[.C21]/[.$C$105]" office:value-type="float" office:value="0.00847159324192625" calcext:value-type="float">
            <text:p>8.47159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8404643" calcext:value-type="float">
            <text:p>8.40464E-03</text:p>
          </table:table-cell>
          <table:table-cell/>
          <table:table-cell table:formula="of:=100*([.D21]-[.H21])/[.D21]" office:value-type="float" office:value="0.790291035161076" calcext:value-type="float">
            <text:p>0.790291035161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.16783" calcext:value-type="float">
            <text:p>5.16783E+00</text:p>
          </table:table-cell>
          <table:table-cell table:formula="of:=[.C22]/[.$C$105]" office:value-type="float" office:value="0.00825623392607513" calcext:value-type="float">
            <text:p>8.25623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8190654" calcext:value-type="float">
            <text:p>8.19065E-03</text:p>
          </table:table-cell>
          <table:table-cell/>
          <table:table-cell table:formula="of:=100*([.D22]-[.H22])/[.D22]" office:value-type="float" office:value="0.794307993963356" calcext:value-type="float">
            <text:p>0.794307993963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.02911" calcext:value-type="float">
            <text:p>5.02911E+00</text:p>
          </table:table-cell>
          <table:table-cell table:formula="of:=[.C23]/[.$C$105]" office:value-type="float" office:value="0.00803461193575711" calcext:value-type="float">
            <text:p>8.0346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7950011" calcext:value-type="float">
            <text:p>7.95001E-03</text:p>
          </table:table-cell>
          <table:table-cell/>
          <table:table-cell table:formula="of:=100*([.D23]-[.H23])/[.D23]" office:value-type="float" office:value="1.05295609089231" calcext:value-type="float">
            <text:p>1.05295609089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863" calcext:value-type="float">
            <text:p>4.86300E+00</text:p>
          </table:table-cell>
          <table:table-cell table:formula="of:=[.C24]/[.$C$105]" office:value-type="float" office:value="0.00776923110522276" calcext:value-type="float">
            <text:p>7.76923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767966" calcext:value-type="float">
            <text:p>7.67966E-03</text:p>
          </table:table-cell>
          <table:table-cell/>
          <table:table-cell table:formula="of:=100*([.D24]-[.H24])/[.D24]" office:value-type="float" office:value="1.15289536389966" calcext:value-type="float">
            <text:p>1.15289536389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67309" calcext:value-type="float">
            <text:p>4.67309E+00</text:p>
          </table:table-cell>
          <table:table-cell table:formula="of:=[.C25]/[.$C$105]" office:value-type="float" office:value="0.0074658268939966" calcext:value-type="float">
            <text:p>7.46583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7376192" calcext:value-type="float">
            <text:p>7.37619E-03</text:p>
          </table:table-cell>
          <table:table-cell/>
          <table:table-cell table:formula="of:=100*([.D25]-[.H25])/[.D25]" office:value-type="float" office:value="1.20060236152371" calcext:value-type="float">
            <text:p>1.20060236152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46828" calcext:value-type="float">
            <text:p>4.46828E+00</text:p>
          </table:table-cell>
          <table:table-cell table:formula="of:=[.C26]/[.$C$105]" office:value-type="float" office:value="0.00713861812931211" calcext:value-type="float">
            <text:p>7.1386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7035795" calcext:value-type="float">
            <text:p>7.03580E-03</text:p>
          </table:table-cell>
          <table:table-cell/>
          <table:table-cell table:formula="of:=100*([.D26]-[.H26])/[.D26]" office:value-type="float" office:value="1.44037862019682" calcext:value-type="float">
            <text:p>1.44037862019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23914" calcext:value-type="float">
            <text:p>4.23914E+00</text:p>
          </table:table-cell>
          <table:table-cell table:formula="of:=[.C27]/[.$C$105]" office:value-type="float" office:value="0.00677253924478594" calcext:value-type="float">
            <text:p>6.77254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6654222" calcext:value-type="float">
            <text:p>6.65422E-03</text:p>
          </table:table-cell>
          <table:table-cell/>
          <table:table-cell table:formula="of:=100*([.D27]-[.H27])/[.D27]" office:value-type="float" office:value="1.74701453191327" calcext:value-type="float">
            <text:p>1.74701453191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.98482" calcext:value-type="float">
            <text:p>3.98482E+00</text:p>
          </table:table-cell>
          <table:table-cell table:formula="of:=[.C28]/[.$C$105]" office:value-type="float" office:value="0.00636623226253625" calcext:value-type="float">
            <text:p>6.36623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6226731" calcext:value-type="float">
            <text:p>6.22673E-03</text:p>
          </table:table-cell>
          <table:table-cell/>
          <table:table-cell table:formula="of:=100*([.D28]-[.H28])/[.D28]" office:value-type="float" office:value="2.19126881934828" calcext:value-type="float">
            <text:p>2.19126881934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68876" calcext:value-type="float">
            <text:p>3.68876E+00</text:p>
          </table:table-cell>
          <table:table-cell table:formula="of:=[.C29]/[.$C$105]" office:value-type="float" office:value="0.0058932405781825" calcext:value-type="float">
            <text:p>5.89324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729146" calcext:value-type="float">
            <text:p>5.72915E-03</text:p>
          </table:table-cell>
          <table:table-cell/>
          <table:table-cell table:formula="of:=100*([.D29]-[.H29])/[.D29]" office:value-type="float" office:value="2.78445408779005" calcext:value-type="float">
            <text:p>2.7844540877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41687" calcext:value-type="float">
            <text:p>3.41687E+00</text:p>
          </table:table-cell>
          <table:table-cell table:formula="of:=[.C30]/[.$C$105]" office:value-type="float" office:value="0.00545886339430444" calcext:value-type="float">
            <text:p>5.45886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257752" calcext:value-type="float">
            <text:p>5.25775E-03</text:p>
          </table:table-cell>
          <table:table-cell/>
          <table:table-cell table:formula="of:=100*([.D30]-[.H30])/[.D30]" office:value-type="float" office:value="3.68412579282115" calcext:value-type="float">
            <text:p>3.6841257928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16882" calcext:value-type="float">
            <text:p>3.16882E+00</text:p>
          </table:table-cell>
          <table:table-cell table:formula="of:=[.C31]/[.$C$105]" office:value-type="float" office:value="0.0050625734959597" calcext:value-type="float">
            <text:p>5.06257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27699" calcext:value-type="float">
            <text:p>4.82770E-03</text:p>
          </table:table-cell>
          <table:table-cell/>
          <table:table-cell table:formula="of:=100*([.D31]-[.H31])/[.D31]" office:value-type="float" office:value="4.6394288625566" calcext:value-type="float">
            <text:p>4.6394288625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.941" calcext:value-type="float">
            <text:p>2.94100E+00</text:p>
          </table:table-cell>
          <table:table-cell table:formula="of:=[.C32]/[.$C$105]" office:value-type="float" office:value="0.00469860347120299" calcext:value-type="float">
            <text:p>4.69860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435578" calcext:value-type="float">
            <text:p>4.43558E-03</text:p>
          </table:table-cell>
          <table:table-cell/>
          <table:table-cell table:formula="of:=100*([.D32]-[.H32])/[.D32]" office:value-type="float" office:value="5.59794996140945" calcext:value-type="float">
            <text:p>5.59794996140945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.71666" calcext:value-type="float">
            <text:p>2.71666E+00</text:p>
          </table:table-cell>
          <table:table-cell table:formula="of:=[.C33]/[.$C$105]" office:value-type="float" office:value="0.00434019316765669" calcext:value-type="float">
            <text:p>4.34019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078276" calcext:value-type="float">
            <text:p>4.07828E-03</text:p>
          </table:table-cell>
          <table:table-cell/>
          <table:table-cell table:formula="of:=100*([.D33]-[.H33])/[.D33]" office:value-type="float" office:value="6.03468918407841" calcext:value-type="float">
            <text:p>6.03468918407841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9585" calcext:value-type="float">
            <text:p>1.39585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.50434" calcext:value-type="float">
            <text:p>2.50434E+00</text:p>
          </table:table-cell>
          <table:table-cell table:formula="of:=[.C34]/[.$C$105]" office:value-type="float" office:value="0.00400098626898079" calcext:value-type="float">
            <text:p>4.0009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375296" calcext:value-type="float">
            <text:p>3.75296E-03</text:p>
          </table:table-cell>
          <table:table-cell/>
          <table:table-cell table:formula="of:=100*([.D34]-[.H34])/[.D34]" office:value-type="float" office:value="6.19912822255126" calcext:value-type="float">
            <text:p>6.19912822255126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87815" calcext:value-type="float">
            <text:p>1.38782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.31519" calcext:value-type="float">
            <text:p>2.31519E+00</text:p>
          </table:table-cell>
          <table:table-cell table:formula="of:=[.C35]/[.$C$105]" office:value-type="float" office:value="0.0036987962497431" calcext:value-type="float">
            <text:p>3.69880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3457049" calcext:value-type="float">
            <text:p>3.45705E-03</text:p>
          </table:table-cell>
          <table:table-cell/>
          <table:table-cell table:formula="of:=100*([.D35]-[.H35])/[.D35]" office:value-type="float" office:value="6.5358358076601" calcext:value-type="float">
            <text:p>6.5358358076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12602" calcext:value-type="float">
            <text:p>2.12602E+00</text:p>
          </table:table-cell>
          <table:table-cell table:formula="of:=[.C36]/[.$C$105]" office:value-type="float" office:value="0.00339657427808466" calcext:value-type="float">
            <text:p>3.3965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188198" calcext:value-type="float">
            <text:p>3.18820E-03</text:p>
          </table:table-cell>
          <table:table-cell/>
          <table:table-cell table:formula="of:=100*([.D36]-[.H36])/[.D36]" office:value-type="float" office:value="6.13489536881742" calcext:value-type="float">
            <text:p>6.1348953688174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575634917792027" calcext:value-type="float">
            <text:p>0.5756349177920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95816" calcext:value-type="float">
            <text:p>1.95816E+00</text:p>
          </table:table-cell>
          <table:table-cell table:formula="of:=[.C37]/[.$C$105]" office:value-type="float" office:value="0.00312839761073473" calcext:value-type="float">
            <text:p>3.12840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944272" calcext:value-type="float">
            <text:p>2.94427E-03</text:p>
          </table:table-cell>
          <table:table-cell/>
          <table:table-cell table:formula="of:=100*([.D37]-[.H37])/[.D37]" office:value-type="float" office:value="5.88562048835888" calcext:value-type="float">
            <text:p>5.8856204883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80648" calcext:value-type="float">
            <text:p>1.80648E+00</text:p>
          </table:table-cell>
          <table:table-cell table:formula="of:=[.C38]/[.$C$105]" office:value-type="float" office:value="0.00288607045177109" calcext:value-type="float">
            <text:p>2.88607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723338" calcext:value-type="float">
            <text:p>2.72334E-03</text:p>
          </table:table-cell>
          <table:table-cell/>
          <table:table-cell table:formula="of:=100*([.D38]-[.H38])/[.D38]" office:value-type="float" office:value="5.63854744679665" calcext:value-type="float">
            <text:p>5.63854744679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67123" calcext:value-type="float">
            <text:p>1.67123E+00</text:p>
          </table:table-cell>
          <table:table-cell table:formula="of:=[.C39]/[.$C$105]" office:value-type="float" office:value="0.0026699922064531" calcext:value-type="float">
            <text:p>2.66999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523643" calcext:value-type="float">
            <text:p>2.52364E-03</text:p>
          </table:table-cell>
          <table:table-cell/>
          <table:table-cell table:formula="of:=100*([.D39]-[.H39])/[.D39]" office:value-type="float" office:value="5.48125968680326" calcext:value-type="float">
            <text:p>5.48125968680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53241" calcext:value-type="float">
            <text:p>1.53241E+00</text:p>
          </table:table-cell>
          <table:table-cell table:formula="of:=[.C40]/[.$C$105]" office:value-type="float" office:value="0.00244821045403134" calcext:value-type="float">
            <text:p>2.44821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343604" calcext:value-type="float">
            <text:p>2.34360E-03</text:p>
          </table:table-cell>
          <table:table-cell/>
          <table:table-cell table:formula="of:=100*([.D40]-[.H40])/[.D40]" office:value-type="float" office:value="4.27277213276709" calcext:value-type="float">
            <text:p>4.27277213276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40738" calcext:value-type="float">
            <text:p>1.40738E+00</text:p>
          </table:table-cell>
          <table:table-cell table:formula="of:=[.C41]/[.$C$105]" office:value-type="float" office:value="0.00224845989571631" calcext:value-type="float">
            <text:p>2.24846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181793" calcext:value-type="float">
            <text:p>2.18179E-03</text:p>
          </table:table-cell>
          <table:table-cell/>
          <table:table-cell table:formula="of:=100*([.D41]-[.H41])/[.D41]" office:value-type="float" office:value="2.96500265996833" calcext:value-type="float">
            <text:p>2.96500265996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29725" calcext:value-type="float">
            <text:p>1.29725E+00</text:p>
          </table:table-cell>
          <table:table-cell table:formula="of:=[.C42]/[.$C$105]" office:value-type="float" office:value="0.0020725138908596" calcext:value-type="float">
            <text:p>2.07251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036926" calcext:value-type="float">
            <text:p>2.03693E-03</text:p>
          </table:table-cell>
          <table:table-cell/>
          <table:table-cell table:formula="of:=100*([.D42]-[.H42])/[.D42]" office:value-type="float" office:value="1.71713642145186" calcext:value-type="float">
            <text:p>1.71713642145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19848" calcext:value-type="float">
            <text:p>1.19848E+00</text:p>
          </table:table-cell>
          <table:table-cell table:formula="of:=[.C43]/[.$C$105]" office:value-type="float" office:value="0.00191471686098856" calcext:value-type="float">
            <text:p>1.91472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907855" calcext:value-type="float">
            <text:p>1.90786E-03</text:p>
          </table:table-cell>
          <table:table-cell/>
          <table:table-cell table:formula="of:=100*([.D43]-[.H43])/[.D43]" office:value-type="float" office:value="0.358374709512878" calcext:value-type="float">
            <text:p>0.358374709512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10315" calcext:value-type="float">
            <text:p>1.10315E+00</text:p>
          </table:table-cell>
          <table:table-cell table:formula="of:=[.C44]/[.$C$105]" office:value-type="float" office:value="0.00176241564748643" calcext:value-type="float">
            <text:p>1.76242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793557" calcext:value-type="float">
            <text:p>1.79356E-03</text:p>
          </table:table-cell>
          <table:table-cell/>
          <table:table-cell table:formula="of:=100*([.D44]-[.H44])/[.D44]" office:value-type="float" office:value="-1.76696981543414" calcext:value-type="float">
            <text:p>-1.76696981543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02577" calcext:value-type="float">
            <text:p>1.02577E+00</text:p>
          </table:table-cell>
          <table:table-cell table:formula="of:=[.C45]/[.$C$105]" office:value-type="float" office:value="0.0016387917316069" calcext:value-type="float">
            <text:p>1.63879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693125" calcext:value-type="float">
            <text:p>1.69313E-03</text:p>
          </table:table-cell>
          <table:table-cell/>
          <table:table-cell table:formula="of:=100*([.D45]-[.H45])/[.D45]" office:value-type="float" office:value="-3.31544682250893" calcext:value-type="float">
            <text:p>-3.31544682250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958081" calcext:value-type="float">
            <text:p>9.58081E-01</text:p>
          </table:table-cell>
          <table:table-cell table:formula="of:=[.C46]/[.$C$105]" office:value-type="float" office:value="0.00153065036120151" calcext:value-type="float">
            <text:p>1.5306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605763" calcext:value-type="float">
            <text:p>1.60576E-03</text:p>
          </table:table-cell>
          <table:table-cell/>
          <table:table-cell table:formula="of:=100*([.D46]-[.H46])/[.D46]" office:value-type="float" office:value="-4.90723686495798" calcext:value-type="float">
            <text:p>-4.90723686495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896652" calcext:value-type="float">
            <text:p>8.96652E-01</text:p>
          </table:table-cell>
          <table:table-cell table:formula="of:=[.C47]/[.$C$105]" office:value-type="float" office:value="0.00143251009849068" calcext:value-type="float">
            <text:p>1.43251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530778" calcext:value-type="float">
            <text:p>1.53078E-03</text:p>
          </table:table-cell>
          <table:table-cell/>
          <table:table-cell table:formula="of:=100*([.D47]-[.H47])/[.D47]" office:value-type="float" office:value="-6.85984005368281" calcext:value-type="float">
            <text:p>-6.8598400536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845816" calcext:value-type="float">
            <text:p>8.45816E-01</text:p>
          </table:table-cell>
          <table:table-cell table:formula="of:=[.C48]/[.$C$105]" office:value-type="float" office:value="0.0013512934354298" calcext:value-type="float">
            <text:p>1.35129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67576" calcext:value-type="float">
            <text:p>1.46758E-03</text:p>
          </table:table-cell>
          <table:table-cell/>
          <table:table-cell table:formula="of:=100*([.D48]-[.H48])/[.D48]" office:value-type="float" office:value="-8.60527858134819" calcext:value-type="float">
            <text:p>-8.60527858134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804363" calcext:value-type="float">
            <text:p>8.04363E-01</text:p>
          </table:table-cell>
          <table:table-cell table:formula="of:=[.C49]/[.$C$105]" office:value-type="float" office:value="0.0012850672505635" calcext:value-type="float">
            <text:p>1.28507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415655" calcext:value-type="float">
            <text:p>1.41566E-03</text:p>
          </table:table-cell>
          <table:table-cell/>
          <table:table-cell table:formula="of:=100*([.D49]-[.H49])/[.D49]" office:value-type="float" office:value="-10.1619389474939" calcext:value-type="float">
            <text:p>-10.1619389474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69759" calcext:value-type="float">
            <text:p>7.69759E-01</text:p>
          </table:table-cell>
          <table:table-cell table:formula="of:=[.C50]/[.$C$105]" office:value-type="float" office:value="0.00122978317218284" calcext:value-type="float">
            <text:p>1.22978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374603" calcext:value-type="float">
            <text:p>1.37460E-03</text:p>
          </table:table-cell>
          <table:table-cell/>
          <table:table-cell table:formula="of:=100*([.D50]-[.H50])/[.D50]" office:value-type="float" office:value="-11.7760456552762" calcext:value-type="float">
            <text:p>-11.7760456552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745084" calcext:value-type="float">
            <text:p>7.45084E-01</text:p>
          </table:table-cell>
          <table:table-cell table:formula="of:=[.C51]/[.$C$105]" office:value-type="float" office:value="0.00119036187308324" calcext:value-type="float">
            <text:p>1.19036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44096" calcext:value-type="float">
            <text:p>1.34410E-03</text:p>
          </table:table-cell>
          <table:table-cell/>
          <table:table-cell table:formula="of:=100*([.D51]-[.H51])/[.D51]" office:value-type="float" office:value="-12.9149068357307" calcext:value-type="float">
            <text:p>-12.9149068357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728044" calcext:value-type="float">
            <text:p>7.28044E-01</text:p>
          </table:table-cell>
          <table:table-cell table:formula="of:=[.C52]/[.$C$105]" office:value-type="float" office:value="0.00116313841060473" calcext:value-type="float">
            <text:p>1.16314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1323892" calcext:value-type="float">
            <text:p>1.32389E-03</text:p>
          </table:table-cell>
          <table:table-cell/>
          <table:table-cell table:formula="of:=100*([.D52]-[.H52])/[.D52]" office:value-type="float" office:value="-13.8206758481729" calcext:value-type="float">
            <text:p>-13.8206758481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723867" calcext:value-type="float">
            <text:p>7.23867E-01</text:p>
          </table:table-cell>
          <table:table-cell table:formula="of:=[.C53]/[.$C$105]" office:value-type="float" office:value="0.00115646514753121" calcext:value-type="float">
            <text:p>1.15647E-03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1313829" calcext:value-type="float">
            <text:p>1.31383E-03</text:p>
          </table:table-cell>
          <table:table-cell/>
          <table:table-cell table:formula="of:=100*([.D53]-[.H53])/[.D53]" office:value-type="float" office:value="-13.607314738773" calcext:value-type="float">
            <text:p>-13.607314738773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5.96553" calcext:value-type="float">
            <text:p>5.96553E+00</text:p>
          </table:table-cell>
          <table:table-cell table:formula="of:=[.C54]/[.$C$105]" office:value-type="float" office:value="0.00953065622766596" calcext:value-type="float">
            <text:p>9.53066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9935105" calcext:value-type="float">
            <text:p>9.93511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4.24366132480986" calcext:value-type="float">
            <text:p>-4.24366132480986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5.9803" calcext:value-type="float">
            <text:p>5.98030E+00</text:p>
          </table:table-cell>
          <table:table-cell table:formula="of:=[.C55]/[.$C$105]" office:value-type="float" office:value="0.00955425309038941" calcext:value-type="float">
            <text:p>9.5542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9943559" calcext:value-type="float">
            <text:p>9.94356E-03</text:p>
          </table:table-cell>
          <table:table-cell/>
          <table:table-cell table:formula="of:=100*([.D55]-[.H55])/[.D55]" office:value-type="float" office:value="-4.07468701035557" calcext:value-type="float">
            <text:p>-4.07468701035557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5.98049" calcext:value-type="float">
            <text:p>5.98049E+00</text:p>
          </table:table-cell>
          <table:table-cell table:formula="of:=[.C56]/[.$C$105]" office:value-type="float" office:value="0.00955455663838653" calcext:value-type="float">
            <text:p>9.55456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996055" calcext:value-type="float">
            <text:p>9.96055E-03</text:p>
          </table:table-cell>
          <table:table-cell/>
          <table:table-cell table:formula="of:=100*([.D56]-[.H56])/[.D56]" office:value-type="float" office:value="-4.24921194126736" calcext:value-type="float">
            <text:p>-4.24921194126736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5.99582" calcext:value-type="float">
            <text:p>5.99582E+00</text:p>
          </table:table-cell>
          <table:table-cell table:formula="of:=[.C57]/[.$C$105]" office:value-type="float" office:value="0.00957904816889096" calcext:value-type="float">
            <text:p>9.57905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9986251" calcext:value-type="float">
            <text:p>9.98625E-03</text:p>
          </table:table-cell>
          <table:table-cell/>
          <table:table-cell table:formula="of:=100*([.D57]-[.H57])/[.D57]" office:value-type="float" office:value="-4.25097383298975" calcext:value-type="float">
            <text:p>-4.2509738329897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6.01197" calcext:value-type="float">
            <text:p>6.01197E+00</text:p>
          </table:table-cell>
          <table:table-cell table:formula="of:=[.C58]/[.$C$105]" office:value-type="float" office:value="0.00960484974864612" calcext:value-type="float">
            <text:p>9.6048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002092" calcext:value-type="float">
            <text:p>1.00209E-02</text:p>
          </table:table-cell>
          <table:table-cell/>
          <table:table-cell table:formula="of:=100*([.D58]-[.H58])/[.D58]" office:value-type="float" office:value="-4.33187673146606" calcext:value-type="float">
            <text:p>-4.3318767314660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6.03886" calcext:value-type="float">
            <text:p>6.03886E+00</text:p>
          </table:table-cell>
          <table:table-cell table:formula="of:=[.C59]/[.$C$105]" office:value-type="float" office:value="0.00964780977834372" calcext:value-type="float">
            <text:p>9.64781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00649" calcext:value-type="float">
            <text:p>1.00649E-02</text:p>
          </table:table-cell>
          <table:table-cell/>
          <table:table-cell table:formula="of:=100*([.D59]-[.H59])/[.D59]" office:value-type="float" office:value="-4.32315967290848" calcext:value-type="float">
            <text:p>-4.32315967290848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6.05796" calcext:value-type="float">
            <text:p>6.05796E+00</text:p>
          </table:table-cell>
          <table:table-cell table:formula="of:=[.C60]/[.$C$105]" office:value-type="float" office:value="0.00967832434015943" calcext:value-type="float">
            <text:p>9.67832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011864" calcext:value-type="float">
            <text:p>1.01186E-02</text:p>
          </table:table-cell>
          <table:table-cell/>
          <table:table-cell table:formula="of:=100*([.D60]-[.H60])/[.D60]" office:value-type="float" office:value="-4.54950303756118" calcext:value-type="float">
            <text:p>-4.54950303756118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6.08909" calcext:value-type="float">
            <text:p>6.08909E+00</text:p>
          </table:table-cell>
          <table:table-cell table:formula="of:=[.C61]/[.$C$105]" office:value-type="float" office:value="0.00972805828305591" calcext:value-type="float">
            <text:p>9.72806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018269" calcext:value-type="float">
            <text:p>1.01827E-02</text:p>
          </table:table-cell>
          <table:table-cell/>
          <table:table-cell table:formula="of:=100*([.D61]-[.H61])/[.D61]" office:value-type="float" office:value="-4.67340659066528" calcext:value-type="float">
            <text:p>-4.67340659066528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6.12739" calcext:value-type="float">
            <text:p>6.12739E+00</text:p>
          </table:table-cell>
          <table:table-cell table:formula="of:=[.C62]/[.$C$105]" office:value-type="float" office:value="0.00978924716879106" calcext:value-type="float">
            <text:p>9.78925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025768" calcext:value-type="float">
            <text:p>1.02577E-02</text:p>
          </table:table-cell>
          <table:table-cell/>
          <table:table-cell table:formula="of:=100*([.D62]-[.H62])/[.D62]" office:value-type="float" office:value="-4.7851772780071" calcext:value-type="float">
            <text:p>-4.7851772780071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6.1857" calcext:value-type="float">
            <text:p>6.18570E+00</text:p>
          </table:table-cell>
          <table:table-cell table:formula="of:=[.C63]/[.$C$105]" office:value-type="float" office:value="0.00988240445148601" calcext:value-type="float">
            <text:p>9.88240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034439" calcext:value-type="float">
            <text:p>1.03444E-02</text:p>
          </table:table-cell>
          <table:table-cell/>
          <table:table-cell table:formula="of:=100*([.D63]-[.H63])/[.D63]" office:value-type="float" office:value="-4.67482939786506" calcext:value-type="float">
            <text:p>-4.67482939786506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6.23693" calcext:value-type="float">
            <text:p>6.23693E+00</text:p>
          </table:table-cell>
          <table:table-cell table:formula="of:=[.C64]/[.$C$105]" office:value-type="float" office:value="0.00996425057723566" calcext:value-type="float">
            <text:p>9.96425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04437" calcext:value-type="float">
            <text:p>1.04437E-02</text:p>
          </table:table-cell>
          <table:table-cell/>
          <table:table-cell table:formula="of:=100*([.D64]-[.H64])/[.D64]" office:value-type="float" office:value="-4.8116957622452" calcext:value-type="float">
            <text:p>-4.8116957622452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6.31143" calcext:value-type="float">
            <text:p>6.31143E+00</text:p>
          </table:table-cell>
          <table:table-cell table:formula="of:=[.C65]/[.$C$105]" office:value-type="float" office:value="0.0100832733445273" calcext:value-type="float">
            <text:p>1.00833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055663" calcext:value-type="float">
            <text:p>1.05566E-02</text:p>
          </table:table-cell>
          <table:table-cell/>
          <table:table-cell table:formula="of:=100*([.D65]-[.H65])/[.D65]" office:value-type="float" office:value="-4.69447409882674" calcext:value-type="float">
            <text:p>-4.6944740988267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6.38024" calcext:value-type="float">
            <text:p>6.38024E+00</text:p>
          </table:table-cell>
          <table:table-cell table:formula="of:=[.C66]/[.$C$105]" office:value-type="float" office:value="0.0101932056481157" calcext:value-type="float">
            <text:p>1.01932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068433" calcext:value-type="float">
            <text:p>1.06843E-02</text:p>
          </table:table-cell>
          <table:table-cell/>
          <table:table-cell table:formula="of:=100*([.D66]-[.H66])/[.D66]" office:value-type="float" office:value="-4.81815406103501" calcext:value-type="float">
            <text:p>-4.81815406103501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6.46679" calcext:value-type="float">
            <text:p>6.46679E+00</text:p>
          </table:table-cell>
          <table:table-cell table:formula="of:=[.C67]/[.$C$105]" office:value-type="float" office:value="0.0103314797489088" calcext:value-type="float">
            <text:p>1.03315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082813" calcext:value-type="float">
            <text:p>1.08281E-02</text:p>
          </table:table-cell>
          <table:table-cell/>
          <table:table-cell table:formula="of:=100*([.D67]-[.H67])/[.D67]" office:value-type="float" office:value="-4.80715505582492" calcext:value-type="float">
            <text:p>-4.8071550558249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6.57787" calcext:value-type="float">
            <text:p>6.57787E+00</text:p>
          </table:table-cell>
          <table:table-cell table:formula="of:=[.C68]/[.$C$105]" office:value-type="float" office:value="0.0105089434937511" calcext:value-type="float">
            <text:p>1.05089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098953" calcext:value-type="float">
            <text:p>1.09895E-02</text:p>
          </table:table-cell>
          <table:table-cell/>
          <table:table-cell table:formula="of:=100*([.D68]-[.H68])/[.D68]" office:value-type="float" office:value="-4.57311913928036" calcext:value-type="float">
            <text:p>-4.57311913928036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6.69091" calcext:value-type="float">
            <text:p>6.69091E+00</text:p>
          </table:table-cell>
          <table:table-cell table:formula="of:=[.C69]/[.$C$105]" office:value-type="float" office:value="0.0106895385758269" calcext:value-type="float">
            <text:p>1.06895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11702" calcext:value-type="float">
            <text:p>1.11702E-02</text:p>
          </table:table-cell>
          <table:table-cell/>
          <table:table-cell table:formula="of:=100*([.D69]-[.H69])/[.D69]" office:value-type="float" office:value="-4.49655914297457" calcext:value-type="float">
            <text:p>-4.49655914297457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6.81912" calcext:value-type="float">
            <text:p>6.81912E+00</text:p>
          </table:table-cell>
          <table:table-cell table:formula="of:=[.C70]/[.$C$105]" office:value-type="float" office:value="0.0108943695690411" calcext:value-type="float">
            <text:p>1.08944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137203" calcext:value-type="float">
            <text:p>1.13720E-02</text:p>
          </table:table-cell>
          <table:table-cell/>
          <table:table-cell table:formula="of:=100*([.D70]-[.H70])/[.D70]" office:value-type="float" office:value="-4.38447060136762" calcext:value-type="float">
            <text:p>-4.3844706013676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6.96541" calcext:value-type="float">
            <text:p>6.96541E+00</text:p>
          </table:table-cell>
          <table:table-cell table:formula="of:=[.C71]/[.$C$105]" office:value-type="float" office:value="0.0111280855506127" calcext:value-type="float">
            <text:p>1.11281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159716" calcext:value-type="float">
            <text:p>1.15972E-02</text:p>
          </table:table-cell>
          <table:table-cell/>
          <table:table-cell table:formula="of:=100*([.D71]-[.H71])/[.D71]" office:value-type="float" office:value="-4.21523043881925" calcext:value-type="float">
            <text:p>-4.21523043881925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7.12717" calcext:value-type="float">
            <text:p>7.12717E+00</text:p>
          </table:table-cell>
          <table:table-cell table:formula="of:=[.C72]/[.$C$105]" office:value-type="float" office:value="0.0113865167296341" calcext:value-type="float">
            <text:p>1.13865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184795" calcext:value-type="float">
            <text:p>1.18480E-02</text:p>
          </table:table-cell>
          <table:table-cell/>
          <table:table-cell table:formula="of:=100*([.D72]-[.H72])/[.D72]" office:value-type="float" office:value="-4.05245327717315" calcext:value-type="float">
            <text:p>-4.05245327717315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7.29846" calcext:value-type="float">
            <text:p>7.29846E+00</text:p>
          </table:table-cell>
          <table:table-cell table:formula="of:=[.C73]/[.$C$105]" office:value-type="float" office:value="0.0116601732371425" calcext:value-type="float">
            <text:p>1.16602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212707" calcext:value-type="float">
            <text:p>1.21271E-02</text:p>
          </table:table-cell>
          <table:table-cell/>
          <table:table-cell table:formula="of:=100*([.D73]-[.H73])/[.D73]" office:value-type="float" office:value="-4.00420090989907" calcext:value-type="float">
            <text:p>-4.0042009098990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7.5057" calcext:value-type="float">
            <text:p>7.50570E+00</text:p>
          </table:table-cell>
          <table:table-cell table:formula="of:=[.C74]/[.$C$105]" office:value-type="float" office:value="0.0119912642209481" calcext:value-type="float">
            <text:p>1.19913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243751" calcext:value-type="float">
            <text:p>1.24375E-02</text:p>
          </table:table-cell>
          <table:table-cell/>
          <table:table-cell table:formula="of:=100*([.D74]-[.H74])/[.D74]" office:value-type="float" office:value="-3.72142395355077" calcext:value-type="float">
            <text:p>-3.72142395355077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7.73139" calcext:value-type="float">
            <text:p>7.73139E+00</text:p>
          </table:table-cell>
          <table:table-cell table:formula="of:=[.C75]/[.$C$105]" office:value-type="float" office:value="0.012351831312895" calcext:value-type="float">
            <text:p>1.23518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278257" calcext:value-type="float">
            <text:p>1.27826E-02</text:p>
          </table:table-cell>
          <table:table-cell/>
          <table:table-cell table:formula="of:=100*([.D75]-[.H75])/[.D75]" office:value-type="float" office:value="-3.48724554435386" calcext:value-type="float">
            <text:p>-3.48724554435386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7.98059" calcext:value-type="float">
            <text:p>7.98059E+00</text:p>
          </table:table-cell>
          <table:table-cell table:formula="of:=[.C76]/[.$C$105]" office:value-type="float" office:value="0.0127499584754328" calcext:value-type="float">
            <text:p>1.2750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316598" calcext:value-type="float">
            <text:p>1.31660E-02</text:p>
          </table:table-cell>
          <table:table-cell/>
          <table:table-cell table:formula="of:=100*([.D76]-[.H76])/[.D76]" office:value-type="float" office:value="-3.2629245449607" calcext:value-type="float">
            <text:p>-3.2629245449607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8.25008" calcext:value-type="float">
            <text:p>8.25008E+00</text:p>
          </table:table-cell>
          <table:table-cell table:formula="of:=[.C77]/[.$C$105]" office:value-type="float" office:value="0.0131805013688209" calcext:value-type="float">
            <text:p>1.31805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59187" calcext:value-type="float">
            <text:p>1.35919E-02</text:p>
          </table:table-cell>
          <table:table-cell/>
          <table:table-cell table:formula="of:=100*([.D77]-[.H77])/[.D77]" office:value-type="float" office:value="-3.12103932671462" calcext:value-type="float">
            <text:p>-3.12103932671462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8.57011" calcext:value-type="float">
            <text:p>8.57011E+00</text:p>
          </table:table-cell>
          <table:table-cell table:formula="of:=[.C78]/[.$C$105]" office:value-type="float" office:value="0.0136917880294429" calcext:value-type="float">
            <text:p>1.36918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406487" calcext:value-type="float">
            <text:p>1.40649E-02</text:p>
          </table:table-cell>
          <table:table-cell/>
          <table:table-cell table:formula="of:=100*([.D78]-[.H78])/[.D78]" office:value-type="float" office:value="-2.72485938107469" calcext:value-type="float">
            <text:p>-2.72485938107469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8.93304" calcext:value-type="float">
            <text:p>8.93304E+00</text:p>
          </table:table-cell>
          <table:table-cell table:formula="of:=[.C79]/[.$C$105]" office:value-type="float" office:value="0.0142716126325723" calcext:value-type="float">
            <text:p>1.4271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458786" calcext:value-type="float">
            <text:p>1.45879E-02</text:p>
          </table:table-cell>
          <table:table-cell/>
          <table:table-cell table:formula="of:=100*([.D79]-[.H79])/[.D79]" office:value-type="float" office:value="-2.215918940414" calcext:value-type="float">
            <text:p>-2.215918940414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9.25691" calcext:value-type="float">
            <text:p>9.25691E+00</text:p>
          </table:table-cell>
          <table:table-cell table:formula="of:=[.C80]/[.$C$105]" office:value-type="float" office:value="0.0147890341579781" calcext:value-type="float">
            <text:p>1.47890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505712" calcext:value-type="float">
            <text:p>1.50571E-02</text:p>
          </table:table-cell>
          <table:table-cell/>
          <table:table-cell table:formula="of:=100*([.D80]-[.H80])/[.D80]" office:value-type="float" office:value="-1.81273394298875" calcext:value-type="float">
            <text:p>-1.81273394298875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9.55518" calcext:value-type="float">
            <text:p>9.55518E+00</text:p>
          </table:table-cell>
          <table:table-cell table:formula="of:=[.C81]/[.$C$105]" office:value-type="float" office:value="0.0152655565848247" calcext:value-type="float">
            <text:p>1.5265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47959" calcext:value-type="float">
            <text:p>1.54796E-02</text:p>
          </table:table-cell>
          <table:table-cell/>
          <table:table-cell table:formula="of:=100*([.D81]-[.H81])/[.D81]" office:value-type="float" office:value="-1.40206754982052" calcext:value-type="float">
            <text:p>-1.40206754982052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9.82758" calcext:value-type="float">
            <text:p>9.82758E+00</text:p>
          </table:table-cell>
          <table:table-cell table:formula="of:=[.C82]/[.$C$105]" office:value-type="float" office:value="0.0157007485554319" calcext:value-type="float">
            <text:p>1.57007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85957" calcext:value-type="float">
            <text:p>1.58596E-02</text:p>
          </table:table-cell>
          <table:table-cell/>
          <table:table-cell table:formula="of:=100*([.D82]-[.H82])/[.D82]" office:value-type="float" office:value="-1.01155332822139" calcext:value-type="float">
            <text:p>-1.01155332822139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0.0669" calcext:value-type="float">
            <text:p>1.00669E+01</text:p>
          </table:table-cell>
          <table:table-cell table:formula="of:=[.C83]/[.$C$105]" office:value-type="float" office:value="0.0160830912221195" calcext:value-type="float">
            <text:p>1.60831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620096" calcext:value-type="float">
            <text:p>1.62010E-02</text:p>
          </table:table-cell>
          <table:table-cell/>
          <table:table-cell table:formula="of:=100*([.D83]-[.H83])/[.D83]" office:value-type="float" office:value="-0.732873900002586" calcext:value-type="float">
            <text:p>-0.73287390000258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291" calcext:value-type="float">
            <text:p>1.02910E+01</text:p>
          </table:table-cell>
          <table:table-cell table:formula="of:=[.C84]/[.$C$105]" office:value-type="float" office:value="0.0164411180966168" calcext:value-type="float">
            <text:p>1.64411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650733" calcext:value-type="float">
            <text:p>1.65073E-02</text:p>
          </table:table-cell>
          <table:table-cell/>
          <table:table-cell table:formula="of:=100*([.D84]-[.H84])/[.D84]" office:value-type="float" office:value="-0.402721414651458" calcext:value-type="float">
            <text:p>-0.402721414651458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5143" calcext:value-type="float">
            <text:p>1.05143E+01</text:p>
          </table:table-cell>
          <table:table-cell table:formula="of:=[.C85]/[.$C$105]" office:value-type="float" office:value="0.0167978668742841" calcext:value-type="float">
            <text:p>1.67979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678191" calcext:value-type="float">
            <text:p>1.67819E-02</text:p>
          </table:table-cell>
          <table:table-cell/>
          <table:table-cell table:formula="of:=100*([.D85]-[.H85])/[.D85]" office:value-type="float" office:value="0.0949934560355021" calcext:value-type="float">
            <text:p>0.09499345603550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10.7069" calcext:value-type="float">
            <text:p>1.07069E+01</text:p>
          </table:table-cell>
          <table:table-cell table:formula="of:=[.C86]/[.$C$105]" office:value-type="float" office:value="0.0171055686861011" calcext:value-type="float">
            <text:p>1.7105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702764" calcext:value-type="float">
            <text:p>1.70276E-02</text:p>
          </table:table-cell>
          <table:table-cell/>
          <table:table-cell table:formula="of:=100*([.D86]-[.H86])/[.D86]" office:value-type="float" office:value="0.455574950655751" calcext:value-type="float">
            <text:p>0.455574950655751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10.8988" calcext:value-type="float">
            <text:p>1.08988E+01</text:p>
          </table:table-cell>
          <table:table-cell table:formula="of:=[.C87]/[.$C$105]" office:value-type="float" office:value="0.0174121521631918" calcext:value-type="float">
            <text:p>1.74122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724721" calcext:value-type="float">
            <text:p>1.72472E-02</text:p>
          </table:table-cell>
          <table:table-cell/>
          <table:table-cell table:formula="of:=100*([.D87]-[.H87])/[.D87]" office:value-type="float" office:value="0.947281884777593" calcext:value-type="float">
            <text:p>0.94728188477759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11.064" calcext:value-type="float">
            <text:p>1.10640E+01</text:p>
          </table:table-cell>
          <table:table-cell table:formula="of:=[.C88]/[.$C$105]" office:value-type="float" office:value="0.0176760791585821" calcext:value-type="float">
            <text:p>1.76761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744304" calcext:value-type="float">
            <text:p>1.74430E-02</text:p>
          </table:table-cell>
          <table:table-cell/>
          <table:table-cell table:formula="of:=100*([.D88]-[.H88])/[.D88]" office:value-type="float" office:value="1.31838716319017" calcext:value-type="float">
            <text:p>1.3183871631901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11.2031" calcext:value-type="float">
            <text:p>1.12031E+01</text:p>
          </table:table-cell>
          <table:table-cell table:formula="of:=[.C89]/[.$C$105]" office:value-type="float" office:value="0.0178983082448943" calcext:value-type="float">
            <text:p>1.78983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761733" calcext:value-type="float">
            <text:p>1.76173E-02</text:p>
          </table:table-cell>
          <table:table-cell/>
          <table:table-cell table:formula="of:=100*([.D89]-[.H89])/[.D89]" office:value-type="float" office:value="1.56985923501727" calcext:value-type="float">
            <text:p>1.56985923501727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11.3304" calcext:value-type="float">
            <text:p>1.13304E+01</text:p>
          </table:table-cell>
          <table:table-cell table:formula="of:=[.C90]/[.$C$105]" office:value-type="float" office:value="0.0181016854029644" calcext:value-type="float">
            <text:p>1.81017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777206" calcext:value-type="float">
            <text:p>1.77721E-02</text:p>
          </table:table-cell>
          <table:table-cell/>
          <table:table-cell table:formula="of:=100*([.D90]-[.H90])/[.D90]" office:value-type="float" office:value="1.82096526166807" calcext:value-type="float">
            <text:p>1.82096526166807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11.4377" calcext:value-type="float">
            <text:p>1.14377E+01</text:p>
          </table:table-cell>
          <table:table-cell table:formula="of:=[.C91]/[.$C$105]" office:value-type="float" office:value="0.0182731101402851" calcext:value-type="float">
            <text:p>1.82731E-02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1790902" calcext:value-type="float">
            <text:p>1.79090E-02</text:p>
          </table:table-cell>
          <table:table-cell/>
          <table:table-cell table:formula="of:=100*([.D91]-[.H91])/[.D91]" office:value-type="float" office:value="1.99249135746417" calcext:value-type="float">
            <text:p>1.99249135746417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11.5295" calcext:value-type="float">
            <text:p>1.15295E+01</text:p>
          </table:table-cell>
          <table:table-cell table:formula="of:=[.C92]/[.$C$105]" office:value-type="float" office:value="0.018419771751525" calcext:value-type="float">
            <text:p>1.84198E-02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1802982" calcext:value-type="float">
            <text:p>1.80298E-02</text:p>
          </table:table-cell>
          <table:table-cell/>
          <table:table-cell table:formula="of:=100*([.D92]-[.H92])/[.D92]" office:value-type="float" office:value="2.11702814120194" calcext:value-type="float">
            <text:p>2.11702814120194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11.6305" calcext:value-type="float">
            <text:p>1.16305E+01</text:p>
          </table:table-cell>
          <table:table-cell table:formula="of:=[.C93]/[.$C$105]" office:value-type="float" office:value="0.0185811314763096" calcext:value-type="float">
            <text:p>1.85811E-02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1813589" calcext:value-type="float">
            <text:p>1.81359E-02</text:p>
          </table:table-cell>
          <table:table-cell/>
          <table:table-cell table:formula="of:=100*([.D93]-[.H93])/[.D93]" office:value-type="float" office:value="2.39620217357175" calcext:value-type="float">
            <text:p>2.39620217357175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11.7221" calcext:value-type="float">
            <text:p>1.17221E+01</text:p>
          </table:table-cell>
          <table:table-cell table:formula="of:=[.C94]/[.$C$105]" office:value-type="float" office:value="0.0187274735633419" calcext:value-type="float">
            <text:p>1.87275E-02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1822852" calcext:value-type="float">
            <text:p>1.82285E-02</text:p>
          </table:table-cell>
          <table:table-cell/>
          <table:table-cell table:formula="of:=100*([.D94]-[.H94])/[.D94]" office:value-type="float" office:value="2.66428657156721" calcext:value-type="float">
            <text:p>2.66428657156721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11.7989" calcext:value-type="float">
            <text:p>1.17989E+01</text:p>
          </table:table-cell>
          <table:table-cell table:formula="of:=[.C95]/[.$C$105]" office:value-type="float" office:value="0.0188501708590197" calcext:value-type="float">
            <text:p>1.88502E-02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1830884" calcext:value-type="float">
            <text:p>1.83088E-02</text:p>
          </table:table-cell>
          <table:table-cell/>
          <table:table-cell table:formula="of:=100*([.D95]-[.H95])/[.D95]" office:value-type="float" office:value="2.87175571546977" calcext:value-type="float">
            <text:p>2.87175571546977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11.8696" calcext:value-type="float">
            <text:p>1.18696E+01</text:p>
          </table:table-cell>
          <table:table-cell table:formula="of:=[.C96]/[.$C$105]" office:value-type="float" office:value="0.0189631226663689" calcext:value-type="float">
            <text:p>1.89631E-02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1837785" calcext:value-type="float">
            <text:p>1.83779E-02</text:p>
          </table:table-cell>
          <table:table-cell/>
          <table:table-cell table:formula="of:=100*([.D96]-[.H96])/[.D96]" office:value-type="float" office:value="3.08637283355716" calcext:value-type="float">
            <text:p>3.08637283355716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11.9388" calcext:value-type="float">
            <text:p>1.19388E+01</text:p>
          </table:table-cell>
          <table:table-cell table:formula="of:=[.C97]/[.$C$105]" office:value-type="float" office:value="0.0190736780421619" calcext:value-type="float">
            <text:p>1.90737E-02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1843641" calcext:value-type="float">
            <text:p>1.84364E-02</text:p>
          </table:table-cell>
          <table:table-cell/>
          <table:table-cell table:formula="of:=100*([.D97]-[.H97])/[.D97]" office:value-type="float" office:value="3.34108629050609" calcext:value-type="float">
            <text:p>3.34108629050609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11.9849" calcext:value-type="float">
            <text:p>1.19849E+01</text:p>
          </table:table-cell>
          <table:table-cell table:formula="of:=[.C98]/[.$C$105]" office:value-type="float" office:value="0.0191473283719894" calcext:value-type="float">
            <text:p>1.91473E-02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1848526" calcext:value-type="float">
            <text:p>1.84853E-02</text:p>
          </table:table-cell>
          <table:table-cell/>
          <table:table-cell table:formula="of:=100*([.D98]-[.H98])/[.D98]" office:value-type="float" office:value="3.45775848790429" calcext:value-type="float">
            <text:p>3.45775848790429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12.0311" calcext:value-type="float">
            <text:p>1.20311E+01</text:p>
          </table:table-cell>
          <table:table-cell table:formula="of:=[.C99]/[.$C$105]" office:value-type="float" office:value="0.0192211384639205" calcext:value-type="float">
            <text:p>1.92211E-02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1852504" calcext:value-type="float">
            <text:p>1.85250E-02</text:p>
          </table:table-cell>
          <table:table-cell/>
          <table:table-cell table:formula="of:=100*([.D99]-[.H99])/[.D99]" office:value-type="float" office:value="3.62152567199477" calcext:value-type="float">
            <text:p>3.62152567199477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12.0614" calcext:value-type="float">
            <text:p>1.20614E+01</text:p>
          </table:table-cell>
          <table:table-cell table:formula="of:=[.C100]/[.$C$105]" office:value-type="float" office:value="0.0192695463813559" calcext:value-type="float">
            <text:p>1.92695E-02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1855626" calcext:value-type="float">
            <text:p>1.85563E-02</text:p>
          </table:table-cell>
          <table:table-cell/>
          <table:table-cell table:formula="of:=100*([.D100]-[.H100])/[.D100]" office:value-type="float" office:value="3.70162518224119" calcext:value-type="float">
            <text:p>3.7016251822411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2.0736" calcext:value-type="float">
            <text:p>1.20736E+01</text:p>
          </table:table-cell>
          <table:table-cell table:formula="of:=[.C101]/[.$C$105]" office:value-type="float" office:value="0.0192890373580131" calcext:value-type="float">
            <text:p>1.92890E-02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1857932" calcext:value-type="float">
            <text:p>1.85793E-02</text:p>
          </table:table-cell>
          <table:table-cell/>
          <table:table-cell table:formula="of:=100*([.D101]-[.H101])/[.D101]" office:value-type="float" office:value="3.67938194550821" calcext:value-type="float">
            <text:p>3.67938194550821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2.0742" calcext:value-type="float">
            <text:p>1.20742E+01</text:p>
          </table:table-cell>
          <table:table-cell table:formula="of:=[.C102]/[.$C$105]" office:value-type="float" office:value="0.0192899959306356" calcext:value-type="float">
            <text:p>1.92900E-02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1859453" calcext:value-type="float">
            <text:p>1.85945E-02</text:p>
          </table:table-cell>
          <table:table-cell/>
          <table:table-cell table:formula="of:=100*([.D102]-[.H102])/[.D102]" office:value-type="float" office:value="3.6053192190209" calcext:value-type="float">
            <text:p>3.6053192190209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12.1025" calcext:value-type="float">
            <text:p>1.21025E+01</text:p>
          </table:table-cell>
          <table:table-cell table:formula="of:=[.C103]/[.$C$105]" office:value-type="float" office:value="0.019335208605996" calcext:value-type="float">
            <text:p>1.93352E-02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1860208" calcext:value-type="float">
            <text:p>1.86021E-02</text:p>
          </table:table-cell>
          <table:table-cell/>
          <table:table-cell table:formula="of:=100*([.D103]-[.H103])/[.D103]" office:value-type="float" office:value="3.79167673302806" calcext:value-type="float">
            <text:p>3.7916767330280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625.930666" calcext:value-type="float">
            <text:p>6.25931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5:17:11.511952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24T17:49:36.667337099</dc:date>
    <meta:editing-duration>PT3H51M43S</meta:editing-duration>
    <meta:editing-cycles>17</meta:editing-cycles>
    <meta:generator>LibreOffice/6.4.6.2$Linux_X86_64 LibreOffice_project/40$Build-2</meta:generator>
    <meta:document-statistic meta:table-count="6" meta:cell-count="410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100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085cm" chartooo:height="1.888cm" style:legend-expansion-aspect-ratio="1.63400423728814" chart:style-name="ch2"/>
        <chart:plot-area chart:style-name="ch3" table:cell-range-address="Diff2.C4:Diff2.C53 Diff2.E3:Diff2.E53 Diff2.I3:Diff2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2.E4:Diff2.E53" chart:label-cell-address="Diff2.E3:Diff2.E3" chart:class="chart:scatter">
            <chart:domain table:cell-range-address="Diff2.C4:Diff2.C53"/>
            <chart:data-point chart:repeated="50"/>
          </chart:series>
          <chart:series chart:style-name="ch8" chart:values-cell-range-address="Diff2.I4:Diff2.I53" chart:label-cell-address="Diff2.I3:Diff2.I3" chart:class="chart:scatter">
            <chart:domain table:cell-range-address="Diff2.H4:Diff2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2.E3:Diff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2.I3:Diff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Diff2.C4:Diff2.C53</svg:desc>
                </draw:g>
              </table:table-cell>
              <table:table-cell office:value-type="float" office:value="0.031815012143463">
                <text:p>0.031815012143463</text:p>
                <draw:g>
                  <svg:desc>Diff2.E4:Diff2.E53</svg:desc>
                </draw:g>
              </table:table-cell>
              <table:table-cell office:value-type="float" office:value="101">
                <text:p>101</text:p>
                <draw:g>
                  <svg:desc>Diff2.H4:Diff2.H53</svg:desc>
                </draw:g>
              </table:table-cell>
              <table:table-cell office:value-type="float" office:value="0.03202046">
                <text:p>0.03202046</text:p>
                <draw:g>
                  <svg:desc>Diff2.I4:Diff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0317771599041204">
                <text:p>0.0317771599041204</text:p>
              </table:table-cell>
              <table:table-cell office:value-type="float" office:value="103">
                <text:p>103</text:p>
              </table:table-cell>
              <table:table-cell office:value-type="float" office:value="0.03198636">
                <text:p>0.03198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316779515078651">
                <text:p>0.0316779515078651</text:p>
              </table:table-cell>
              <table:table-cell office:value-type="float" office:value="105">
                <text:p>105</text:p>
              </table:table-cell>
              <table:table-cell office:value-type="float" office:value="0.03191819">
                <text:p>0.03191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0.0315613884747994">
                <text:p>0.0315613884747994</text:p>
              </table:table-cell>
              <table:table-cell office:value-type="float" office:value="107">
                <text:p>107</text:p>
              </table:table-cell>
              <table:table-cell office:value-type="float" office:value="0.03181604">
                <text:p>0.03181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0.0314423657294297">
                <text:p>0.0314423657294297</text:p>
              </table:table-cell>
              <table:table-cell office:value-type="float" office:value="109">
                <text:p>109</text:p>
              </table:table-cell>
              <table:table-cell office:value-type="float" office:value="0.03168001">
                <text:p>0.03168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0.0312611669230461">
                <text:p>0.0312611669230461</text:p>
              </table:table-cell>
              <table:table-cell office:value-type="float" office:value="111">
                <text:p>111</text:p>
              </table:table-cell>
              <table:table-cell office:value-type="float" office:value="0.03151023">
                <text:p>0.03151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310247612405094">
                <text:p>0.0310247612405094</text:p>
              </table:table-cell>
              <table:table-cell office:value-type="float" office:value="113">
                <text:p>113</text:p>
              </table:table-cell>
              <table:table-cell office:value-type="float" office:value="0.0313069">
                <text:p>0.0313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0308070767016187">
                <text:p>0.0308070767016187</text:p>
              </table:table-cell>
              <table:table-cell office:value-type="float" office:value="115">
                <text:p>115</text:p>
              </table:table-cell>
              <table:table-cell office:value-type="float" office:value="0.03107023">
                <text:p>0.03107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0.030527216101714">
                <text:p>0.030527216101714</text:p>
              </table:table-cell>
              <table:table-cell office:value-type="float" office:value="117">
                <text:p>117</text:p>
              </table:table-cell>
              <table:table-cell office:value-type="float" office:value="0.03080047">
                <text:p>0.03080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  <table:table-cell office:value-type="float" office:value="0.0302372433512268">
                <text:p>0.0302372433512268</text:p>
              </table:table-cell>
              <table:table-cell office:value-type="float" office:value="119">
                <text:p>119</text:p>
              </table:table-cell>
              <table:table-cell office:value-type="float" office:value="0.0304979">
                <text:p>0.0304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0.0298962998957765">
                <text:p>0.0298962998957765</text:p>
              </table:table-cell>
              <table:table-cell office:value-type="float" office:value="121">
                <text:p>121</text:p>
              </table:table-cell>
              <table:table-cell office:value-type="float" office:value="0.03016286">
                <text:p>0.03016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0.0295481139540982">
                <text:p>0.0295481139540982</text:p>
              </table:table-cell>
              <table:table-cell office:value-type="float" office:value="123">
                <text:p>123</text:p>
              </table:table-cell>
              <table:table-cell office:value-type="float" office:value="0.02979568">
                <text:p>0.02979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0.0291361121432034">
                <text:p>0.0291361121432034</text:p>
              </table:table-cell>
              <table:table-cell office:value-type="float" office:value="125">
                <text:p>125</text:p>
              </table:table-cell>
              <table:table-cell office:value-type="float" office:value="0.02939677">
                <text:p>0.02939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0.0286936372298775">
                <text:p>0.0286936372298775</text:p>
              </table:table-cell>
              <table:table-cell office:value-type="float" office:value="127">
                <text:p>127</text:p>
              </table:table-cell>
              <table:table-cell office:value-type="float" office:value="0.02896655">
                <text:p>0.0289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0.0282122168717406">
                <text:p>0.0282122168717406</text:p>
              </table:table-cell>
              <table:table-cell office:value-type="float" office:value="129">
                <text:p>129</text:p>
              </table:table-cell>
              <table:table-cell office:value-type="float" office:value="0.02850548">
                <text:p>0.02850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0.0277366724929963">
                <text:p>0.0277366724929963</text:p>
              </table:table-cell>
              <table:table-cell office:value-type="float" office:value="131">
                <text:p>131</text:p>
              </table:table-cell>
              <table:table-cell office:value-type="float" office:value="0.02801404">
                <text:p>0.02801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0.0272417237171883">
                <text:p>0.0272417237171883</text:p>
              </table:table-cell>
              <table:table-cell office:value-type="float" office:value="133">
                <text:p>133</text:p>
              </table:table-cell>
              <table:table-cell office:value-type="float" office:value="0.02749277">
                <text:p>0.02749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0266903382090753">
                <text:p>0.0266903382090753</text:p>
              </table:table-cell>
              <table:table-cell office:value-type="float" office:value="135">
                <text:p>135</text:p>
              </table:table-cell>
              <table:table-cell office:value-type="float" office:value="0.0269422">
                <text:p>0.0269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0.0261205048586834">
                <text:p>0.0261205048586834</text:p>
              </table:table-cell>
              <table:table-cell office:value-type="float" office:value="137">
                <text:p>137</text:p>
              </table:table-cell>
              <table:table-cell office:value-type="float" office:value="0.02636294">
                <text:p>0.02636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0.0255166454880882">
                <text:p>0.0255166454880882</text:p>
              </table:table-cell>
              <table:table-cell office:value-type="float" office:value="139">
                <text:p>139</text:p>
              </table:table-cell>
              <table:table-cell office:value-type="float" office:value="0.02575559">
                <text:p>0.02575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  <table:table-cell office:value-type="float" office:value="0.0249105997065563">
                <text:p>0.0249105997065563</text:p>
              </table:table-cell>
              <table:table-cell office:value-type="float" office:value="141">
                <text:p>141</text:p>
              </table:table-cell>
              <table:table-cell office:value-type="float" office:value="0.0251208">
                <text:p>0.0251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">
                <text:p>143</text:p>
              </table:table-cell>
              <table:table-cell office:value-type="float" office:value="0.0242393715489724">
                <text:p>0.0242393715489724</text:p>
              </table:table-cell>
              <table:table-cell office:value-type="float" office:value="143">
                <text:p>143</text:p>
              </table:table-cell>
              <table:table-cell office:value-type="float" office:value="0.02445925">
                <text:p>0.02445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0.0235644538229327">
                <text:p>0.0235644538229327</text:p>
              </table:table-cell>
              <table:table-cell office:value-type="float" office:value="145">
                <text:p>145</text:p>
              </table:table-cell>
              <table:table-cell office:value-type="float" office:value="0.02377165">
                <text:p>0.02377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0.0228552367753226">
                <text:p>0.0228552367753226</text:p>
              </table:table-cell>
              <table:table-cell office:value-type="float" office:value="147">
                <text:p>147</text:p>
              </table:table-cell>
              <table:table-cell office:value-type="float" office:value="0.02305872">
                <text:p>0.02305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0.0221156832759651">
                <text:p>0.0221156832759651</text:p>
              </table:table-cell>
              <table:table-cell office:value-type="float" office:value="149">
                <text:p>149</text:p>
              </table:table-cell>
              <table:table-cell office:value-type="float" office:value="0.02232122">
                <text:p>0.02232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  <table:table-cell office:value-type="float" office:value="0.0213742166670379">
                <text:p>0.0213742166670379</text:p>
              </table:table-cell>
              <table:table-cell office:value-type="float" office:value="151">
                <text:p>151</text:p>
              </table:table-cell>
              <table:table-cell office:value-type="float" office:value="0.02150443">
                <text:p>0.02150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0.0205813694010969">
                <text:p>0.0205813694010969</text:p>
              </table:table-cell>
              <table:table-cell office:value-type="float" office:value="153">
                <text:p>153</text:p>
              </table:table-cell>
              <table:table-cell office:value-type="float" office:value="0.02063677">
                <text:p>0.02063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0.0198427724565242">
                <text:p>0.0198427724565242</text:p>
              </table:table-cell>
              <table:table-cell office:value-type="float" office:value="155">
                <text:p>155</text:p>
              </table:table-cell>
              <table:table-cell office:value-type="float" office:value="0.01977358">
                <text:p>0.01977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">
                <text:p>157</text:p>
              </table:table-cell>
              <table:table-cell office:value-type="float" office:value="0.0190604472932164">
                <text:p>0.0190604472932164</text:p>
              </table:table-cell>
              <table:table-cell office:value-type="float" office:value="157">
                <text:p>157</text:p>
              </table:table-cell>
              <table:table-cell office:value-type="float" office:value="0.01891467">
                <text:p>0.01891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0.0182875510270734">
                <text:p>0.0182875510270734</text:p>
              </table:table-cell>
              <table:table-cell office:value-type="float" office:value="159">
                <text:p>159</text:p>
              </table:table-cell>
              <table:table-cell office:value-type="float" office:value="0.01805986">
                <text:p>0.0180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0.0174862314187525">
                <text:p>0.0174862314187525</text:p>
              </table:table-cell>
              <table:table-cell office:value-type="float" office:value="161">
                <text:p>161</text:p>
              </table:table-cell>
              <table:table-cell office:value-type="float" office:value="0.01720895">
                <text:p>0.01720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0.0166916076939254">
                <text:p>0.0166916076939254</text:p>
              </table:table-cell>
              <table:table-cell office:value-type="float" office:value="163">
                <text:p>163</text:p>
              </table:table-cell>
              <table:table-cell office:value-type="float" office:value="0.01636177">
                <text:p>0.01636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15881405791174">
                <text:p>0.015881405791174</text:p>
              </table:table-cell>
              <table:table-cell office:value-type="float" office:value="165">
                <text:p>165</text:p>
              </table:table-cell>
              <table:table-cell office:value-type="float" office:value="0.01551813">
                <text:p>0.01551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0.015040594135308">
                <text:p>0.015040594135308</text:p>
              </table:table-cell>
              <table:table-cell office:value-type="float" office:value="167">
                <text:p>167</text:p>
              </table:table-cell>
              <table:table-cell office:value-type="float" office:value="0.01467785">
                <text:p>0.01467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">
                <text:p>169</text:p>
              </table:table-cell>
              <table:table-cell office:value-type="float" office:value="0.0142144041025815">
                <text:p>0.0142144041025815</text:p>
              </table:table-cell>
              <table:table-cell office:value-type="float" office:value="169">
                <text:p>169</text:p>
              </table:table-cell>
              <table:table-cell office:value-type="float" office:value="0.01384075">
                <text:p>0.01384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">
                <text:p>171</text:p>
              </table:table-cell>
              <table:table-cell office:value-type="float" office:value="0.0133681127543052">
                <text:p>0.0133681127543052</text:p>
              </table:table-cell>
              <table:table-cell office:value-type="float" office:value="171">
                <text:p>171</text:p>
              </table:table-cell>
              <table:table-cell office:value-type="float" office:value="0.01300664">
                <text:p>0.01300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0.0125427699558167">
                <text:p>0.0125427699558167</text:p>
              </table:table-cell>
              <table:table-cell office:value-type="float" office:value="173">
                <text:p>173</text:p>
              </table:table-cell>
              <table:table-cell office:value-type="float" office:value="0.01217535">
                <text:p>0.01217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0.011728359212012">
                <text:p>0.011728359212012</text:p>
              </table:table-cell>
              <table:table-cell office:value-type="float" office:value="175">
                <text:p>175</text:p>
              </table:table-cell>
              <table:table-cell office:value-type="float" office:value="0.0113467">
                <text:p>0.0113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">
                <text:p>177</text:p>
              </table:table-cell>
              <table:table-cell office:value-type="float" office:value="0.0108904445506372">
                <text:p>0.0108904445506372</text:p>
              </table:table-cell>
              <table:table-cell office:value-type="float" office:value="177">
                <text:p>177</text:p>
              </table:table-cell>
              <table:table-cell office:value-type="float" office:value="0.0105205">
                <text:p>0.0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0.0100672198377437">
                <text:p>0.0100672198377437</text:p>
              </table:table-cell>
              <table:table-cell office:value-type="float" office:value="179">
                <text:p>179</text:p>
              </table:table-cell>
              <table:table-cell office:value-type="float" office:value="0.009696579">
                <text:p>0.009696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0.00922502800997386">
                <text:p>0.00922502800997386</text:p>
              </table:table-cell>
              <table:table-cell office:value-type="float" office:value="181">
                <text:p>181</text:p>
              </table:table-cell>
              <table:table-cell office:value-type="float" office:value="0.008874757">
                <text:p>0.008874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0.00839069359650797">
                <text:p>0.00839069359650797</text:p>
              </table:table-cell>
              <table:table-cell office:value-type="float" office:value="183">
                <text:p>183</text:p>
              </table:table-cell>
              <table:table-cell office:value-type="float" office:value="0.008054857">
                <text:p>0.008054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">
                <text:p>185</text:p>
              </table:table-cell>
              <table:table-cell office:value-type="float" office:value="0.00753915486198349">
                <text:p>0.00753915486198349</text:p>
              </table:table-cell>
              <table:table-cell office:value-type="float" office:value="185">
                <text:p>185</text:p>
              </table:table-cell>
              <table:table-cell office:value-type="float" office:value="0.007236699">
                <text:p>0.007236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0.00670371357798087">
                <text:p>0.00670371357798087</text:p>
              </table:table-cell>
              <table:table-cell office:value-type="float" office:value="187">
                <text:p>187</text:p>
              </table:table-cell>
              <table:table-cell office:value-type="float" office:value="0.006420109">
                <text:p>0.006420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">
                <text:p>189</text:p>
              </table:table-cell>
              <table:table-cell office:value-type="float" office:value="0.00587279543160367">
                <text:p>0.00587279543160367</text:p>
              </table:table-cell>
              <table:table-cell office:value-type="float" office:value="189">
                <text:p>189</text:p>
              </table:table-cell>
              <table:table-cell office:value-type="float" office:value="0.005604908">
                <text:p>0.005604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0.00503574166953519">
                <text:p>0.00503574166953519</text:p>
              </table:table-cell>
              <table:table-cell office:value-type="float" office:value="191">
                <text:p>191</text:p>
              </table:table-cell>
              <table:table-cell office:value-type="float" office:value="0.00479092">
                <text:p>0.00479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0.00419486168832739">
                <text:p>0.00419486168832739</text:p>
              </table:table-cell>
              <table:table-cell office:value-type="float" office:value="193">
                <text:p>193</text:p>
              </table:table-cell>
              <table:table-cell office:value-type="float" office:value="0.00397797">
                <text:p>0.00397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0.00333657241003568">
                <text:p>0.00333657241003568</text:p>
              </table:table-cell>
              <table:table-cell office:value-type="float" office:value="195">
                <text:p>195</text:p>
              </table:table-cell>
              <table:table-cell office:value-type="float" office:value="0.003165881">
                <text:p>0.003165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  <table:table-cell office:value-type="float" office:value="0.00247612405094392">
                <text:p>0.00247612405094392</text:p>
              </table:table-cell>
              <table:table-cell office:value-type="float" office:value="197">
                <text:p>197</text:p>
              </table:table-cell>
              <table:table-cell office:value-type="float" office:value="0.002354477">
                <text:p>0.002354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0155885633763323">
                <text:p>0.00155885633763323</text:p>
              </table:table-cell>
              <table:table-cell office:value-type="float" office:value="199">
                <text:p>199</text:p>
              </table:table-cell>
              <table:table-cell office:value-type="float" office:value="0.001543582">
                <text:p>0.001543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1.C4:Diff1.C103 Diff1.E3:Diff1.E103 Diff1.I3:Diff1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.E4:Diff1.E103" chart:label-cell-address="Diff1.E3:Diff1.E3" chart:class="chart:scatter">
            <chart:domain table:cell-range-address="Diff1.C4:Diff1.C103"/>
            <chart:data-point chart:repeated="100"/>
          </chart:series>
          <chart:series chart:style-name="ch8" chart:values-cell-range-address="Diff1.I4:Diff1.I103" chart:label-cell-address="Diff1.I3:Diff1.I3" chart:class="chart:scatter">
            <chart:domain table:cell-range-address="Diff1.H4:Diff1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1.E3:Diff1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1.I3:Diff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.C4:Diff1.C103</svg:desc>
                </draw:g>
              </table:table-cell>
              <table:table-cell office:value-type="float" office:value="0.000778442901835951">
                <text:p>0.000778442901835951</text:p>
                <draw:g>
                  <svg:desc>Diff1.E4:Diff1.E103</svg:desc>
                </draw:g>
              </table:table-cell>
              <table:table-cell office:value-type="float" office:value="1">
                <text:p>1</text:p>
                <draw:g>
                  <svg:desc>Diff1.H4:Diff1.H103</svg:desc>
                </draw:g>
              </table:table-cell>
              <table:table-cell office:value-type="float" office:value="0.0007717911">
                <text:p>0.0007717911</text:p>
                <draw:g>
                  <svg:desc>Diff1.I4:Diff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23900117758885">
                <text:p>0.00123900117758885</text:p>
              </table:table-cell>
              <table:table-cell office:value-type="float" office:value="3">
                <text:p>3</text:p>
              </table:table-cell>
              <table:table-cell office:value-type="float" office:value="0.001177238">
                <text:p>0.001177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66482199656662">
                <text:p>0.00166482199656662</text:p>
              </table:table-cell>
              <table:table-cell office:value-type="float" office:value="5">
                <text:p>5</text:p>
              </table:table-cell>
              <table:table-cell office:value-type="float" office:value="0.00158294">
                <text:p>0.00158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09261746641143">
                <text:p>0.00209261746641143</text:p>
              </table:table-cell>
              <table:table-cell office:value-type="float" office:value="7">
                <text:p>7</text:p>
              </table:table-cell>
              <table:table-cell office:value-type="float" office:value="0.001988985">
                <text:p>0.001988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51075832838384">
                <text:p>0.00251075832838384</text:p>
              </table:table-cell>
              <table:table-cell office:value-type="float" office:value="9">
                <text:p>9</text:p>
              </table:table-cell>
              <table:table-cell office:value-type="float" office:value="0.00239546">
                <text:p>0.00239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29297191145917">
                <text:p>0.0029297191145917</text:p>
              </table:table-cell>
              <table:table-cell office:value-type="float" office:value="11">
                <text:p>11</text:p>
              </table:table-cell>
              <table:table-cell office:value-type="float" office:value="0.002802454">
                <text:p>0.002802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35714561853055">
                <text:p>0.00335714561853055</text:p>
              </table:table-cell>
              <table:table-cell office:value-type="float" office:value="13">
                <text:p>13</text:p>
              </table:table-cell>
              <table:table-cell office:value-type="float" office:value="0.003210054">
                <text:p>0.00321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377370812634972">
                <text:p>0.00377370812634972</text:p>
              </table:table-cell>
              <table:table-cell office:value-type="float" office:value="15">
                <text:p>15</text:p>
              </table:table-cell>
              <table:table-cell office:value-type="float" office:value="0.00361835">
                <text:p>0.00361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19212229640062">
                <text:p>0.00419212229640062</text:p>
              </table:table-cell>
              <table:table-cell office:value-type="float" office:value="17">
                <text:p>17</text:p>
              </table:table-cell>
              <table:table-cell office:value-type="float" office:value="0.004027428">
                <text:p>0.004027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60681264388218">
                <text:p>0.00460681264388218</text:p>
              </table:table-cell>
              <table:table-cell office:value-type="float" office:value="19">
                <text:p>19</text:p>
              </table:table-cell>
              <table:table-cell office:value-type="float" office:value="0.004437379">
                <text:p>0.004437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02437955888978">
                <text:p>0.00502437955888978</text:p>
              </table:table-cell>
              <table:table-cell office:value-type="float" office:value="21">
                <text:p>21</text:p>
              </table:table-cell>
              <table:table-cell office:value-type="float" office:value="0.00484829">
                <text:p>0.00484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43967801684597">
                <text:p>0.00543967801684597</text:p>
              </table:table-cell>
              <table:table-cell office:value-type="float" office:value="23">
                <text:p>23</text:p>
              </table:table-cell>
              <table:table-cell office:value-type="float" office:value="0.00526025">
                <text:p>0.00526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585581006444154">
                <text:p>0.00585581006444154</text:p>
              </table:table-cell>
              <table:table-cell office:value-type="float" office:value="25">
                <text:p>25</text:p>
              </table:table-cell>
              <table:table-cell office:value-type="float" office:value="0.005673349">
                <text:p>0.005673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2751124857475">
                <text:p>0.0062751124857475</text:p>
              </table:table-cell>
              <table:table-cell office:value-type="float" office:value="27">
                <text:p>27</text:p>
              </table:table-cell>
              <table:table-cell office:value-type="float" office:value="0.006087677">
                <text:p>0.006087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668320244313371">
                <text:p>0.00668320244313371</text:p>
              </table:table-cell>
              <table:table-cell office:value-type="float" office:value="29">
                <text:p>29</text:p>
              </table:table-cell>
              <table:table-cell office:value-type="float" office:value="0.006503322">
                <text:p>0.00650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08790338034674">
                <text:p>0.00708790338034674</text:p>
              </table:table-cell>
              <table:table-cell office:value-type="float" office:value="31">
                <text:p>31</text:p>
              </table:table-cell>
              <table:table-cell office:value-type="float" office:value="0.006920375">
                <text:p>0.006920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49841211422753">
                <text:p>0.00749841211422753</text:p>
              </table:table-cell>
              <table:table-cell office:value-type="float" office:value="33">
                <text:p>33</text:p>
              </table:table-cell>
              <table:table-cell office:value-type="float" office:value="0.007338926">
                <text:p>0.007338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78992867383418">
                <text:p>0.0078992867383418</text:p>
              </table:table-cell>
              <table:table-cell office:value-type="float" office:value="35">
                <text:p>35</text:p>
              </table:table-cell>
              <table:table-cell office:value-type="float" office:value="0.007759065">
                <text:p>0.007759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30125459477001">
                <text:p>0.00830125459477001</text:p>
              </table:table-cell>
              <table:table-cell office:value-type="float" office:value="37">
                <text:p>37</text:p>
              </table:table-cell>
              <table:table-cell office:value-type="float" office:value="0.008180885">
                <text:p>0.008180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70390572139442">
                <text:p>0.00870390572139442</text:p>
              </table:table-cell>
              <table:table-cell office:value-type="float" office:value="39">
                <text:p>39</text:p>
              </table:table-cell>
              <table:table-cell office:value-type="float" office:value="0.008604475">
                <text:p>0.008604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09644444911497">
                <text:p>0.00909644444911497</text:p>
              </table:table-cell>
              <table:table-cell office:value-type="float" office:value="41">
                <text:p>41</text:p>
              </table:table-cell>
              <table:table-cell office:value-type="float" office:value="0.009029928">
                <text:p>0.009029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49561089773873">
                <text:p>0.00949561089773873</text:p>
              </table:table-cell>
              <table:table-cell office:value-type="float" office:value="43">
                <text:p>43</text:p>
              </table:table-cell>
              <table:table-cell office:value-type="float" office:value="0.009457335">
                <text:p>0.009457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9887696753973">
                <text:p>0.00989887696753973</text:p>
              </table:table-cell>
              <table:table-cell office:value-type="float" office:value="45">
                <text:p>45</text:p>
              </table:table-cell>
              <table:table-cell office:value-type="float" office:value="0.00988679">
                <text:p>0.00988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2797317749052">
                <text:p>0.0102797317749052</text:p>
              </table:table-cell>
              <table:table-cell office:value-type="float" office:value="47">
                <text:p>47</text:p>
              </table:table-cell>
              <table:table-cell office:value-type="float" office:value="0.01031838">
                <text:p>0.01031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6559403449364">
                <text:p>0.0106559403449364</text:p>
              </table:table-cell>
              <table:table-cell office:value-type="float" office:value="49">
                <text:p>49</text:p>
              </table:table-cell>
              <table:table-cell office:value-type="float" office:value="0.01075221">
                <text:p>0.01075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0467708971664">
                <text:p>0.0110467708971664</text:p>
              </table:table-cell>
              <table:table-cell office:value-type="float" office:value="51">
                <text:p>51</text:p>
              </table:table-cell>
              <table:table-cell office:value-type="float" office:value="0.01116061">
                <text:p>0.01116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179232677457">
                <text:p>0.0114179232677457</text:p>
              </table:table-cell>
              <table:table-cell office:value-type="float" office:value="53">
                <text:p>53</text:p>
              </table:table-cell>
              <table:table-cell office:value-type="float" office:value="0.01152936">
                <text:p>0.01152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7810813770294">
                <text:p>0.0117810813770294</text:p>
              </table:table-cell>
              <table:table-cell office:value-type="float" office:value="55">
                <text:p>55</text:p>
              </table:table-cell>
              <table:table-cell office:value-type="float" office:value="0.01188582">
                <text:p>0.01188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86653642261">
                <text:p>0.0120986653642261</text:p>
              </table:table-cell>
              <table:table-cell office:value-type="float" office:value="57">
                <text:p>57</text:p>
              </table:table-cell>
              <table:table-cell office:value-type="float" office:value="0.01222963">
                <text:p>0.01222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476114534287">
                <text:p>0.0124476114534287</text:p>
              </table:table-cell>
              <table:table-cell office:value-type="float" office:value="59">
                <text:p>59</text:p>
              </table:table-cell>
              <table:table-cell office:value-type="float" office:value="0.0125604">
                <text:p>0.0125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7571328523102">
                <text:p>0.0127571328523102</text:p>
              </table:table-cell>
              <table:table-cell office:value-type="float" office:value="61">
                <text:p>61</text:p>
              </table:table-cell>
              <table:table-cell office:value-type="float" office:value="0.01287779">
                <text:p>0.01287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30697289670746">
                <text:p>0.0130697289670746</text:p>
              </table:table-cell>
              <table:table-cell office:value-type="float" office:value="63">
                <text:p>63</text:p>
              </table:table-cell>
              <table:table-cell office:value-type="float" office:value="0.01318147">
                <text:p>0.01318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3646967107769">
                <text:p>0.0133646967107769</text:p>
              </table:table-cell>
              <table:table-cell office:value-type="float" office:value="65">
                <text:p>65</text:p>
              </table:table-cell>
              <table:table-cell office:value-type="float" office:value="0.0134711">
                <text:p>0.0134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642582699574">
                <text:p>0.013642582699574</text:p>
              </table:table-cell>
              <table:table-cell office:value-type="float" office:value="67">
                <text:p>67</text:p>
              </table:table-cell>
              <table:table-cell office:value-type="float" office:value="0.01374638">
                <text:p>0.01374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8997656014261">
                <text:p>0.0138997656014261</text:p>
              </table:table-cell>
              <table:table-cell office:value-type="float" office:value="69">
                <text:p>69</text:p>
              </table:table-cell>
              <table:table-cell office:value-type="float" office:value="0.01400702">
                <text:p>0.01400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41457428720604">
                <text:p>0.0141457428720604</text:p>
              </table:table-cell>
              <table:table-cell office:value-type="float" office:value="71">
                <text:p>71</text:p>
              </table:table-cell>
              <table:table-cell office:value-type="float" office:value="0.01425274">
                <text:p>0.01425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3681473209256">
                <text:p>0.0143681473209256</text:p>
              </table:table-cell>
              <table:table-cell office:value-type="float" office:value="73">
                <text:p>73</text:p>
              </table:table-cell>
              <table:table-cell office:value-type="float" office:value="0.01448328">
                <text:p>0.01448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5928748884578">
                <text:p>0.0145928748884578</text:p>
              </table:table-cell>
              <table:table-cell office:value-type="float" office:value="75">
                <text:p>75</text:p>
              </table:table-cell>
              <table:table-cell office:value-type="float" office:value="0.01469839">
                <text:p>0.01469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8045519952426">
                <text:p>0.0148045519952426</text:p>
              </table:table-cell>
              <table:table-cell office:value-type="float" office:value="77">
                <text:p>77</text:p>
              </table:table-cell>
              <table:table-cell office:value-type="float" office:value="0.01489784">
                <text:p>0.01489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9661453966454">
                <text:p>0.0149661453966454</text:p>
              </table:table-cell>
              <table:table-cell office:value-type="float" office:value="79">
                <text:p>79</text:p>
              </table:table-cell>
              <table:table-cell office:value-type="float" office:value="0.01508143">
                <text:p>0.01508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51462554203654">
                <text:p>0.0151462554203654</text:p>
              </table:table-cell>
              <table:table-cell office:value-type="float" office:value="81">
                <text:p>81</text:p>
              </table:table-cell>
              <table:table-cell office:value-type="float" office:value="0.01524895">
                <text:p>0.01524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52896738345491">
                <text:p>0.0152896738345491</text:p>
              </table:table-cell>
              <table:table-cell office:value-type="float" office:value="83">
                <text:p>83</text:p>
              </table:table-cell>
              <table:table-cell office:value-type="float" office:value="0.01540023">
                <text:p>0.01540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4102710241795">
                <text:p>0.0154102710241795</text:p>
              </table:table-cell>
              <table:table-cell office:value-type="float" office:value="85">
                <text:p>85</text:p>
              </table:table-cell>
              <table:table-cell office:value-type="float" office:value="0.01553511">
                <text:p>0.01553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524923763103">
                <text:p>0.015524923763103</text:p>
              </table:table-cell>
              <table:table-cell office:value-type="float" office:value="87">
                <text:p>87</text:p>
              </table:table-cell>
              <table:table-cell office:value-type="float" office:value="0.01565345">
                <text:p>0.01565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6513970764208">
                <text:p>0.0156513970764208</text:p>
              </table:table-cell>
              <table:table-cell office:value-type="float" office:value="89">
                <text:p>89</text:p>
              </table:table-cell>
              <table:table-cell office:value-type="float" office:value="0.01575512">
                <text:p>0.01575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7220472147085">
                <text:p>0.0157220472147085</text:p>
              </table:table-cell>
              <table:table-cell office:value-type="float" office:value="91">
                <text:p>91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8164068288046">
                <text:p>0.0158164068288046</text:p>
              </table:table-cell>
              <table:table-cell office:value-type="float" office:value="93">
                <text:p>93</text:p>
              </table:table-cell>
              <table:table-cell office:value-type="float" office:value="0.01590802">
                <text:p>0.01590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866763842265">
                <text:p>0.015866763842265</text:p>
              </table:table-cell>
              <table:table-cell office:value-type="float" office:value="95">
                <text:p>95</text:p>
              </table:table-cell>
              <table:table-cell office:value-type="float" office:value="0.0159591">
                <text:p>0.0159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8994924846633">
                <text:p>0.0158994924846633</text:p>
              </table:table-cell>
              <table:table-cell office:value-type="float" office:value="97">
                <text:p>97</text:p>
              </table:table-cell>
              <table:table-cell office:value-type="float" office:value="0.01599318">
                <text:p>0.01599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9163692585096">
                <text:p>0.0159163692585096</text:p>
              </table:table-cell>
              <table:table-cell office:value-type="float" office:value="99">
                <text:p>99</text:p>
              </table:table-cell>
              <table:table-cell office:value-type="float" office:value="0.01601023">
                <text:p>0.01601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9078967080766">
                <text:p>0.0159078967080766</text:p>
              </table:table-cell>
              <table:table-cell office:value-type="float" office:value="101">
                <text:p>101</text:p>
              </table:table-cell>
              <table:table-cell office:value-type="float" office:value="0.01601023">
                <text:p>0.01601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8889701236417">
                <text:p>0.0158889701236417</text:p>
              </table:table-cell>
              <table:table-cell office:value-type="float" office:value="103">
                <text:p>103</text:p>
              </table:table-cell>
              <table:table-cell office:value-type="float" office:value="0.01599318">
                <text:p>0.01599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8393647073971">
                <text:p>0.0158393647073971</text:p>
              </table:table-cell>
              <table:table-cell office:value-type="float" office:value="105">
                <text:p>105</text:p>
              </table:table-cell>
              <table:table-cell office:value-type="float" office:value="0.0159591">
                <text:p>0.0159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7810817596607">
                <text:p>0.0157810817596607</text:p>
              </table:table-cell>
              <table:table-cell office:value-type="float" office:value="107">
                <text:p>107</text:p>
              </table:table-cell>
              <table:table-cell office:value-type="float" office:value="0.01590802">
                <text:p>0.01590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7215689255711">
                <text:p>0.0157215689255711</text:p>
              </table:table-cell>
              <table:table-cell office:value-type="float" office:value="109">
                <text:p>109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6309672975542">
                <text:p>0.0156309672975542</text:p>
              </table:table-cell>
              <table:table-cell office:value-type="float" office:value="111">
                <text:p>111</text:p>
              </table:table-cell>
              <table:table-cell office:value-type="float" office:value="0.01575512">
                <text:p>0.01575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5127615536105">
                <text:p>0.0155127615536105</text:p>
              </table:table-cell>
              <table:table-cell office:value-type="float" office:value="113">
                <text:p>113</text:p>
              </table:table-cell>
              <table:table-cell office:value-type="float" office:value="0.01565345">
                <text:p>0.01565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4039166113548">
                <text:p>0.0154039166113548</text:p>
              </table:table-cell>
              <table:table-cell office:value-type="float" office:value="115">
                <text:p>115</text:p>
              </table:table-cell>
              <table:table-cell office:value-type="float" office:value="0.01553511">
                <text:p>0.01553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52639828751717">
                <text:p>0.0152639828751717</text:p>
              </table:table-cell>
              <table:table-cell office:value-type="float" office:value="117">
                <text:p>117</text:p>
              </table:table-cell>
              <table:table-cell office:value-type="float" office:value="0.01540023">
                <text:p>0.01540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51189929395368">
                <text:p>0.0151189929395368</text:p>
              </table:table-cell>
              <table:table-cell office:value-type="float" office:value="119">
                <text:p>119</text:p>
              </table:table-cell>
              <table:table-cell office:value-type="float" office:value="0.01524895">
                <text:p>0.01524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9485170255833">
                <text:p>0.0149485170255833</text:p>
              </table:table-cell>
              <table:table-cell office:value-type="float" office:value="121">
                <text:p>121</text:p>
              </table:table-cell>
              <table:table-cell office:value-type="float" office:value="0.01508143">
                <text:p>0.01508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7744197795899">
                <text:p>0.0147744197795899</text:p>
              </table:table-cell>
              <table:table-cell office:value-type="float" office:value="123">
                <text:p>123</text:p>
              </table:table-cell>
              <table:table-cell office:value-type="float" office:value="0.01489784">
                <text:p>0.01489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5684138154337">
                <text:p>0.0145684138154337</text:p>
              </table:table-cell>
              <table:table-cell office:value-type="float" office:value="125">
                <text:p>125</text:p>
              </table:table-cell>
              <table:table-cell office:value-type="float" office:value="0.01469839">
                <text:p>0.01469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347170925902">
                <text:p>0.014347170925902</text:p>
              </table:table-cell>
              <table:table-cell office:value-type="float" office:value="127">
                <text:p>127</text:p>
              </table:table-cell>
              <table:table-cell office:value-type="float" office:value="0.01448328">
                <text:p>0.014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41064548357785">
                <text:p>0.0141064548357785</text:p>
              </table:table-cell>
              <table:table-cell office:value-type="float" office:value="129">
                <text:p>129</text:p>
              </table:table-cell>
              <table:table-cell office:value-type="float" office:value="0.01425274">
                <text:p>0.01425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8686768074987">
                <text:p>0.0138686768074987</text:p>
              </table:table-cell>
              <table:table-cell office:value-type="float" office:value="131">
                <text:p>131</text:p>
              </table:table-cell>
              <table:table-cell office:value-type="float" office:value="0.01400702">
                <text:p>0.01400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6211963424328">
                <text:p>0.0136211963424328</text:p>
              </table:table-cell>
              <table:table-cell office:value-type="float" office:value="133">
                <text:p>133</text:p>
              </table:table-cell>
              <table:table-cell office:value-type="float" office:value="0.01374638">
                <text:p>0.01374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3454968182635">
                <text:p>0.0133454968182635</text:p>
              </table:table-cell>
              <table:table-cell office:value-type="float" office:value="135">
                <text:p>135</text:p>
              </table:table-cell>
              <table:table-cell office:value-type="float" office:value="0.0134711">
                <text:p>0.0134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30605731464454">
                <text:p>0.0130605731464454</text:p>
              </table:table-cell>
              <table:table-cell office:value-type="float" office:value="137">
                <text:p>137</text:p>
              </table:table-cell>
              <table:table-cell office:value-type="float" office:value="0.01318147">
                <text:p>0.01318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7586360467419">
                <text:p>0.0127586360467419</text:p>
              </table:table-cell>
              <table:table-cell office:value-type="float" office:value="139">
                <text:p>139</text:p>
              </table:table-cell>
              <table:table-cell office:value-type="float" office:value="0.01287779">
                <text:p>0.01287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4556057147243">
                <text:p>0.0124556057147243</text:p>
              </table:table-cell>
              <table:table-cell office:value-type="float" office:value="141">
                <text:p>141</text:p>
              </table:table-cell>
              <table:table-cell office:value-type="float" office:value="0.0125604">
                <text:p>0.01256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1199833943478">
                <text:p>0.0121199833943478</text:p>
              </table:table-cell>
              <table:table-cell office:value-type="float" office:value="143">
                <text:p>143</text:p>
              </table:table-cell>
              <table:table-cell office:value-type="float" office:value="0.01222963">
                <text:p>0.0122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825162444414">
                <text:p>0.0117825162444414</text:p>
              </table:table-cell>
              <table:table-cell office:value-type="float" office:value="145">
                <text:p>145</text:p>
              </table:table-cell>
              <table:table-cell office:value-type="float" office:value="0.01188582">
                <text:p>0.01188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278990126103">
                <text:p>0.0114278990126103</text:p>
              </table:table-cell>
              <table:table-cell office:value-type="float" office:value="147">
                <text:p>147</text:p>
              </table:table-cell>
              <table:table-cell office:value-type="float" office:value="0.01152936">
                <text:p>0.01152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0581131824235">
                <text:p>0.0110581131824235</text:p>
              </table:table-cell>
              <table:table-cell office:value-type="float" office:value="149">
                <text:p>149</text:p>
              </table:table-cell>
              <table:table-cell office:value-type="float" office:value="0.01116061">
                <text:p>0.01116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6873707739619">
                <text:p>0.0106873707739619</text:p>
              </table:table-cell>
              <table:table-cell office:value-type="float" office:value="151">
                <text:p>151</text:p>
              </table:table-cell>
              <table:table-cell office:value-type="float" office:value="0.01075221">
                <text:p>0.01075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909374061229">
                <text:p>0.0102909374061229</text:p>
              </table:table-cell>
              <table:table-cell office:value-type="float" office:value="153">
                <text:p>153</text:p>
              </table:table-cell>
              <table:table-cell office:value-type="float" office:value="0.01031838">
                <text:p>0.01031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99216298650734">
                <text:p>0.0099216298650734</text:p>
              </table:table-cell>
              <table:table-cell office:value-type="float" office:value="155">
                <text:p>155</text:p>
              </table:table-cell>
              <table:table-cell office:value-type="float" office:value="0.00988679">
                <text:p>0.009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53045767774526">
                <text:p>0.00953045767774526</text:p>
              </table:table-cell>
              <table:table-cell office:value-type="float" office:value="157">
                <text:p>157</text:p>
              </table:table-cell>
              <table:table-cell office:value-type="float" office:value="0.009457335">
                <text:p>0.009457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14400005477094">
                <text:p>0.00914400005477094</text:p>
              </table:table-cell>
              <table:table-cell office:value-type="float" office:value="159">
                <text:p>159</text:p>
              </table:table-cell>
              <table:table-cell office:value-type="float" office:value="0.009029928">
                <text:p>0.009029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874333041171552">
                <text:p>0.00874333041171552</text:p>
              </table:table-cell>
              <table:table-cell office:value-type="float" office:value="161">
                <text:p>161</text:p>
              </table:table-cell>
              <table:table-cell office:value-type="float" office:value="0.008604475">
                <text:p>0.0086044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34600879262152">
                <text:p>0.00834600879262152</text:p>
              </table:table-cell>
              <table:table-cell office:value-type="float" office:value="163">
                <text:p>163</text:p>
              </table:table-cell>
              <table:table-cell office:value-type="float" office:value="0.008180885">
                <text:p>0.008180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794089789329077">
                <text:p>0.00794089789329077</text:p>
              </table:table-cell>
              <table:table-cell office:value-type="float" office:value="165">
                <text:p>165</text:p>
              </table:table-cell>
              <table:table-cell office:value-type="float" office:value="0.007759065">
                <text:p>0.0077590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52048174156499">
                <text:p>0.00752048174156499</text:p>
              </table:table-cell>
              <table:table-cell office:value-type="float" office:value="167">
                <text:p>167</text:p>
              </table:table-cell>
              <table:table-cell office:value-type="float" office:value="0.007338926">
                <text:p>0.0073389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10737658093862">
                <text:p>0.00710737658093862</text:p>
              </table:table-cell>
              <table:table-cell office:value-type="float" office:value="169">
                <text:p>169</text:p>
              </table:table-cell>
              <table:table-cell office:value-type="float" office:value="0.006920375">
                <text:p>0.006920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668422051572606">
                <text:p>0.00668422051572606</text:p>
              </table:table-cell>
              <table:table-cell office:value-type="float" office:value="171">
                <text:p>171</text:p>
              </table:table-cell>
              <table:table-cell office:value-type="float" office:value="0.006503322">
                <text:p>0.006503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27153898262134">
                <text:p>0.00627153898262134</text:p>
              </table:table-cell>
              <table:table-cell office:value-type="float" office:value="173">
                <text:p>173</text:p>
              </table:table-cell>
              <table:table-cell office:value-type="float" office:value="0.006087677">
                <text:p>0.0060876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586432361108627">
                <text:p>0.00586432361108627</text:p>
              </table:table-cell>
              <table:table-cell office:value-type="float" office:value="175">
                <text:p>175</text:p>
              </table:table-cell>
              <table:table-cell office:value-type="float" office:value="0.005673349">
                <text:p>0.005673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44535599217645">
                <text:p>0.00544535599217645</text:p>
              </table:table-cell>
              <table:table-cell office:value-type="float" office:value="177">
                <text:p>177</text:p>
              </table:table-cell>
              <table:table-cell office:value-type="float" office:value="0.00526025">
                <text:p>0.00526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03373352787585">
                <text:p>0.00503373352787585</text:p>
              </table:table-cell>
              <table:table-cell office:value-type="float" office:value="179">
                <text:p>179</text:p>
              </table:table-cell>
              <table:table-cell office:value-type="float" office:value="0.00484829">
                <text:p>0.00484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6126272732519">
                <text:p>0.0046126272732519</text:p>
              </table:table-cell>
              <table:table-cell office:value-type="float" office:value="181">
                <text:p>181</text:p>
              </table:table-cell>
              <table:table-cell office:value-type="float" office:value="0.004437379">
                <text:p>0.004437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19544982225614">
                <text:p>0.00419544982225614</text:p>
              </table:table-cell>
              <table:table-cell office:value-type="float" office:value="183">
                <text:p>183</text:p>
              </table:table-cell>
              <table:table-cell office:value-type="float" office:value="0.004027428">
                <text:p>0.004027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376966999949014">
                <text:p>0.00376966999949014</text:p>
              </table:table-cell>
              <table:table-cell office:value-type="float" office:value="185">
                <text:p>185</text:p>
              </table:table-cell>
              <table:table-cell office:value-type="float" office:value="0.00361835">
                <text:p>0.00361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35193909963546">
                <text:p>0.00335193909963546</text:p>
              </table:table-cell>
              <table:table-cell office:value-type="float" office:value="187">
                <text:p>187</text:p>
              </table:table-cell>
              <table:table-cell office:value-type="float" office:value="0.003210054">
                <text:p>0.003210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293646982413021">
                <text:p>0.00293646982413021</text:p>
              </table:table-cell>
              <table:table-cell office:value-type="float" office:value="189">
                <text:p>189</text:p>
              </table:table-cell>
              <table:table-cell office:value-type="float" office:value="0.002802454">
                <text:p>0.0028024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517932665444">
                <text:p>0.002517932665444</text:p>
              </table:table-cell>
              <table:table-cell office:value-type="float" office:value="191">
                <text:p>191</text:p>
              </table:table-cell>
              <table:table-cell office:value-type="float" office:value="0.00239546">
                <text:p>0.00239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09748235020842">
                <text:p>0.00209748235020842</text:p>
              </table:table-cell>
              <table:table-cell office:value-type="float" office:value="193">
                <text:p>193</text:p>
              </table:table-cell>
              <table:table-cell office:value-type="float" office:value="0.001988985">
                <text:p>0.001988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66832717267316">
                <text:p>0.00166832717267316</text:p>
              </table:table-cell>
              <table:table-cell office:value-type="float" office:value="195">
                <text:p>195</text:p>
              </table:table-cell>
              <table:table-cell office:value-type="float" office:value="0.00158294">
                <text:p>0.00158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2380924282279">
                <text:p>0.0012380924282279</text:p>
              </table:table-cell>
              <table:table-cell office:value-type="float" office:value="197">
                <text:p>197</text:p>
              </table:table-cell>
              <table:table-cell office:value-type="float" office:value="0.001177238">
                <text:p>0.001177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779447309024374">
                <text:p>0.000779447309024374</text:p>
              </table:table-cell>
              <table:table-cell office:value-type="float" office:value="199">
                <text:p>199</text:p>
              </table:table-cell>
              <table:table-cell office:value-type="float" office:value="0.0007717911">
                <text:p>0.00077179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2.47cm" svg:y="0.762cm" style:legend-expansion="custom" chartooo:width="3.344cm" chartooo:height="1.862cm" style:legend-expansion-aspect-ratio="1.79591836734694" chart:style-name="ch2"/>
        <chart:plot-area chart:style-name="ch3" table:cell-range-address="Diff3.C4:Diff3.C53 Diff3.E3:Diff3.E53 Diff3.I3:Diff3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3.E4:Diff3.E53" chart:label-cell-address="Diff3.E3:Diff3.E3" chart:class="chart:scatter">
            <chart:domain table:cell-range-address="Diff3.C4:Diff3.C53"/>
            <chart:data-point chart:repeated="50"/>
          </chart:series>
          <chart:series chart:style-name="ch8" chart:values-cell-range-address="Diff3.I4:Diff3.I53" chart:label-cell-address="Diff3.I3:Diff3.I3" chart:class="chart:scatter">
            <chart:domain table:cell-range-address="Diff3.H4:Diff3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3.E3:Diff3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3.I3:Diff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3.C4:Diff3.C53</svg:desc>
                </draw:g>
              </table:table-cell>
              <table:table-cell office:value-type="float" office:value="0.00155692403663643">
                <text:p>0.00155692403663643</text:p>
                <draw:g>
                  <svg:desc>Diff3.E4:Diff3.E53</svg:desc>
                </draw:g>
              </table:table-cell>
              <table:table-cell office:value-type="float" office:value="1">
                <text:p>1</text:p>
                <draw:g>
                  <svg:desc>Diff3.H4:Diff3.H53</svg:desc>
                </draw:g>
              </table:table-cell>
              <table:table-cell office:value-type="float" office:value="0.001543582">
                <text:p>0.001543582</text:p>
                <draw:g>
                  <svg:desc>Diff3.I4:Diff3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47806320830894">
                <text:p>0.00247806320830894</text:p>
              </table:table-cell>
              <table:table-cell office:value-type="float" office:value="3">
                <text:p>3</text:p>
              </table:table-cell>
              <table:table-cell office:value-type="float" office:value="0.002354477">
                <text:p>0.002354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32972576031255">
                <text:p>0.00332972576031255</text:p>
              </table:table-cell>
              <table:table-cell office:value-type="float" office:value="5">
                <text:p>5</text:p>
              </table:table-cell>
              <table:table-cell office:value-type="float" office:value="0.003165881">
                <text:p>0.003165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418533771103455">
                <text:p>0.00418533771103455</text:p>
              </table:table-cell>
              <table:table-cell office:value-type="float" office:value="7">
                <text:p>7</text:p>
              </table:table-cell>
              <table:table-cell office:value-type="float" office:value="0.00397797">
                <text:p>0.00397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0216399718289">
                <text:p>0.0050216399718289</text:p>
              </table:table-cell>
              <table:table-cell office:value-type="float" office:value="9">
                <text:p>9</text:p>
              </table:table-cell>
              <table:table-cell office:value-type="float" office:value="0.00479092">
                <text:p>0.00479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585958212136445">
                <text:p>0.00585958212136445</text:p>
              </table:table-cell>
              <table:table-cell office:value-type="float" office:value="11">
                <text:p>11</text:p>
              </table:table-cell>
              <table:table-cell office:value-type="float" office:value="0.005604908">
                <text:p>0.005604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671445612215291">
                <text:p>0.00671445612215291</text:p>
              </table:table-cell>
              <table:table-cell office:value-type="float" office:value="13">
                <text:p>13</text:p>
              </table:table-cell>
              <table:table-cell office:value-type="float" office:value="0.006420109">
                <text:p>0.006420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754760159712044">
                <text:p>0.00754760159712044</text:p>
              </table:table-cell>
              <table:table-cell office:value-type="float" office:value="15">
                <text:p>15</text:p>
              </table:table-cell>
              <table:table-cell office:value-type="float" office:value="0.007236699">
                <text:p>0.007236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838445048749519">
                <text:p>0.00838445048749519</text:p>
              </table:table-cell>
              <table:table-cell office:value-type="float" office:value="17">
                <text:p>17</text:p>
              </table:table-cell>
              <table:table-cell office:value-type="float" office:value="0.008054857">
                <text:p>0.008054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21385154983699">
                <text:p>0.00921385154983699</text:p>
              </table:table-cell>
              <table:table-cell office:value-type="float" office:value="19">
                <text:p>19</text:p>
              </table:table-cell>
              <table:table-cell office:value-type="float" office:value="0.008874757">
                <text:p>0.00887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0490058885125">
                <text:p>0.0100490058885125</text:p>
              </table:table-cell>
              <table:table-cell office:value-type="float" office:value="21">
                <text:p>21</text:p>
              </table:table-cell>
              <table:table-cell office:value-type="float" office:value="0.009696579">
                <text:p>0.009696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08796232016707">
                <text:p>0.0108796232016707</text:p>
              </table:table-cell>
              <table:table-cell office:value-type="float" office:value="23">
                <text:p>23</text:p>
              </table:table-cell>
              <table:table-cell office:value-type="float" office:value="0.0105205">
                <text:p>0.0105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17119077350491">
                <text:p>0.0117119077350491</text:p>
              </table:table-cell>
              <table:table-cell office:value-type="float" office:value="25">
                <text:p>25</text:p>
              </table:table-cell>
              <table:table-cell office:value-type="float" office:value="0.0113467">
                <text:p>0.0113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25505331715601">
                <text:p>0.0125505331715601</text:p>
              </table:table-cell>
              <table:table-cell office:value-type="float" office:value="27">
                <text:p>27</text:p>
              </table:table-cell>
              <table:table-cell office:value-type="float" office:value="0.01217535">
                <text:p>0.01217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33667331295353">
                <text:p>0.0133667331295353</text:p>
              </table:table-cell>
              <table:table-cell office:value-type="float" office:value="29">
                <text:p>29</text:p>
              </table:table-cell>
              <table:table-cell office:value-type="float" office:value="0.01300664">
                <text:p>0.01300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41761548807134">
                <text:p>0.0141761548807134</text:p>
              </table:table-cell>
              <table:table-cell office:value-type="float" office:value="31">
                <text:p>31</text:p>
              </table:table-cell>
              <table:table-cell office:value-type="float" office:value="0.01384075">
                <text:p>0.01384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49971925104751">
                <text:p>0.0149971925104751</text:p>
              </table:table-cell>
              <table:table-cell office:value-type="float" office:value="33">
                <text:p>33</text:p>
              </table:table-cell>
              <table:table-cell office:value-type="float" office:value="0.01467785">
                <text:p>0.01467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57989614475276">
                <text:p>0.0157989614475276</text:p>
              </table:table-cell>
              <table:table-cell office:value-type="float" office:value="35">
                <text:p>35</text:p>
              </table:table-cell>
              <table:table-cell office:value-type="float" office:value="0.01551813">
                <text:p>0.01551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66029169029018">
                <text:p>0.0166029169029018</text:p>
              </table:table-cell>
              <table:table-cell office:value-type="float" office:value="37">
                <text:p>37</text:p>
              </table:table-cell>
              <table:table-cell office:value-type="float" office:value="0.01636177">
                <text:p>0.01636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74082389322269">
                <text:p>0.0174082389322269</text:p>
              </table:table-cell>
              <table:table-cell office:value-type="float" office:value="39">
                <text:p>39</text:p>
              </table:table-cell>
              <table:table-cell office:value-type="float" office:value="0.01720895">
                <text:p>0.01720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81933356670772">
                <text:p>0.0181933356670772</text:p>
              </table:table-cell>
              <table:table-cell office:value-type="float" office:value="41">
                <text:p>41</text:p>
              </table:table-cell>
              <table:table-cell office:value-type="float" office:value="0.01805986">
                <text:p>0.01805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89916881692523">
                <text:p>0.0189916881692523</text:p>
              </table:table-cell>
              <table:table-cell office:value-type="float" office:value="43">
                <text:p>43</text:p>
              </table:table-cell>
              <table:table-cell office:value-type="float" office:value="0.01891467">
                <text:p>0.0189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97982401151333">
                <text:p>0.0197982401151333</text:p>
              </table:table-cell>
              <table:table-cell office:value-type="float" office:value="45">
                <text:p>45</text:p>
              </table:table-cell>
              <table:table-cell office:value-type="float" office:value="0.01977358">
                <text:p>0.01977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05599684354215">
                <text:p>0.0205599684354215</text:p>
              </table:table-cell>
              <table:table-cell office:value-type="float" office:value="47">
                <text:p>47</text:p>
              </table:table-cell>
              <table:table-cell office:value-type="float" office:value="0.02063677">
                <text:p>0.02063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13124040528429">
                <text:p>0.0213124040528429</text:p>
              </table:table-cell>
              <table:table-cell office:value-type="float" office:value="49">
                <text:p>49</text:p>
              </table:table-cell>
              <table:table-cell office:value-type="float" office:value="0.02150443">
                <text:p>0.02150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20940843528157">
                <text:p>0.0220940843528157</text:p>
              </table:table-cell>
              <table:table-cell office:value-type="float" office:value="51">
                <text:p>51</text:p>
              </table:table-cell>
              <table:table-cell office:value-type="float" office:value="0.02232122">
                <text:p>0.0223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28364073229997">
                <text:p>0.0228364073229997</text:p>
              </table:table-cell>
              <table:table-cell office:value-type="float" office:value="53">
                <text:p>53</text:p>
              </table:table-cell>
              <table:table-cell office:value-type="float" office:value="0.02305872">
                <text:p>0.02305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3562741377957">
                <text:p>0.023562741377957</text:p>
              </table:table-cell>
              <table:table-cell office:value-type="float" office:value="55">
                <text:p>55</text:p>
              </table:table-cell>
              <table:table-cell office:value-type="float" office:value="0.02377165">
                <text:p>0.02377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241979249503824">
                <text:p>0.0241979249503824</text:p>
              </table:table-cell>
              <table:table-cell office:value-type="float" office:value="57">
                <text:p>57</text:p>
              </table:table-cell>
              <table:table-cell office:value-type="float" office:value="0.02445925">
                <text:p>0.02445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248958342671589">
                <text:p>0.0248958342671589</text:p>
              </table:table-cell>
              <table:table-cell office:value-type="float" office:value="59">
                <text:p>59</text:p>
              </table:table-cell>
              <table:table-cell office:value-type="float" office:value="0.0251208">
                <text:p>0.0251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255148922669625">
                <text:p>0.0255148922669625</text:p>
              </table:table-cell>
              <table:table-cell office:value-type="float" office:value="61">
                <text:p>61</text:p>
              </table:table-cell>
              <table:table-cell office:value-type="float" office:value="0.02575559">
                <text:p>0.02575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261400998495457">
                <text:p>0.0261400998495457</text:p>
              </table:table-cell>
              <table:table-cell office:value-type="float" office:value="63">
                <text:p>63</text:p>
              </table:table-cell>
              <table:table-cell office:value-type="float" office:value="0.02636294">
                <text:p>0.02636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26730049824193">
                <text:p>0.026730049824193</text:p>
              </table:table-cell>
              <table:table-cell office:value-type="float" office:value="65">
                <text:p>65</text:p>
              </table:table-cell>
              <table:table-cell office:value-type="float" office:value="0.0269422">
                <text:p>0.0269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272858354500653">
                <text:p>0.0272858354500653</text:p>
              </table:table-cell>
              <table:table-cell office:value-type="float" office:value="67">
                <text:p>67</text:p>
              </table:table-cell>
              <table:table-cell office:value-type="float" office:value="0.02749277">
                <text:p>0.02749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278002138852222">
                <text:p>0.0278002138852222</text:p>
              </table:table-cell>
              <table:table-cell office:value-type="float" office:value="69">
                <text:p>69</text:p>
              </table:table-cell>
              <table:table-cell office:value-type="float" office:value="0.02801404">
                <text:p>0.02801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282921805075827">
                <text:p>0.0282921805075827</text:p>
              </table:table-cell>
              <table:table-cell office:value-type="float" office:value="71">
                <text:p>71</text:p>
              </table:table-cell>
              <table:table-cell office:value-type="float" office:value="0.02850548">
                <text:p>0.02850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287370003286337">
                <text:p>0.0287370003286337</text:p>
              </table:table-cell>
              <table:table-cell office:value-type="float" office:value="73">
                <text:p>73</text:p>
              </table:table-cell>
              <table:table-cell office:value-type="float" office:value="0.02896655">
                <text:p>0.02896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291864665011181">
                <text:p>0.0291864665011181</text:p>
              </table:table-cell>
              <table:table-cell office:value-type="float" office:value="75">
                <text:p>75</text:p>
              </table:table-cell>
              <table:table-cell office:value-type="float" office:value="0.02939677">
                <text:p>0.02939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296098311111383">
                <text:p>0.0296098311111383</text:p>
              </table:table-cell>
              <table:table-cell office:value-type="float" office:value="77">
                <text:p>77</text:p>
              </table:table-cell>
              <table:table-cell office:value-type="float" office:value="0.02979568">
                <text:p>0.02979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299330258505502">
                <text:p>0.0299330258505502</text:p>
              </table:table-cell>
              <table:table-cell office:value-type="float" office:value="79">
                <text:p>79</text:p>
              </table:table-cell>
              <table:table-cell office:value-type="float" office:value="0.03016286">
                <text:p>0.03016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302932547440341">
                <text:p>0.0302932547440341</text:p>
              </table:table-cell>
              <table:table-cell office:value-type="float" office:value="81">
                <text:p>81</text:p>
              </table:table-cell>
              <table:table-cell office:value-type="float" office:value="0.0304979">
                <text:p>0.0304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305800986163493">
                <text:p>0.0305800986163493</text:p>
              </table:table-cell>
              <table:table-cell office:value-type="float" office:value="83">
                <text:p>83</text:p>
              </table:table-cell>
              <table:table-cell office:value-type="float" office:value="0.03080047">
                <text:p>0.030800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308212989187011">
                <text:p>0.0308212989187011</text:p>
              </table:table-cell>
              <table:table-cell office:value-type="float" office:value="85">
                <text:p>85</text:p>
              </table:table-cell>
              <table:table-cell office:value-type="float" office:value="0.03107023">
                <text:p>0.03107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310506100276791">
                <text:p>0.0310506100276791</text:p>
              </table:table-cell>
              <table:table-cell office:value-type="float" office:value="87">
                <text:p>87</text:p>
              </table:table-cell>
              <table:table-cell office:value-type="float" office:value="0.0313069">
                <text:p>0.0313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313035628660095">
                <text:p>0.0313035628660095</text:p>
              </table:table-cell>
              <table:table-cell office:value-type="float" office:value="89">
                <text:p>89</text:p>
              </table:table-cell>
              <table:table-cell office:value-type="float" office:value="0.03151023">
                <text:p>0.031510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314448666125431">
                <text:p>0.0314448666125431</text:p>
              </table:table-cell>
              <table:table-cell office:value-type="float" office:value="91">
                <text:p>91</text:p>
              </table:table-cell>
              <table:table-cell office:value-type="float" office:value="0.03168001">
                <text:p>0.03168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316335904751764">
                <text:p>0.0316335904751764</text:p>
              </table:table-cell>
              <table:table-cell office:value-type="float" office:value="93">
                <text:p>93</text:p>
              </table:table-cell>
              <table:table-cell office:value-type="float" office:value="0.03181604">
                <text:p>0.03181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317343069753652">
                <text:p>0.0317343069753652</text:p>
              </table:table-cell>
              <table:table-cell office:value-type="float" office:value="95">
                <text:p>95</text:p>
              </table:table-cell>
              <table:table-cell office:value-type="float" office:value="0.03191819">
                <text:p>0.03191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317997658676181">
                <text:p>0.0317997658676181</text:p>
              </table:table-cell>
              <table:table-cell office:value-type="float" office:value="97">
                <text:p>97</text:p>
              </table:table-cell>
              <table:table-cell office:value-type="float" office:value="0.03198636">
                <text:p>0.03198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318335202442079">
                <text:p>0.0318335202442079</text:p>
              </table:table-cell>
              <table:table-cell office:value-type="float" office:value="99">
                <text:p>99</text:p>
              </table:table-cell>
              <table:table-cell office:value-type="float" office:value="0.03202046">
                <text:p>0.032020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4.C4:Diff4.C103 Diff4.E3:Diff4.E103 Diff4.I3:Diff4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4.E4:Diff4.E103" chart:label-cell-address="Diff4.E3:Diff4.E3" chart:class="chart:scatter">
            <chart:domain table:cell-range-address="Diff4.C4:Diff4.C103"/>
            <chart:data-point chart:repeated="100"/>
          </chart:series>
          <chart:series chart:style-name="ch8" chart:values-cell-range-address="Diff4.I4:Diff4.I103" chart:label-cell-address="Diff4.I3:Diff4.I3" chart:class="chart:scatter">
            <chart:domain table:cell-range-address="Diff4.H4:Diff4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4.E3:Diff4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4.I3:Diff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4.C4:Diff4.C103</svg:desc>
                </draw:g>
              </table:table-cell>
              <table:table-cell office:value-type="float" office:value="0.00967534729219427">
                <text:p>0.00967534729219427</text:p>
                <draw:g>
                  <svg:desc>Diff4.E4:Diff4.E103</svg:desc>
                </draw:g>
              </table:table-cell>
              <table:table-cell office:value-type="float" office:value="1">
                <text:p>1</text:p>
                <draw:g>
                  <svg:desc>Diff4.H4:Diff4.H103</svg:desc>
                </draw:g>
              </table:table-cell>
              <table:table-cell office:value-type="float" office:value="0.00938242">
                <text:p>0.00938242</text:p>
                <draw:g>
                  <svg:desc>Diff4.I4:Diff4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967614570543418">
                <text:p>0.00967614570543418</text:p>
              </table:table-cell>
              <table:table-cell office:value-type="float" office:value="3">
                <text:p>3</text:p>
              </table:table-cell>
              <table:table-cell office:value-type="float" office:value="0.009384451">
                <text:p>0.009384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966819350956464">
                <text:p>0.00966819350956464</text:p>
              </table:table-cell>
              <table:table-cell office:value-type="float" office:value="5">
                <text:p>5</text:p>
              </table:table-cell>
              <table:table-cell office:value-type="float" office:value="0.009388514">
                <text:p>0.009388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968028148601694">
                <text:p>0.00968028148601694</text:p>
              </table:table-cell>
              <table:table-cell office:value-type="float" office:value="7">
                <text:p>7</text:p>
              </table:table-cell>
              <table:table-cell office:value-type="float" office:value="0.009394609">
                <text:p>0.009394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967790221456199">
                <text:p>0.00967790221456199</text:p>
              </table:table-cell>
              <table:table-cell office:value-type="float" office:value="9">
                <text:p>9</text:p>
              </table:table-cell>
              <table:table-cell office:value-type="float" office:value="0.009402737">
                <text:p>0.009402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968871272983044">
                <text:p>0.00968871272983044</text:p>
              </table:table-cell>
              <table:table-cell office:value-type="float" office:value="11">
                <text:p>11</text:p>
              </table:table-cell>
              <table:table-cell office:value-type="float" office:value="0.009412901">
                <text:p>0.009412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969404613027306">
                <text:p>0.00969404613027306</text:p>
              </table:table-cell>
              <table:table-cell office:value-type="float" office:value="13">
                <text:p>13</text:p>
              </table:table-cell>
              <table:table-cell office:value-type="float" office:value="0.009425103">
                <text:p>0.009425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969383854283069">
                <text:p>0.00969383854283069</text:p>
              </table:table-cell>
              <table:table-cell office:value-type="float" office:value="15">
                <text:p>15</text:p>
              </table:table-cell>
              <table:table-cell office:value-type="float" office:value="0.009439345">
                <text:p>0.00943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969142733484614">
                <text:p>0.00969142733484614</text:p>
              </table:table-cell>
              <table:table-cell office:value-type="float" office:value="17">
                <text:p>17</text:p>
              </table:table-cell>
              <table:table-cell office:value-type="float" office:value="0.00945563">
                <text:p>0.00945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68451307618848">
                <text:p>0.00968451307618848</text:p>
              </table:table-cell>
              <table:table-cell office:value-type="float" office:value="19">
                <text:p>19</text:p>
              </table:table-cell>
              <table:table-cell office:value-type="float" office:value="0.009473962">
                <text:p>0.009473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970073683322354">
                <text:p>0.00970073683322354</text:p>
              </table:table-cell>
              <table:table-cell office:value-type="float" office:value="21">
                <text:p>21</text:p>
              </table:table-cell>
              <table:table-cell office:value-type="float" office:value="0.009494345">
                <text:p>0.009494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96890480633912">
                <text:p>0.0096890480633912</text:p>
              </table:table-cell>
              <table:table-cell office:value-type="float" office:value="23">
                <text:p>23</text:p>
              </table:table-cell>
              <table:table-cell office:value-type="float" office:value="0.009516783">
                <text:p>0.009516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969220977982126">
                <text:p>0.00969220977982126</text:p>
              </table:table-cell>
              <table:table-cell office:value-type="float" office:value="25">
                <text:p>25</text:p>
              </table:table-cell>
              <table:table-cell office:value-type="float" office:value="0.009541281">
                <text:p>0.009541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968676460152504">
                <text:p>0.00968676460152504</text:p>
              </table:table-cell>
              <table:table-cell office:value-type="float" office:value="27">
                <text:p>27</text:p>
              </table:table-cell>
              <table:table-cell office:value-type="float" office:value="0.009567845">
                <text:p>0.009567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969331159009234">
                <text:p>0.00969331159009234</text:p>
              </table:table-cell>
              <table:table-cell office:value-type="float" office:value="29">
                <text:p>29</text:p>
              </table:table-cell>
              <table:table-cell office:value-type="float" office:value="0.00959648">
                <text:p>0.00959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969775076770627">
                <text:p>0.00969775076770627</text:p>
              </table:table-cell>
              <table:table-cell office:value-type="float" office:value="31">
                <text:p>31</text:p>
              </table:table-cell>
              <table:table-cell office:value-type="float" office:value="0.009627192">
                <text:p>0.009627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969193831931969">
                <text:p>0.00969193831931969</text:p>
              </table:table-cell>
              <table:table-cell office:value-type="float" office:value="33">
                <text:p>33</text:p>
              </table:table-cell>
              <table:table-cell office:value-type="float" office:value="0.009659988">
                <text:p>0.00965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968973469877753">
                <text:p>0.00968973469877753</text:p>
              </table:table-cell>
              <table:table-cell office:value-type="float" office:value="35">
                <text:p>35</text:p>
              </table:table-cell>
              <table:table-cell office:value-type="float" office:value="0.009694876">
                <text:p>0.009694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96909003821078">
                <text:p>0.0096909003821078</text:p>
              </table:table-cell>
              <table:table-cell office:value-type="float" office:value="37">
                <text:p>37</text:p>
              </table:table-cell>
              <table:table-cell office:value-type="float" office:value="0.009731862">
                <text:p>0.009731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969177863667171">
                <text:p>0.00969177863667171</text:p>
              </table:table-cell>
              <table:table-cell office:value-type="float" office:value="39">
                <text:p>39</text:p>
              </table:table-cell>
              <table:table-cell office:value-type="float" office:value="0.009770954">
                <text:p>0.009770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69904419715493">
                <text:p>0.00969904419715493</text:p>
              </table:table-cell>
              <table:table-cell office:value-type="float" office:value="41">
                <text:p>41</text:p>
              </table:table-cell>
              <table:table-cell office:value-type="float" office:value="0.009812162">
                <text:p>0.009812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70270092979374">
                <text:p>0.00970270092979374</text:p>
              </table:table-cell>
              <table:table-cell office:value-type="float" office:value="43">
                <text:p>43</text:p>
              </table:table-cell>
              <table:table-cell office:value-type="float" office:value="0.009855494">
                <text:p>0.00985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69971486427645">
                <text:p>0.00969971486427645</text:p>
              </table:table-cell>
              <table:table-cell office:value-type="float" office:value="45">
                <text:p>45</text:p>
              </table:table-cell>
              <table:table-cell office:value-type="float" office:value="0.009900959">
                <text:p>0.009900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69564295675289">
                <text:p>0.00969564295675289</text:p>
              </table:table-cell>
              <table:table-cell office:value-type="float" office:value="47">
                <text:p>47</text:p>
              </table:table-cell>
              <table:table-cell office:value-type="float" office:value="0.009948568">
                <text:p>0.009948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71876500418081">
                <text:p>0.00971876500418081</text:p>
              </table:table-cell>
              <table:table-cell office:value-type="float" office:value="49">
                <text:p>49</text:p>
              </table:table-cell>
              <table:table-cell office:value-type="float" office:value="0.00999833">
                <text:p>0.00999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970241350102736">
                <text:p>0.00970241350102736</text:p>
              </table:table-cell>
              <table:table-cell office:value-type="float" office:value="51">
                <text:p>51</text:p>
              </table:table-cell>
              <table:table-cell office:value-type="float" office:value="0.01004695">
                <text:p>0.01004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970892855306506">
                <text:p>0.00970892855306506</text:p>
              </table:table-cell>
              <table:table-cell office:value-type="float" office:value="53">
                <text:p>53</text:p>
              </table:table-cell>
              <table:table-cell office:value-type="float" office:value="0.01009052">
                <text:p>0.01009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973216237834657">
                <text:p>0.00973216237834657</text:p>
              </table:table-cell>
              <table:table-cell office:value-type="float" office:value="55">
                <text:p>55</text:p>
              </table:table-cell>
              <table:table-cell office:value-type="float" office:value="0.01013232">
                <text:p>0.01013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973428615756474">
                <text:p>0.00973428615756474</text:p>
              </table:table-cell>
              <table:table-cell office:value-type="float" office:value="57">
                <text:p>57</text:p>
              </table:table-cell>
              <table:table-cell office:value-type="float" office:value="0.01017236">
                <text:p>0.01017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974080120960245">
                <text:p>0.00974080120960245</text:p>
              </table:table-cell>
              <table:table-cell office:value-type="float" office:value="59">
                <text:p>59</text:p>
              </table:table-cell>
              <table:table-cell office:value-type="float" office:value="0.01021063">
                <text:p>0.01021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975418261550341">
                <text:p>0.00975418261550341</text:p>
              </table:table-cell>
              <table:table-cell office:value-type="float" office:value="61">
                <text:p>61</text:p>
              </table:table-cell>
              <table:table-cell office:value-type="float" office:value="0.01024712">
                <text:p>0.01024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97719712624887">
                <text:p>0.0097719712624887</text:p>
              </table:table-cell>
              <table:table-cell office:value-type="float" office:value="63">
                <text:p>63</text:p>
              </table:table-cell>
              <table:table-cell office:value-type="float" office:value="0.01028182">
                <text:p>0.0102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977960409306228">
                <text:p>0.00977960409306228</text:p>
              </table:table-cell>
              <table:table-cell office:value-type="float" office:value="65">
                <text:p>65</text:p>
              </table:table-cell>
              <table:table-cell office:value-type="float" office:value="0.01031473">
                <text:p>0.01031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979498153206303">
                <text:p>0.00979498153206303</text:p>
              </table:table-cell>
              <table:table-cell office:value-type="float" office:value="67">
                <text:p>67</text:p>
              </table:table-cell>
              <table:table-cell office:value-type="float" office:value="0.01034584">
                <text:p>0.0103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979451845238388">
                <text:p>0.00979451845238388</text:p>
              </table:table-cell>
              <table:table-cell office:value-type="float" office:value="69">
                <text:p>69</text:p>
              </table:table-cell>
              <table:table-cell office:value-type="float" office:value="0.01037515">
                <text:p>0.01037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979344857864239">
                <text:p>0.00979344857864239</text:p>
              </table:table-cell>
              <table:table-cell office:value-type="float" office:value="71">
                <text:p>71</text:p>
              </table:table-cell>
              <table:table-cell office:value-type="float" office:value="0.01040265">
                <text:p>0.01040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980660642883618">
                <text:p>0.00980660642883618</text:p>
              </table:table-cell>
              <table:table-cell office:value-type="float" office:value="73">
                <text:p>73</text:p>
              </table:table-cell>
              <table:table-cell office:value-type="float" office:value="0.01042834">
                <text:p>0.0104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982303777331362">
                <text:p>0.00982303777331362</text:p>
              </table:table-cell>
              <table:table-cell office:value-type="float" office:value="75">
                <text:p>75</text:p>
              </table:table-cell>
              <table:table-cell office:value-type="float" office:value="0.01045221">
                <text:p>0.01045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983281035137017">
                <text:p>0.00983281035137017</text:p>
              </table:table-cell>
              <table:table-cell office:value-type="float" office:value="77">
                <text:p>77</text:p>
              </table:table-cell>
              <table:table-cell office:value-type="float" office:value="0.01047426">
                <text:p>0.01047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85074271273864">
                <text:p>0.00985074271273864</text:p>
              </table:table-cell>
              <table:table-cell office:value-type="float" office:value="79">
                <text:p>79</text:p>
              </table:table-cell>
              <table:table-cell office:value-type="float" office:value="0.01049448">
                <text:p>0.01049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86466703964275">
                <text:p>0.00986466703964275</text:p>
              </table:table-cell>
              <table:table-cell office:value-type="float" office:value="81">
                <text:p>81</text:p>
              </table:table-cell>
              <table:table-cell office:value-type="float" office:value="0.01051288">
                <text:p>0.01051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988491479940698">
                <text:p>0.00988491479940698</text:p>
              </table:table-cell>
              <table:table-cell office:value-type="float" office:value="83">
                <text:p>83</text:p>
              </table:table-cell>
              <table:table-cell office:value-type="float" office:value="0.01052945">
                <text:p>0.01052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989666744229851">
                <text:p>0.00989666744229851</text:p>
              </table:table-cell>
              <table:table-cell office:value-type="float" office:value="85">
                <text:p>85</text:p>
              </table:table-cell>
              <table:table-cell office:value-type="float" office:value="0.01054418">
                <text:p>0.0105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991341815207192">
                <text:p>0.00991341815207192</text:p>
              </table:table-cell>
              <table:table-cell office:value-type="float" office:value="87">
                <text:p>87</text:p>
              </table:table-cell>
              <table:table-cell office:value-type="float" office:value="0.01055708">
                <text:p>0.01055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995024097069676">
                <text:p>0.00995024097069676</text:p>
              </table:table-cell>
              <table:table-cell office:value-type="float" office:value="89">
                <text:p>89</text:p>
              </table:table-cell>
              <table:table-cell office:value-type="float" office:value="0.01056814">
                <text:p>0.01056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995303541703646">
                <text:p>0.00995303541703646</text:p>
              </table:table-cell>
              <table:table-cell office:value-type="float" office:value="91">
                <text:p>91</text:p>
              </table:table-cell>
              <table:table-cell office:value-type="float" office:value="0.01057735">
                <text:p>0.01057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99601093583421">
                <text:p>0.0099601093583421</text:p>
              </table:table-cell>
              <table:table-cell office:value-type="float" office:value="93">
                <text:p>93</text:p>
              </table:table-cell>
              <table:table-cell office:value-type="float" office:value="0.01058473">
                <text:p>0.01058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999603795413825">
                <text:p>0.00999603795413825</text:p>
              </table:table-cell>
              <table:table-cell office:value-type="float" office:value="95">
                <text:p>95</text:p>
              </table:table-cell>
              <table:table-cell office:value-type="float" office:value="0.01059026">
                <text:p>0.01059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00194474303325">
                <text:p>0.0100194474303325</text:p>
              </table:table-cell>
              <table:table-cell office:value-type="float" office:value="97">
                <text:p>97</text:p>
              </table:table-cell>
              <table:table-cell office:value-type="float" office:value="0.01059395">
                <text:p>0.01059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00367410611091">
                <text:p>0.0100367410611091</text:p>
              </table:table-cell>
              <table:table-cell office:value-type="float" office:value="99">
                <text:p>99</text:p>
              </table:table-cell>
              <table:table-cell office:value-type="float" office:value="0.0105958">
                <text:p>0.0105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00517991348139">
                <text:p>0.0100517991348139</text:p>
              </table:table-cell>
              <table:table-cell office:value-type="float" office:value="101">
                <text:p>101</text:p>
              </table:table-cell>
              <table:table-cell office:value-type="float" office:value="0.0105958">
                <text:p>0.0105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00708971795126">
                <text:p>0.0100708971795126</text:p>
              </table:table-cell>
              <table:table-cell office:value-type="float" office:value="103">
                <text:p>103</text:p>
              </table:table-cell>
              <table:table-cell office:value-type="float" office:value="0.01059395">
                <text:p>0.01059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01098757138852">
                <text:p>0.0101098757138852</text:p>
              </table:table-cell>
              <table:table-cell office:value-type="float" office:value="105">
                <text:p>105</text:p>
              </table:table-cell>
              <table:table-cell office:value-type="float" office:value="0.01059026">
                <text:p>0.01059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01355686519457">
                <text:p>0.0101355686519457</text:p>
              </table:table-cell>
              <table:table-cell office:value-type="float" office:value="107">
                <text:p>107</text:p>
              </table:table-cell>
              <table:table-cell office:value-type="float" office:value="0.01058473">
                <text:p>0.01058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0137995828195">
                <text:p>0.010137995828195</text:p>
              </table:table-cell>
              <table:table-cell office:value-type="float" office:value="109">
                <text:p>109</text:p>
              </table:table-cell>
              <table:table-cell office:value-type="float" office:value="0.01057735">
                <text:p>0.01057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01496047567034">
                <text:p>0.0101496047567034</text:p>
              </table:table-cell>
              <table:table-cell office:value-type="float" office:value="111">
                <text:p>111</text:p>
              </table:table-cell>
              <table:table-cell office:value-type="float" office:value="0.01056814">
                <text:p>0.01056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01882958623096">
                <text:p>0.0101882958623096</text:p>
              </table:table-cell>
              <table:table-cell office:value-type="float" office:value="113">
                <text:p>113</text:p>
              </table:table-cell>
              <table:table-cell office:value-type="float" office:value="0.01055708">
                <text:p>0.01055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02001123782603">
                <text:p>0.0102001123782603</text:p>
              </table:table-cell>
              <table:table-cell office:value-type="float" office:value="115">
                <text:p>115</text:p>
              </table:table-cell>
              <table:table-cell office:value-type="float" office:value="0.01054418">
                <text:p>0.01054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02068190494756">
                <text:p>0.0102068190494756</text:p>
              </table:table-cell>
              <table:table-cell office:value-type="float" office:value="117">
                <text:p>117</text:p>
              </table:table-cell>
              <table:table-cell office:value-type="float" office:value="0.01052945">
                <text:p>0.01052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02174539138313">
                <text:p>0.0102174539138313</text:p>
              </table:table-cell>
              <table:table-cell office:value-type="float" office:value="119">
                <text:p>119</text:p>
              </table:table-cell>
              <table:table-cell office:value-type="float" office:value="0.01051288">
                <text:p>0.01051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02239529976042">
                <text:p>0.0102239529976042</text:p>
              </table:table-cell>
              <table:table-cell office:value-type="float" office:value="121">
                <text:p>121</text:p>
              </table:table-cell>
              <table:table-cell office:value-type="float" office:value="0.01049448">
                <text:p>0.01049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02302923987291">
                <text:p>0.0102302923987291</text:p>
              </table:table-cell>
              <table:table-cell office:value-type="float" office:value="123">
                <text:p>123</text:p>
              </table:table-cell>
              <table:table-cell office:value-type="float" office:value="0.01047426">
                <text:p>0.01047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02402885324928">
                <text:p>0.0102402885324928</text:p>
              </table:table-cell>
              <table:table-cell office:value-type="float" office:value="125">
                <text:p>125</text:p>
              </table:table-cell>
              <table:table-cell office:value-type="float" office:value="0.01045221">
                <text:p>0.010452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02453345041691">
                <text:p>0.0102453345041691</text:p>
              </table:table-cell>
              <table:table-cell office:value-type="float" office:value="127">
                <text:p>127</text:p>
              </table:table-cell>
              <table:table-cell office:value-type="float" office:value="0.01042834">
                <text:p>0.01042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02541489863377">
                <text:p>0.0102541489863377</text:p>
              </table:table-cell>
              <table:table-cell office:value-type="float" office:value="129">
                <text:p>129</text:p>
              </table:table-cell>
              <table:table-cell office:value-type="float" office:value="0.01040265">
                <text:p>0.01040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02592588310732">
                <text:p>0.0102592588310732</text:p>
              </table:table-cell>
              <table:table-cell office:value-type="float" office:value="131">
                <text:p>131</text:p>
              </table:table-cell>
              <table:table-cell office:value-type="float" office:value="0.01037515">
                <text:p>0.01037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0262915563712">
                <text:p>0.010262915563712</text:p>
              </table:table-cell>
              <table:table-cell office:value-type="float" office:value="133">
                <text:p>133</text:p>
              </table:table-cell>
              <table:table-cell office:value-type="float" office:value="0.01034584">
                <text:p>0.01034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02671950586779">
                <text:p>0.0102671950586779</text:p>
              </table:table-cell>
              <table:table-cell office:value-type="float" office:value="135">
                <text:p>135</text:p>
              </table:table-cell>
              <table:table-cell office:value-type="float" office:value="0.01031473">
                <text:p>0.01031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02815505287316">
                <text:p>0.0102815505287316</text:p>
              </table:table-cell>
              <table:table-cell office:value-type="float" office:value="137">
                <text:p>137</text:p>
              </table:table-cell>
              <table:table-cell office:value-type="float" office:value="0.01028182">
                <text:p>0.0102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02836743079498">
                <text:p>0.0102836743079498</text:p>
              </table:table-cell>
              <table:table-cell office:value-type="float" office:value="139">
                <text:p>139</text:p>
              </table:table-cell>
              <table:table-cell office:value-type="float" office:value="0.01024712">
                <text:p>0.01024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02831313869466">
                <text:p>0.0102831313869466</text:p>
              </table:table-cell>
              <table:table-cell office:value-type="float" office:value="141">
                <text:p>141</text:p>
              </table:table-cell>
              <table:table-cell office:value-type="float" office:value="0.01021063">
                <text:p>0.01021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02840096415105">
                <text:p>0.0102840096415105</text:p>
              </table:table-cell>
              <table:table-cell office:value-type="float" office:value="143">
                <text:p>143</text:p>
              </table:table-cell>
              <table:table-cell office:value-type="float" office:value="0.01017236">
                <text:p>0.01017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02779257326224">
                <text:p>0.0102779257326224</text:p>
              </table:table-cell>
              <table:table-cell office:value-type="float" office:value="145">
                <text:p>145</text:p>
              </table:table-cell>
              <table:table-cell office:value-type="float" office:value="0.01013232">
                <text:p>0.0101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02722729668838">
                <text:p>0.0102722729668838</text:p>
              </table:table-cell>
              <table:table-cell office:value-type="float" office:value="147">
                <text:p>147</text:p>
              </table:table-cell>
              <table:table-cell office:value-type="float" office:value="0.01009052">
                <text:p>0.01009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02722889351486">
                <text:p>0.0102722889351486</text:p>
              </table:table-cell>
              <table:table-cell office:value-type="float" office:value="149">
                <text:p>149</text:p>
              </table:table-cell>
              <table:table-cell office:value-type="float" office:value="0.01004695">
                <text:p>0.01004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2788199554511">
                <text:p>0.0102788199554511</text:p>
              </table:table-cell>
              <table:table-cell office:value-type="float" office:value="151">
                <text:p>151</text:p>
              </table:table-cell>
              <table:table-cell office:value-type="float" office:value="0.00999833">
                <text:p>0.009998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807680837565">
                <text:p>0.0102807680837565</text:p>
              </table:table-cell>
              <table:table-cell office:value-type="float" office:value="153">
                <text:p>153</text:p>
              </table:table-cell>
              <table:table-cell office:value-type="float" office:value="0.009948568">
                <text:p>0.009948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2632988020672">
                <text:p>0.0102632988020672</text:p>
              </table:table-cell>
              <table:table-cell office:value-type="float" office:value="155">
                <text:p>155</text:p>
              </table:table-cell>
              <table:table-cell office:value-type="float" office:value="0.009900959">
                <text:p>0.009900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10266795852058">
                <text:p>0.010266795852058</text:p>
              </table:table-cell>
              <table:table-cell office:value-type="float" office:value="157">
                <text:p>157</text:p>
              </table:table-cell>
              <table:table-cell office:value-type="float" office:value="0.009855494">
                <text:p>0.009855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102680733132418">
                <text:p>0.0102680733132418</text:p>
              </table:table-cell>
              <table:table-cell office:value-type="float" office:value="159">
                <text:p>159</text:p>
              </table:table-cell>
              <table:table-cell office:value-type="float" office:value="0.009812162">
                <text:p>0.009812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102665882646156">
                <text:p>0.0102665882646156</text:p>
              </table:table-cell>
              <table:table-cell office:value-type="float" office:value="161">
                <text:p>161</text:p>
              </table:table-cell>
              <table:table-cell office:value-type="float" office:value="0.009770954">
                <text:p>0.009770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102604085461387">
                <text:p>0.0102604085461387</text:p>
              </table:table-cell>
              <table:table-cell office:value-type="float" office:value="163">
                <text:p>163</text:p>
              </table:table-cell>
              <table:table-cell office:value-type="float" office:value="0.009731862">
                <text:p>0.009731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102536060653346">
                <text:p>0.0102536060653346</text:p>
              </table:table-cell>
              <table:table-cell office:value-type="float" office:value="165">
                <text:p>165</text:p>
              </table:table-cell>
              <table:table-cell office:value-type="float" office:value="0.009694876">
                <text:p>0.009694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102390749443682">
                <text:p>0.0102390749443682</text:p>
              </table:table-cell>
              <table:table-cell office:value-type="float" office:value="167">
                <text:p>167</text:p>
              </table:table-cell>
              <table:table-cell office:value-type="float" office:value="0.009659988">
                <text:p>0.009659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102497896500478">
                <text:p>0.0102497896500478</text:p>
              </table:table-cell>
              <table:table-cell office:value-type="float" office:value="169">
                <text:p>169</text:p>
              </table:table-cell>
              <table:table-cell office:value-type="float" office:value="0.009627192">
                <text:p>0.009627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102590512436308">
                <text:p>0.0102590512436308</text:p>
              </table:table-cell>
              <table:table-cell office:value-type="float" office:value="171">
                <text:p>171</text:p>
              </table:table-cell>
              <table:table-cell office:value-type="float" office:value="0.00959648">
                <text:p>0.00959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102503485393158">
                <text:p>0.0102503485393158</text:p>
              </table:table-cell>
              <table:table-cell office:value-type="float" office:value="173">
                <text:p>173</text:p>
              </table:table-cell>
              <table:table-cell office:value-type="float" office:value="0.009567845">
                <text:p>0.009567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102465959970882">
                <text:p>0.0102465959970882</text:p>
              </table:table-cell>
              <table:table-cell office:value-type="float" office:value="175">
                <text:p>175</text:p>
              </table:table-cell>
              <table:table-cell office:value-type="float" office:value="0.009541281">
                <text:p>0.0095412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102604404826683">
                <text:p>0.0102604404826683</text:p>
              </table:table-cell>
              <table:table-cell office:value-type="float" office:value="177">
                <text:p>177</text:p>
              </table:table-cell>
              <table:table-cell office:value-type="float" office:value="0.009516783">
                <text:p>0.009516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102386597694834">
                <text:p>0.0102386597694834</text:p>
              </table:table-cell>
              <table:table-cell office:value-type="float" office:value="179">
                <text:p>179</text:p>
              </table:table-cell>
              <table:table-cell office:value-type="float" office:value="0.009494345">
                <text:p>0.009494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102469313306489">
                <text:p>0.0102469313306489</text:p>
              </table:table-cell>
              <table:table-cell office:value-type="float" office:value="181">
                <text:p>181</text:p>
              </table:table-cell>
              <table:table-cell office:value-type="float" office:value="0.009473962">
                <text:p>0.009473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10244312535222">
                <text:p>0.010244312535222</text:p>
              </table:table-cell>
              <table:table-cell office:value-type="float" office:value="183">
                <text:p>183</text:p>
              </table:table-cell>
              <table:table-cell office:value-type="float" office:value="0.00945563">
                <text:p>0.00945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102442965669572">
                <text:p>0.0102442965669572</text:p>
              </table:table-cell>
              <table:table-cell office:value-type="float" office:value="185">
                <text:p>185</text:p>
              </table:table-cell>
              <table:table-cell office:value-type="float" office:value="0.009439345">
                <text:p>0.009439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102521689215028">
                <text:p>0.0102521689215028</text:p>
              </table:table-cell>
              <table:table-cell office:value-type="float" office:value="187">
                <text:p>187</text:p>
              </table:table-cell>
              <table:table-cell office:value-type="float" office:value="0.009425103">
                <text:p>0.00942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102365200220004">
                <text:p>0.0102365200220004</text:p>
              </table:table-cell>
              <table:table-cell office:value-type="float" office:value="189">
                <text:p>189</text:p>
              </table:table-cell>
              <table:table-cell office:value-type="float" office:value="0.009412901">
                <text:p>0.009412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10227370206271">
                <text:p>0.010227370206271</text:p>
              </table:table-cell>
              <table:table-cell office:value-type="float" office:value="191">
                <text:p>191</text:p>
              </table:table-cell>
              <table:table-cell office:value-type="float" office:value="0.009402737">
                <text:p>0.009402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10225629665408">
                <text:p>0.010225629665408</text:p>
              </table:table-cell>
              <table:table-cell office:value-type="float" office:value="193">
                <text:p>193</text:p>
              </table:table-cell>
              <table:table-cell office:value-type="float" office:value="0.009394609">
                <text:p>0.009394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102172463263889">
                <text:p>0.0102172463263889</text:p>
              </table:table-cell>
              <table:table-cell office:value-type="float" office:value="195">
                <text:p>195</text:p>
              </table:table-cell>
              <table:table-cell office:value-type="float" office:value="0.009388514">
                <text:p>0.009388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102199449631398">
                <text:p>0.0102199449631398</text:p>
              </table:table-cell>
              <table:table-cell office:value-type="float" office:value="197">
                <text:p>197</text:p>
              </table:table-cell>
              <table:table-cell office:value-type="float" office:value="0.009384451">
                <text:p>0.009384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02303722400531">
                <text:p>0.0102303722400531</text:p>
              </table:table-cell>
              <table:table-cell office:value-type="float" office:value="199">
                <text:p>199</text:p>
              </table:table-cell>
              <table:table-cell office:value-type="float" office:value="0.00938242">
                <text:p>0.00938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5.B4:Diff5.B53 Diff5.E4:Diff5.E4 Diff5.D4:Diff5.D103 Diff5.I4:Diff5.I4 Diff5.H4:Diff5.H103 Diff5.E54:Diff5.E54 Diff5.I54:Diff5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5.D4:Diff5.D53" chart:label-cell-address="Diff5.E4:Diff5.E4" chart:class="chart:scatter">
            <chart:domain table:cell-range-address="Diff5.B4:Diff5.B53"/>
            <chart:data-point chart:repeated="50"/>
          </chart:series>
          <chart:series chart:style-name="ch8" chart:values-cell-range-address="Diff5.H4:Diff5.H53" chart:label-cell-address="Diff5.I4:Diff5.I4" chart:class="chart:scatter">
            <chart:domain table:cell-range-address="Diff5.G4:Diff5.G53"/>
            <chart:data-point chart:repeated="50"/>
          </chart:series>
          <chart:series chart:style-name="ch9" chart:values-cell-range-address="Diff5.D54:Diff5.D103" chart:label-cell-address="Diff5.E54:Diff5.E54" chart:class="chart:scatter">
            <chart:domain table:cell-range-address="Diff5.B54:Diff5.B103"/>
            <chart:data-point chart:repeated="50"/>
          </chart:series>
          <chart:series chart:style-name="ch10" chart:values-cell-range-address="Diff5.H54:Diff5.H103" chart:label-cell-address="Diff5.I54:Diff5.I54" chart:class="chart:scatter">
            <chart:domain table:cell-range-address="Diff5.G54:Diff5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4:Diff5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5.I4:Diff5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54:Diff5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5.I54:Diff5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5.B4:Diff5.B53</svg:desc>
                </draw:g>
              </table:table-cell>
              <table:table-cell office:value-type="float" office:value="0.00719198559703963">
                <text:p>0.00719198559703963</text:p>
                <draw:g>
                  <svg:desc>Diff5.D4:Diff5.D53</svg:desc>
                </draw:g>
              </table:table-cell>
              <table:table-cell office:value-type="float" office:value="2">
                <text:p>2</text:p>
                <draw:g>
                  <svg:desc>Diff5.G4:Diff5.G53</svg:desc>
                </draw:g>
              </table:table-cell>
              <table:table-cell office:value-type="float" office:value="0.007338337">
                <text:p>0.007338337</text:p>
                <draw:g>
                  <svg:desc>Diff5.H4:Diff5.H53</svg:desc>
                </draw:g>
              </table:table-cell>
              <table:table-cell office:value-type="float" office:value="2">
                <text:p>2</text:p>
                <draw:g>
                  <svg:desc>Diff5.B54:Diff5.B103</svg:desc>
                </draw:g>
              </table:table-cell>
              <table:table-cell office:value-type="float" office:value="0.023730217361582">
                <text:p>0.023730217361582</text:p>
                <draw:g>
                  <svg:desc>Diff5.D54:Diff5.D103</svg:desc>
                </draw:g>
              </table:table-cell>
              <table:table-cell office:value-type="float" office:value="2">
                <text:p>2</text:p>
                <draw:g>
                  <svg:desc>Diff5.G54:Diff5.G103</svg:desc>
                </draw:g>
              </table:table-cell>
              <table:table-cell office:value-type="float" office:value="0.02362498">
                <text:p>0.02362498</text:p>
                <draw:g>
                  <svg:desc>Diff5.H54:Diff5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18146442733597">
                <text:p>0.00718146442733597</text:p>
              </table:table-cell>
              <table:table-cell office:value-type="float" office:value="6">
                <text:p>6</text:p>
              </table:table-cell>
              <table:table-cell office:value-type="float" office:value="0.007331305">
                <text:p>0.007331305</text:p>
              </table:table-cell>
              <table:table-cell office:value-type="float" office:value="6">
                <text:p>6</text:p>
              </table:table-cell>
              <table:table-cell office:value-type="float" office:value="0.0237053189624046">
                <text:p>0.0237053189624046</text:p>
              </table:table-cell>
              <table:table-cell office:value-type="float" office:value="6">
                <text:p>6</text:p>
              </table:table-cell>
              <table:table-cell office:value-type="float" office:value="0.02360234">
                <text:p>0.02360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17057297374711">
                <text:p>0.00717057297374711</text:p>
              </table:table-cell>
              <table:table-cell office:value-type="float" office:value="10">
                <text:p>10</text:p>
              </table:table-cell>
              <table:table-cell office:value-type="float" office:value="0.007317248">
                <text:p>0.007317248</text:p>
              </table:table-cell>
              <table:table-cell office:value-type="float" office:value="10">
                <text:p>10</text:p>
              </table:table-cell>
              <table:table-cell office:value-type="float" office:value="0.0236628001576556">
                <text:p>0.0236628001576556</text:p>
              </table:table-cell>
              <table:table-cell office:value-type="float" office:value="10">
                <text:p>10</text:p>
              </table:table-cell>
              <table:table-cell office:value-type="float" office:value="0.02355708">
                <text:p>0.0235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15122883284779">
                <text:p>0.00715122883284779</text:p>
              </table:table-cell>
              <table:table-cell office:value-type="float" office:value="14">
                <text:p>14</text:p>
              </table:table-cell>
              <table:table-cell office:value-type="float" office:value="0.007296178">
                <text:p>0.007296178</text:p>
              </table:table-cell>
              <table:table-cell office:value-type="float" office:value="14">
                <text:p>14</text:p>
              </table:table-cell>
              <table:table-cell office:value-type="float" office:value="0.0235432878416044">
                <text:p>0.0235432878416044</text:p>
              </table:table-cell>
              <table:table-cell office:value-type="float" office:value="14">
                <text:p>14</text:p>
              </table:table-cell>
              <table:table-cell office:value-type="float" office:value="0.02348924">
                <text:p>0.02348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1506869619639">
                <text:p>0.00711506869619639</text:p>
              </table:table-cell>
              <table:table-cell office:value-type="float" office:value="18">
                <text:p>18</text:p>
              </table:table-cell>
              <table:table-cell office:value-type="float" office:value="0.007268117">
                <text:p>0.007268117</text:p>
              </table:table-cell>
              <table:table-cell office:value-type="float" office:value="18">
                <text:p>18</text:p>
              </table:table-cell>
              <table:table-cell office:value-type="float" office:value="0.0234200726867011">
                <text:p>0.0234200726867011</text:p>
              </table:table-cell>
              <table:table-cell office:value-type="float" office:value="18">
                <text:p>18</text:p>
              </table:table-cell>
              <table:table-cell office:value-type="float" office:value="0.02339889">
                <text:p>0.02339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7930438024985">
                <text:p>0.00707930438024985</text:p>
              </table:table-cell>
              <table:table-cell office:value-type="float" office:value="22">
                <text:p>22</text:p>
              </table:table-cell>
              <table:table-cell office:value-type="float" office:value="0.00723309">
                <text:p>0.00723309</text:p>
              </table:table-cell>
              <table:table-cell office:value-type="float" office:value="22">
                <text:p>22</text:p>
              </table:table-cell>
              <table:table-cell office:value-type="float" office:value="0.0233285231881875">
                <text:p>0.0233285231881875</text:p>
              </table:table-cell>
              <table:table-cell office:value-type="float" office:value="22">
                <text:p>22</text:p>
              </table:table-cell>
              <table:table-cell office:value-type="float" office:value="0.02328611">
                <text:p>0.02328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101425425564">
                <text:p>0.00703101425425564</text:p>
              </table:table-cell>
              <table:table-cell office:value-type="float" office:value="26">
                <text:p>26</text:p>
              </table:table-cell>
              <table:table-cell office:value-type="float" office:value="0.007191133">
                <text:p>0.007191133</text:p>
              </table:table-cell>
              <table:table-cell office:value-type="float" office:value="26">
                <text:p>26</text:p>
              </table:table-cell>
              <table:table-cell office:value-type="float" office:value="0.0232047972968909">
                <text:p>0.0232047972968909</text:p>
              </table:table-cell>
              <table:table-cell office:value-type="float" office:value="26">
                <text:p>26</text:p>
              </table:table-cell>
              <table:table-cell office:value-type="float" office:value="0.02315102">
                <text:p>0.02315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97261154767248">
                <text:p>0.00697261154767248</text:p>
              </table:table-cell>
              <table:table-cell office:value-type="float" office:value="30">
                <text:p>30</text:p>
              </table:table-cell>
              <table:table-cell office:value-type="float" office:value="0.007142284">
                <text:p>0.007142284</text:p>
              </table:table-cell>
              <table:table-cell office:value-type="float" office:value="30">
                <text:p>30</text:p>
              </table:table-cell>
              <table:table-cell office:value-type="float" office:value="0.0230593651088755">
                <text:p>0.0230593651088755</text:p>
              </table:table-cell>
              <table:table-cell office:value-type="float" office:value="30">
                <text:p>30</text:p>
              </table:table-cell>
              <table:table-cell office:value-type="float" office:value="0.02299374">
                <text:p>0.0229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93111421571024">
                <text:p>0.00693111421571024</text:p>
              </table:table-cell>
              <table:table-cell office:value-type="float" office:value="34">
                <text:p>34</text:p>
              </table:table-cell>
              <table:table-cell office:value-type="float" office:value="0.007086592">
                <text:p>0.007086592</text:p>
              </table:table-cell>
              <table:table-cell office:value-type="float" office:value="34">
                <text:p>34</text:p>
              </table:table-cell>
              <table:table-cell office:value-type="float" office:value="0.0228920989400431">
                <text:p>0.0228920989400431</text:p>
              </table:table-cell>
              <table:table-cell office:value-type="float" office:value="34">
                <text:p>34</text:p>
              </table:table-cell>
              <table:table-cell office:value-type="float" office:value="0.02281442">
                <text:p>0.02281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87725706302817">
                <text:p>0.00687725706302817</text:p>
              </table:table-cell>
              <table:table-cell office:value-type="float" office:value="38">
                <text:p>38</text:p>
              </table:table-cell>
              <table:table-cell office:value-type="float" office:value="0.007024108">
                <text:p>0.007024108</text:p>
              </table:table-cell>
              <table:table-cell office:value-type="float" office:value="38">
                <text:p>38</text:p>
              </table:table-cell>
              <table:table-cell office:value-type="float" office:value="0.0226941885876078">
                <text:p>0.0226941885876078</text:p>
              </table:table-cell>
              <table:table-cell office:value-type="float" office:value="38">
                <text:p>38</text:p>
              </table:table-cell>
              <table:table-cell office:value-type="float" office:value="0.02261323">
                <text:p>0.02261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8078735239873">
                <text:p>0.0068078735239873</text:p>
              </table:table-cell>
              <table:table-cell office:value-type="float" office:value="42">
                <text:p>42</text:p>
              </table:table-cell>
              <table:table-cell office:value-type="float" office:value="0.006954894">
                <text:p>0.006954894</text:p>
              </table:table-cell>
              <table:table-cell office:value-type="float" office:value="42">
                <text:p>42</text:p>
              </table:table-cell>
              <table:table-cell office:value-type="float" office:value="0.0224981934966477">
                <text:p>0.0224981934966477</text:p>
              </table:table-cell>
              <table:table-cell office:value-type="float" office:value="42">
                <text:p>42</text:p>
              </table:table-cell>
              <table:table-cell office:value-type="float" office:value="0.02239037">
                <text:p>0.02239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73471053563542">
                <text:p>0.00673471053563542</text:p>
              </table:table-cell>
              <table:table-cell office:value-type="float" office:value="46">
                <text:p>46</text:p>
              </table:table-cell>
              <table:table-cell office:value-type="float" office:value="0.006879015">
                <text:p>0.006879015</text:p>
              </table:table-cell>
              <table:table-cell office:value-type="float" office:value="46">
                <text:p>46</text:p>
              </table:table-cell>
              <table:table-cell office:value-type="float" office:value="0.0222628717033972">
                <text:p>0.0222628717033972</text:p>
              </table:table-cell>
              <table:table-cell office:value-type="float" office:value="46">
                <text:p>46</text:p>
              </table:table-cell>
              <table:table-cell office:value-type="float" office:value="0.02214606">
                <text:p>0.02214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666873616202037">
                <text:p>0.00666873616202037</text:p>
              </table:table-cell>
              <table:table-cell office:value-type="float" office:value="50">
                <text:p>50</text:p>
              </table:table-cell>
              <table:table-cell office:value-type="float" office:value="0.006796545">
                <text:p>0.006796545</text:p>
              </table:table-cell>
              <table:table-cell office:value-type="float" office:value="50">
                <text:p>50</text:p>
              </table:table-cell>
              <table:table-cell office:value-type="float" office:value="0.0219804344778573">
                <text:p>0.0219804344778573</text:p>
              </table:table-cell>
              <table:table-cell office:value-type="float" office:value="50">
                <text:p>50</text:p>
              </table:table-cell>
              <table:table-cell office:value-type="float" office:value="0.02188051">
                <text:p>0.02188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658351979478469">
                <text:p>0.00658351979478469</text:p>
              </table:table-cell>
              <table:table-cell office:value-type="float" office:value="54">
                <text:p>54</text:p>
              </table:table-cell>
              <table:table-cell office:value-type="float" office:value="0.006707563">
                <text:p>0.006707563</text:p>
              </table:table-cell>
              <table:table-cell office:value-type="float" office:value="54">
                <text:p>54</text:p>
              </table:table-cell>
              <table:table-cell office:value-type="float" office:value="0.021669012961993">
                <text:p>0.021669012961993</text:p>
              </table:table-cell>
              <table:table-cell office:value-type="float" office:value="54">
                <text:p>54</text:p>
              </table:table-cell>
              <table:table-cell office:value-type="float" office:value="0.021594">
                <text:p>0.02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649140848623835">
                <text:p>0.00649140848623835</text:p>
              </table:table-cell>
              <table:table-cell office:value-type="float" office:value="58">
                <text:p>58</text:p>
              </table:table-cell>
              <table:table-cell office:value-type="float" office:value="0.006612154">
                <text:p>0.006612154</text:p>
              </table:table-cell>
              <table:table-cell office:value-type="float" office:value="58">
                <text:p>58</text:p>
              </table:table-cell>
              <table:table-cell office:value-type="float" office:value="0.0213324376787546">
                <text:p>0.0213324376787546</text:p>
              </table:table-cell>
              <table:table-cell office:value-type="float" office:value="58">
                <text:p>58</text:p>
              </table:table-cell>
              <table:table-cell office:value-type="float" office:value="0.02128678">
                <text:p>0.02128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637628850317018">
                <text:p>0.00637628850317018</text:p>
              </table:table-cell>
              <table:table-cell office:value-type="float" office:value="62">
                <text:p>62</text:p>
              </table:table-cell>
              <table:table-cell office:value-type="float" office:value="0.00651041">
                <text:p>0.00651041</text:p>
              </table:table-cell>
              <table:table-cell office:value-type="float" office:value="62">
                <text:p>62</text:p>
              </table:table-cell>
              <table:table-cell office:value-type="float" office:value="0.0210446377210842">
                <text:p>0.0210446377210842</text:p>
              </table:table-cell>
              <table:table-cell office:value-type="float" office:value="62">
                <text:p>62</text:p>
              </table:table-cell>
              <table:table-cell office:value-type="float" office:value="0.02095917">
                <text:p>0.02095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627718010603452">
                <text:p>0.00627718010603452</text:p>
              </table:table-cell>
              <table:table-cell office:value-type="float" office:value="66">
                <text:p>66</text:p>
              </table:table-cell>
              <table:table-cell office:value-type="float" office:value="0.006402428">
                <text:p>0.006402428</text:p>
              </table:table-cell>
              <table:table-cell office:value-type="float" office:value="66">
                <text:p>66</text:p>
              </table:table-cell>
              <table:table-cell office:value-type="float" office:value="0.0207067855968624">
                <text:p>0.0207067855968624</text:p>
              </table:table-cell>
              <table:table-cell office:value-type="float" office:value="66">
                <text:p>66</text:p>
              </table:table-cell>
              <table:table-cell office:value-type="float" office:value="0.02061146">
                <text:p>0.02061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617593938445649">
                <text:p>0.00617593938445649</text:p>
              </table:table-cell>
              <table:table-cell office:value-type="float" office:value="70">
                <text:p>70</text:p>
              </table:table-cell>
              <table:table-cell office:value-type="float" office:value="0.006288314">
                <text:p>0.006288314</text:p>
              </table:table-cell>
              <table:table-cell office:value-type="float" office:value="70">
                <text:p>70</text:p>
              </table:table-cell>
              <table:table-cell office:value-type="float" office:value="0.0203621662154283">
                <text:p>0.0203621662154283</text:p>
              </table:table-cell>
              <table:table-cell office:value-type="float" office:value="70">
                <text:p>70</text:p>
              </table:table-cell>
              <table:table-cell office:value-type="float" office:value="0.02024399">
                <text:p>0.02024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60382959264402">
                <text:p>0.0060382959264402</text:p>
              </table:table-cell>
              <table:table-cell office:value-type="float" office:value="74">
                <text:p>74</text:p>
              </table:table-cell>
              <table:table-cell office:value-type="float" office:value="0.006168175">
                <text:p>0.006168175</text:p>
              </table:table-cell>
              <table:table-cell office:value-type="float" office:value="74">
                <text:p>74</text:p>
              </table:table-cell>
              <table:table-cell office:value-type="float" office:value="0.0199519172074447">
                <text:p>0.0199519172074447</text:p>
              </table:table-cell>
              <table:table-cell office:value-type="float" office:value="74">
                <text:p>74</text:p>
              </table:table-cell>
              <table:table-cell office:value-type="float" office:value="0.01985712">
                <text:p>0.01985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589818816532585">
                <text:p>0.00589818816532585</text:p>
              </table:table-cell>
              <table:table-cell office:value-type="float" office:value="78">
                <text:p>78</text:p>
              </table:table-cell>
              <table:table-cell office:value-type="float" office:value="0.006042129">
                <text:p>0.006042129</text:p>
              </table:table-cell>
              <table:table-cell office:value-type="float" office:value="78">
                <text:p>78</text:p>
              </table:table-cell>
              <table:table-cell office:value-type="float" office:value="0.0195614592347046">
                <text:p>0.0195614592347046</text:p>
              </table:table-cell>
              <table:table-cell office:value-type="float" office:value="78">
                <text:p>78</text:p>
              </table:table-cell>
              <table:table-cell office:value-type="float" office:value="0.01945121">
                <text:p>0.01945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577835663902873">
                <text:p>0.00577835663902873</text:p>
              </table:table-cell>
              <table:table-cell office:value-type="float" office:value="82">
                <text:p>82</text:p>
              </table:table-cell>
              <table:table-cell office:value-type="float" office:value="0.005910296">
                <text:p>0.005910296</text:p>
              </table:table-cell>
              <table:table-cell office:value-type="float" office:value="82">
                <text:p>82</text:p>
              </table:table-cell>
              <table:table-cell office:value-type="float" office:value="0.0191575944316382">
                <text:p>0.0191575944316382</text:p>
              </table:table-cell>
              <table:table-cell office:value-type="float" office:value="82">
                <text:p>82</text:p>
              </table:table-cell>
              <table:table-cell office:value-type="float" office:value="0.01902666">
                <text:p>0.01902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564043227599608">
                <text:p>0.00564043227599608</text:p>
              </table:table-cell>
              <table:table-cell office:value-type="float" office:value="86">
                <text:p>86</text:p>
              </table:table-cell>
              <table:table-cell office:value-type="float" office:value="0.005772805">
                <text:p>0.005772805</text:p>
              </table:table-cell>
              <table:table-cell office:value-type="float" office:value="86">
                <text:p>86</text:p>
              </table:table-cell>
              <table:table-cell office:value-type="float" office:value="0.0187126153489047">
                <text:p>0.0187126153489047</text:p>
              </table:table-cell>
              <table:table-cell office:value-type="float" office:value="86">
                <text:p>86</text:p>
              </table:table-cell>
              <table:table-cell office:value-type="float" office:value="0.01858386">
                <text:p>0.01858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550195887134055">
                <text:p>0.00550195887134055</text:p>
              </table:table-cell>
              <table:table-cell office:value-type="float" office:value="90">
                <text:p>90</text:p>
              </table:table-cell>
              <table:table-cell office:value-type="float" office:value="0.005629787">
                <text:p>0.005629787</text:p>
              </table:table-cell>
              <table:table-cell office:value-type="float" office:value="90">
                <text:p>90</text:p>
              </table:table-cell>
              <table:table-cell office:value-type="float" office:value="0.0182394180804368">
                <text:p>0.0182394180804368</text:p>
              </table:table-cell>
              <table:table-cell office:value-type="float" office:value="90">
                <text:p>90</text:p>
              </table:table-cell>
              <table:table-cell office:value-type="float" office:value="0.01812324">
                <text:p>0.01812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535185344532575">
                <text:p>0.00535185344532575</text:p>
              </table:table-cell>
              <table:table-cell office:value-type="float" office:value="94">
                <text:p>94</text:p>
              </table:table-cell>
              <table:table-cell office:value-type="float" office:value="0.005481381">
                <text:p>0.005481381</text:p>
              </table:table-cell>
              <table:table-cell office:value-type="float" office:value="94">
                <text:p>94</text:p>
              </table:table-cell>
              <table:table-cell office:value-type="float" office:value="0.017734427471481">
                <text:p>0.017734427471481</text:p>
              </table:table-cell>
              <table:table-cell office:value-type="float" office:value="94">
                <text:p>94</text:p>
              </table:table-cell>
              <table:table-cell office:value-type="float" office:value="0.01764524">
                <text:p>0.01764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521567835444044">
                <text:p>0.00521567835444044</text:p>
              </table:table-cell>
              <table:table-cell office:value-type="float" office:value="98">
                <text:p>98</text:p>
              </table:table-cell>
              <table:table-cell office:value-type="float" office:value="0.00532773">
                <text:p>0.00532773</text:p>
              </table:table-cell>
              <table:table-cell office:value-type="float" office:value="98">
                <text:p>98</text:p>
              </table:table-cell>
              <table:table-cell office:value-type="float" office:value="0.0172453973748183">
                <text:p>0.0172453973748183</text:p>
              </table:table-cell>
              <table:table-cell office:value-type="float" office:value="98">
                <text:p>98</text:p>
              </table:table-cell>
              <table:table-cell office:value-type="float" office:value="0.01715032">
                <text:p>0.01715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05521774804983">
                <text:p>0.00505521774804983</text:p>
              </table:table-cell>
              <table:table-cell office:value-type="float" office:value="102">
                <text:p>102</text:p>
              </table:table-cell>
              <table:table-cell office:value-type="float" office:value="0.005168985">
                <text:p>0.005168985</text:p>
              </table:table-cell>
              <table:table-cell office:value-type="float" office:value="102">
                <text:p>102</text:p>
              </table:table-cell>
              <table:table-cell office:value-type="float" office:value="0.0167457694979929">
                <text:p>0.0167457694979929</text:p>
              </table:table-cell>
              <table:table-cell office:value-type="float" office:value="102">
                <text:p>102</text:p>
              </table:table-cell>
              <table:table-cell office:value-type="float" office:value="0.01663895">
                <text:p>0.01663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48954849410198">
                <text:p>0.0048954849410198</text:p>
              </table:table-cell>
              <table:table-cell office:value-type="float" office:value="106">
                <text:p>106</text:p>
              </table:table-cell>
              <table:table-cell office:value-type="float" office:value="0.005005298">
                <text:p>0.005005298</text:p>
              </table:table-cell>
              <table:table-cell office:value-type="float" office:value="106">
                <text:p>106</text:p>
              </table:table-cell>
              <table:table-cell office:value-type="float" office:value="0.0162257121654323">
                <text:p>0.0162257121654323</text:p>
              </table:table-cell>
              <table:table-cell office:value-type="float" office:value="106">
                <text:p>106</text:p>
              </table:table-cell>
              <table:table-cell office:value-type="float" office:value="0.01611161">
                <text:p>0.01611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74041260357937">
                <text:p>0.00474041260357937</text:p>
              </table:table-cell>
              <table:table-cell office:value-type="float" office:value="110">
                <text:p>110</text:p>
              </table:table-cell>
              <table:table-cell office:value-type="float" office:value="0.00483683">
                <text:p>0.00483683</text:p>
              </table:table-cell>
              <table:table-cell office:value-type="float" office:value="110">
                <text:p>110</text:p>
              </table:table-cell>
              <table:table-cell office:value-type="float" office:value="0.0156916095820537">
                <text:p>0.0156916095820537</text:p>
              </table:table-cell>
              <table:table-cell office:value-type="float" office:value="110">
                <text:p>110</text:p>
              </table:table-cell>
              <table:table-cell office:value-type="float" office:value="0.01556881">
                <text:p>0.01556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57557243261552">
                <text:p>0.00457557243261552</text:p>
              </table:table-cell>
              <table:table-cell office:value-type="float" office:value="114">
                <text:p>114</text:p>
              </table:table-cell>
              <table:table-cell office:value-type="float" office:value="0.004663746">
                <text:p>0.004663746</text:p>
              </table:table-cell>
              <table:table-cell office:value-type="float" office:value="114">
                <text:p>114</text:p>
              </table:table-cell>
              <table:table-cell office:value-type="float" office:value="0.0151333747040878">
                <text:p>0.0151333747040878</text:p>
              </table:table-cell>
              <table:table-cell office:value-type="float" office:value="114">
                <text:p>114</text:p>
              </table:table-cell>
              <table:table-cell office:value-type="float" office:value="0.01501107">
                <text:p>0.01501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9441423388313">
                <text:p>0.00439441423388313</text:p>
              </table:table-cell>
              <table:table-cell office:value-type="float" office:value="118">
                <text:p>118</text:p>
              </table:table-cell>
              <table:table-cell office:value-type="float" office:value="0.004486214">
                <text:p>0.004486214</text:p>
              </table:table-cell>
              <table:table-cell office:value-type="float" office:value="118">
                <text:p>118</text:p>
              </table:table-cell>
              <table:table-cell office:value-type="float" office:value="0.0145587962615337">
                <text:p>0.0145587962615337</text:p>
              </table:table-cell>
              <table:table-cell office:value-type="float" office:value="118">
                <text:p>118</text:p>
              </table:table-cell>
              <table:table-cell office:value-type="float" office:value="0.01443891">
                <text:p>0.01443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22187471178906">
                <text:p>0.00422187471178906</text:p>
              </table:table-cell>
              <table:table-cell office:value-type="float" office:value="122">
                <text:p>122</text:p>
              </table:table-cell>
              <table:table-cell office:value-type="float" office:value="0.004304409">
                <text:p>0.004304409</text:p>
              </table:table-cell>
              <table:table-cell office:value-type="float" office:value="122">
                <text:p>122</text:p>
              </table:table-cell>
              <table:table-cell office:value-type="float" office:value="0.0139545951081635">
                <text:p>0.0139545951081635</text:p>
              </table:table-cell>
              <table:table-cell office:value-type="float" office:value="122">
                <text:p>122</text:p>
              </table:table-cell>
              <table:table-cell office:value-type="float" office:value="0.01385288">
                <text:p>0.01385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403651570622111">
                <text:p>0.00403651570622111</text:p>
              </table:table-cell>
              <table:table-cell office:value-type="float" office:value="126">
                <text:p>126</text:p>
              </table:table-cell>
              <table:table-cell office:value-type="float" office:value="0.004118511">
                <text:p>0.004118511</text:p>
              </table:table-cell>
              <table:table-cell office:value-type="float" office:value="126">
                <text:p>126</text:p>
              </table:table-cell>
              <table:table-cell office:value-type="float" office:value="0.0133620132077427">
                <text:p>0.0133620132077427</text:p>
              </table:table-cell>
              <table:table-cell office:value-type="float" office:value="126">
                <text:p>126</text:p>
              </table:table-cell>
              <table:table-cell office:value-type="float" office:value="0.01325354">
                <text:p>0.01325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85685141143937">
                <text:p>0.00385685141143937</text:p>
              </table:table-cell>
              <table:table-cell office:value-type="float" office:value="130">
                <text:p>130</text:p>
              </table:table-cell>
              <table:table-cell office:value-type="float" office:value="0.003928705">
                <text:p>0.003928705</text:p>
              </table:table-cell>
              <table:table-cell office:value-type="float" office:value="130">
                <text:p>130</text:p>
              </table:table-cell>
              <table:table-cell office:value-type="float" office:value="0.0127541092155205">
                <text:p>0.0127541092155205</text:p>
              </table:table-cell>
              <table:table-cell office:value-type="float" office:value="130">
                <text:p>130</text:p>
              </table:table-cell>
              <table:table-cell office:value-type="float" office:value="0.01264144">
                <text:p>0.01264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66944946029789">
                <text:p>0.00366944946029789</text:p>
              </table:table-cell>
              <table:table-cell office:value-type="float" office:value="134">
                <text:p>134</text:p>
              </table:table-cell>
              <table:table-cell office:value-type="float" office:value="0.00373518">
                <text:p>0.00373518</text:p>
              </table:table-cell>
              <table:table-cell office:value-type="float" office:value="134">
                <text:p>134</text:p>
              </table:table-cell>
              <table:table-cell office:value-type="float" office:value="0.0121529086384614">
                <text:p>0.0121529086384614</text:p>
              </table:table-cell>
              <table:table-cell office:value-type="float" office:value="134">
                <text:p>134</text:p>
              </table:table-cell>
              <table:table-cell office:value-type="float" office:value="0.01201717">
                <text:p>0.01201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347706782932095">
                <text:p>0.00347706782932095</text:p>
              </table:table-cell>
              <table:table-cell office:value-type="float" office:value="138">
                <text:p>138</text:p>
              </table:table-cell>
              <table:table-cell office:value-type="float" office:value="0.003538131">
                <text:p>0.003538131</text:p>
              </table:table-cell>
              <table:table-cell office:value-type="float" office:value="138">
                <text:p>138</text:p>
              </table:table-cell>
              <table:table-cell office:value-type="float" office:value="0.0115081167102272">
                <text:p>0.0115081167102272</text:p>
              </table:table-cell>
              <table:table-cell office:value-type="float" office:value="138">
                <text:p>138</text:p>
              </table:table-cell>
              <table:table-cell office:value-type="float" office:value="0.01138132">
                <text:p>0.01138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326990037975562">
                <text:p>0.00326990037975562</text:p>
              </table:table-cell>
              <table:table-cell office:value-type="float" office:value="142">
                <text:p>142</text:p>
              </table:table-cell>
              <table:table-cell office:value-type="float" office:value="0.003337756">
                <text:p>0.003337756</text:p>
              </table:table-cell>
              <table:table-cell office:value-type="float" office:value="142">
                <text:p>142</text:p>
              </table:table-cell>
              <table:table-cell office:value-type="float" office:value="0.0108594048801738">
                <text:p>0.0108594048801738</text:p>
              </table:table-cell>
              <table:table-cell office:value-type="float" office:value="142">
                <text:p>142</text:p>
              </table:table-cell>
              <table:table-cell office:value-type="float" office:value="0.01073448">
                <text:p>0.01073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306632085335379">
                <text:p>0.00306632085335379</text:p>
              </table:table-cell>
              <table:table-cell office:value-type="float" office:value="146">
                <text:p>146</text:p>
              </table:table-cell>
              <table:table-cell office:value-type="float" office:value="0.003134263">
                <text:p>0.003134263</text:p>
              </table:table-cell>
              <table:table-cell office:value-type="float" office:value="146">
                <text:p>146</text:p>
              </table:table-cell>
              <table:table-cell office:value-type="float" office:value="0.010211880512235">
                <text:p>0.010211880512235</text:p>
              </table:table-cell>
              <table:table-cell office:value-type="float" office:value="146">
                <text:p>146</text:p>
              </table:table-cell>
              <table:table-cell office:value-type="float" office:value="0.01007726">
                <text:p>0.01007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87811449239274">
                <text:p>0.00287811449239274</text:p>
              </table:table-cell>
              <table:table-cell office:value-type="float" office:value="150">
                <text:p>150</text:p>
              </table:table-cell>
              <table:table-cell office:value-type="float" office:value="0.002927859">
                <text:p>0.002927859</text:p>
              </table:table-cell>
              <table:table-cell office:value-type="float" office:value="150">
                <text:p>150</text:p>
              </table:table-cell>
              <table:table-cell office:value-type="float" office:value="0.00951674274402328">
                <text:p>0.00951674274402328</text:p>
              </table:table-cell>
              <table:table-cell office:value-type="float" office:value="150">
                <text:p>150</text:p>
              </table:table-cell>
              <table:table-cell office:value-type="float" office:value="0.009410264">
                <text:p>0.009410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67463711326959">
                <text:p>0.00267463711326959</text:p>
              </table:table-cell>
              <table:table-cell office:value-type="float" office:value="154">
                <text:p>154</text:p>
              </table:table-cell>
              <table:table-cell office:value-type="float" office:value="0.002718763">
                <text:p>0.002718763</text:p>
              </table:table-cell>
              <table:table-cell office:value-type="float" office:value="154">
                <text:p>154</text:p>
              </table:table-cell>
              <table:table-cell office:value-type="float" office:value="0.00883706752012114">
                <text:p>0.00883706752012114</text:p>
              </table:table-cell>
              <table:table-cell office:value-type="float" office:value="154">
                <text:p>154</text:p>
              </table:table-cell>
              <table:table-cell office:value-type="float" office:value="0.008734119">
                <text:p>0.008734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2470036114081">
                <text:p>0.002470036114081</text:p>
              </table:table-cell>
              <table:table-cell office:value-type="float" office:value="158">
                <text:p>158</text:p>
              </table:table-cell>
              <table:table-cell office:value-type="float" office:value="0.002507197">
                <text:p>0.002507197</text:p>
              </table:table-cell>
              <table:table-cell office:value-type="float" office:value="158">
                <text:p>158</text:p>
              </table:table-cell>
              <table:table-cell office:value-type="float" office:value="0.00815469816174391">
                <text:p>0.00815469816174391</text:p>
              </table:table-cell>
              <table:table-cell office:value-type="float" office:value="158">
                <text:p>158</text:p>
              </table:table-cell>
              <table:table-cell office:value-type="float" office:value="0.008049444">
                <text:p>0.008049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226936778512144">
                <text:p>0.00226936778512144</text:p>
              </table:table-cell>
              <table:table-cell office:value-type="float" office:value="162">
                <text:p>162</text:p>
              </table:table-cell>
              <table:table-cell office:value-type="float" office:value="0.002293389">
                <text:p>0.002293389</text:p>
              </table:table-cell>
              <table:table-cell office:value-type="float" office:value="162">
                <text:p>162</text:p>
              </table:table-cell>
              <table:table-cell office:value-type="float" office:value="0.00744755808828768">
                <text:p>0.00744755808828768</text:p>
              </table:table-cell>
              <table:table-cell office:value-type="float" office:value="162">
                <text:p>162</text:p>
              </table:table-cell>
              <table:table-cell office:value-type="float" office:value="0.007356864">
                <text:p>0.007356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205476912103241">
                <text:p>0.00205476912103241</text:p>
              </table:table-cell>
              <table:table-cell office:value-type="float" office:value="166">
                <text:p>166</text:p>
              </table:table-cell>
              <table:table-cell office:value-type="float" office:value="0.002077575">
                <text:p>0.002077575</text:p>
              </table:table-cell>
              <table:table-cell office:value-type="float" office:value="166">
                <text:p>166</text:p>
              </table:table-cell>
              <table:table-cell office:value-type="float" office:value="0.00673834953243826">
                <text:p>0.00673834953243826</text:p>
              </table:table-cell>
              <table:table-cell office:value-type="float" office:value="166">
                <text:p>166</text:p>
              </table:table-cell>
              <table:table-cell office:value-type="float" office:value="0.006657008">
                <text:p>0.006657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85730566294132">
                <text:p>0.00185730566294132</text:p>
              </table:table-cell>
              <table:table-cell office:value-type="float" office:value="170">
                <text:p>170</text:p>
              </table:table-cell>
              <table:table-cell office:value-type="float" office:value="0.001860001">
                <text:p>0.001860001</text:p>
              </table:table-cell>
              <table:table-cell office:value-type="float" office:value="170">
                <text:p>170</text:p>
              </table:table-cell>
              <table:table-cell office:value-type="float" office:value="0.00601198023377122">
                <text:p>0.00601198023377122</text:p>
              </table:table-cell>
              <table:table-cell office:value-type="float" office:value="170">
                <text:p>170</text:p>
              </table:table-cell>
              <table:table-cell office:value-type="float" office:value="0.005950502">
                <text:p>0.005950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64414982916359">
                <text:p>0.00164414982916359</text:p>
              </table:table-cell>
              <table:table-cell office:value-type="float" office:value="174">
                <text:p>174</text:p>
              </table:table-cell>
              <table:table-cell office:value-type="float" office:value="0.001640919">
                <text:p>0.001640919</text:p>
              </table:table-cell>
              <table:table-cell office:value-type="float" office:value="174">
                <text:p>174</text:p>
              </table:table-cell>
              <table:table-cell office:value-type="float" office:value="0.00531811930654291">
                <text:p>0.00531811930654291</text:p>
              </table:table-cell>
              <table:table-cell office:value-type="float" office:value="174">
                <text:p>174</text:p>
              </table:table-cell>
              <table:table-cell office:value-type="float" office:value="0.005237972">
                <text:p>0.005237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42984483850075">
                <text:p>0.00142984483850075</text:p>
              </table:table-cell>
              <table:table-cell office:value-type="float" office:value="178">
                <text:p>178</text:p>
              </table:table-cell>
              <table:table-cell office:value-type="float" office:value="0.001420593">
                <text:p>0.001420593</text:p>
              </table:table-cell>
              <table:table-cell office:value-type="float" office:value="178">
                <text:p>178</text:p>
              </table:table-cell>
              <table:table-cell office:value-type="float" office:value="0.00458974536753185">
                <text:p>0.00458974536753185</text:p>
              </table:table-cell>
              <table:table-cell office:value-type="float" office:value="178">
                <text:p>178</text:p>
              </table:table-cell>
              <table:table-cell office:value-type="float" office:value="0.004520039">
                <text:p>0.004520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0691989435862">
                <text:p>0.00120691989435862</text:p>
              </table:table-cell>
              <table:table-cell office:value-type="float" office:value="182">
                <text:p>182</text:p>
              </table:table-cell>
              <table:table-cell office:value-type="float" office:value="0.001199296">
                <text:p>0.001199296</text:p>
              </table:table-cell>
              <table:table-cell office:value-type="float" office:value="182">
                <text:p>182</text:p>
              </table:table-cell>
              <table:table-cell office:value-type="float" office:value="0.00385923910407842">
                <text:p>0.00385923910407842</text:p>
              </table:table-cell>
              <table:table-cell office:value-type="float" office:value="182">
                <text:p>182</text:p>
              </table:table-cell>
              <table:table-cell office:value-type="float" office:value="0.003797317">
                <text:p>0.003797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994869804872561">
                <text:p>0.000994869804872561</text:p>
              </table:table-cell>
              <table:table-cell office:value-type="float" office:value="186">
                <text:p>186</text:p>
              </table:table-cell>
              <table:table-cell office:value-type="float" office:value="0.0009773177">
                <text:p>0.0009773177</text:p>
              </table:table-cell>
              <table:table-cell office:value-type="float" office:value="186">
                <text:p>186</text:p>
              </table:table-cell>
              <table:table-cell office:value-type="float" office:value="0.00313846236891891">
                <text:p>0.00313846236891891</text:p>
              </table:table-cell>
              <table:table-cell office:value-type="float" office:value="186">
                <text:p>186</text:p>
              </table:table-cell>
              <table:table-cell office:value-type="float" office:value="0.003070411">
                <text:p>0.003070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769101335860276">
                <text:p>0.000769101335860276</text:p>
              </table:table-cell>
              <table:table-cell office:value-type="float" office:value="190">
                <text:p>190</text:p>
              </table:table-cell>
              <table:table-cell office:value-type="float" office:value="0.0007549603">
                <text:p>0.0007549603</text:p>
              </table:table-cell>
              <table:table-cell office:value-type="float" office:value="190">
                <text:p>190</text:p>
              </table:table-cell>
              <table:table-cell office:value-type="float" office:value="0.00239185514066414">
                <text:p>0.00239185514066414</text:p>
              </table:table-cell>
              <table:table-cell office:value-type="float" office:value="190">
                <text:p>190</text:p>
              </table:table-cell>
              <table:table-cell office:value-type="float" office:value="0.002339913">
                <text:p>0.002339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542236060443206">
                <text:p>0.000542236060443206</text:p>
              </table:table-cell>
              <table:table-cell office:value-type="float" office:value="194">
                <text:p>194</text:p>
              </table:table-cell>
              <table:table-cell office:value-type="float" office:value="0.000532545">
                <text:p>0.000532545</text:p>
              </table:table-cell>
              <table:table-cell office:value-type="float" office:value="194">
                <text:p>194</text:p>
              </table:table-cell>
              <table:table-cell office:value-type="float" office:value="0.00165317709491661">
                <text:p>0.00165317709491661</text:p>
              </table:table-cell>
              <table:table-cell office:value-type="float" office:value="194">
                <text:p>194</text:p>
              </table:table-cell>
              <table:table-cell office:value-type="float" office:value="0.001606398">
                <text:p>0.001606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309102772638362">
                <text:p>0.000309102772638362</text:p>
              </table:table-cell>
              <table:table-cell office:value-type="float" office:value="198">
                <text:p>198</text:p>
              </table:table-cell>
              <table:table-cell office:value-type="float" office:value="0.0003104135">
                <text:p>0.0003104135</text:p>
              </table:table-cell>
              <table:table-cell office:value-type="float" office:value="198">
                <text:p>198</text:p>
              </table:table-cell>
              <table:table-cell office:value-type="float" office:value="0.000883096422022023">
                <text:p>0.000883096422022023</text:p>
              </table:table-cell>
              <table:table-cell office:value-type="float" office:value="198">
                <text:p>198</text:p>
              </table:table-cell>
              <table:table-cell office:value-type="float" office:value="0.0008704193">
                <text:p>0.00087041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6.B4:Diff6.B53 Diff6.E4:Diff6.E4 Diff6.D4:Diff6.D103 Diff6.I4:Diff6.I4 Diff6.H4:Diff6.H103 Diff6.E54:Diff6.E54 Diff6.I54:Diff6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6.D4:Diff6.D53" chart:label-cell-address="Diff6.E4:Diff6.E4" chart:class="chart:scatter">
            <chart:domain table:cell-range-address="Diff6.B4:Diff6.B53"/>
            <chart:data-point chart:repeated="50"/>
          </chart:series>
          <chart:series chart:style-name="ch8" chart:values-cell-range-address="Diff6.H4:Diff6.H53" chart:label-cell-address="Diff6.I4:Diff6.I4" chart:class="chart:scatter">
            <chart:domain table:cell-range-address="Diff6.G4:Diff6.G53"/>
            <chart:data-point chart:repeated="50"/>
          </chart:series>
          <chart:series chart:style-name="ch9" chart:values-cell-range-address="Diff6.D54:Diff6.D103" chart:label-cell-address="Diff6.E54:Diff6.E54" chart:class="chart:scatter">
            <chart:domain table:cell-range-address="Diff6.B54:Diff6.B103"/>
            <chart:data-point chart:repeated="50"/>
          </chart:series>
          <chart:series chart:style-name="ch10" chart:values-cell-range-address="Diff6.H54:Diff6.H103" chart:label-cell-address="Diff6.I54:Diff6.I54" chart:class="chart:scatter">
            <chart:domain table:cell-range-address="Diff6.G54:Diff6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6.E4:Diff6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6.I4:Diff6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Diff6.E54:Diff6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6.I54:Diff6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6.B4:Diff6.B53</svg:desc>
                </draw:g>
              </table:table-cell>
              <table:table-cell office:value-type="float" office:value="0.00981643867884882">
                <text:p>0.00981643867884882</text:p>
                <draw:g>
                  <svg:desc>Diff6.D4:Diff6.D53</svg:desc>
                </draw:g>
              </table:table-cell>
              <table:table-cell office:value-type="float" office:value="2">
                <text:p>2</text:p>
                <draw:g>
                  <svg:desc>Diff6.G4:Diff6.G53</svg:desc>
                </draw:g>
              </table:table-cell>
              <table:table-cell office:value-type="float" office:value="0.009742062">
                <text:p>0.009742062</text:p>
                <draw:g>
                  <svg:desc>Diff6.H4:Diff6.H53</svg:desc>
                </draw:g>
              </table:table-cell>
              <table:table-cell office:value-type="float" office:value="2">
                <text:p>2</text:p>
                <draw:g>
                  <svg:desc>Diff6.B54:Diff6.B103</svg:desc>
                </draw:g>
              </table:table-cell>
              <table:table-cell office:value-type="float" office:value="0.00953065622766596">
                <text:p>0.00953065622766596</text:p>
                <draw:g>
                  <svg:desc>Diff6.D54:Diff6.D103</svg:desc>
                </draw:g>
              </table:table-cell>
              <table:table-cell office:value-type="float" office:value="2">
                <text:p>2</text:p>
                <draw:g>
                  <svg:desc>Diff6.G54:Diff6.G103</svg:desc>
                </draw:g>
              </table:table-cell>
              <table:table-cell office:value-type="float" office:value="0.009935105">
                <text:p>0.009935105</text:p>
                <draw:g>
                  <svg:desc>Diff6.H54:Diff6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